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13cm"/>
    </style:style>
    <style:style style:name="co2" style:family="table-column">
      <style:table-column-properties fo:break-before="auto" style:column-width="3.03cm"/>
    </style:style>
    <style:style style:name="co3" style:family="table-column">
      <style:table-column-properties fo:break-before="auto" style:column-width="57.997cm"/>
    </style:style>
    <style:style style:name="co4" style:family="table-column">
      <style:table-column-properties fo:break-before="auto" style:column-width="2.459cm"/>
    </style:style>
    <style:style style:name="co5" style:family="table-column">
      <style:table-column-properties fo:break-before="auto" style:column-width="3.059cm"/>
    </style:style>
    <style:style style:name="co6" style:family="table-column">
      <style:table-column-properties fo:break-before="auto" style:column-width="1.914cm"/>
    </style:style>
    <style:style style:name="co7" style:family="table-column">
      <style:table-column-properties fo:break-before="auto" style:column-width="9.322cm"/>
    </style:style>
    <style:style style:name="co8" style:family="table-column">
      <style:table-column-properties fo:break-before="auto" style:column-width="5.835cm"/>
    </style:style>
    <style:style style:name="co9" style:family="table-column">
      <style:table-column-properties fo:break-before="auto" style:column-width="11.446cm"/>
    </style:style>
    <style:style style:name="co10" style:family="table-column">
      <style:table-column-properties fo:break-before="auto" style:column-width="5.863cm"/>
    </style:style>
    <style:style style:name="co11" style:family="table-column">
      <style:table-column-properties fo:break-before="auto" style:column-width="5.018cm"/>
    </style:style>
    <style:style style:name="co12" style:family="table-column">
      <style:table-column-properties fo:break-before="auto" style:column-width="2.649cm"/>
    </style:style>
    <style:style style:name="co13" style:family="table-column">
      <style:table-column-properties fo:break-before="auto" style:column-width="1.316cm"/>
    </style:style>
    <style:style style:name="co14" style:family="table-column">
      <style:table-column-properties fo:break-before="auto" style:column-width="5.537cm"/>
    </style:style>
    <style:style style:name="co15" style:family="table-column">
      <style:table-column-properties fo:break-before="auto" style:column-width="5.618cm"/>
    </style:style>
    <style:style style:name="co16" style:family="table-column">
      <style:table-column-properties fo:break-before="auto" style:column-width="5.727cm"/>
    </style:style>
    <style:style style:name="co17" style:family="table-column">
      <style:table-column-properties fo:break-before="auto" style:column-width="1.723cm"/>
    </style:style>
    <style:style style:name="co18" style:family="table-column">
      <style:table-column-properties fo:break-before="auto" style:column-width="15.367cm"/>
    </style:style>
    <style:style style:name="co19" style:family="table-column">
      <style:table-column-properties fo:break-before="auto" style:column-width="1.559cm"/>
    </style:style>
    <style:style style:name="co20" style:family="table-column">
      <style:table-column-properties fo:break-before="auto" style:column-width="40.585cm"/>
    </style:style>
    <style:style style:name="co21" style:family="table-column">
      <style:table-column-properties fo:break-before="auto" style:column-width="26.642cm"/>
    </style:style>
    <style:style style:name="co22" style:family="table-column">
      <style:table-column-properties fo:break-before="auto" style:column-width="5.427cm"/>
    </style:style>
    <style:style style:name="co23" style:family="table-column">
      <style:table-column-properties fo:break-before="auto" style:column-width="5.509cm"/>
    </style:style>
    <style:style style:name="co24" style:family="table-column">
      <style:table-column-properties fo:break-before="auto" style:column-width="2.868cm"/>
    </style:style>
    <style:style style:name="co25" style:family="table-column">
      <style:table-column-properties fo:break-before="auto" style:column-width="17.41cm"/>
    </style:style>
    <style:style style:name="co26" style:family="table-column">
      <style:table-column-properties fo:break-before="auto" style:column-width="5.318cm"/>
    </style:style>
    <style:style style:name="co27" style:family="table-column">
      <style:table-column-properties fo:break-before="auto" style:column-width="4.202cm"/>
    </style:style>
    <style:style style:name="co28" style:family="table-column">
      <style:table-column-properties fo:break-before="auto" style:column-width="0.497cm"/>
    </style:style>
    <style:style style:name="co29" style:family="table-column">
      <style:table-column-properties fo:break-before="auto" style:column-width="5.644cm"/>
    </style:style>
    <style:style style:name="co30" style:family="table-column">
      <style:table-column-properties fo:break-before="auto" style:column-width="2.432cm"/>
    </style:style>
    <style:style style:name="co3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ress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number-columns-repeated="3" table:default-cell-style-name="Default"/>
        <table:table-column table:style-name="co14" table:default-cell-style-name="Default"/>
        <table:table-column table:style-name="co15" table:default-cell-style-name="Default"/>
        <table:table-column table:style-name="co14" table:number-columns-repeated="2" table:default-cell-style-name="Default"/>
        <table:table-column table:style-name="co23" table:default-cell-style-name="Default"/>
        <table:table-column table:style-name="co14" table:default-cell-style-name="Default"/>
        <table:table-column table:style-name="co24" table:default-cell-style-name="Default"/>
        <table:table-column table:style-name="co14" table:default-cell-style-name="Default"/>
        <table:table-column table:style-name="co25" table:number-columns-repeated="2" table:default-cell-style-name="Default"/>
        <table:table-column table:style-name="co14" table:default-cell-style-name="Default"/>
        <table:table-column table:style-name="co26" table:default-cell-style-name="Default"/>
        <table:table-column table:style-name="co27" table:default-cell-style-name="Default"/>
        <table:table-column table:style-name="co14" table:number-columns-repeated="6"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office:value-type="string" calcext:value-type="string">
            <text:p>Product Link</text:p>
          </table:table-cell>
          <table:table-cell office:value-type="string" calcext:value-type="string">
            <text:p>Materials</text:p>
          </table:table-cell>
          <table:table-cell office:value-type="string" calcext:value-type="string">
            <text:p>Full Description</text:p>
          </table:table-cell>
          <table:table-cell office:value-type="string" calcext:value-type="string">
            <text:p>Length</text:p>
          </table:table-cell>
          <table:table-cell office:value-type="string" calcext:value-type="string">
            <text:p>Sleeve Length</text:p>
          </table:table-cell>
          <table:table-cell office:value-type="string" calcext:value-type="string">
            <text:p>Fitted</text:p>
          </table:table-cell>
          <table:table-cell office:value-type="string" calcext:value-type="string">
            <text:p>Style</text:p>
          </table:table-cell>
          <table:table-cell office:value-type="string" calcext:value-type="string">
            <text:p>Neckline</text:p>
          </table:table-cell>
          <table:table-cell office:value-type="string" calcext:value-type="string">
            <text:p>Description</text:p>
          </table:table-cell>
          <table:table-cell office:value-type="string" calcext:value-type="string">
            <text:p>Concept</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Common generic name</text:p>
          </table:table-cell>
          <table:table-cell office:value-type="string" calcext:value-type="string">
            <text:p>Size: XS</text:p>
          </table:table-cell>
          <table:table-cell office:value-type="string" calcext:value-type="string">
            <text:p>Size: S</text:p>
          </table:table-cell>
          <table:table-cell office:value-type="string" calcext:value-type="string">
            <text:p>Size: M</text:p>
          </table:table-cell>
          <table:table-cell office:value-type="string" calcext:value-type="string">
            <text:p>L</text:p>
          </table:table-cell>
          <table:table-cell office:value-type="string" calcext:value-type="string">
            <text:p><text:s/>Size: XL</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Date of manufacture</text:p>
          </table:table-cell>
          <table:table-cell office:value-type="string" calcext:value-type="string">
            <text:p>Date of import</text:p>
          </table:table-cell>
          <table:table-cell office:value-type="string" calcext:value-type="string">
            <text:p>Customer Service</text:p>
          </table:table-cell>
          <table:table-cell office:value-type="string" calcext:value-type="string">
            <text:p>Disclaimer</text:p>
          </table:table-cell>
          <table:table-cell table:number-columns-repeated="26"/>
        </table:table-row>
        <table:table-row table:style-name="ro1">
          <table:table-cell office:value-type="string" calcext:value-type="string">
            <text:p>https://www2.hm.com/en_in/productpage.1176896001.html</text:p>
          </table:table-cell>
          <table:table-cell office:value-type="string" calcext:value-type="string">
            <text:p>[]</text:p>
          </table:table-cell>
          <table:table-cell office:value-type="string" calcext:value-type="string">
            <text:p>Calf-length, fitted dress in soft jersey with a square neckline, short sleeves that finish just above the elbows and a straight-cut hem with a high slit at one side.</text:p>
          </table:table-cell>
          <table:table-cell office:value-type="string" calcext:value-type="string">
            <text:p>Midi</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lit']</text:p>
          </table:table-cell>
          <table:table-cell office:value-type="string" calcext:value-type="string">
            <text:p>Square neckline</text:p>
          </table:table-cell>
          <table:table-cell office:value-type="string" calcext:value-type="string">
            <text:p>['Red',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70 cm', 'Length: 1.11 m']</text:p>
          </table:table-cell>
          <table:table-cell office:value-type="string" calcext:value-type="string">
            <text:p>['Width: 78 cm', 'Length: 1.12 m']</text:p>
          </table:table-cell>
          <table:table-cell office:value-type="string" calcext:value-type="string">
            <text:p>['Width: 86 cm', 'Length: 1.14 m']</text:p>
          </table:table-cell>
          <table:table-cell office:value-type="string" calcext:value-type="string">
            <text:p>['Width: 94 cm', 'Length: 1.16 m']</text:p>
          </table:table-cell>
          <table:table-cell office:value-type="string" calcext:value-type="string">
            <text:p>['Width: 1.06 m', 'Length: 1.1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2714001.html</text:p>
          </table:table-cell>
          <table:table-cell office:value-type="string" calcext:value-type="string">
            <text:p>[]</text:p>
          </table:table-cell>
          <table:table-cell office:value-type="string" calcext:value-type="string">
            <text:p>Short, sleeveless dress in jersey with an elegant, asymmetric neckline and pleats at one side of the waist to create a gently draped effec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Draped</text:p>
          </table:table-cell>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80 cm', 'Length: 81 cm']</text:p>
          </table:table-cell>
          <table:table-cell office:value-type="string" calcext:value-type="string">
            <text:p>['Width: 88 cm', 'Length: 83 cm']</text:p>
          </table:table-cell>
          <table:table-cell office:value-type="string" calcext:value-type="string">
            <text:p>['Width: 96 cm', 'Length: 84 cm']</text:p>
          </table:table-cell>
          <table:table-cell office:value-type="string" calcext:value-type="string">
            <text:p>['Width: 1.04 m', 'Length: 86 cm']</text:p>
          </table:table-cell>
          <table:table-cell office:value-type="string" calcext:value-type="string">
            <text:p>['Width: 1.16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8.0 cm (Size M/T)</text:p>
          </table:table-cell>
          <table:table-cell table:number-columns-repeated="25"/>
        </table:table-row>
        <table:table-row table:style-name="ro1">
          <table:table-cell office:value-type="string" calcext:value-type="string">
            <text:p>https://www2.hm.com/en_in/productpage.1189694001.html</text:p>
          </table:table-cell>
          <table:table-cell office:value-type="string" calcext:value-type="string">
            <text:p>[]</text:p>
          </table:table-cell>
          <table:table-cell office:value-type="string" calcext:value-type="string">
            <text:p>Ankle-length, fitted dress in a soft rib knit with a turtle neck, narrow cut at the top and a straight hem with a slit at one side.</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text:p>
          </table:table-cell>
          <table:table-cell office:value-type="string" calcext:value-type="string">
            <text:p>Turtleneck</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2,4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54 cm', 'Length: 57 cm']</text:p>
          </table:table-cell>
          <table:table-cell office:value-type="string" calcext:value-type="string">
            <text:p>['Width: 60 cm', 'Length: 58 cm']</text:p>
          </table:table-cell>
          <table:table-cell office:value-type="string" calcext:value-type="string">
            <text:p>['Width: 66 cm', 'Length: 59 cm']</text:p>
          </table:table-cell>
          <table:table-cell office:value-type="string" calcext:value-type="string">
            <text:p>['Width: 72 cm', 'Length: 60 c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0.5 cm (Size M/T)</text:p>
          </table:table-cell>
          <table:table-cell table:number-columns-repeated="25"/>
        </table:table-row>
        <table:table-row table:style-name="ro1">
          <table:table-cell office:value-type="string" calcext:value-type="string">
            <text:p>https://www2.hm.com/en_in/productpage.1182595003.html</text:p>
          </table:table-cell>
          <table:table-cell office:value-type="string" calcext:value-type="string">
            <text:p>['Jersey']</text:p>
          </table:table-cell>
          <table:table-cell office:value-type="string" calcext:value-type="string">
            <text:p>Short, fitted, off-the-shoulder dress in textured jersey with gathered seams for a ruched effect. Short sleeves and a U-shaped metal detail creating gathers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Off-the-shoulder']</text:p>
          </table:table-cell>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1 cm', 'Length: 62 cm']</text:p>
          </table:table-cell>
          <table:table-cell office:value-type="string" calcext:value-type="string">
            <text:p>['Width: 79 cm', 'Length: 62 cm']</text:p>
          </table:table-cell>
          <table:table-cell office:value-type="string" calcext:value-type="string">
            <text:p>['Width: 87 cm', 'Length: 63 cm']</text:p>
          </table:table-cell>
          <table:table-cell office:value-type="string" calcext:value-type="string">
            <text:p>['Width: 95 cm', 'Length: 63 cm']</text:p>
          </table:table-cell>
          <table:table-cell office:value-type="string" calcext:value-type="string">
            <text:p>['Width: 1.03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6.0 cm (Size M/T)</text:p>
          </table:table-cell>
          <table:table-cell table:number-columns-repeated="25"/>
        </table:table-row>
        <table:table-row table:style-name="ro1">
          <table:table-cell office:value-type="string" calcext:value-type="string">
            <text:p>https://www2.hm.com/en_in/productpage.1190514001.html</text:p>
          </table:table-cell>
          <table:table-cell office:value-type="string" calcext:value-type="string">
            <text:p>[]</text:p>
          </table:table-cell>
          <table:table-cell office:value-type="string" calcext:value-type="string">
            <text:p>Calf-length dress in woven fabric made from a viscose blend. V-shaped neckline and wide shoulder straps with a decorative knot at the front. Elasticated seam at the waist and a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1 cm', 'Length: 98 cm']</text:p>
          </table:table-cell>
          <table:table-cell office:value-type="string" calcext:value-type="string">
            <text:p>['Width: 99 cm', 'Length: 99 cm']</text:p>
          </table:table-cell>
          <table:table-cell office:value-type="string" calcext:value-type="string">
            <text:p>['Width: 1.07 m', 'Length: 100 cm']</text:p>
          </table:table-cell>
          <table:table-cell office:value-type="string" calcext:value-type="string">
            <text:p>['Width: 1.15 m', 'Length: 1.02 m']</text:p>
          </table:table-cell>
          <table:table-cell office:value-type="string" calcext:value-type="string">
            <text:p>['Width: 1.25 m', 'Length: 1.0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5612001.html</text:p>
          </table:table-cell>
          <table:table-cell office:value-type="string" calcext:value-type="string">
            <text:p>[]</text:p>
          </table:table-cell>
          <table:table-cell office:value-type="string" calcext:value-type="string">
            <text:p>Calf-length dress in a sheer weave with all-over appliqués creating a beautiful pattern. Square neckline, narrow shoulder straps and a concealed zip at the back. Straight-cut hem with a slit at the back. Chiffon lining.</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lip dress', 'Slit', 'Strappy dress']</text:p>
          </table:table-cell>
          <table:table-cell office:value-type="string" calcext:value-type="string">
            <text:p>Square neckline</text:p>
          </table:table-cell>
          <table:table-cell office:value-type="string" calcext:value-type="string">
            <text:p>['Cream', 'Spotted']</text:p>
          </table:table-cell>
          <table:table-cell office:value-type="string" calcext:value-type="string">
            <text:p>MODERN CLASSIC</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5 cm', 'Length: 93 cm']</text:p>
          </table:table-cell>
          <table:table-cell office:value-type="string" calcext:value-type="string">
            <text:p>['Width: 79 cm', 'Length: 94 cm']</text:p>
          </table:table-cell>
          <table:table-cell office:value-type="string" calcext:value-type="string">
            <text:p>['Width: 83 cm', 'Length: 94 cm']</text:p>
          </table:table-cell>
          <table:table-cell office:value-type="string" calcext:value-type="string">
            <text:p>['Width: 87 cm', 'Length: 94 cm']</text:p>
          </table:table-cell>
          <table:table-cell office:value-type="string" calcext:value-type="string">
            <text:p>['Width: 91 cm', 'Length: 94 cm']</text:p>
          </table:table-cell>
          <table:table-cell office:value-type="string" calcext:value-type="string">
            <text:p>['Width: 98 cm', 'Length: 95 cm']</text:p>
          </table:table-cell>
          <table:table-cell office:value-type="string" calcext:value-type="string">
            <text:p>['Width: 1.02 m', 'Length: 95 cm']</text:p>
          </table:table-cell>
          <table:table-cell table:number-columns-repeated="18"/>
        </table:table-row>
        <table:table-row table:style-name="ro1">
          <table:table-cell office:value-type="string" calcext:value-type="string">
            <text:p>https://www2.hm.com/en_in/productpage.1198695002.html</text:p>
          </table:table-cell>
          <table:table-cell office:value-type="string" calcext:value-type="string">
            <text:p>[]</text:p>
          </table:table-cell>
          <table:table-cell office:value-type="string" calcext:value-type="string">
            <text:p>Short dress in textured jersey with a deep V-neckline and a low-cut back with narrow, horizontal ties. Loose fit with dropped shoulders and long balloon sleeves with elasticated cuffs. Narrow, detachable tie belt at the waist.</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Plunge back</text:p>
          </table:table-cell>
          <table:table-cell office:value-type="string" calcext:value-type="string">
            <text:p>['Deep neckline', 'V-neck']</text:p>
          </table:table-cell>
          <table:table-cell office:value-type="string" calcext:value-type="string">
            <text:p>['Cream',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9 cm', 'Length: 82 cm']</text:p>
          </table:table-cell>
          <table:table-cell office:value-type="string" calcext:value-type="string">
            <text:p>['Width: 1.07 m', 'Length: 83 cm']</text:p>
          </table:table-cell>
          <table:table-cell office:value-type="string" calcext:value-type="string">
            <text:p>['Width: 1.13 m', 'Length: 85 cm']</text:p>
          </table:table-cell>
          <table:table-cell office:value-type="string" calcext:value-type="string">
            <text:p>['Width: 1.19 m', 'Length: 86 cm']</text:p>
          </table:table-cell>
          <table:table-cell office:value-type="string" calcext:value-type="string">
            <text:p>['Width: 1.29 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203922001.html</text:p>
          </table:table-cell>
          <table:table-cell office:value-type="string" calcext:value-type="string">
            <text:p>[]</text:p>
          </table:table-cell>
          <table:table-cell office:value-type="string" calcext:value-type="string">
            <text:p>Calf-length, fitted dress in shiny jersey with a turtleneck and long sleeves. Gathered side seams for a draped effect.</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Draped</text:p>
          </table:table-cell>
          <table:table-cell office:value-type="string" calcext:value-type="string">
            <text:p>Turtle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8 cm', 'Length: 1.17 m']</text:p>
          </table:table-cell>
          <table:table-cell office:value-type="string" calcext:value-type="string">
            <text:p>['Width: 86 cm', 'Length: 1.18 m']</text:p>
          </table:table-cell>
          <table:table-cell office:value-type="string" calcext:value-type="string">
            <text:p>['Width: 94 cm', 'Length: 1.19 m']</text:p>
          </table:table-cell>
          <table:table-cell office:value-type="string" calcext:value-type="string">
            <text:p>['Width: 1.02 m', 'Length: 1.20 m']</text:p>
          </table:table-cell>
          <table:table-cell office:value-type="string" calcext:value-type="string">
            <text:p>['Width: 1.14 m', 'Length: 1.2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5.0 cm (Size M/T)', 'Sleeve: Length: 61.6 cm (Size M/T)']</text:p>
          </table:table-cell>
          <table:table-cell table:number-columns-repeated="25"/>
        </table:table-row>
        <table:table-row table:style-name="ro1">
          <table:table-cell office:value-type="string" calcext:value-type="string">
            <text:p>https://www2.hm.com/en_in/productpage.1199967003.html</text:p>
          </table:table-cell>
          <table:table-cell office:value-type="string" calcext:value-type="string">
            <text:p>[]</text:p>
          </table:table-cell>
          <table:table-cell office:value-type="string" calcext:value-type="string">
            <text:p>Short, fitted dress in soft jersey with a slight sheen. Round neckline with a narrow trim, short sleeves and a straight-cut hem with a small slit at one side of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lit']</text:p>
          </table:table-cell>
          <table:table-cell office:value-type="string" calcext:value-type="string">
            <text:p>Round neck</text:p>
          </table:table-cell>
          <table:table-cell office:value-type="string" calcext:value-type="string">
            <text:p>['Light grey',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8 cm', 'Length: 79 cm']</text:p>
          </table:table-cell>
          <table:table-cell office:value-type="string" calcext:value-type="string">
            <text:p>['Width: 76 cm', 'Length: 80 cm']</text:p>
          </table:table-cell>
          <table:table-cell office:value-type="string" calcext:value-type="string">
            <text:p>['Width: 84 cm', 'Length: 82 cm']</text:p>
          </table:table-cell>
          <table:table-cell office:value-type="string" calcext:value-type="string">
            <text:p>['Width: 92 cm', 'Length: 83 cm']</text:p>
          </table:table-cell>
          <table:table-cell office:value-type="string" calcext:value-type="string">
            <text:p>['Width: 1.04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1 cm (Size M/T)', 'Shoulder: Width: 35.2 cm (Size M/T)', 'Sleeve: Length: 15.3 cm (Size M/T)']</text:p>
          </table:table-cell>
          <table:table-cell table:number-columns-repeated="8"/>
          <table:table-cell office:value-type="string" calcext:value-type="string">
            <text:p>['Width: 64 cm', 'Length: 77 cm']</text:p>
          </table:table-cell>
          <table:table-cell table:number-columns-repeated="16"/>
        </table:table-row>
        <table:table-row table:style-name="ro1">
          <table:table-cell office:value-type="string" calcext:value-type="string">
            <text:p>https://www2.hm.com/en_in/productpage.1183731001.html</text:p>
          </table:table-cell>
          <table:table-cell office:value-type="string" calcext:value-type="string">
            <text:p>[]</text:p>
          </table:table-cell>
          <table:table-cell office:value-type="string" calcext:value-type="string">
            <text:p>Calf-length, fitted dress in a rib knit with a collar, V-neckline and buttons down the front. Long sleeves and a straight hem.</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52 cm', 'Length: 1.06 m']</text:p>
          </table:table-cell>
          <table:table-cell office:value-type="string" calcext:value-type="string">
            <text:p>['Width: 60 cm', 'Length: 1.08 m']</text:p>
          </table:table-cell>
          <table:table-cell office:value-type="string" calcext:value-type="string">
            <text:p>['Width: 68 cm', 'Length: 1.08 m']</text:p>
          </table:table-cell>
          <table:table-cell office:value-type="string" calcext:value-type="string">
            <text:p>['Width: 76 cm', 'Length: 1.08 m']</text:p>
          </table:table-cell>
          <table:table-cell office:value-type="string" calcext:value-type="string">
            <text:p>['Width: 84 cm', 'Length: 1.0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203922002.html</text:p>
          </table:table-cell>
          <table:table-cell office:value-type="string" calcext:value-type="string">
            <text:p>[]</text:p>
          </table:table-cell>
          <table:table-cell office:value-type="string" calcext:value-type="string">
            <text:p>Calf-length, fitted dress in shiny jersey with a turtleneck and long sleeves. Gathered side seams for a draped effect.</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Draped</text:p>
          </table:table-cell>
          <table:table-cell office:value-type="string" calcext:value-type="string">
            <text:p>Turtleneck</text:p>
          </table:table-cell>
          <table:table-cell office:value-type="string" calcext:value-type="string">
            <text:p>['Dark 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8 cm', 'Length: 1.17 m']</text:p>
          </table:table-cell>
          <table:table-cell office:value-type="string" calcext:value-type="string">
            <text:p>['Width: 86 cm', 'Length: 1.18 m']</text:p>
          </table:table-cell>
          <table:table-cell office:value-type="string" calcext:value-type="string">
            <text:p>['Width: 94 cm', 'Length: 1.19 m']</text:p>
          </table:table-cell>
          <table:table-cell office:value-type="string" calcext:value-type="string">
            <text:p>['Width: 1.02 m', 'Length: 1.20 m']</text:p>
          </table:table-cell>
          <table:table-cell office:value-type="string" calcext:value-type="string">
            <text:p>['Width: 1.14 m', 'Length: 1.2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5.0 cm (Size M/T)', 'Sleeve: Length: 61.6 cm (Size M/T)']</text:p>
          </table:table-cell>
          <table:table-cell table:number-columns-repeated="25"/>
        </table:table-row>
        <table:table-row table:style-name="ro1">
          <table:table-cell office:value-type="string" calcext:value-type="string">
            <text:p>https://www2.hm.com/en_in/productpage.1154696006.html</text:p>
          </table:table-cell>
          <table:table-cell office:value-type="string" calcext:value-type="string">
            <text:p>['Jersey']</text:p>
          </table:table-cell>
          <table:table-cell office:value-type="string" calcext:value-type="string">
            <text:p>Fitted, calf-length, sleeveless dress in soft jersey. Small stand-up collar and a concealed zip on one shoulder. Gathers at the waist for a gently draped effect and a straight-cut hem.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text:p>
          </table:table-cell>
          <table:table-cell/>
          <table:table-cell office:value-type="string" calcext:value-type="string">
            <text:p>['Light beige/Black', 'Striped']</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68 cm', 'Length: 1.02 m']</text:p>
          </table:table-cell>
          <table:table-cell office:value-type="string" calcext:value-type="string">
            <text:p>['Width: 76 cm', 'Length: 1.04 m']</text:p>
          </table:table-cell>
          <table:table-cell office:value-type="string" calcext:value-type="string">
            <text:p>['Width: 84 cm', 'Length: 1.05 m']</text:p>
          </table:table-cell>
          <table:table-cell office:value-type="string" calcext:value-type="string">
            <text:p>['Width: 92 cm', 'Length: 1.07 m']</text:p>
          </table:table-cell>
          <table:table-cell office:value-type="string" calcext:value-type="string">
            <text:p>['Width: 1.04 m', 'Length: 1.0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1.0 cm (Size M/T)', 'Back: Length: 110.5 cm (Size M/T)']</text:p>
          </table:table-cell>
          <table:table-cell table:number-columns-repeated="9"/>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95389003.html</text:p>
          </table:table-cell>
          <table:table-cell office:value-type="string" calcext:value-type="string">
            <text:p>[]</text:p>
          </table:table-cell>
          <table:table-cell office:value-type="string" calcext:value-type="string">
            <text:p>Calf-length, fitted dress in jersey crêpe with a collar and a sewn-in wrapover at the front with gathers at one side. Long sleeves with a slit at the cuffs. Straight-cut hem with a high slit at one side.</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Slit', 'Wrapover']</text:p>
          </table:table-cell>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5 cm', 'Length: 1.08 m']</text:p>
          </table:table-cell>
          <table:table-cell office:value-type="string" calcext:value-type="string">
            <text:p>['Width: 83 cm', 'Length: 1.09 m']</text:p>
          </table:table-cell>
          <table:table-cell office:value-type="string" calcext:value-type="string">
            <text:p>['Width: 91 cm', 'Length: 1.10 m']</text:p>
          </table:table-cell>
          <table:table-cell office:value-type="string" calcext:value-type="string">
            <text:p>['Width: 99 cm', 'Length: 1.11 m']</text:p>
          </table:table-cell>
          <table:table-cell office:value-type="string" calcext:value-type="string">
            <text:p>['Width: 1.11 m', 'Length: 1.1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5609004.html</text:p>
          </table:table-cell>
          <table:table-cell office:value-type="string" calcext:value-type="string">
            <text:p>[]</text:p>
          </table:table-cell>
          <table:table-cell office:value-type="string" calcext:value-type="string">
            <text:p>Short dress in softly draping satin with a collar and buttons down the front. Long balloon sleeves with buttoned cuffs, narrow elastication at the waist and a straight-cut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Dark khaki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28 cm', 'Length: 81 cm']</text:p>
          </table:table-cell>
          <table:table-cell office:value-type="string" calcext:value-type="string">
            <text:p>['Width: 32 cm', 'Length: 82 cm']</text:p>
          </table:table-cell>
          <table:table-cell office:value-type="string" calcext:value-type="string">
            <text:p>['Width: 36 cm', 'Length: 83 cm']</text:p>
          </table:table-cell>
          <table:table-cell office:value-type="string" calcext:value-type="string">
            <text:p>['Width: 42 cm', 'Length: 84 cm']</text:p>
          </table:table-cell>
          <table:table-cell office:value-type="string" calcext:value-type="string">
            <text:p>['Width: 48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8.7 cm (Size M/T)</text:p>
          </table:table-cell>
          <table:table-cell table:number-columns-repeated="7"/>
          <table:table-cell office:value-type="string" calcext:value-type="string">
            <text:p>Balloon sleeve</text:p>
          </table:table-cell>
          <table:table-cell/>
          <table:table-cell office:value-type="string" calcext:value-type="string">
            <text:p>Turn-down collar</text:p>
          </table:table-cell>
          <table:table-cell table:number-columns-repeated="15"/>
        </table:table-row>
        <table:table-row table:style-name="ro2">
          <table:table-cell office:value-type="string" calcext:value-type="string">
            <text:p>https://www2.hm.com/en_in/productpage.1178301003.html</text:p>
          </table:table-cell>
          <table:table-cell office:value-type="string" calcext:value-type="string">
            <text:p>[]</text:p>
          </table:table-cell>
          <table:table-cell office:value-type="string" calcext:value-type="string">
            <text:p>Calf-length dress in woven fabric made from a viscose and cotton blend with a fitted bodice that has a V-shaped neckline and a wrapover front. Seam at the waist with pleats at the front, long balloon sleeves with narrow elastication at the cuffs, and a gently flared skir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Black/White', 'Patterned']</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88 cm', 'Length: 1.11 m']</text:p>
          </table:table-cell>
          <table:table-cell office:value-type="string" calcext:value-type="string">
            <text:p>['Width: 96 cm', 'Length: 1.11 m']</text:p>
          </table:table-cell>
          <table:table-cell office:value-type="string" calcext:value-type="string">
            <text:p>['Width: 1.04 m', 'Length: 1.12 m']</text:p>
          </table:table-cell>
          <table:table-cell office:value-type="string" calcext:value-type="string">
            <text:p>['Width: 1.12 m', 'Length: 1.12 m']</text:p>
          </table:table-cell>
          <table:table-cell office:value-type="string" calcext:value-type="string">
            <text:p>['Width: 1.25 m', 'Length: 1.13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4 cm (Size M/T)', 'Back: Length: 118.4 cm (Size M/T)']</text:p>
          </table:table-cell>
          <table:table-cell table:number-columns-repeated="7"/>
          <table:table-cell office:value-type="string" calcext:value-type="string">
            <text:p>Balloon sleeve</text:p>
          </table:table-cell>
          <table:table-cell table:number-columns-repeated="2"/>
          <table:table-cell office:value-type="string" calcext:value-type="string">
            <text:p>['Width: 1.37 m', 'Length: 1.13 m']</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88530003.html</text:p>
          </table:table-cell>
          <table:table-cell office:value-type="string" calcext:value-type="string">
            <text:p>[]</text:p>
          </table:table-cell>
          <table:table-cell office:value-type="string" calcext:value-type="string">
            <text:p>Calf-length, fitted dress in jersey crêpe with a round neckline and long sleeves. Gathers at one shoulder and one side of the waist for a gently draped effect.</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Draped</text:p>
          </table:table-cell>
          <table:table-cell office:value-type="string" calcext:value-type="string">
            <text:p>Round neck</text:p>
          </table:table-cell>
          <table:table-cell office:value-type="string" calcext:value-type="string">
            <text:p>['Dark khaki 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72 cm', 'Length: 1.16 m']</text:p>
          </table:table-cell>
          <table:table-cell office:value-type="string" calcext:value-type="string">
            <text:p>['Width: 80 cm', 'Length: 1.17 m']</text:p>
          </table:table-cell>
          <table:table-cell office:value-type="string" calcext:value-type="string">
            <text:p>['Width: 88 cm', 'Length: 1.18 m']</text:p>
          </table:table-cell>
          <table:table-cell office:value-type="string" calcext:value-type="string">
            <text:p>['Width: 96 cm', 'Length: 1.19 m']</text:p>
          </table:table-cell>
          <table:table-cell office:value-type="string" calcext:value-type="string">
            <text:p>['Width: 1.08 m', 'Leng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3.8 cm (Size M/T)', 'Sleeve: Length: 67.1 cm (Size M/T)']</text:p>
          </table:table-cell>
          <table:table-cell table:number-columns-repeated="25"/>
        </table:table-row>
        <table:table-row table:style-name="ro1">
          <table:table-cell office:value-type="string" calcext:value-type="string">
            <text:p>https://www2.hm.com/en_in/productpage.1196260001.html</text:p>
          </table:table-cell>
          <table:table-cell office:value-type="string" calcext:value-type="string">
            <text:p>[]</text:p>
          </table:table-cell>
          <table:table-cell office:value-type="string" calcext:value-type="string">
            <text:p>Calf-length dress in woven fabric with a collar and buttons down the front. Low dropped shoulders, long sleeves with buttoned cuffs, narrow elastication at the waist and a straight-cut hem.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Black/White', 'Pattern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28 cm', 'Length: 1.19 m']</text:p>
          </table:table-cell>
          <table:table-cell office:value-type="string" calcext:value-type="string">
            <text:p>['Width: 32 cm', 'Length: 1.20 m']</text:p>
          </table:table-cell>
          <table:table-cell office:value-type="string" calcext:value-type="string">
            <text:p>['Width: 36 cm', 'Length: 1.21 m']</text:p>
          </table:table-cell>
          <table:table-cell office:value-type="string" calcext:value-type="string">
            <text:p>['Width: 42 cm', 'Length: 1.22 m']</text:p>
          </table:table-cell>
          <table:table-cell office:value-type="string" calcext:value-type="string">
            <text:p>['Width: 48 cm', 'Length: 1.2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3.4 cm (Size M/T)', 'Back: Length: 126.7 cm (Size M/T)']</text:p>
          </table:table-cell>
          <table:table-cell table:number-columns-repeated="9"/>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95609001.html</text:p>
          </table:table-cell>
          <table:table-cell office:value-type="string" calcext:value-type="string">
            <text:p>[]</text:p>
          </table:table-cell>
          <table:table-cell office:value-type="string" calcext:value-type="string">
            <text:p>Short dress in softly draping satin with a collar and buttons down the front. Long balloon sleeves with buttoned cuffs, narrow elastication at the waist and a straight-cut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28 cm', 'Length: 81 cm']</text:p>
          </table:table-cell>
          <table:table-cell office:value-type="string" calcext:value-type="string">
            <text:p>['Width: 32 cm', 'Length: 82 cm']</text:p>
          </table:table-cell>
          <table:table-cell office:value-type="string" calcext:value-type="string">
            <text:p>['Width: 36 cm', 'Length: 83 cm']</text:p>
          </table:table-cell>
          <table:table-cell office:value-type="string" calcext:value-type="string">
            <text:p>['Width: 42 cm', 'Length: 84 cm']</text:p>
          </table:table-cell>
          <table:table-cell office:value-type="string" calcext:value-type="string">
            <text:p>['Width: 48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8.7 cm (Size M/T)</text:p>
          </table:table-cell>
          <table:table-cell table:number-columns-repeated="7"/>
          <table:table-cell office:value-type="string" calcext:value-type="string">
            <text:p>Balloon sleeve</text:p>
          </table:table-cell>
          <table:table-cell/>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88909002.html</text:p>
          </table:table-cell>
          <table:table-cell office:value-type="string" calcext:value-type="string">
            <text:p>[]</text:p>
          </table:table-cell>
          <table:table-cell office:value-type="string" calcext:value-type="string">
            <text:p>Ankle-length dress in a pleated weave made from a viscose blend. Long, flared sleeves and a wrapover front with a deep V-neckline and a wide tie belt at the waist.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5 cm', 'Length: 1.20 m']</text:p>
          </table:table-cell>
          <table:table-cell office:value-type="string" calcext:value-type="string">
            <text:p>['Width: 48 cm', 'Length: 1.21 m']</text:p>
          </table:table-cell>
          <table:table-cell office:value-type="string" calcext:value-type="string">
            <text:p>['Width: 51 cm', 'Length: 1.22 m']</text:p>
          </table:table-cell>
          <table:table-cell office:value-type="string" calcext:value-type="string">
            <text:p>['Width: 54 cm', 'Length: 1.23 m']</text:p>
          </table:table-cell>
          <table:table-cell office:value-type="string" calcext:value-type="string">
            <text:p>['Width: 59 c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9.0 cm (Size M/T)', 'Sleeve: Length: 59.5 cm (Size M/T)']</text:p>
          </table:table-cell>
          <table:table-cell table:number-columns-repeated="25"/>
        </table:table-row>
        <table:table-row table:style-name="ro1">
          <table:table-cell office:value-type="string" calcext:value-type="string">
            <text:p>https://www2.hm.com/en_in/productpage.1201249002.html</text:p>
          </table:table-cell>
          <table:table-cell office:value-type="string" calcext:value-type="string">
            <text:p>[]</text:p>
          </table:table-cell>
          <table:table-cell office:value-type="string" calcext:value-type="string">
            <text:p>Calf-length, sleeveless dress in softly draping viscose satin. Round neckline, a concealed zip at one side and pleats at one shoulder for a draped effect. Lined at the top.</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Drap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84 cm', 'Length: 1.15 m']</text:p>
          </table:table-cell>
          <table:table-cell office:value-type="string" calcext:value-type="string">
            <text:p>['Width: 88 cm', 'Length: 1.16 m']</text:p>
          </table:table-cell>
          <table:table-cell office:value-type="string" calcext:value-type="string">
            <text:p>['Width: 92 cm', 'Length: 1.17 m']</text:p>
          </table:table-cell>
          <table:table-cell office:value-type="string" calcext:value-type="string">
            <text:p>['Width: 96 cm', 'Length: 1.18 m']</text:p>
          </table:table-cell>
          <table:table-cell office:value-type="string" calcext:value-type="string">
            <text:p>['Width: 100 cm', 'Length: 1.19 m']</text:p>
          </table:table-cell>
          <table:table-cell office:value-type="string" calcext:value-type="string">
            <text:p>['Width: 1.09 m', 'Length: 1.21 m']</text:p>
          </table:table-cell>
          <table:table-cell office:value-type="string" calcext:value-type="string">
            <text:p>['Width: 1.13 m', 'Length: 1.22 m']</text:p>
          </table:table-cell>
          <table:table-cell table:number-columns-repeated="6"/>
          <table:table-cell office:value-type="string" calcext:value-type="string">
            <text:p>['Width: 1.04 m', 'Length: 1.20 m']</text:p>
          </table:table-cell>
          <table:table-cell table:number-columns-repeated="11"/>
        </table:table-row>
        <table:table-row table:style-name="ro1">
          <table:table-cell office:value-type="string" calcext:value-type="string">
            <text:p>https://www2.hm.com/en_in/productpage.1194468001.html</text:p>
          </table:table-cell>
          <table:table-cell office:value-type="string" calcext:value-type="string">
            <text:p>[]</text:p>
          </table:table-cell>
          <table:table-cell office:value-type="string" calcext:value-type="string">
            <text:p>Short, fitted mesh dress scattered with shimmering rhinestones. Round neckline, long sleeves and gathers at the waist for a gently draped effect. Concealed zip and hook-and-eye fastening at the back. Raw-cut edges at the cuffs and hem. Partly lined.</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Draped</text:p>
          </table:table-cell>
          <table:table-cell office:value-type="string" calcext:value-type="string">
            <text:p>Round neck</text:p>
          </table:table-cell>
          <table:table-cell office:value-type="string" calcext:value-type="string">
            <text:p>Neon yellow</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0 cm', 'Length: 79 cm']</text:p>
          </table:table-cell>
          <table:table-cell office:value-type="string" calcext:value-type="string">
            <text:p>['Width: 88 cm', 'Length: 80 cm']</text:p>
          </table:table-cell>
          <table:table-cell office:value-type="string" calcext:value-type="string">
            <text:p>['Width: 95 cm', 'Length: 81 cm']</text:p>
          </table:table-cell>
          <table:table-cell office:value-type="string" calcext:value-type="string">
            <text:p>['Width: 1.03 m', 'Length: 82 cm']</text:p>
          </table:table-cell>
          <table:table-cell office:value-type="string" calcext:value-type="string">
            <text:p>['Width: 1.15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4.2 cm (Size M/T)', 'Back: Length: 85.0 cm (Size M/T)', 'Shoulder: Width: 39.4 cm (Size M/T)']</text:p>
          </table:table-cell>
          <table:table-cell table:number-columns-repeated="25"/>
        </table:table-row>
        <table:table-row table:style-name="ro1">
          <table:table-cell office:value-type="string" calcext:value-type="string">
            <text:p>https://www2.hm.com/en_in/productpage.1187810004.html</text:p>
          </table:table-cell>
          <table:table-cell office:value-type="string" calcext:value-type="string">
            <text:p>[]</text:p>
          </table:table-cell>
          <table:table-cell office:value-type="string" calcext:value-type="string">
            <text:p>Short dress in woven fabric with a slight sheen. Collar and a deep, V-shaped opening with a concealed hook-and-eye fastener at the front. Elasticated seam at the back of the waist and a twisted detail at the front that creates a draped effect. Long sleeves and wide cuffs with a slit and button. Sewn-in wrapover skir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Shirt dress', 'Slit', 'Wrapover']</text:p>
          </table:table-cell>
          <table:table-cell office:value-type="string" calcext:value-type="string">
            <text:p>['Deep neckline', 'V-neck']</text:p>
          </table:table-cell>
          <table:table-cell office:value-type="string" calcext:value-type="string">
            <text:p>['Yellow/Cream', 'Pattern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01 m', 'Length: 83 cm']</text:p>
          </table:table-cell>
          <table:table-cell office:value-type="string" calcext:value-type="string">
            <text:p>['Width: 1.08 m', 'Length: 84 cm']</text:p>
          </table:table-cell>
          <table:table-cell office:value-type="string" calcext:value-type="string">
            <text:p>['Width: 1.15 m', 'Length: 85 cm']</text:p>
          </table:table-cell>
          <table:table-cell office:value-type="string" calcext:value-type="string">
            <text:p>['Width: 1.23 m', 'Length: 86 cm']</text:p>
          </table:table-cell>
          <table:table-cell office:value-type="string" calcext:value-type="string">
            <text:p>['Width: 1.32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5.9 cm (Size M/T)', 'Sleeve: Length: 61.4 cm (Size M/T)', 'Back: Length: 89.4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93573003.html</text:p>
          </table:table-cell>
          <table:table-cell office:value-type="string" calcext:value-type="string">
            <text:p>['Cotton']</text:p>
          </table:table-cell>
          <table:table-cell office:value-type="string" calcext:value-type="string">
            <text:p>Short dress in crisp cotton poplin with a collar, buttons down the front and a patch chest pocket with a button. Dropped shoulders and long sleeves with buttoned cuffs. Double-layered skirt at the front with a wrapover and ties that lace through small openings in the side seams and tie at the wais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Shirt dress', 'Wrapover']</text:p>
          </table:table-cell>
          <table:table-cell/>
          <table:table-cell office:value-type="string" calcext:value-type="string">
            <text:p>['Light blue/White/Bright blue/Navy blue', 'Striped']</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2 m', 'Length: 82 cm']</text:p>
          </table:table-cell>
          <table:table-cell office:value-type="string" calcext:value-type="string">
            <text:p>['Width: 1.10 m', 'Length: 83 cm']</text:p>
          </table:table-cell>
          <table:table-cell office:value-type="string" calcext:value-type="string">
            <text:p>['Width: 1.18 m', 'Length: 85 cm']</text:p>
          </table:table-cell>
          <table:table-cell office:value-type="string" calcext:value-type="string">
            <text:p>['Width: 1.26 m', 'Length: 86 cm']</text:p>
          </table:table-cell>
          <table:table-cell office:value-type="string" calcext:value-type="string">
            <text:p>['Width: 1.35 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idth: 98 cm', 'Length: 81 cm']</text:p>
          </table:table-cell>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67210004.html</text:p>
          </table:table-cell>
          <table:table-cell office:value-type="string" calcext:value-type="string">
            <text:p>['Satin']</text:p>
          </table:table-cell>
          <table:table-cell office:value-type="string" calcext:value-type="string">
            <text:p>Calf-length dress in softly draping satin with a square neckline, adjustable spaghetti shoulder straps and a concealed zip at one side. Visible seams over the bust and down the front and back. Fitted bodice and a gently flared skirt. Straight-cut hem. Jersey lining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A-line', 'Slip dress', 'Strappy dress']</text:p>
          </table:table-cell>
          <table:table-cell office:value-type="string" calcext:value-type="string">
            <text:p>Square neckline</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1.05 m']</text:p>
          </table:table-cell>
          <table:table-cell office:value-type="string" calcext:value-type="string">
            <text:p>['Width: 87 cm', 'Length: 1.04 m']</text:p>
          </table:table-cell>
          <table:table-cell office:value-type="string" calcext:value-type="string">
            <text:p>['Width: 95 cm', 'Length: 1.04 m']</text:p>
          </table:table-cell>
          <table:table-cell office:value-type="string" calcext:value-type="string">
            <text:p>['Width: 1.03 m', 'Length: 1.03 m']</text:p>
          </table:table-cell>
          <table:table-cell office:value-type="string" calcext:value-type="string">
            <text:p>['Width: 1.15 m', 'Length: 1.0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84.1 cm (Size M/T)', 'Back: Length: 103.6 cm (Size M/T)']</text:p>
          </table:table-cell>
          <table:table-cell table:number-columns-repeated="8"/>
          <table:table-cell office:value-type="string" calcext:value-type="string">
            <text:p>['Width: 75 cm', 'Length: 1.05 m']</text:p>
          </table:table-cell>
          <table:table-cell table:number-columns-repeated="16"/>
        </table:table-row>
        <table:table-row table:style-name="ro1">
          <table:table-cell office:value-type="string" calcext:value-type="string">
            <text:p>https://www2.hm.com/en_in/productpage.1194447001.html</text:p>
          </table:table-cell>
          <table:table-cell office:value-type="string" calcext:value-type="string">
            <text:p>[]</text:p>
          </table:table-cell>
          <table:table-cell office:value-type="string" calcext:value-type="string">
            <text:p>Short dress in an open weave decorated with sparkling sequins. Wide, round neckline and long, flared sleeves. Overlocked edge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Blue',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77 cm']</text:p>
          </table:table-cell>
          <table:table-cell office:value-type="string" calcext:value-type="string">
            <text:p>['Width: 89 cm', 'Length: 78 cm']</text:p>
          </table:table-cell>
          <table:table-cell office:value-type="string" calcext:value-type="string">
            <text:p>['Width: 97 cm', 'Length: 79 cm']</text:p>
          </table:table-cell>
          <table:table-cell office:value-type="string" calcext:value-type="string">
            <text:p>['Width: 1.06 m', 'Length: 79 cm']</text:p>
          </table:table-cell>
          <table:table-cell office:value-type="string" calcext:value-type="string">
            <text:p>['Width: 1.18 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0.4 cm (Size M/T)', 'Back: Length: 82.7 cm (Size M/T)']</text:p>
          </table:table-cell>
          <table:table-cell table:number-columns-repeated="25"/>
        </table:table-row>
        <table:table-row table:style-name="ro1">
          <table:table-cell office:value-type="string" calcext:value-type="string">
            <text:p>https://www2.hm.com/en_in/productpage.1190600002.html</text:p>
          </table:table-cell>
          <table:table-cell office:value-type="string" calcext:value-type="string">
            <text:p>[]</text:p>
          </table:table-cell>
          <table:table-cell office:value-type="string" calcext:value-type="string">
            <text:p>Calf-length dress in a crêpe weave with a smocked bodice, square neckline at the front and back and long sleeves. Narrow elastication around the neckline, over the shoulders and at the cuffs. Gently flared skirt and a gathered seam above the hem for added volume and width.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Slim fit</text:p>
          </table:table-cell>
          <table:table-cell office:value-type="string" calcext:value-type="string">
            <text:p>Smocking</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6 cm', 'Length: 1.04 m']</text:p>
          </table:table-cell>
          <table:table-cell office:value-type="string" calcext:value-type="string">
            <text:p>['Width: 74 cm', 'Length: 1.03 m']</text:p>
          </table:table-cell>
          <table:table-cell office:value-type="string" calcext:value-type="string">
            <text:p>['Width: 81 cm', 'Length: 1.03 m']</text:p>
          </table:table-cell>
          <table:table-cell office:value-type="string" calcext:value-type="string">
            <text:p>['Width: 89 cm', 'Length: 1.03 m']</text:p>
          </table:table-cell>
          <table:table-cell office:value-type="string" calcext:value-type="string">
            <text:p>['Width: 100 cm', 'Length: 1.0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9.9 cm (Size M/T)', 'Sleeve: Length: 69.4 cm (Size M/T)']</text:p>
          </table:table-cell>
          <table:table-cell table:number-columns-repeated="8"/>
          <table:table-cell office:value-type="string" calcext:value-type="string">
            <text:p>['Width: 62 cm', 'Length: 1.04 m']</text:p>
          </table:table-cell>
          <table:table-cell table:number-columns-repeated="16"/>
        </table:table-row>
        <table:table-row table:style-name="ro1">
          <table:table-cell office:value-type="string" calcext:value-type="string">
            <text:p>https://www2.hm.com/en_in/productpage.1104720006.html</text:p>
          </table:table-cell>
          <table:table-cell office:value-type="string" calcext:value-type="string">
            <text:p>[]</text:p>
          </table:table-cell>
          <table:table-cell office:value-type="string" calcext:value-type="string">
            <text:p>Calf-length, fitted dress in a soft rib knit with a sweetheart neckline, short sleeves and a straight hem with a slit at each side. Raw edges around the sleeves and hem.</text:p>
          </table:table-cell>
          <table:table-cell office:value-type="string" calcext:value-type="string">
            <text:p>Midi</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lit']</text:p>
          </table:table-cell>
          <table:table-cell office:value-type="string" calcext:value-type="string">
            <text:p>Sweetheart neckline</text:p>
          </table:table-cell>
          <table:table-cell office:value-type="string" calcext:value-type="string">
            <text:p>['Light khaki green',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2 cm', 'Length: 1.09 m']</text:p>
          </table:table-cell>
          <table:table-cell office:value-type="string" calcext:value-type="string">
            <text:p>['Width: 60 cm', 'Length: 1.11 m']</text:p>
          </table:table-cell>
          <table:table-cell office:value-type="string" calcext:value-type="string">
            <text:p>['Width: 67 cm', 'Length: 1.12 m']</text:p>
          </table:table-cell>
          <table:table-cell office:value-type="string" calcext:value-type="string">
            <text:p>['Width: 74 cm', 'Length: 1.12 m']</text:p>
          </table:table-cell>
          <table:table-cell office:value-type="string" calcext:value-type="string">
            <text:p>['Width: 82 cm', 'Length: 1.1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30.0 cm (Size M/T)', 'Back: Length: 118.0 cm (Size M/T)', 'Sleeve: Length: 19.0 cm (Size M/T)']</text:p>
          </table:table-cell>
          <table:table-cell table:number-columns-repeated="8"/>
          <table:table-cell office:value-type="string" calcext:value-type="string">
            <text:p>['Width: 48 cm', 'Length: 1.09 m']</text:p>
          </table:table-cell>
          <table:table-cell table:number-columns-repeated="16"/>
        </table:table-row>
        <table:table-row table:style-name="ro1">
          <table:table-cell office:value-type="string" calcext:value-type="string">
            <text:p>https://www2.hm.com/en_in/productpage.1200090001.html</text:p>
          </table:table-cell>
          <table:table-cell office:value-type="string" calcext:value-type="string">
            <text:p>[]</text:p>
          </table:table-cell>
          <table:table-cell office:value-type="string" calcext:value-type="string">
            <text:p>Calf-length, fitted, one-shoulder dress in a rib knit with an asymmetric neckline and one long sleeve with a slit at the cuff. Fully-fashioned section at the waist and a straight hem.</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 'One-shoulder', 'Slit']</text:p>
          </table:table-cell>
          <table:table-cell/>
          <table:table-cell office:value-type="string" calcext:value-type="string">
            <text:p>['Light beige',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8 cm', 'Length: 46 cm']</text:p>
          </table:table-cell>
          <table:table-cell office:value-type="string" calcext:value-type="string">
            <text:p>['Width: 96 cm', 'Length: 48 cm']</text:p>
          </table:table-cell>
          <table:table-cell office:value-type="string" calcext:value-type="string">
            <text:p>['Width: 1.04 m', 'Length: 49 cm']</text:p>
          </table:table-cell>
          <table:table-cell office:value-type="string" calcext:value-type="string">
            <text:p>['Width: 1.12 m', 'Length: 51 cm']</text:p>
          </table:table-cell>
          <table:table-cell office:value-type="string" calcext:value-type="string">
            <text:p>['Width: 1.24 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6.5 cm (Size M/T)</text:p>
          </table:table-cell>
          <table:table-cell table:number-columns-repeated="25"/>
        </table:table-row>
        <table:table-row table:style-name="ro1">
          <table:table-cell office:value-type="string" calcext:value-type="string">
            <text:p>https://www2.hm.com/en_in/productpage.1167207001.html</text:p>
          </table:table-cell>
          <table:table-cell office:value-type="string" calcext:value-type="string">
            <text:p>[]</text:p>
          </table:table-cell>
          <table:table-cell office:value-type="string" calcext:value-type="string">
            <text:p>Short jersey dress with a sweetheart neckline, cap sleeves and a gathered seam at the centre of the bust to create a gently ruched effect. Fitted bodice and a flared skirt.</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Skater</text:p>
          </table:table-cell>
          <table:table-cell office:value-type="string" calcext:value-type="string">
            <text:p>Sweetheart neckline</text:p>
          </table:table-cell>
          <table:table-cell office:value-type="string" calcext:value-type="string">
            <text:p>['Black/White', 'Floral']</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6 cm', 'Length: 78 cm']</text:p>
          </table:table-cell>
          <table:table-cell office:value-type="string" calcext:value-type="string">
            <text:p>['Width: 74 cm', 'Length: 79 cm']</text:p>
          </table:table-cell>
          <table:table-cell office:value-type="string" calcext:value-type="string">
            <text:p>['Width: 80 cm', 'Length: 81 cm']</text:p>
          </table:table-cell>
          <table:table-cell office:value-type="string" calcext:value-type="string">
            <text:p>['Width: 87 cm', 'Length: 83 cm']</text:p>
          </table:table-cell>
          <table:table-cell office:value-type="string" calcext:value-type="string">
            <text:p>['Width: 97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Cap sleeve</text:p>
          </table:table-cell>
          <table:table-cell office:value-type="string" calcext:value-type="string">
            <text:p>['Width: 62 cm', 'Length: 76 cm']</text:p>
          </table:table-cell>
          <table:table-cell table:number-columns-repeated="5"/>
          <table:table-cell office:value-type="string" calcext:value-type="string">
            <text:p>['Width: 59 cm', 'Length: 75 cm']</text:p>
          </table:table-cell>
          <table:table-cell table:number-columns-repeated="10"/>
        </table:table-row>
        <table:table-row table:style-name="ro1">
          <table:table-cell office:value-type="string" calcext:value-type="string">
            <text:p>https://www2.hm.com/en_in/productpage.1195095002.html</text:p>
          </table:table-cell>
          <table:table-cell office:value-type="string" calcext:value-type="string">
            <text:p>[]</text:p>
          </table:table-cell>
          <table:table-cell office:value-type="string" calcext:value-type="string">
            <text:p>Calf-length, fitted dress in soft, rib-knit viscose with a round neckline and long sleeves with gently flared cuffs. Ribbing around the neckline and at the hem.</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0 cm', 'Length: 1.08 m']</text:p>
          </table:table-cell>
          <table:table-cell office:value-type="string" calcext:value-type="string">
            <text:p>['Width: 78 cm', 'Length: 1.09 m']</text:p>
          </table:table-cell>
          <table:table-cell office:value-type="string" calcext:value-type="string">
            <text:p>['Width: 85 cm', 'Length: 1.10 m']</text:p>
          </table:table-cell>
          <table:table-cell office:value-type="string" calcext:value-type="string">
            <text:p>['Width: 92 cm', 'Length: 1.12 m']</text:p>
          </table:table-cell>
          <table:table-cell office:value-type="string" calcext:value-type="string">
            <text:p>['Width: 100 cm', 'Length: 1.1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idth: 66 cm', 'Length: 1.07 m']</text:p>
          </table:table-cell>
          <table:table-cell table:number-columns-repeated="16"/>
        </table:table-row>
        <table:table-row table:style-name="ro1">
          <table:table-cell office:value-type="string" calcext:value-type="string">
            <text:p>https://www2.hm.com/en_in/productpage.1177674001.html</text:p>
          </table:table-cell>
          <table:table-cell office:value-type="string" calcext:value-type="string">
            <text:p>[]</text:p>
          </table:table-cell>
          <table:table-cell office:value-type="string" calcext:value-type="string">
            <text:p>Calf-length, fitted dress in ribbed jersey with a deep, square neckline, long sleeves and a straight-cut hem.</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text:p>
          </table:table-cell>
          <table:table-cell office:value-type="string" calcext:value-type="string">
            <text:p>['Deep neckline', 'Square neckline']</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58 cm', 'Length: 1.11 m']</text:p>
          </table:table-cell>
          <table:table-cell office:value-type="string" calcext:value-type="string">
            <text:p>['Width: 66 cm', 'Length: 1.12 m']</text:p>
          </table:table-cell>
          <table:table-cell office:value-type="string" calcext:value-type="string">
            <text:p>['Width: 74 cm', 'Length: 1.13 m']</text:p>
          </table:table-cell>
          <table:table-cell office:value-type="string" calcext:value-type="string">
            <text:p>['Width: 82 cm', 'Length: 1.14 m']</text:p>
          </table:table-cell>
          <table:table-cell office:value-type="string" calcext:value-type="string">
            <text:p>['Width: 93 c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7 cm (Size M/T)', 'Shoulder: Width: 31.8 cm (Size M/T)', 'Back: Length: 120.0 cm (Size M/T)']</text:p>
          </table:table-cell>
          <table:table-cell table:number-columns-repeated="8"/>
          <table:table-cell office:value-type="string" calcext:value-type="string">
            <text:p>['Width: 54 cm', 'Length: 1.09 m']</text:p>
          </table:table-cell>
          <table:table-cell table:number-columns-repeated="16"/>
        </table:table-row>
        <table:table-row table:style-name="ro1">
          <table:table-cell office:value-type="string" calcext:value-type="string">
            <text:p>https://www2.hm.com/en_in/productpage.1176390004.html</text:p>
          </table:table-cell>
          <table:table-cell office:value-type="string" calcext:value-type="string">
            <text:p>[]</text:p>
          </table:table-cell>
          <table:table-cell office:value-type="string" calcext:value-type="string">
            <text:p>Short, fitted bandeau dress in a stretch weave with a wide, foldover edge and concealed silicone tape at the top. Concealed zip and hook-and-eye fastener at the back and visible seams down the front and back.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andeau', 'Bodycon']</text:p>
          </table:table-cell>
          <table:table-cell/>
          <table:table-cell office:value-type="string" calcext:value-type="string">
            <text:p>['Grey/White', 'Pinstriped']</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2 cm', 'Length: 67 cm']</text:p>
          </table:table-cell>
          <table:table-cell office:value-type="string" calcext:value-type="string">
            <text:p>['Width: 80 cm', 'Length: 68 cm']</text:p>
          </table:table-cell>
          <table:table-cell office:value-type="string" calcext:value-type="string">
            <text:p>['Width: 88 cm', 'Length: 69 cm']</text:p>
          </table:table-cell>
          <table:table-cell office:value-type="string" calcext:value-type="string">
            <text:p>['Width: 95 cm', 'Length: 71 cm']</text:p>
          </table:table-cell>
          <table:table-cell office:value-type="string" calcext:value-type="string">
            <text:p>['Width: 1.07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73.7 cm (Size M/T)', 'Back: Length: 60.9 cm (Size M/T)', 'Hip: Circumference: 99.0 cm (Size M/T)', 'Chest: Circumference: 88.2 cm (Size M/T)']</text:p>
          </table:table-cell>
          <table:table-cell table:number-columns-repeated="8"/>
          <table:table-cell office:value-type="string" calcext:value-type="string">
            <text:p>['Width: 68 cm', 'Length: 67 cm']</text:p>
          </table:table-cell>
          <table:table-cell table:number-columns-repeated="16"/>
        </table:table-row>
        <table:table-row table:style-name="ro1">
          <table:table-cell office:value-type="string" calcext:value-type="string">
            <text:p>https://www2.hm.com/en_in/productpage.1193123001.html</text:p>
          </table:table-cell>
          <table:table-cell office:value-type="string" calcext:value-type="string">
            <text:p>[]</text:p>
          </table:table-cell>
          <table:table-cell office:value-type="string" calcext:value-type="string">
            <text:p>Calf-length dress in a soft hole knit with a ladder stitch look. Round, rib-trimmed neckline, gently dropped shoulders and long sleeves. Ribbing at the cuffs and hem.</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10 m', 'Length: 1.06 m']</text:p>
          </table:table-cell>
          <table:table-cell office:value-type="string" calcext:value-type="string">
            <text:p>['Width: 1.18 m', 'Length: 1.07 m']</text:p>
          </table:table-cell>
          <table:table-cell office:value-type="string" calcext:value-type="string">
            <text:p>['Width: 1.26 m', 'Length: 1.07 m']</text:p>
          </table:table-cell>
          <table:table-cell office:value-type="string" calcext:value-type="string">
            <text:p>['Width: 1.34 m', 'Length: 1.08 m']</text:p>
          </table:table-cell>
          <table:table-cell office:value-type="string" calcext:value-type="string">
            <text:p>['Width: 1.46 m', 'Length: 1.0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14.0 cm (Size M/T)', 'Shoulder: Width: 47.0 cm (Size M/T)', 'Sleeve: Length: 54.5 cm (Size M/T)']</text:p>
          </table:table-cell>
          <table:table-cell table:number-columns-repeated="8"/>
          <table:table-cell office:value-type="string" calcext:value-type="string">
            <text:p>['Width: 1.06 m', 'Length: 1.06 m']</text:p>
          </table:table-cell>
          <table:table-cell table:number-columns-repeated="16"/>
        </table:table-row>
        <table:table-row table:style-name="ro1">
          <table:table-cell office:value-type="string" calcext:value-type="string">
            <text:p>https://www2.hm.com/en_in/productpage.1077014004.html</text:p>
          </table:table-cell>
          <table:table-cell office:value-type="string" calcext:value-type="string">
            <text:p>['Silk']</text:p>
          </table:table-cell>
          <table:table-cell office:value-type="string" calcext:value-type="string">
            <text:p>Straight-cut maxi dress in softly draping crêpe made from a silk blend. Relaxed fit with a round neckline, concealed zip at the back, dropped shoulders and short, wide, softly draping sleeves. High slit at one side of the hem. Unlined.</text:p>
          </table:table-cell>
          <table:table-cell office:value-type="string" calcext:value-type="string">
            <text:p>Long</text:p>
          </table:table-cell>
          <table:table-cell office:value-type="string" calcext:value-type="string">
            <text:p>Short sleeve</text:p>
          </table:table-cell>
          <table:table-cell office:value-type="string" calcext:value-type="string">
            <text:p>Relaxed fit</text:p>
          </table:table-cell>
          <table:table-cell/>
          <table:table-cell office:value-type="string" calcext:value-type="string">
            <text:p>Round neck</text:p>
          </table:table-cell>
          <table:table-cell office:value-type="string" calcext:value-type="string">
            <text:p>['Red', 'Solid colour']</text:p>
          </table:table-cell>
          <table:table-cell/>
          <table:table-cell office:value-type="string" calcext:value-type="string">
            <text:p>Rs. 1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0.8 cm (Size M/T)', 'Back: Length: 134.0 cm (Size M/T)', 'Shoulder: Width: 58.9 cm (Size M/T)']</text:p>
          </table:table-cell>
          <table:table-cell table:number-columns-repeated="15"/>
          <table:table-cell office:value-type="string" calcext:value-type="string">
            <text:p>H&amp;M Premium Selection</text:p>
          </table:table-cell>
          <table:table-cell table:number-columns-repeated="9"/>
        </table:table-row>
        <table:table-row table:style-name="ro1">
          <table:table-cell office:value-type="string" calcext:value-type="string">
            <text:p>https://www2.hm.com/en_in/productpage.1199479001.html</text:p>
          </table:table-cell>
          <table:table-cell office:value-type="string" calcext:value-type="string">
            <text:p>[]</text:p>
          </table:table-cell>
          <table:table-cell office:value-type="string" calcext:value-type="string">
            <text:p>Calf-length, fitted dress in mesh with a round neckline, long sleeves and gathered side seams at the waist to create a gently draped effect. Overlocked edges at the cuffs and hem. Lined with a jersey underdress that has a deep, round neckline and narrow shoulder straps.</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text:p>
          </table:table-cell>
          <table:table-cell/>
          <table:table-cell office:value-type="string" calcext:value-type="string">
            <text:p>['Pink/White/Blue', 'Patterned']</text:p>
          </table:table-cell>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0 cm', 'Length: 1.17 m']</text:p>
          </table:table-cell>
          <table:table-cell office:value-type="string" calcext:value-type="string">
            <text:p>['Width: 68 cm', 'Length: 1.18 m']</text:p>
          </table:table-cell>
          <table:table-cell office:value-type="string" calcext:value-type="string">
            <text:p>['Width: 76 cm', 'Length: 1.19 m']</text:p>
          </table:table-cell>
          <table:table-cell office:value-type="string" calcext:value-type="string">
            <text:p>['Width: 83 cm', 'Length: 1.19 m']</text:p>
          </table:table-cell>
          <table:table-cell office:value-type="string" calcext:value-type="string">
            <text:p>['Width: 94 cm', 'Leng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4 cm (Size M/T)', 'Back: Length: 125.6 cm (Size M/T)', 'Shoulder: Width: 33.3 cm (Size M/T)']</text:p>
          </table:table-cell>
          <table:table-cell table:number-columns-repeated="8"/>
          <table:table-cell office:value-type="string" calcext:value-type="string">
            <text:p>['Width: 56 cm', 'Length: 1.17 m']</text:p>
          </table:table-cell>
          <table:table-cell table:number-columns-repeated="16"/>
        </table:table-row>
        <table:table-row table:style-name="ro1">
          <table:table-cell office:value-type="string" calcext:value-type="string">
            <text:p>https://www2.hm.com/en_in/productpage.1135874008.html</text:p>
          </table:table-cell>
          <table:table-cell office:value-type="string" calcext:value-type="string">
            <text:p>[]</text:p>
          </table:table-cell>
          <table:table-cell office:value-type="string" calcext:value-type="string">
            <text:p>Short, A-line dress in an airy weave with a deep V-neckline and a gathered seam at the waist. Long, raglan-cut balloon sleeves with elasticat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White/Light blue/Blu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02 m', 'Length: 79 cm']</text:p>
          </table:table-cell>
          <table:table-cell office:value-type="string" calcext:value-type="string">
            <text:p>['Width: 1.10 m', 'Length: 80 cm']</text:p>
          </table:table-cell>
          <table:table-cell office:value-type="string" calcext:value-type="string">
            <text:p>['Width: 1.18 m', 'Length: 81 cm']</text:p>
          </table:table-cell>
          <table:table-cell office:value-type="string" calcext:value-type="string">
            <text:p>['Width: 1.27 m', 'Length: 82 cm']</text:p>
          </table:table-cell>
          <table:table-cell office:value-type="string" calcext:value-type="string">
            <text:p>['Width: 1.39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5 cm (Size M/T)', 'Sleeve: Length: 74.0 cm (Size M/T)']</text:p>
          </table:table-cell>
          <table:table-cell table:number-columns-repeated="7"/>
          <table:table-cell office:value-type="string" calcext:value-type="string">
            <text:p>['Balloon sleeve', 'Raglan sleeve']</text:p>
          </table:table-cell>
          <table:table-cell table:number-columns-repeated="2"/>
          <table:table-cell office:value-type="string" calcext:value-type="string">
            <text:p>['Width: 1.51 m', 'Length: 84 cm']</text:p>
          </table:table-cell>
          <table:table-cell table:number-columns-repeated="5"/>
          <table:table-cell office:value-type="string" calcext:value-type="string">
            <text:p>['Width: 1.63 m', 'Length: 85 cm']</text:p>
          </table:table-cell>
          <table:table-cell office:value-type="string" calcext:value-type="string">
            <text:p>['Width: 1.75 m', 'Length: 86 cm']</text:p>
          </table:table-cell>
          <table:table-cell table:number-columns-repeated="7"/>
        </table:table-row>
        <table:table-row table:style-name="ro1">
          <table:table-cell office:value-type="string" calcext:value-type="string">
            <text:p>https://www2.hm.com/en_in/productpage.1182186001.html</text:p>
          </table:table-cell>
          <table:table-cell office:value-type="string" calcext:value-type="string">
            <text:p>[]</text:p>
          </table:table-cell>
          <table:table-cell office:value-type="string" calcext:value-type="string">
            <text:p>Short dress in softly draping satin with a V-neckline and a wrapover front with spaghetti ties at one side and a concealed tab with buttons at the other. Gently dropped shoulders and long, wide sleeve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Wrapover']</text:p>
          </table:table-cell>
          <table:table-cell office:value-type="string" calcext:value-type="string">
            <text:p>V-neck</text:p>
          </table:table-cell>
          <table:table-cell office:value-type="string" calcext:value-type="string">
            <text:p>['Powder pin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86 cm', 'Length: 79 cm']</text:p>
          </table:table-cell>
          <table:table-cell office:value-type="string" calcext:value-type="string">
            <text:p>['Width: 92 cm', 'Length: 80 cm']</text:p>
          </table:table-cell>
          <table:table-cell office:value-type="string" calcext:value-type="string">
            <text:p>['Width: 98 cm', 'Length: 81 cm']</text:p>
          </table:table-cell>
          <table:table-cell office:value-type="string" calcext:value-type="string">
            <text:p>['Width: 1.05 m', 'Length: 82 cm']</text:p>
          </table:table-cell>
          <table:table-cell office:value-type="string" calcext:value-type="string">
            <text:p>['Width: 1.15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5 cm (Size M/T)', 'Sleeve: Length: 61.4 cm (Size M/T)', 'Shoulder: Width: 40.6 cm (Size M/T)']</text:p>
          </table:table-cell>
          <table:table-cell table:number-columns-repeated="25"/>
        </table:table-row>
        <table:table-row table:style-name="ro1">
          <table:table-cell office:value-type="string" calcext:value-type="string">
            <text:p>https://www2.hm.com/en_in/productpage.1186565001.html</text:p>
          </table:table-cell>
          <table:table-cell office:value-type="string" calcext:value-type="string">
            <text:p>[]</text:p>
          </table:table-cell>
          <table:table-cell office:value-type="string" calcext:value-type="string">
            <text:p>Calf-length dress in woven fabric with a grandad collar, concealed buttons down the front and long batwing sleeves with buttoned cuffs. Detachable tie belt at the wais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Dark brown/Cream/Black', 'Patterned']</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94 cm', 'Length: 1.17 m']</text:p>
          </table:table-cell>
          <table:table-cell office:value-type="string" calcext:value-type="string">
            <text:p>['Width: 1.02 m', 'Length: 1.18 m']</text:p>
          </table:table-cell>
          <table:table-cell office:value-type="string" calcext:value-type="string">
            <text:p>['Width: 1.10 m', 'Length: 1.19 m']</text:p>
          </table:table-cell>
          <table:table-cell office:value-type="string" calcext:value-type="string">
            <text:p>['Width: 1.20 m', 'Length: 1.20 m']</text:p>
          </table:table-cell>
          <table:table-cell office:value-type="string" calcext:value-type="string">
            <text:p>['Width: 1.31 m', 'Length: 1.2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5.0 cm (Size M/T)</text:p>
          </table:table-cell>
          <table:table-cell table:number-columns-repeated="7"/>
          <table:table-cell office:value-type="string" calcext:value-type="string">
            <text:p>Batwing sleeve</text:p>
          </table:table-cell>
          <table:table-cell/>
          <table:table-cell office:value-type="string" calcext:value-type="string">
            <text:p>Grandad collar</text:p>
          </table:table-cell>
          <table:table-cell table:number-columns-repeated="15"/>
        </table:table-row>
        <table:table-row table:style-name="ro1">
          <table:table-cell office:value-type="string" calcext:value-type="string">
            <text:p>https://www2.hm.com/en_in/productpage.1179962001.html</text:p>
          </table:table-cell>
          <table:table-cell office:value-type="string" calcext:value-type="string">
            <text:p>['Satin']</text:p>
          </table:table-cell>
          <table:table-cell office:value-type="string" calcext:value-type="string">
            <text:p>Short dress in softly draping satin with a collar and a wrapover front with wide ties at one side and narrow, concealed ties at the other. Gently dropped shoulders, long sleeves and wide cuffs with a slit and buttons. Elasticated seam at the back of the wais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Slit', 'Wrapover']</text:p>
          </table:table-cell>
          <table:table-cell office:value-type="string" calcext:value-type="string">
            <text:p>V-neck</text:p>
          </table:table-cell>
          <table:table-cell office:value-type="string" calcext:value-type="string">
            <text:p>['Yellow-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4 cm', 'Length: 84 cm']</text:p>
          </table:table-cell>
          <table:table-cell office:value-type="string" calcext:value-type="string">
            <text:p>['Width: 47 cm', 'Length: 85 cm']</text:p>
          </table:table-cell>
          <table:table-cell office:value-type="string" calcext:value-type="string">
            <text:p>['Width: 50 cm', 'Length: 87 cm']</text:p>
          </table:table-cell>
          <table:table-cell office:value-type="string" calcext:value-type="string">
            <text:p>['Width: 54 cm', 'Length: 88 cm']</text:p>
          </table:table-cell>
          <table:table-cell office:value-type="string" calcext:value-type="string">
            <text:p>['Width: 59 cm', 'Length: 9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 'Shoulder: Width: 38.7 cm (Size M/T)', 'Sleeve: Length: 64.9 cm (Size M/T)']</text:p>
          </table:table-cell>
          <table:table-cell table:number-columns-repeated="25"/>
        </table:table-row>
        <table:table-row table:style-name="ro1">
          <table:table-cell office:value-type="string" calcext:value-type="string">
            <text:p>https://www2.hm.com/en_in/productpage.1182186008.html</text:p>
          </table:table-cell>
          <table:table-cell office:value-type="string" calcext:value-type="string">
            <text:p>[]</text:p>
          </table:table-cell>
          <table:table-cell office:value-type="string" calcext:value-type="string">
            <text:p>Short dress in softly draping satin with a V-neckline and a wrapover front with spaghetti ties at one side and a concealed tab with buttons at the other. Gently dropped shoulders and long, wide sleeve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Wrapover']</text:p>
          </table:table-cell>
          <table:table-cell office:value-type="string" calcext:value-type="string">
            <text:p>V-neck</text:p>
          </table:table-cell>
          <table:table-cell office:value-type="string" calcext:value-type="string">
            <text:p>['Cream/Black', 'Strip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86 cm', 'Length: 79 cm']</text:p>
          </table:table-cell>
          <table:table-cell office:value-type="string" calcext:value-type="string">
            <text:p>['Width: 92 cm', 'Length: 80 cm']</text:p>
          </table:table-cell>
          <table:table-cell office:value-type="string" calcext:value-type="string">
            <text:p>['Width: 98 cm', 'Length: 81 cm']</text:p>
          </table:table-cell>
          <table:table-cell office:value-type="string" calcext:value-type="string">
            <text:p>['Width: 1.05 m', 'Length: 82 cm']</text:p>
          </table:table-cell>
          <table:table-cell office:value-type="string" calcext:value-type="string">
            <text:p>['Width: 1.15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5 cm (Size M/T)', 'Sleeve: Length: 61.4 cm (Size M/T)', 'Shoulder: Width: 40.6 cm (Size M/T)']</text:p>
          </table:table-cell>
          <table:table-cell table:number-columns-repeated="25"/>
        </table:table-row>
        <table:table-row table:style-name="ro1">
          <table:table-cell office:value-type="string" calcext:value-type="string">
            <text:p>https://www2.hm.com/en_in/productpage.1104720003.html</text:p>
          </table:table-cell>
          <table:table-cell office:value-type="string" calcext:value-type="string">
            <text:p>[]</text:p>
          </table:table-cell>
          <table:table-cell office:value-type="string" calcext:value-type="string">
            <text:p>Calf-length, fitted dress in a soft rib knit with a sweetheart neckline, short sleeves and a straight hem with a slit at each side. Raw edges around the sleeves and hem.</text:p>
          </table:table-cell>
          <table:table-cell office:value-type="string" calcext:value-type="string">
            <text:p>Midi</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lit']</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2 cm', 'Length: 1.09 m']</text:p>
          </table:table-cell>
          <table:table-cell office:value-type="string" calcext:value-type="string">
            <text:p>['Width: 60 cm', 'Length: 1.11 m']</text:p>
          </table:table-cell>
          <table:table-cell office:value-type="string" calcext:value-type="string">
            <text:p>['Width: 67 cm', 'Length: 1.12 m']</text:p>
          </table:table-cell>
          <table:table-cell office:value-type="string" calcext:value-type="string">
            <text:p>['Width: 74 cm', 'Length: 1.12 m']</text:p>
          </table:table-cell>
          <table:table-cell office:value-type="string" calcext:value-type="string">
            <text:p>['Width: 82 cm', 'Length: 1.1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30.0 cm (Size M/T)', 'Back: Length: 118.0 cm (Size M/T)', 'Sleeve: Length: 19.0 cm (Size M/T)']</text:p>
          </table:table-cell>
          <table:table-cell table:number-columns-repeated="8"/>
          <table:table-cell office:value-type="string" calcext:value-type="string">
            <text:p>['Width: 48 cm', 'Length: 1.09 m']</text:p>
          </table:table-cell>
          <table:table-cell table:number-columns-repeated="16"/>
        </table:table-row>
        <table:table-row table:style-name="ro1">
          <table:table-cell office:value-type="string" calcext:value-type="string">
            <text:p>https://www2.hm.com/en_in/productpage.1073084001.html</text:p>
          </table:table-cell>
          <table:table-cell office:value-type="string" calcext:value-type="string">
            <text:p>['Jersey']</text:p>
          </table:table-cell>
          <table:table-cell office:value-type="string" calcext:value-type="string">
            <text:p>Fitted, calf-length dress in ribbed jersey with wide shoulder straps and a deep neckline front and back.</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Plunge back</text:p>
          </table:table-cell>
          <table:table-cell office:value-type="string" calcext:value-type="string">
            <text:p>Deep neckline</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1.5 cm (Size M/T)</text:p>
          </table:table-cell>
          <table:table-cell table:number-columns-repeated="25"/>
        </table:table-row>
        <table:table-row table:style-name="ro1">
          <table:table-cell office:value-type="string" calcext:value-type="string">
            <text:p>https://www2.hm.com/en_in/productpage.1188505001.html</text:p>
          </table:table-cell>
          <table:table-cell office:value-type="string" calcext:value-type="string">
            <text:p>[]</text:p>
          </table:table-cell>
          <table:table-cell office:value-type="string" calcext:value-type="string">
            <text:p>Ankle-length bandeau dress in a rib knit with a concealed silicone trim at the top to keep it in place. Fitted bodice with a fully-fashioned section at the front and a flared skirt.</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Bandeau', 'Strapless']</text:p>
          </table:table-cell>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46 cm', 'Length: 90 cm']</text:p>
          </table:table-cell>
          <table:table-cell office:value-type="string" calcext:value-type="string">
            <text:p>['Width: 54 cm', 'Length: 92 cm']</text:p>
          </table:table-cell>
          <table:table-cell office:value-type="string" calcext:value-type="string">
            <text:p>['Width: 62 cm', 'Length: 94 cm']</text:p>
          </table:table-cell>
          <table:table-cell office:value-type="string" calcext:value-type="string">
            <text:p>['Width: 70 cm', 'Length: 96 cm']</text:p>
          </table:table-cell>
          <table:table-cell office:value-type="string" calcext:value-type="string">
            <text:p>['Width: 78 c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7810001.html</text:p>
          </table:table-cell>
          <table:table-cell office:value-type="string" calcext:value-type="string">
            <text:p>[]</text:p>
          </table:table-cell>
          <table:table-cell office:value-type="string" calcext:value-type="string">
            <text:p>Short dress in woven fabric with a slight sheen. Collar and a deep, V-shaped opening with a concealed hook-and-eye fastener at the front. Elasticated seam at the back of the waist and a twisted detail at the front that creates a draped effect. Long sleeves and wide cuffs with a slit and button. Sewn-in wrapover skir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Shirt dress', 'Slit', 'Wrapover']</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01 m', 'Length: 83 cm']</text:p>
          </table:table-cell>
          <table:table-cell office:value-type="string" calcext:value-type="string">
            <text:p>['Width: 1.08 m', 'Length: 84 cm']</text:p>
          </table:table-cell>
          <table:table-cell office:value-type="string" calcext:value-type="string">
            <text:p>['Width: 1.15 m', 'Length: 85 cm']</text:p>
          </table:table-cell>
          <table:table-cell office:value-type="string" calcext:value-type="string">
            <text:p>['Width: 1.23 m', 'Length: 86 cm']</text:p>
          </table:table-cell>
          <table:table-cell office:value-type="string" calcext:value-type="string">
            <text:p>['Width: 1.32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5.9 cm (Size M/T)', 'Sleeve: Length: 61.4 cm (Size M/T)', 'Back: Length: 89.4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75864002.html</text:p>
          </table:table-cell>
          <table:table-cell office:value-type="string" calcext:value-type="string">
            <text:p>[]</text:p>
          </table:table-cell>
          <table:table-cell office:value-type="string" calcext:value-type="string">
            <text:p>Oversized, calf-length dress in woven fabric with a deep V-neckline and narrow drawstrings under the bust that tie at the sides. Long, voluminous balloon sleeves in a raglan cut with narrow elastication at the cuff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Oversized</text:p>
          </table:table-cell>
          <table:table-cell/>
          <table:table-cell office:value-type="string" calcext:value-type="string">
            <text:p>['Deep neckline', 'V-neck']</text:p>
          </table:table-cell>
          <table:table-cell office:value-type="string" calcext:value-type="string">
            <text:p>['Coral/Beige/Cream', 'Pattern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16 m', 'Length: 1.19 m']</text:p>
          </table:table-cell>
          <table:table-cell office:value-type="string" calcext:value-type="string">
            <text:p>['Width: 1.23 m', 'Length: 1.20 m']</text:p>
          </table:table-cell>
          <table:table-cell office:value-type="string" calcext:value-type="string">
            <text:p>['Width: 1.30 m', 'Length: 1.21 m']</text:p>
          </table:table-cell>
          <table:table-cell office:value-type="string" calcext:value-type="string">
            <text:p>['Width: 1.37 m', 'Length: 1.22 m']</text:p>
          </table:table-cell>
          <table:table-cell office:value-type="string" calcext:value-type="string">
            <text:p>['Width: 1.47 m', 'Length: 1.2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8.1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77683001.html</text:p>
          </table:table-cell>
          <table:table-cell office:value-type="string" calcext:value-type="string">
            <text:p>[]</text:p>
          </table:table-cell>
          <table:table-cell office:value-type="string" calcext:value-type="string">
            <text:p>Short dress in woven fabric made from a viscose blend. V-shaped neckline, narrow, adjustable shoulder straps and a wrapover front with wide ties at one side. Elasticated seam at the back of the wais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5 cm', 'Length: 61 cm']</text:p>
          </table:table-cell>
          <table:table-cell office:value-type="string" calcext:value-type="string">
            <text:p>['Width: 81 cm', 'Length: 61 cm']</text:p>
          </table:table-cell>
          <table:table-cell office:value-type="string" calcext:value-type="string">
            <text:p>['Width: 87 cm', 'Length: 61 cm']</text:p>
          </table:table-cell>
          <table:table-cell office:value-type="string" calcext:value-type="string">
            <text:p>['Width: 94 cm', 'Length: 61 cm']</text:p>
          </table:table-cell>
          <table:table-cell office:value-type="string" calcext:value-type="string">
            <text:p>['Width: 1.04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1 cm (Size M/T)</text:p>
          </table:table-cell>
          <table:table-cell table:number-columns-repeated="10"/>
          <table:table-cell office:value-type="string" calcext:value-type="string">
            <text:p>['Width: 1.14 m', 'Length: 62 cm']</text:p>
          </table:table-cell>
          <table:table-cell table:number-columns-repeated="5"/>
          <table:table-cell office:value-type="string" calcext:value-type="string">
            <text:p>['Width: 1.25 m', 'Length: 62 cm']</text:p>
          </table:table-cell>
          <table:table-cell office:value-type="string" calcext:value-type="string">
            <text:p>['Width: 1.35 m', 'Length: 63 cm']</text:p>
          </table:table-cell>
          <table:table-cell table:number-columns-repeated="7"/>
        </table:table-row>
        <table:table-row table:style-name="ro1">
          <table:table-cell office:value-type="string" calcext:value-type="string">
            <text:p>https://www2.hm.com/en_in/productpage.1188909001.html</text:p>
          </table:table-cell>
          <table:table-cell office:value-type="string" calcext:value-type="string">
            <text:p>[]</text:p>
          </table:table-cell>
          <table:table-cell office:value-type="string" calcext:value-type="string">
            <text:p>Ankle-length dress in a pleated weave made from a viscose blend. Long, flared sleeves and a wrapover front with a deep V-neckline and a wide tie belt at the waist.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Black/Pink/Green/Orange/Yellow', 'Floral']</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5 cm', 'Length: 1.20 m']</text:p>
          </table:table-cell>
          <table:table-cell office:value-type="string" calcext:value-type="string">
            <text:p>['Width: 48 cm', 'Length: 1.21 m']</text:p>
          </table:table-cell>
          <table:table-cell office:value-type="string" calcext:value-type="string">
            <text:p>['Width: 51 cm', 'Length: 1.22 m']</text:p>
          </table:table-cell>
          <table:table-cell office:value-type="string" calcext:value-type="string">
            <text:p>['Width: 54 cm', 'Length: 1.23 m']</text:p>
          </table:table-cell>
          <table:table-cell office:value-type="string" calcext:value-type="string">
            <text:p>['Width: 59 c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9.0 cm (Size M/T)', 'Sleeve: Length: 59.5 cm (Size M/T)']</text:p>
          </table:table-cell>
          <table:table-cell table:number-columns-repeated="25"/>
        </table:table-row>
        <table:table-row table:style-name="ro1">
          <table:table-cell office:value-type="string" calcext:value-type="string">
            <text:p>https://www2.hm.com/en_in/productpage.1202384001.html</text:p>
          </table:table-cell>
          <table:table-cell office:value-type="string" calcext:value-type="string">
            <text:p>[]</text:p>
          </table:table-cell>
          <table:table-cell office:value-type="string" calcext:value-type="string">
            <text:p>Calf-length dress in an airy weave made from a lyocell blend with wide, billowing flounces. Deep V-neckline, narrow, horizontal ties at the back of the neck and a concealed zip at one side.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Slim fit</text:p>
          </table:table-cell>
          <table:table-cell office:value-type="string" calcext:value-type="string">
            <text:p>Plunge back</text:p>
          </table:table-cell>
          <table:table-cell office:value-type="string" calcext:value-type="string">
            <text:p>['Deep neckline', 'V-neck']</text:p>
          </table:table-cell>
          <table:table-cell office:value-type="string" calcext:value-type="string">
            <text:p>['Lilac', 'Solid colour']</text:p>
          </table:table-cell>
          <table:table-cell office:value-type="string" calcext:value-type="string">
            <text:p>H&amp;M EDITION</text:p>
          </table:table-cell>
          <table:table-cell office:value-type="string" calcext:value-type="string">
            <text:p>Rs. 6,9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86 cm', 'Length: 97 cm']</text:p>
          </table:table-cell>
          <table:table-cell office:value-type="string" calcext:value-type="string">
            <text:p>['Width: 94 cm', 'Length: 98 cm']</text:p>
          </table:table-cell>
          <table:table-cell office:value-type="string" calcext:value-type="string">
            <text:p>['Width: 1.02 m', 'Length: 99 cm']</text:p>
          </table:table-cell>
          <table:table-cell office:value-type="string" calcext:value-type="string">
            <text:p>['Width: 1.10 m', 'Length: 100 cm']</text:p>
          </table:table-cell>
          <table:table-cell office:value-type="string" calcext:value-type="string">
            <text:p>['Width: 1.22 m', 'Length: 10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4.0 cm (Size M/T)</text:p>
          </table:table-cell>
          <table:table-cell table:number-columns-repeated="7"/>
          <table:table-cell office:value-type="string" calcext:value-type="string">
            <text:p>Butterfly sleeve</text:p>
          </table:table-cell>
          <table:table-cell table:number-columns-repeated="17"/>
        </table:table-row>
        <table:table-row table:style-name="ro1">
          <table:table-cell office:value-type="string" calcext:value-type="string">
            <text:p>https://www2.hm.com/en_in/productpage.1196547002.html</text:p>
          </table:table-cell>
          <table:table-cell office:value-type="string" calcext:value-type="string">
            <text:p>[]</text:p>
          </table:table-cell>
          <table:table-cell office:value-type="string" calcext:value-type="string">
            <text:p>Short dress in a crinkled weave with a round neckline and a small opening with a concealed button at the back of the neck. Gently dropped shoulders and long, wide sleeves. Straight-cut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Cream/Beige/Yellow/Purpl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94 cm', 'Length: 80 cm']</text:p>
          </table:table-cell>
          <table:table-cell office:value-type="string" calcext:value-type="string">
            <text:p>['Width: 1.02 m', 'Length: 81 cm']</text:p>
          </table:table-cell>
          <table:table-cell office:value-type="string" calcext:value-type="string">
            <text:p>['Width: 1.10 m', 'Length: 82 cm']</text:p>
          </table:table-cell>
          <table:table-cell office:value-type="string" calcext:value-type="string">
            <text:p>['Width: 1.18 m', 'Length: 83 cm']</text:p>
          </table:table-cell>
          <table:table-cell office:value-type="string" calcext:value-type="string">
            <text:p>['Width: 1.30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5 cm (Size M/T)', 'Sleeve: Length: 67.1 cm (Size M/T)']</text:p>
          </table:table-cell>
          <table:table-cell table:number-columns-repeated="25"/>
        </table:table-row>
        <table:table-row table:style-name="ro1">
          <table:table-cell office:value-type="string" calcext:value-type="string">
            <text:p>https://www2.hm.com/en_in/productpage.1182656002.html</text:p>
          </table:table-cell>
          <table:table-cell office:value-type="string" calcext:value-type="string">
            <text:p>['Satin']</text:p>
          </table:table-cell>
          <table:table-cell office:value-type="string" calcext:value-type="string">
            <text:p>Ankle-length, fitted, one-shoulder dress in softly draping satin with one long, gently flared sleeve. Concealed zip at one side and gathers at the waist creating a draped effect. Diagonal hem with long fringes. Jersey lining.</text:p>
          </table:table-cell>
          <table:table-cell office:value-type="string" calcext:value-type="string">
            <text:p>Long</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 'Draped', 'One-shoulder']</text:p>
          </table:table-cell>
          <table:table-cell/>
          <table:table-cell office:value-type="string" calcext:value-type="string">
            <text:p>['Navy blue',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6.5 cm (Size 40T)', 'Sleeve: Length: 61.4 cm (Size 40T)']</text:p>
          </table:table-cell>
          <table:table-cell office:value-type="string" calcext:value-type="string">
            <text:p>['Width: 79 cm', 'Length: 1.16 m']</text:p>
          </table:table-cell>
          <table:table-cell office:value-type="string" calcext:value-type="string">
            <text:p>['Width: 83 cm', 'Length: 1.16 m']</text:p>
          </table:table-cell>
          <table:table-cell office:value-type="string" calcext:value-type="string">
            <text:p>['Width: 87 cm', 'Length: 1.17 m']</text:p>
          </table:table-cell>
          <table:table-cell office:value-type="string" calcext:value-type="string">
            <text:p>['Width: 91 cm', 'Length: 1.17 m']</text:p>
          </table:table-cell>
          <table:table-cell office:value-type="string" calcext:value-type="string">
            <text:p>['Width: 95 cm', 'Length: 1.18 m']</text:p>
          </table:table-cell>
          <table:table-cell office:value-type="string" calcext:value-type="string">
            <text:p>['Width: 1.02 m', 'Length: 1.19 m']</text:p>
          </table:table-cell>
          <table:table-cell office:value-type="string" calcext:value-type="string">
            <text:p>['Width: 1.05 m', 'Length: 1.19 m']</text:p>
          </table:table-cell>
          <table:table-cell table:number-columns-repeated="6"/>
          <table:table-cell office:value-type="string" calcext:value-type="string">
            <text:p>['Width: 98 cm', 'Length: 1.18 m']</text:p>
          </table:table-cell>
          <table:table-cell table:number-columns-repeated="11"/>
        </table:table-row>
        <table:table-row table:style-name="ro1">
          <table:table-cell office:value-type="string" calcext:value-type="string">
            <text:p>https://www2.hm.com/en_in/productpage.1104239003.html</text:p>
          </table:table-cell>
          <table:table-cell office:value-type="string" calcext:value-type="string">
            <text:p>[]</text:p>
          </table:table-cell>
          <table:table-cell office:value-type="string" calcext:value-type="string">
            <text:p>Short, double-breasted blazer dress in twill made from a LivaEco™ viscose blend. Peak lapels, buttons and a concealed press-stud at the front, and long sleeves with buttoned cuffs. Welt chest pocket and flap front pockets. Lined.</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lazer dress', 'Double-breasted']</text:p>
          </table:table-cell>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Blazer</text:p>
          </table:table-cell>
          <table:table-cell office:value-type="string" calcext:value-type="string">
            <text:p>['Width: 87 cm', 'Length: 77 cm']</text:p>
          </table:table-cell>
          <table:table-cell office:value-type="string" calcext:value-type="string">
            <text:p>['Width: 95 cm', 'Length: 78 cm']</text:p>
          </table:table-cell>
          <table:table-cell office:value-type="string" calcext:value-type="string">
            <text:p>['Width: 1.03 m', 'Length: 79 cm']</text:p>
          </table:table-cell>
          <table:table-cell office:value-type="string" calcext:value-type="string">
            <text:p>['Width: 1.11 m', 'Length: 80 cm']</text:p>
          </table:table-cell>
          <table:table-cell office:value-type="string" calcext:value-type="string">
            <text:p>['Width: 1.22 m', 'Length: 8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2.0 cm (Size M/T)', 'Back: Length: 82.0 cm (Size M/T)', 'Sleeve: Length: 62.1 cm (Size M/T)']</text:p>
          </table:table-cell>
          <table:table-cell table:number-columns-repeated="15"/>
          <table:table-cell office:value-type="string" calcext:value-type="string">
            <text:p>With pocket</text:p>
          </table:table-cell>
          <table:table-cell table:number-columns-repeated="9"/>
        </table:table-row>
        <table:table-row table:style-name="ro1">
          <table:table-cell office:value-type="string" calcext:value-type="string">
            <text:p>https://www2.hm.com/en_in/productpage.1135874007.html</text:p>
          </table:table-cell>
          <table:table-cell office:value-type="string" calcext:value-type="string">
            <text:p>[]</text:p>
          </table:table-cell>
          <table:table-cell office:value-type="string" calcext:value-type="string">
            <text:p>Short, A-line dress in an airy weave with a deep V-neckline and a gathered seam at the waist. Long, raglan-cut balloon sleeves with elasticat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Cream/Beig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02 m', 'Length: 79 cm']</text:p>
          </table:table-cell>
          <table:table-cell office:value-type="string" calcext:value-type="string">
            <text:p>['Width: 1.10 m', 'Length: 80 cm']</text:p>
          </table:table-cell>
          <table:table-cell office:value-type="string" calcext:value-type="string">
            <text:p>['Width: 1.18 m', 'Length: 81 cm']</text:p>
          </table:table-cell>
          <table:table-cell office:value-type="string" calcext:value-type="string">
            <text:p>['Width: 1.27 m', 'Length: 82 cm']</text:p>
          </table:table-cell>
          <table:table-cell office:value-type="string" calcext:value-type="string">
            <text:p>['Width: 1.39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5 cm (Size M/T)', 'Sleeve: Length: 74.0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69910005.html</text:p>
          </table:table-cell>
          <table:table-cell office:value-type="string" calcext:value-type="string">
            <text:p>[]</text:p>
          </table:table-cell>
          <table:table-cell office:value-type="string" calcext:value-type="string">
            <text:p>Oversized, ankle-length dress in a crêpe weave with a V-shaped neckline and buttons down the front. Short, wide sleeves. Unlined.</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V-neck</text:p>
          </table:table-cell>
          <table:table-cell office:value-type="string" calcext:value-type="string">
            <text:p>Black/Khaki green/Yellow/Light beige</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9"/>
          <table:table-cell office:value-type="string" calcext:value-type="string">
            <text:p>['Width: 1.72 m', 'Length: 1.04 m']</text:p>
          </table:table-cell>
          <table:table-cell office:value-type="string" calcext:value-type="string">
            <text:p>['Width: 1.87 m', 'Length: 1.05 m']</text:p>
          </table:table-cell>
          <table:table-cell office:value-type="string" calcext:value-type="string">
            <text:p>['Width: 2.01 m', 'Length: 1.06 m']</text:p>
          </table:table-cell>
          <table:table-cell office:value-type="string" calcext:value-type="string">
            <text:p>['Width: 2.16 m', 'Length: 1.07 m']</text:p>
          </table:table-cell>
          <table:table-cell table:number-columns-repeated="3"/>
        </table:table-row>
        <table:table-row table:style-name="ro1">
          <table:table-cell office:value-type="string" calcext:value-type="string">
            <text:p>https://www2.hm.com/en_in/productpage.1196982001.html</text:p>
          </table:table-cell>
          <table:table-cell office:value-type="string" calcext:value-type="string">
            <text:p>[]</text:p>
          </table:table-cell>
          <table:table-cell office:value-type="string" calcext:value-type="string">
            <text:p>Ankle-length dress in a crêpe weave with smocking at the top. Round neckline and a keyhole opening with a concealed button at the back of the neck. Long balloon sleeves with narrow elastication at the cuffs.</text:p>
          </table:table-cell>
          <table:table-cell office:value-type="string" calcext:value-type="string">
            <text:p>Long</text:p>
          </table:table-cell>
          <table:table-cell office:value-type="string" calcext:value-type="string">
            <text:p>Long sleeve</text:p>
          </table:table-cell>
          <table:table-cell office:value-type="string" calcext:value-type="string">
            <text:p>Slim fit</text:p>
          </table:table-cell>
          <table:table-cell office:value-type="string" calcext:value-type="string">
            <text:p>['Keyhole', 'Smocking']</text:p>
          </table:table-cell>
          <table:table-cell office:value-type="string" calcext:value-type="string">
            <text:p>Round neck</text:p>
          </table:table-cell>
          <table:table-cell office:value-type="string" calcext:value-type="string">
            <text:p>['Black/Pink/Green/Orange/Yellow', 'Floral']</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7 cm', 'Length: 1.27 m']</text:p>
          </table:table-cell>
          <table:table-cell office:value-type="string" calcext:value-type="string">
            <text:p>['Width: 75 cm', 'Length: 1.28 m']</text:p>
          </table:table-cell>
          <table:table-cell office:value-type="string" calcext:value-type="string">
            <text:p>['Width: 83 cm', 'Length: 1.29 m']</text:p>
          </table:table-cell>
          <table:table-cell office:value-type="string" calcext:value-type="string">
            <text:p>['Width: 91 cm', 'Length: 1.30 m']</text:p>
          </table:table-cell>
          <table:table-cell office:value-type="string" calcext:value-type="string">
            <text:p>['Width: 1.01 m', 'Length: 1.3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0.0 cm (Size M/T)', 'Back: Length: 136.0 cm (Size M/T)', 'Sleeve: Length: 66.4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94442001.html</text:p>
          </table:table-cell>
          <table:table-cell office:value-type="string" calcext:value-type="string">
            <text:p>[]</text:p>
          </table:table-cell>
          <table:table-cell office:value-type="string" calcext:value-type="string">
            <text:p>Short halterneck dress in woven fabric with a slight sheen. Narrow cut at the top with draping and a round, rhinestone chain that can be adjusted with a trigger clasp. Low-cut back with covered elastication. Partly 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raped', 'Plunge back']</text:p>
          </table:table-cell>
          <table:table-cell office:value-type="string" calcext:value-type="string">
            <text:p>Halterneck</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85 cm']</text:p>
          </table:table-cell>
          <table:table-cell office:value-type="string" calcext:value-type="string">
            <text:p>['Width: 88 cm', 'Length: 87 cm']</text:p>
          </table:table-cell>
          <table:table-cell office:value-type="string" calcext:value-type="string">
            <text:p>['Width: 96 cm', 'Length: 88 cm']</text:p>
          </table:table-cell>
          <table:table-cell office:value-type="string" calcext:value-type="string">
            <text:p>['Width: 1.03 m', 'Length: 90 cm']</text:p>
          </table:table-cell>
          <table:table-cell office:value-type="string" calcext:value-type="string">
            <text:p>['Width: 1.13 m', 'Length: 9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0 cm (Size M/T)</text:p>
          </table:table-cell>
          <table:table-cell table:number-columns-repeated="25"/>
        </table:table-row>
        <table:table-row table:style-name="ro1">
          <table:table-cell office:value-type="string" calcext:value-type="string">
            <text:p>https://www2.hm.com/en_in/productpage.1189072001.html</text:p>
          </table:table-cell>
          <table:table-cell office:value-type="string" calcext:value-type="string">
            <text:p>[]</text:p>
          </table:table-cell>
          <table:table-cell office:value-type="string" calcext:value-type="string">
            <text:p>Long, fitted dress in a soft knit made from a viscose blend with a turtle neck, gently dropped shoulders and long sleeves. Gently flared skirt with a straight hem.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Turtleneck</text:p>
          </table:table-cell>
          <table:table-cell office:value-type="string" calcext:value-type="string">
            <text:p>['Navy blue',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8 cm', 'Length: 1.14 m']</text:p>
          </table:table-cell>
          <table:table-cell office:value-type="string" calcext:value-type="string">
            <text:p>['Width: 66 cm', 'Length: 1.15 m']</text:p>
          </table:table-cell>
          <table:table-cell office:value-type="string" calcext:value-type="string">
            <text:p>['Width: 74 cm', 'Length: 1.16 m']</text:p>
          </table:table-cell>
          <table:table-cell office:value-type="string" calcext:value-type="string">
            <text:p>['Width: 82 cm', 'Length: 1.17 m']</text:p>
          </table:table-cell>
          <table:table-cell office:value-type="string" calcext:value-type="string">
            <text:p>['Width: 90 cm', 'Length: 1.1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2654003.html</text:p>
          </table:table-cell>
          <table:table-cell office:value-type="string" calcext:value-type="string">
            <text:p>['Satin']</text:p>
          </table:table-cell>
          <table:table-cell office:value-type="string" calcext:value-type="string">
            <text:p>Short dress in softly draping satin with a V-neckline and a wrapover front with wide ties at one side. Low dropped shoulders and long sleeves with a slit and button at the cuffs. Elasticated seam at the back of the waist. Long fringes around the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 'Wrapover']</text:p>
          </table:table-cell>
          <table:table-cell office:value-type="string" calcext:value-type="string">
            <text:p>V-neck</text:p>
          </table:table-cell>
          <table:table-cell office:value-type="string" calcext:value-type="string">
            <text:p>['Black/Cerise/Pink/Green/Light green/Yellow', 'Floral', 'Tropical flowers']</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78 cm']</text:p>
          </table:table-cell>
          <table:table-cell office:value-type="string" calcext:value-type="string">
            <text:p>['Width: 89 cm', 'Length: 79 cm']</text:p>
          </table:table-cell>
          <table:table-cell office:value-type="string" calcext:value-type="string">
            <text:p>['Width: 97 cm', 'Length: 80 cm']</text:p>
          </table:table-cell>
          <table:table-cell office:value-type="string" calcext:value-type="string">
            <text:p>['Width: 1.05 m', 'Length: 81 cm']</text:p>
          </table:table-cell>
          <table:table-cell office:value-type="string" calcext:value-type="string">
            <text:p>['Width: 1.17 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3.2 cm (Size M/T)', 'Back: Length: 84.0 cm (Size M/T)']</text:p>
          </table:table-cell>
          <table:table-cell table:number-columns-repeated="25"/>
        </table:table-row>
        <table:table-row table:style-name="ro1">
          <table:table-cell office:value-type="string" calcext:value-type="string">
            <text:p>https://www2.hm.com/en_in/productpage.1196547004.html</text:p>
          </table:table-cell>
          <table:table-cell office:value-type="string" calcext:value-type="string">
            <text:p>[]</text:p>
          </table:table-cell>
          <table:table-cell office:value-type="string" calcext:value-type="string">
            <text:p>Short dress in a crinkled weave with a round neckline and a small opening with a concealed button at the back of the neck. Gently dropped shoulders and long, wide sleeves. Straight-cut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Black/Cream', 'Spott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94 cm', 'Length: 80 cm']</text:p>
          </table:table-cell>
          <table:table-cell office:value-type="string" calcext:value-type="string">
            <text:p>['Width: 1.02 m', 'Length: 81 cm']</text:p>
          </table:table-cell>
          <table:table-cell office:value-type="string" calcext:value-type="string">
            <text:p>['Width: 1.10 m', 'Length: 82 cm']</text:p>
          </table:table-cell>
          <table:table-cell office:value-type="string" calcext:value-type="string">
            <text:p>['Width: 1.18 m', 'Length: 83 cm']</text:p>
          </table:table-cell>
          <table:table-cell office:value-type="string" calcext:value-type="string">
            <text:p>['Width: 1.30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5 cm (Size M/T)', 'Sleeve: Length: 67.1 cm (Size M/T)']</text:p>
          </table:table-cell>
          <table:table-cell table:number-columns-repeated="25"/>
        </table:table-row>
        <table:table-row table:style-name="ro1">
          <table:table-cell office:value-type="string" calcext:value-type="string">
            <text:p>https://www2.hm.com/en_in/productpage.1175931003.html</text:p>
          </table:table-cell>
          <table:table-cell office:value-type="string" calcext:value-type="string">
            <text:p>[]</text:p>
          </table:table-cell>
          <table:table-cell office:value-type="string" calcext:value-type="string">
            <text:p>Calf-length, sleeveless dress in woven fabric with narrow, adjustable shoulder straps. Deep V-neckline and double spaghetti drawstrings at the waist, tied at the sides.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Deep neckline', 'V-neck']</text:p>
          </table:table-cell>
          <table:table-cell office:value-type="string" calcext:value-type="string">
            <text:p>['Coral/Beige/Cream', 'Patterned']</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39 cm', 'Length: 98 cm']</text:p>
          </table:table-cell>
          <table:table-cell office:value-type="string" calcext:value-type="string">
            <text:p>['Width: 42 cm', 'Length: 98 cm']</text:p>
          </table:table-cell>
          <table:table-cell office:value-type="string" calcext:value-type="string">
            <text:p>['Width: 45 cm', 'Length: 98 cm']</text:p>
          </table:table-cell>
          <table:table-cell office:value-type="string" calcext:value-type="string">
            <text:p>['Width: 48 cm', 'Length: 98 cm']</text:p>
          </table:table-cell>
          <table:table-cell office:value-type="string" calcext:value-type="string">
            <text:p>['Width: 53 c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3.0 cm (Size M/T)</text:p>
          </table:table-cell>
          <table:table-cell table:number-columns-repeated="25"/>
        </table:table-row>
        <table:table-row table:style-name="ro1">
          <table:table-cell office:value-type="string" calcext:value-type="string">
            <text:p>https://www2.hm.com/en_in/productpage.1177683005.html</text:p>
          </table:table-cell>
          <table:table-cell office:value-type="string" calcext:value-type="string">
            <text:p>[]</text:p>
          </table:table-cell>
          <table:table-cell office:value-type="string" calcext:value-type="string">
            <text:p>Short dress in woven fabric made from a viscose blend. V-shaped neckline, narrow, adjustable shoulder straps and a wrapover front with wide ties at one side. Elasticated seam at the back of the wais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Black/Khaki green/Yellow/Light beige</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5 cm', 'Length: 61 cm']</text:p>
          </table:table-cell>
          <table:table-cell office:value-type="string" calcext:value-type="string">
            <text:p>['Width: 81 cm', 'Length: 61 cm']</text:p>
          </table:table-cell>
          <table:table-cell office:value-type="string" calcext:value-type="string">
            <text:p>['Width: 87 cm', 'Length: 61 cm']</text:p>
          </table:table-cell>
          <table:table-cell office:value-type="string" calcext:value-type="string">
            <text:p>['Width: 94 cm', 'Length: 61 cm']</text:p>
          </table:table-cell>
          <table:table-cell office:value-type="string" calcext:value-type="string">
            <text:p>['Width: 1.04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1 cm (Size M/T)</text:p>
          </table:table-cell>
          <table:table-cell table:number-columns-repeated="10"/>
          <table:table-cell office:value-type="string" calcext:value-type="string">
            <text:p>['Width: 1.14 m', 'Length: 62 cm']</text:p>
          </table:table-cell>
          <table:table-cell table:number-columns-repeated="5"/>
          <table:table-cell office:value-type="string" calcext:value-type="string">
            <text:p>['Width: 1.25 m', 'Length: 62 cm']</text:p>
          </table:table-cell>
          <table:table-cell office:value-type="string" calcext:value-type="string">
            <text:p>['Width: 1.35 m', 'Length: 63 cm']</text:p>
          </table:table-cell>
          <table:table-cell table:number-columns-repeated="7"/>
        </table:table-row>
        <table:table-row table:style-name="ro1">
          <table:table-cell office:value-type="string" calcext:value-type="string">
            <text:p>https://www2.hm.com/en_in/productpage.1169910001.html</text:p>
          </table:table-cell>
          <table:table-cell office:value-type="string" calcext:value-type="string">
            <text:p>[]</text:p>
          </table:table-cell>
          <table:table-cell office:value-type="string" calcext:value-type="string">
            <text:p>Oversized, ankle-length dress in a crêpe weave with a V-shaped neckline and buttons down the front. Short, wide sleeves. Unlined.</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V-neck</text:p>
          </table:table-cell>
          <table:table-cell office:value-type="string" calcext:value-type="string">
            <text:p>['Natural white/Black', 'Zebra-print']</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9"/>
          <table:table-cell office:value-type="string" calcext:value-type="string">
            <text:p>['Width: 47 cm', 'Length: 1.04 m']</text:p>
          </table:table-cell>
          <table:table-cell office:value-type="string" calcext:value-type="string">
            <text:p>['Width: 51 cm', 'Length: 1.05 m']</text:p>
          </table:table-cell>
          <table:table-cell office:value-type="string" calcext:value-type="string">
            <text:p>['Width: 54 cm', 'Length: 1.06 m']</text:p>
          </table:table-cell>
          <table:table-cell table:number-columns-repeated="4"/>
        </table:table-row>
        <table:table-row table:style-name="ro1">
          <table:table-cell office:value-type="string" calcext:value-type="string">
            <text:p>https://www2.hm.com/en_in/productpage.1141649001.html</text:p>
          </table:table-cell>
          <table:table-cell office:value-type="string" calcext:value-type="string">
            <text:p>[]</text:p>
          </table:table-cell>
          <table:table-cell office:value-type="string" calcext:value-type="string">
            <text:p>Ankle-length dress in sequined jersey with a V-shaped neckline and decorative pleats at the front and back. Long, wide sleeves, a concealed zip at one side and a gently flared skirt. 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ronze', 'Solid colour']</text:p>
          </table:table-cell>
          <table:table-cell office:value-type="string" calcext:value-type="string">
            <text:p>EVERYDAY FASHION</text:p>
          </table:table-cell>
          <table:table-cell office:value-type="string" calcext:value-type="string">
            <text:p>Rs. 7,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4696005.html</text:p>
          </table:table-cell>
          <table:table-cell office:value-type="string" calcext:value-type="string">
            <text:p>['Jersey']</text:p>
          </table:table-cell>
          <table:table-cell office:value-type="string" calcext:value-type="string">
            <text:p>Fitted, calf-length, sleeveless dress in soft jersey. Small stand-up collar and a concealed zip on one shoulder. Gathers at the waist for a gently draped effect and a straight-cut hem.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8 cm', 'Length: 1.02 m']</text:p>
          </table:table-cell>
          <table:table-cell office:value-type="string" calcext:value-type="string">
            <text:p>['Width: 76 cm', 'Length: 1.04 m']</text:p>
          </table:table-cell>
          <table:table-cell office:value-type="string" calcext:value-type="string">
            <text:p>['Width: 84 cm', 'Length: 1.05 m']</text:p>
          </table:table-cell>
          <table:table-cell office:value-type="string" calcext:value-type="string">
            <text:p>['Width: 92 cm', 'Length: 1.07 m']</text:p>
          </table:table-cell>
          <table:table-cell office:value-type="string" calcext:value-type="string">
            <text:p>['Width: 1.04 m', 'Length: 1.08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1.0 cm (Size M/T)', 'Back: Length: 110.5 cm (Size M/T)']</text:p>
          </table:table-cell>
          <table:table-cell table:number-columns-repeated="9"/>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97062001.html</text:p>
          </table:table-cell>
          <table:table-cell office:value-type="string" calcext:value-type="string">
            <text:p>[]</text:p>
          </table:table-cell>
          <table:table-cell office:value-type="string" calcext:value-type="string">
            <text:p>Calf-length dress in a patterned weave with a collar, buttons down the front and a detachable tie belt at the waist. Long sleeves and wide cuffs with a slit and button.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Green/Cream/Light green/Black', 'Patterned']</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89 cm', 'Length: 1.13 m']</text:p>
          </table:table-cell>
          <table:table-cell office:value-type="string" calcext:value-type="string">
            <text:p>['Width: 97 cm', 'Length: 1.14 m']</text:p>
          </table:table-cell>
          <table:table-cell office:value-type="string" calcext:value-type="string">
            <text:p>['Width: 1.05 m', 'Length: 1.15 m']</text:p>
          </table:table-cell>
          <table:table-cell office:value-type="string" calcext:value-type="string">
            <text:p>['Width: 1.13 m', 'Length: 1.16 m']</text:p>
          </table:table-cell>
          <table:table-cell office:value-type="string" calcext:value-type="string">
            <text:p>['Width: 1.25 m', 'Length: 1.17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7 cm (Size M/T)', 'Back: Length: 123.0 cm (Size M/T)', 'Shoulder: Width: 44.6 cm (Size M/T)']</text:p>
          </table:table-cell>
          <table:table-cell table:number-columns-repeated="9"/>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90514002.html</text:p>
          </table:table-cell>
          <table:table-cell office:value-type="string" calcext:value-type="string">
            <text:p>[]</text:p>
          </table:table-cell>
          <table:table-cell office:value-type="string" calcext:value-type="string">
            <text:p>Calf-length dress in woven fabric made from a viscose blend. V-shaped neckline and wide shoulder straps with a decorative knot at the front. Elasticated seam at the waist and a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right red',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1 cm', 'Length: 98 cm']</text:p>
          </table:table-cell>
          <table:table-cell office:value-type="string" calcext:value-type="string">
            <text:p>['Width: 99 cm', 'Length: 99 cm']</text:p>
          </table:table-cell>
          <table:table-cell office:value-type="string" calcext:value-type="string">
            <text:p>['Width: 1.07 m', 'Length: 100 cm']</text:p>
          </table:table-cell>
          <table:table-cell office:value-type="string" calcext:value-type="string">
            <text:p>['Width: 1.15 m', 'Length: 1.02 m']</text:p>
          </table:table-cell>
          <table:table-cell office:value-type="string" calcext:value-type="string">
            <text:p>['Width: 1.25 m', 'Length: 1.0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9898001.html</text:p>
          </table:table-cell>
          <table:table-cell office:value-type="string" calcext:value-type="string">
            <text:p>[]</text:p>
          </table:table-cell>
          <table:table-cell office:value-type="string" calcext:value-type="string">
            <text:p>Calf-length dress in woven fabric with a round neckline and short, open sleeves. Gathered seam at the waist for a ruched effect and a concealed zip at the back.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White/Purple', 'Patterned']</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27 cm', 'Length: 1.22 m']</text:p>
          </table:table-cell>
          <table:table-cell office:value-type="string" calcext:value-type="string">
            <text:p>['Width: 32 cm', 'Length: 1.23 m']</text:p>
          </table:table-cell>
          <table:table-cell office:value-type="string" calcext:value-type="string">
            <text:p>['Width: 35 cm', 'Length: 1.24 m']</text:p>
          </table:table-cell>
          <table:table-cell office:value-type="string" calcext:value-type="string">
            <text:p>['Width: 38 cm', 'Length: 1.25 m']</text:p>
          </table:table-cell>
          <table:table-cell office:value-type="string" calcext:value-type="string">
            <text:p>['Width: 49 cm', 'Length: 1.27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5048002.html</text:p>
          </table:table-cell>
          <table:table-cell office:value-type="string" calcext:value-type="string">
            <text:p>['Jersey']</text:p>
          </table:table-cell>
          <table:table-cell office:value-type="string" calcext:value-type="string">
            <text:p>Short dress in crinkled jersey with a sewn-in wrapover at the front, a deep V-neckline and short, wide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Coral/Beige/Cream',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0 cm', 'Length: 87 cm']</text:p>
          </table:table-cell>
          <table:table-cell office:value-type="string" calcext:value-type="string">
            <text:p>['Width: 68 cm', 'Length: 89 cm']</text:p>
          </table:table-cell>
          <table:table-cell office:value-type="string" calcext:value-type="string">
            <text:p>['Width: 76 cm', 'Length: 90 cm']</text:p>
          </table:table-cell>
          <table:table-cell office:value-type="string" calcext:value-type="string">
            <text:p>['Width: 84 cm', 'Length: 92 cm']</text:p>
          </table:table-cell>
          <table:table-cell office:value-type="string" calcext:value-type="string">
            <text:p>['Width: 96 c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4.5 cm (Size M/T)</text:p>
          </table:table-cell>
          <table:table-cell table:number-columns-repeated="10"/>
          <table:table-cell office:value-type="string" calcext:value-type="string">
            <text:p>['Width: 1.08 m', 'Length: 95 cm']</text:p>
          </table:table-cell>
          <table:table-cell table:number-columns-repeated="5"/>
          <table:table-cell office:value-type="string" calcext:value-type="string">
            <text:p>['Width: 1.20 m', 'Length: 96 cm']</text:p>
          </table:table-cell>
          <table:table-cell office:value-type="string" calcext:value-type="string">
            <text:p>['Width: 1.32 m', 'Length: 98 cm']</text:p>
          </table:table-cell>
          <table:table-cell table:number-columns-repeated="7"/>
        </table:table-row>
        <table:table-row table:style-name="ro1">
          <table:table-cell office:value-type="string" calcext:value-type="string">
            <text:p>https://www2.hm.com/en_in/productpage.1182186003.html</text:p>
          </table:table-cell>
          <table:table-cell office:value-type="string" calcext:value-type="string">
            <text:p>[]</text:p>
          </table:table-cell>
          <table:table-cell office:value-type="string" calcext:value-type="string">
            <text:p>Short dress in softly draping satin with a V-neckline and a wrapover front with spaghetti ties at one side and a concealed tab with buttons at the other. Gently dropped shoulders and long, wide sleeve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Wrapover']</text:p>
          </table:table-cell>
          <table:table-cell office:value-type="string" calcext:value-type="string">
            <text:p>V-neck</text:p>
          </table:table-cell>
          <table:table-cell office:value-type="string" calcext:value-type="string">
            <text:p>['Black/White', 'Spott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86 cm', 'Length: 79 cm']</text:p>
          </table:table-cell>
          <table:table-cell office:value-type="string" calcext:value-type="string">
            <text:p>['Width: 92 cm', 'Length: 80 cm']</text:p>
          </table:table-cell>
          <table:table-cell office:value-type="string" calcext:value-type="string">
            <text:p>['Width: 98 cm', 'Length: 81 cm']</text:p>
          </table:table-cell>
          <table:table-cell office:value-type="string" calcext:value-type="string">
            <text:p>['Width: 1.05 m', 'Length: 82 cm']</text:p>
          </table:table-cell>
          <table:table-cell office:value-type="string" calcext:value-type="string">
            <text:p>['Width: 1.15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5 cm (Size M/T)', 'Sleeve: Length: 61.4 cm (Size M/T)', 'Shoulder: Width: 40.6 cm (Size M/T)']</text:p>
          </table:table-cell>
          <table:table-cell table:number-columns-repeated="25"/>
        </table:table-row>
        <table:table-row table:style-name="ro1">
          <table:table-cell office:value-type="string" calcext:value-type="string">
            <text:p>https://www2.hm.com/en_in/productpage.1135874005.html</text:p>
          </table:table-cell>
          <table:table-cell office:value-type="string" calcext:value-type="string">
            <text:p>[]</text:p>
          </table:table-cell>
          <table:table-cell office:value-type="string" calcext:value-type="string">
            <text:p>Short, A-line dress in an airy weave with a deep V-neckline and a gathered seam at the waist. Long, raglan-cut balloon sleeves with elasticat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Cerise/White', 'Floral', 'Orchid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02 m', 'Length: 79 cm']</text:p>
          </table:table-cell>
          <table:table-cell office:value-type="string" calcext:value-type="string">
            <text:p>['Width: 1.10 m', 'Length: 80 cm']</text:p>
          </table:table-cell>
          <table:table-cell office:value-type="string" calcext:value-type="string">
            <text:p>['Width: 1.18 m', 'Length: 81 cm']</text:p>
          </table:table-cell>
          <table:table-cell office:value-type="string" calcext:value-type="string">
            <text:p>['Width: 1.27 m', 'Length: 82 cm']</text:p>
          </table:table-cell>
          <table:table-cell office:value-type="string" calcext:value-type="string">
            <text:p>['Width: 1.39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5 cm (Size M/T)', 'Sleeve: Length: 74.0 cm (Size M/T)']</text:p>
          </table:table-cell>
          <table:table-cell table:number-columns-repeated="7"/>
          <table:table-cell office:value-type="string" calcext:value-type="string">
            <text:p>['Balloon sleeve', 'Raglan sleeve']</text:p>
          </table:table-cell>
          <table:table-cell table:number-columns-repeated="2"/>
          <table:table-cell office:value-type="string" calcext:value-type="string">
            <text:p>['Width: 1.51 m', 'Length: 84 cm']</text:p>
          </table:table-cell>
          <table:table-cell table:number-columns-repeated="5"/>
          <table:table-cell office:value-type="string" calcext:value-type="string">
            <text:p>['Width: 1.63 m', 'Length: 85 cm']</text:p>
          </table:table-cell>
          <table:table-cell office:value-type="string" calcext:value-type="string">
            <text:p>['Width: 1.75 m', 'Length: 86 cm']</text:p>
          </table:table-cell>
          <table:table-cell table:number-columns-repeated="7"/>
        </table:table-row>
        <table:table-row table:style-name="ro1">
          <table:table-cell office:value-type="string" calcext:value-type="string">
            <text:p>https://www2.hm.com/en_in/productpage.1170241001.html</text:p>
          </table:table-cell>
          <table:table-cell office:value-type="string" calcext:value-type="string">
            <text:p>[]</text:p>
          </table:table-cell>
          <table:table-cell office:value-type="string" calcext:value-type="string">
            <text:p>Long dress in woven fabric made from a patterned viscose blend. Wrapover front with a wide tie belt at the waist and long balloon sleeves in a raglan cut with narrow elastication at the cuffs. Gathered tier in the skirt for added width.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Light beige/Orange/Pink/Green', 'Floral']</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9 cm', 'Length: 1.20 m']</text:p>
          </table:table-cell>
          <table:table-cell office:value-type="string" calcext:value-type="string">
            <text:p>['Width: 96 cm', 'Length: 1.21 m']</text:p>
          </table:table-cell>
          <table:table-cell office:value-type="string" calcext:value-type="string">
            <text:p>['Width: 1.02 m', 'Length: 1.22 m']</text:p>
          </table:table-cell>
          <table:table-cell office:value-type="string" calcext:value-type="string">
            <text:p>['Width: 1.08 m', 'Length: 1.23 m']</text:p>
          </table:table-cell>
          <table:table-cell office:value-type="string" calcext:value-type="string">
            <text:p>['Width: 1.18 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8.5 cm (Size M/T)', 'Sleeve: Length: 73.2 cm (Size M/T)']</text:p>
          </table:table-cell>
          <table:table-cell table:number-columns-repeated="7"/>
          <table:table-cell office:value-type="string" calcext:value-type="string">
            <text:p>['Balloon sleeve', 'Raglan sleeve']</text:p>
          </table:table-cell>
          <table:table-cell table:number-columns-repeated="2"/>
          <table:table-cell office:value-type="string" calcext:value-type="string">
            <text:p>['Width: 1.28 m', 'Length: 1.25 m']</text:p>
          </table:table-cell>
          <table:table-cell table:number-columns-repeated="5"/>
          <table:table-cell office:value-type="string" calcext:value-type="string">
            <text:p>['Width: 1.38 m', 'Length: 1.26 m']</text:p>
          </table:table-cell>
          <table:table-cell office:value-type="string" calcext:value-type="string">
            <text:p>['Width: 1.48 m', 'Length: 1.27 m']</text:p>
          </table:table-cell>
          <table:table-cell table:number-columns-repeated="7"/>
        </table:table-row>
        <table:table-row table:style-name="ro1">
          <table:table-cell office:value-type="string" calcext:value-type="string">
            <text:p>https://www2.hm.com/en_in/productpage.1176896002.html</text:p>
          </table:table-cell>
          <table:table-cell office:value-type="string" calcext:value-type="string">
            <text:p>[]</text:p>
          </table:table-cell>
          <table:table-cell office:value-type="string" calcext:value-type="string">
            <text:p>Calf-length, fitted dress in soft jersey with a square neckline, short sleeves that finish just above the elbows and a straight-cut hem with a high slit at one side.</text:p>
          </table:table-cell>
          <table:table-cell office:value-type="string" calcext:value-type="string">
            <text:p>Midi</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lit']</text:p>
          </table:table-cell>
          <table:table-cell office:value-type="string" calcext:value-type="string">
            <text:p>Square neckline</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70 cm', 'Length: 1.11 m']</text:p>
          </table:table-cell>
          <table:table-cell office:value-type="string" calcext:value-type="string">
            <text:p>['Width: 78 cm', 'Length: 1.12 m']</text:p>
          </table:table-cell>
          <table:table-cell office:value-type="string" calcext:value-type="string">
            <text:p>['Width: 86 cm', 'Length: 1.14 m']</text:p>
          </table:table-cell>
          <table:table-cell office:value-type="string" calcext:value-type="string">
            <text:p>['Width: 94 cm', 'Length: 1.16 m']</text:p>
          </table:table-cell>
          <table:table-cell office:value-type="string" calcext:value-type="string">
            <text:p>['Width: 1.06 m', 'Length: 1.1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176430002.html</text:p>
          </table:table-cell>
          <table:table-cell office:value-type="string" calcext:value-type="string">
            <text:p>['Cotton', 'Muslin']</text:p>
          </table:table-cell>
          <table:table-cell office:value-type="string" calcext:value-type="string">
            <text:p>Calf-length, fitted dress in soft cotton muslin with a V-neckline and a wrapover front with wide ties at one side and narrow, concealed ties at the other. Long sleeves with gathers over the shoulders and covered elastication at the cuff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Wrapover</text:p>
          </table:table-cell>
          <table:table-cell office:value-type="string" calcext:value-type="string">
            <text:p>V-neck</text:p>
          </table:table-cell>
          <table:table-cell office:value-type="string" calcext:value-type="string">
            <text:p>['Black', 'Solid colour']</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39 cm', 'Length: 1.12 m']</text:p>
          </table:table-cell>
          <table:table-cell office:value-type="string" calcext:value-type="string">
            <text:p>['Width: 43 cm', 'Length: 1.13 m']</text:p>
          </table:table-cell>
          <table:table-cell office:value-type="string" calcext:value-type="string">
            <text:p>['Width: 47 cm', 'Length: 1.15 m']</text:p>
          </table:table-cell>
          <table:table-cell office:value-type="string" calcext:value-type="string">
            <text:p>['Width: 51 cm', 'Length: 1.16 m']</text:p>
          </table:table-cell>
          <table:table-cell office:value-type="string" calcext:value-type="string">
            <text:p>['Width: 57 cm', 'Length: 1.18 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4 cm (Size M/T)', 'Shoulder: Width: 37.0 cm (Size M/T)']</text:p>
          </table:table-cell>
          <table:table-cell table:number-columns-repeated="11"/>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7210003.html</text:p>
          </table:table-cell>
          <table:table-cell office:value-type="string" calcext:value-type="string">
            <text:p>['Satin']</text:p>
          </table:table-cell>
          <table:table-cell office:value-type="string" calcext:value-type="string">
            <text:p>Calf-length dress in softly draping satin with a square neckline, adjustable spaghetti shoulder straps and a concealed zip at one side. Visible seams over the bust and down the front and back. Fitted bodice and a gently flared skirt. Straight-cut hem. Jersey lining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A-line', 'Slip dress', 'Strappy dress']</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1.05 m']</text:p>
          </table:table-cell>
          <table:table-cell office:value-type="string" calcext:value-type="string">
            <text:p>['Width: 87 cm', 'Length: 1.04 m']</text:p>
          </table:table-cell>
          <table:table-cell office:value-type="string" calcext:value-type="string">
            <text:p>['Width: 95 cm', 'Length: 1.04 m']</text:p>
          </table:table-cell>
          <table:table-cell office:value-type="string" calcext:value-type="string">
            <text:p>['Width: 1.03 m', 'Length: 1.03 m']</text:p>
          </table:table-cell>
          <table:table-cell office:value-type="string" calcext:value-type="string">
            <text:p>['Width: 1.15 m', 'Length: 1.0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84.1 cm (Size M/T)', 'Back: Length: 103.6 cm (Size M/T)']</text:p>
          </table:table-cell>
          <table:table-cell table:number-columns-repeated="8"/>
          <table:table-cell office:value-type="string" calcext:value-type="string">
            <text:p>['Width: 75 cm', 'Length: 1.05 m']</text:p>
          </table:table-cell>
          <table:table-cell table:number-columns-repeated="16"/>
        </table:table-row>
        <table:table-row table:style-name="ro1">
          <table:table-cell office:value-type="string" calcext:value-type="string">
            <text:p>https://www2.hm.com/en_in/productpage.1175931002.html</text:p>
          </table:table-cell>
          <table:table-cell office:value-type="string" calcext:value-type="string">
            <text:p>[]</text:p>
          </table:table-cell>
          <table:table-cell office:value-type="string" calcext:value-type="string">
            <text:p>Calf-length, sleeveless dress in woven fabric with narrow, adjustable shoulder straps. Deep V-neckline and double spaghetti drawstrings at the waist, tied at the sides.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Deep neckline', 'V-neck']</text:p>
          </table:table-cell>
          <table:table-cell office:value-type="string" calcext:value-type="string">
            <text:p>['Light green/White/Light pink/Yellow', 'Floral']</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39 cm', 'Length: 98 cm']</text:p>
          </table:table-cell>
          <table:table-cell office:value-type="string" calcext:value-type="string">
            <text:p>['Width: 42 cm', 'Length: 98 cm']</text:p>
          </table:table-cell>
          <table:table-cell office:value-type="string" calcext:value-type="string">
            <text:p>['Width: 45 cm', 'Length: 98 cm']</text:p>
          </table:table-cell>
          <table:table-cell office:value-type="string" calcext:value-type="string">
            <text:p>['Width: 48 cm', 'Length: 98 cm']</text:p>
          </table:table-cell>
          <table:table-cell office:value-type="string" calcext:value-type="string">
            <text:p>['Width: 53 c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3.0 cm (Size M/T)</text:p>
          </table:table-cell>
          <table:table-cell table:number-columns-repeated="10"/>
          <table:table-cell office:value-type="string" calcext:value-type="string">
            <text:p>['Width: 58 cm', 'Length: 98 cm']</text:p>
          </table:table-cell>
          <table:table-cell table:number-columns-repeated="5"/>
          <table:table-cell office:value-type="string" calcext:value-type="string">
            <text:p>['Width: 63 cm', 'Length: 98 cm']</text:p>
          </table:table-cell>
          <table:table-cell office:value-type="string" calcext:value-type="string">
            <text:p>['Width: 68 cm', 'Length: 98 cm']</text:p>
          </table:table-cell>
          <table:table-cell table:number-columns-repeated="7"/>
        </table:table-row>
        <table:table-row table:style-name="ro1">
          <table:table-cell office:value-type="string" calcext:value-type="string">
            <text:p>https://www2.hm.com/en_in/productpage.1187865002.html</text:p>
          </table:table-cell>
          <table:table-cell office:value-type="string" calcext:value-type="string">
            <text:p>[]</text:p>
          </table:table-cell>
          <table:table-cell office:value-type="string" calcext:value-type="string">
            <text:p>Calf-length dress in woven fabric with adjustable spaghetti shoulder straps. Wrapover front and a deep V-neckline with a concealed hook-and-eye fastener. Wide tie belt at the waist and a wide flounce trim at the hem.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Deep neckline</text:p>
          </table:table-cell>
          <table:table-cell office:value-type="string" calcext:value-type="string">
            <text:p>['Lilac',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0 cm', 'Length: 1.17 m']</text:p>
          </table:table-cell>
          <table:table-cell office:value-type="string" calcext:value-type="string">
            <text:p>['Width: 86 cm', 'Length: 1.17 m']</text:p>
          </table:table-cell>
          <table:table-cell office:value-type="string" calcext:value-type="string">
            <text:p>['Width: 92 cm', 'Length: 1.18 m']</text:p>
          </table:table-cell>
          <table:table-cell office:value-type="string" calcext:value-type="string">
            <text:p>['Width: 99 cm', 'Length: 1.26 m']</text:p>
          </table:table-cell>
          <table:table-cell office:value-type="string" calcext:value-type="string">
            <text:p>['Width: 1.09 m', 'Leng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7.8 cm (Size M/T)</text:p>
          </table:table-cell>
          <table:table-cell table:number-columns-repeated="25"/>
        </table:table-row>
        <table:table-row table:style-name="ro1">
          <table:table-cell office:value-type="string" calcext:value-type="string">
            <text:p>https://www2.hm.com/en_in/productpage.1185334001.html</text:p>
          </table:table-cell>
          <table:table-cell office:value-type="string" calcext:value-type="string">
            <text:p>[]</text:p>
          </table:table-cell>
          <table:table-cell office:value-type="string" calcext:value-type="string">
            <text:p>Short, loose-fit tunic dress in a crinkled weave with a round neckline and a V-shaped opening with lacing. Long, wide raglan sleeves and wide cuffs with a sli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Slit</text:p>
          </table:table-cell>
          <table:table-cell office:value-type="string" calcext:value-type="string">
            <text:p>Round neck</text:p>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02 m', 'Length: 82 cm']</text:p>
          </table:table-cell>
          <table:table-cell office:value-type="string" calcext:value-type="string">
            <text:p>['Width: 1.10 m', 'Length: 83 cm']</text:p>
          </table:table-cell>
          <table:table-cell office:value-type="string" calcext:value-type="string">
            <text:p>['Width: 1.18 m', 'Length: 84 cm']</text:p>
          </table:table-cell>
          <table:table-cell office:value-type="string" calcext:value-type="string">
            <text:p>['Width: 1.27 m', 'Length: 85 cm']</text:p>
          </table:table-cell>
          <table:table-cell office:value-type="string" calcext:value-type="string">
            <text:p>['Width: 1.38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6.5 cm (Size M/T)', 'Sleeve: Length: 70.8 cm (Size M/T)']</text:p>
          </table:table-cell>
          <table:table-cell table:number-columns-repeated="7"/>
          <table:table-cell office:value-type="string" calcext:value-type="string">
            <text:p>Raglan sleeve</text:p>
          </table:table-cell>
          <table:table-cell table:number-columns-repeated="2"/>
          <table:table-cell office:value-type="string" calcext:value-type="string">
            <text:p>['Width: 1.50 m', 'Length: 87 cm']</text:p>
          </table:table-cell>
          <table:table-cell table:number-columns-repeated="5"/>
          <table:table-cell office:value-type="string" calcext:value-type="string">
            <text:p>['Width: 1.62 m', 'Length: 88 cm']</text:p>
          </table:table-cell>
          <table:table-cell office:value-type="string" calcext:value-type="string">
            <text:p>['Width: 1.74 m', 'Length: 89 cm']</text:p>
          </table:table-cell>
          <table:table-cell table:number-columns-repeated="7"/>
        </table:table-row>
        <table:table-row table:style-name="ro1">
          <table:table-cell office:value-type="string" calcext:value-type="string">
            <text:p>https://www2.hm.com/en_in/productpage.1192056001.html</text:p>
          </table:table-cell>
          <table:table-cell office:value-type="string" calcext:value-type="string">
            <text:p>[]</text:p>
          </table:table-cell>
          <table:table-cell office:value-type="string" calcext:value-type="string">
            <text:p>Short tunic dress in woven fabric with a slight sheen. Loose fit with a collar, V-shaped opening at the front and long balloon sleeves in a raglan cut with wide, button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lack/White', 'Paisley-patterned']</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Vietnam</text:p>
          </table:table-cell>
          <table:table-cell office:value-type="string" calcext:value-type="string">
            <text:p>Dress</text:p>
          </table:table-cell>
          <table:table-cell office:value-type="string" calcext:value-type="string">
            <text:p>['Width: 1.15 m', 'Length: 81 cm']</text:p>
          </table:table-cell>
          <table:table-cell office:value-type="string" calcext:value-type="string">
            <text:p>['Width: 1.24 m', 'Length: 82 cm']</text:p>
          </table:table-cell>
          <table:table-cell office:value-type="string" calcext:value-type="string">
            <text:p>['Width: 1.32 m', 'Length: 83 cm']</text:p>
          </table:table-cell>
          <table:table-cell office:value-type="string" calcext:value-type="string">
            <text:p>['Width: 1.41 m', 'Length: 84 cm']</text:p>
          </table:table-cell>
          <table:table-cell office:value-type="string" calcext:value-type="string">
            <text:p>['Width: 1.53 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7.2 cm (Size M/T)', 'Sleeve: Length: 78.2 cm (Size M/T)']</text:p>
          </table:table-cell>
          <table:table-cell table:number-columns-repeated="7"/>
          <table:table-cell office:value-type="string" calcext:value-type="string">
            <text:p>['Balloon sleeve', 'Raglan sleeve']</text:p>
          </table:table-cell>
          <table:table-cell/>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88512001.html</text:p>
          </table:table-cell>
          <table:table-cell office:value-type="string" calcext:value-type="string">
            <text:p>[]</text:p>
          </table:table-cell>
          <table:table-cell office:value-type="string" calcext:value-type="string">
            <text:p>Calf-length dress in a rib knit with a fitted bodice and an asymmetric neckline with one wide shoulder strap. Gently flared skirt with an inset at one side to create an asymmetric hem.</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One-shoulde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48 cm', 'Length: 1.15 m']</text:p>
          </table:table-cell>
          <table:table-cell office:value-type="string" calcext:value-type="string">
            <text:p>['Width: 56 cm', 'Length: 1.17 m']</text:p>
          </table:table-cell>
          <table:table-cell office:value-type="string" calcext:value-type="string">
            <text:p>['Width: 64 cm', 'Length: 1.17 m']</text:p>
          </table:table-cell>
          <table:table-cell office:value-type="string" calcext:value-type="string">
            <text:p>['Width: 72 cm', 'Length: 1.17 m']</text:p>
          </table:table-cell>
          <table:table-cell office:value-type="string" calcext:value-type="string">
            <text:p>['Width: 80 cm', 'Length: 1.17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4476001.html</text:p>
          </table:table-cell>
          <table:table-cell office:value-type="string" calcext:value-type="string">
            <text:p>[]</text:p>
          </table:table-cell>
          <table:table-cell office:value-type="string" calcext:value-type="string">
            <text:p>Calf-length, fitted dress in jersey crêpe with a deep V-neckline and narrow, adjustable shoulder straps that cross at the back. Gathers down the front that create a draped effect. Slit at the front of the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 'Slit', 'Strappy dress']</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1.05 m']</text:p>
          </table:table-cell>
          <table:table-cell office:value-type="string" calcext:value-type="string">
            <text:p>['Width: 72 cm', 'Length: 1.06 m']</text:p>
          </table:table-cell>
          <table:table-cell office:value-type="string" calcext:value-type="string">
            <text:p>['Width: 80 cm', 'Length: 1.06 m']</text:p>
          </table:table-cell>
          <table:table-cell office:value-type="string" calcext:value-type="string">
            <text:p>['Width: 88 cm', 'Length: 1.06 m']</text:p>
          </table:table-cell>
          <table:table-cell office:value-type="string" calcext:value-type="string">
            <text:p>['Width: 96 cm', 'Length: 1.0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1.0 cm (Size M/T)</text:p>
          </table:table-cell>
          <table:table-cell table:number-columns-repeated="25"/>
        </table:table-row>
        <table:table-row table:style-name="ro1">
          <table:table-cell office:value-type="string" calcext:value-type="string">
            <text:p>https://www2.hm.com/en_in/productpage.1169530001.html</text:p>
          </table:table-cell>
          <table:table-cell office:value-type="string" calcext:value-type="string">
            <text:p>[]</text:p>
          </table:table-cell>
          <table:table-cell office:value-type="string" calcext:value-type="string">
            <text:p>Calf-length, fitted dress in softly draping viscose satin with a V-shaped neckline, adjustable spaghetti shoulder straps and shaped cups. Concealed zip and hook-and-eye fastener at the back and a straight-cut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Slip dress</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4 cm', 'Length: 95 cm']</text:p>
          </table:table-cell>
          <table:table-cell office:value-type="string" calcext:value-type="string">
            <text:p>['Width: 82 cm', 'Length: 95 cm']</text:p>
          </table:table-cell>
          <table:table-cell office:value-type="string" calcext:value-type="string">
            <text:p>['Width: 89 cm', 'Length: 94 cm']</text:p>
          </table:table-cell>
          <table:table-cell office:value-type="string" calcext:value-type="string">
            <text:p>['Width: 97 cm', 'Length: 94 cm']</text:p>
          </table:table-cell>
          <table:table-cell office:value-type="string" calcext:value-type="string">
            <text:p>['Width: 1.08 m', 'Length: 9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9.0 cm (Size M/T)</text:p>
          </table:table-cell>
          <table:table-cell table:number-columns-repeated="25"/>
        </table:table-row>
        <table:table-row table:style-name="ro1">
          <table:table-cell office:value-type="string" calcext:value-type="string">
            <text:p>https://www2.hm.com/en_in/productpage.1169790004.html</text:p>
          </table:table-cell>
          <table:table-cell office:value-type="string" calcext:value-type="string">
            <text:p>[]</text:p>
          </table:table-cell>
          <table:table-cell office:value-type="string" calcext:value-type="string">
            <text:p>Short dress in woven fabric with a deep V-neck and a concealed hook-and-eye fastener at the front. Wide, elbow-length sleeves, an elasticated seam at the waist and a sewn-in wrapover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Cream/Brown', 'Pattern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 'Sleeve: Length: 33.2 cm (Size M/T)']</text:p>
          </table:table-cell>
          <table:table-cell table:number-columns-repeated="25"/>
        </table:table-row>
        <table:table-row table:style-name="ro1">
          <table:table-cell office:value-type="string" calcext:value-type="string">
            <text:p>https://www2.hm.com/en_in/productpage.1058018013.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Green/Light beige', 'Patterned', 'Leave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77683004.html</text:p>
          </table:table-cell>
          <table:table-cell office:value-type="string" calcext:value-type="string">
            <text:p>[]</text:p>
          </table:table-cell>
          <table:table-cell office:value-type="string" calcext:value-type="string">
            <text:p>Short dress in woven fabric made from a viscose blend. V-shaped neckline, narrow, adjustable shoulder straps and a wrapover front with wide ties at one side. Elasticated seam at the back of the wais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5 cm', 'Length: 61 cm']</text:p>
          </table:table-cell>
          <table:table-cell office:value-type="string" calcext:value-type="string">
            <text:p>['Width: 81 cm', 'Length: 61 cm']</text:p>
          </table:table-cell>
          <table:table-cell office:value-type="string" calcext:value-type="string">
            <text:p>['Width: 87 cm', 'Length: 61 cm']</text:p>
          </table:table-cell>
          <table:table-cell office:value-type="string" calcext:value-type="string">
            <text:p>['Width: 94 cm', 'Length: 61 cm']</text:p>
          </table:table-cell>
          <table:table-cell office:value-type="string" calcext:value-type="string">
            <text:p>['Width: 1.04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1 cm (Size M/T)</text:p>
          </table:table-cell>
          <table:table-cell table:number-columns-repeated="25"/>
        </table:table-row>
        <table:table-row table:style-name="ro1">
          <table:table-cell office:value-type="string" calcext:value-type="string">
            <text:p>https://www2.hm.com/en_in/productpage.1194476002.html</text:p>
          </table:table-cell>
          <table:table-cell office:value-type="string" calcext:value-type="string">
            <text:p>[]</text:p>
          </table:table-cell>
          <table:table-cell office:value-type="string" calcext:value-type="string">
            <text:p>Calf-length, fitted dress in jersey crêpe with a deep V-neckline and narrow, adjustable shoulder straps that cross at the back. Gathers down the front that create a draped effect. Slit at the front of the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 'Slit', 'Strappy dress']</text:p>
          </table:table-cell>
          <table:table-cell office:value-type="string" calcext:value-type="string">
            <text:p>['Deep neckline', 'V-neck']</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1.05 m']</text:p>
          </table:table-cell>
          <table:table-cell office:value-type="string" calcext:value-type="string">
            <text:p>['Width: 72 cm', 'Length: 1.06 m']</text:p>
          </table:table-cell>
          <table:table-cell office:value-type="string" calcext:value-type="string">
            <text:p>['Width: 80 cm', 'Length: 1.06 m']</text:p>
          </table:table-cell>
          <table:table-cell office:value-type="string" calcext:value-type="string">
            <text:p>['Width: 88 cm', 'Length: 1.06 m']</text:p>
          </table:table-cell>
          <table:table-cell office:value-type="string" calcext:value-type="string">
            <text:p>['Width: 96 cm', 'Length: 1.0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1.0 cm (Size M/T)</text:p>
          </table:table-cell>
          <table:table-cell table:number-columns-repeated="25"/>
        </table:table-row>
        <table:table-row table:style-name="ro1">
          <table:table-cell office:value-type="string" calcext:value-type="string">
            <text:p>https://www2.hm.com/en_in/productpage.1196375001.html</text:p>
          </table:table-cell>
          <table:table-cell office:value-type="string" calcext:value-type="string">
            <text:p>['Chiffon']</text:p>
          </table:table-cell>
          <table:table-cell office:value-type="string" calcext:value-type="string">
            <text:p>Ankle-length dress in sheer chiffon with a deep V-neckline and long, wide sleeves with a spaghetti drawstring and a wide flounce at the cuffs. Overlocked flounce at the waist and down the sides. Lined with a jersey underdress.</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eep neckline', 'V-neck']</text:p>
          </table:table-cell>
          <table:table-cell office:value-type="string" calcext:value-type="string">
            <text:p>['Light green/Green', 'Patterned']</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6 cm', 'Length: 1.20 m']</text:p>
          </table:table-cell>
          <table:table-cell office:value-type="string" calcext:value-type="string">
            <text:p>['Width: 1.04 m', 'Length: 1.21 m']</text:p>
          </table:table-cell>
          <table:table-cell office:value-type="string" calcext:value-type="string">
            <text:p>['Width: 1.12 m', 'Length: 1.22 m']</text:p>
          </table:table-cell>
          <table:table-cell office:value-type="string" calcext:value-type="string">
            <text:p>['Width: 1.20 m', 'Length: 1.23 m']</text:p>
          </table:table-cell>
          <table:table-cell office:value-type="string" calcext:value-type="string">
            <text:p>['Width: 1.32 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8.7 cm (Size M/T)', 'Back: Length: 129.4 cm (Size M/T)', 'Shoulder: Width: 38.7 cm (Size M/T)']</text:p>
          </table:table-cell>
          <table:table-cell table:number-columns-repeated="25"/>
        </table:table-row>
        <table:table-row table:style-name="ro1">
          <table:table-cell office:value-type="string" calcext:value-type="string">
            <text:p>https://www2.hm.com/en_in/productpage.1170334002.html</text:p>
          </table:table-cell>
          <table:table-cell office:value-type="string" calcext:value-type="string">
            <text:p>[]</text:p>
          </table:table-cell>
          <table:table-cell office:value-type="string" calcext:value-type="string">
            <text:p>Ankle-length dress in a crêpe weave with a wrapover front that fastens with a tie belt at the waist. Long, flared sleeves.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Black/Light beige', 'Pattern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89 cm', 'Length: 1.20 m']</text:p>
          </table:table-cell>
          <table:table-cell office:value-type="string" calcext:value-type="string">
            <text:p>['Width: 95 cm', 'Length: 1.21 m']</text:p>
          </table:table-cell>
          <table:table-cell office:value-type="string" calcext:value-type="string">
            <text:p>['Width: 1.02 m', 'Length: 1.22 m']</text:p>
          </table:table-cell>
          <table:table-cell office:value-type="string" calcext:value-type="string">
            <text:p>['Width: 1.08 m', 'Length: 1.23 m']</text:p>
          </table:table-cell>
          <table:table-cell office:value-type="string" calcext:value-type="string">
            <text:p>['Width: 1.18 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8.6 cm (Size M/T)', 'Back: Length: 129.0 cm (Size M/T)', 'Shoulder: Width: 39.7 cm (Size M/T)']</text:p>
          </table:table-cell>
          <table:table-cell table:number-columns-repeated="25"/>
        </table:table-row>
        <table:table-row table:style-name="ro1">
          <table:table-cell office:value-type="string" calcext:value-type="string">
            <text:p>https://www2.hm.com/en_in/productpage.1190459001.html</text:p>
          </table:table-cell>
          <table:table-cell office:value-type="string" calcext:value-type="string">
            <text:p>[]</text:p>
          </table:table-cell>
          <table:table-cell office:value-type="string" calcext:value-type="string">
            <text:p>Short, A-line dress in an airy weave made from a viscose blend. Loose fit with a V-neckline and long, voluminous balloon sleeves in a raglan cut with narrow elastication at the cuffs. Gathered seam below the bust that creates a gently draped effec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White/Red/Beige', 'Paisley-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02 m', 'Length: 79 cm']</text:p>
          </table:table-cell>
          <table:table-cell office:value-type="string" calcext:value-type="string">
            <text:p>['Width: 1.10 m', 'Length: 80 cm']</text:p>
          </table:table-cell>
          <table:table-cell office:value-type="string" calcext:value-type="string">
            <text:p>['Width: 1.18 m', 'Length: 81 cm']</text:p>
          </table:table-cell>
          <table:table-cell office:value-type="string" calcext:value-type="string">
            <text:p>['Width: 1.27 m', 'Length: 82 cm']</text:p>
          </table:table-cell>
          <table:table-cell office:value-type="string" calcext:value-type="string">
            <text:p>['Width: 1.39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5 cm (Size M/T)', 'Sleeve: Length: 74.0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92056003.html</text:p>
          </table:table-cell>
          <table:table-cell office:value-type="string" calcext:value-type="string">
            <text:p>[]</text:p>
          </table:table-cell>
          <table:table-cell office:value-type="string" calcext:value-type="string">
            <text:p>Short tunic dress in woven fabric with a slight sheen. Loose fit with a collar, V-shaped opening at the front and long balloon sleeves in a raglan cut with wide, button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eige/Dark brown', 'Snakeskin-patterned']</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Vietnam</text:p>
          </table:table-cell>
          <table:table-cell office:value-type="string" calcext:value-type="string">
            <text:p>Dress</text:p>
          </table:table-cell>
          <table:table-cell office:value-type="string" calcext:value-type="string">
            <text:p>['Width: 1.15 m', 'Length: 81 cm']</text:p>
          </table:table-cell>
          <table:table-cell office:value-type="string" calcext:value-type="string">
            <text:p>['Width: 1.24 m', 'Length: 82 cm']</text:p>
          </table:table-cell>
          <table:table-cell office:value-type="string" calcext:value-type="string">
            <text:p>['Width: 1.32 m', 'Length: 83 cm']</text:p>
          </table:table-cell>
          <table:table-cell office:value-type="string" calcext:value-type="string">
            <text:p>['Width: 1.41 m', 'Length: 84 cm']</text:p>
          </table:table-cell>
          <table:table-cell office:value-type="string" calcext:value-type="string">
            <text:p>['Width: 1.53 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7.2 cm (Size M/T)', 'Sleeve: Length: 78.2 cm (Size M/T)']</text:p>
          </table:table-cell>
          <table:table-cell table:number-columns-repeated="7"/>
          <table:table-cell office:value-type="string" calcext:value-type="string">
            <text:p>['Balloon sleeve', 'Raglan sleeve']</text:p>
          </table:table-cell>
          <table:table-cell/>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72513002.html</text:p>
          </table:table-cell>
          <table:table-cell office:value-type="string" calcext:value-type="string">
            <text:p>['Jersey']</text:p>
          </table:table-cell>
          <table:table-cell office:value-type="string" calcext:value-type="string">
            <text:p>Short dress in narrow-pleated jersey with a deep V-neckline and long balloon sleeves with elasticated cuffs. Gathered seam at the waist and a gently flared skirt with a tier at the hem for added width. Lined over the bust.</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eep neckline', 'V-neck']</text:p>
          </table:table-cell>
          <table:table-cell office:value-type="string" calcext:value-type="string">
            <text:p>['Mint green',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4 cm', 'Length: 85 cm']</text:p>
          </table:table-cell>
          <table:table-cell office:value-type="string" calcext:value-type="string">
            <text:p>['Width: 82 cm', 'Length: 87 cm']</text:p>
          </table:table-cell>
          <table:table-cell office:value-type="string" calcext:value-type="string">
            <text:p>['Width: 90 cm', 'Length: 88 cm']</text:p>
          </table:table-cell>
          <table:table-cell office:value-type="string" calcext:value-type="string">
            <text:p>['Width: 98 cm', 'Length: 90 cm']</text:p>
          </table:table-cell>
          <table:table-cell office:value-type="string" calcext:value-type="string">
            <text:p>['Width: 1.10 m', 'Length: 9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8.4 cm (Size M/T)', 'Back: Length: 93.0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89024001.html</text:p>
          </table:table-cell>
          <table:table-cell office:value-type="string" calcext:value-type="string">
            <text:p>[]</text:p>
          </table:table-cell>
          <table:table-cell office:value-type="string" calcext:value-type="string">
            <text:p>Short dress in softly draping satin with a deep V-neckline and a gathered seam under the bust. Long balloon sleeves and narrow cuffs with a covered button. Concealed zip at one side. Partly 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eep neckline', 'V-neck']</text:p>
          </table:table-cell>
          <table:table-cell office:value-type="string" calcext:value-type="string">
            <text:p>['Green',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1 cm', 'Length: 77 cm']</text:p>
          </table:table-cell>
          <table:table-cell office:value-type="string" calcext:value-type="string">
            <text:p>['Width: 99 cm', 'Length: 78 cm']</text:p>
          </table:table-cell>
          <table:table-cell office:value-type="string" calcext:value-type="string">
            <text:p>['Width: 1.07 m', 'Length: 79 cm']</text:p>
          </table:table-cell>
          <table:table-cell office:value-type="string" calcext:value-type="string">
            <text:p>['Width: 1.15 m', 'Length: 80 cm']</text:p>
          </table:table-cell>
          <table:table-cell office:value-type="string" calcext:value-type="string">
            <text:p>['Width: 1.23 m', 'Length: 8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1.1 cm (Size M/T)', 'Sleeve: Length: 64.2 cm (Size M/T)', 'Back: Length: 83.5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70260001.html</text:p>
          </table:table-cell>
          <table:table-cell office:value-type="string" calcext:value-type="string">
            <text:p>[]</text:p>
          </table:table-cell>
          <table:table-cell office:value-type="string" calcext:value-type="string">
            <text:p>Ankle-length dress in a viscose blend weave with a deep V-neckline and covered buttons down the front. Long, raglan cut balloon sleeves with narrow, covered elastication at the cuffs. Tie belt at the waist and a gathered tier at the hem to add width and volume.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Cream/Light pink', 'Floral']</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00 cm', 'Length: 1.26 m']</text:p>
          </table:table-cell>
          <table:table-cell office:value-type="string" calcext:value-type="string">
            <text:p>['Width: 1.08 m', 'Length: 1.27 m']</text:p>
          </table:table-cell>
          <table:table-cell office:value-type="string" calcext:value-type="string">
            <text:p>['Width: 1.16 m', 'Length: 1.28 m']</text:p>
          </table:table-cell>
          <table:table-cell office:value-type="string" calcext:value-type="string">
            <text:p>['Width: 1.24 m', 'Length: 1.29 m']</text:p>
          </table:table-cell>
          <table:table-cell office:value-type="string" calcext:value-type="string">
            <text:p>['Width: 1.35 m', 'Length: 1.3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2.3 cm (Size M/T)', 'Back: Length: 133.5 cm (Size M/T)']</text:p>
          </table:table-cell>
          <table:table-cell table:number-columns-repeated="7"/>
          <table:table-cell office:value-type="string" calcext:value-type="string">
            <text:p>['Balloon sleeve', 'Raglan sleeve']</text:p>
          </table:table-cell>
          <table:table-cell table:number-columns-repeated="2"/>
          <table:table-cell office:value-type="string" calcext:value-type="string">
            <text:p>['Width: 1.46 m', 'Length: 1.31 m']</text:p>
          </table:table-cell>
          <table:table-cell table:number-columns-repeated="14"/>
        </table:table-row>
        <table:table-row table:style-name="ro2">
          <table:table-cell office:value-type="string" calcext:value-type="string">
            <text:p>https://www2.hm.com/en_in/productpage.1175847002.html</text:p>
          </table:table-cell>
          <table:table-cell office:value-type="string" calcext:value-type="string">
            <text:p>['Cotton']</text:p>
          </table:table-cell>
          <table:table-cell office:value-type="string" calcext:value-type="string">
            <text:p>Calf-length, off-the-shoulder dress in an airy cotton weave. Covered elastication and a small frill trim at the top. Short puff sleeves with broderie anglaise and elasticated, ruffled cuffs. Elasticated seams at the waist and a gently flared skirt with a gathered tier for extra width at the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Off-the-shoulde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12 m', 'Length: 1.03 m']</text:p>
          </table:table-cell>
          <table:table-cell office:value-type="string" calcext:value-type="string">
            <text:p>['Width: 1.20 m', 'Length: 1.04 m']</text:p>
          </table:table-cell>
          <table:table-cell office:value-type="string" calcext:value-type="string">
            <text:p>['Width: 1.29 m', 'Length: 1.05 m']</text:p>
          </table:table-cell>
          <table:table-cell office:value-type="string" calcext:value-type="string">
            <text:p>['Width: 1.38 m', 'Length: 1.05 m']</text:p>
          </table:table-cell>
          <table:table-cell office:value-type="string" calcext:value-type="string">
            <text:p>['Width: 1.50 m', 'Length: 1.06 m']</text:p>
          </table:table-cell>
          <table:table-cell office:value-type="string" calcext:value-type="string">
            <text:p>1 N</text:p>
          </table:table-cell>
          <table:table-cell office:value-type="string" calcext:value-type="string">
            <text:p>PARAMOUNT PRODUCTS PVT LTD</text:p>
            <text:p>A-55, OKHLA INDUSTRIAL AREA,,  PHASE-II, , NEW DELHI, 110020, NEW DELHI</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0.6 cm (Size M/T)</text:p>
          </table:table-cell>
          <table:table-cell table:number-columns-repeated="7"/>
          <table:table-cell office:value-type="string" calcext:value-type="string">
            <text:p>Puff sleeve</text:p>
          </table:table-cell>
          <table:table-cell table:number-columns-repeated="2"/>
          <table:table-cell office:value-type="string" calcext:value-type="string">
            <text:p>['Width: 1.62 m', 'Length: 1.06 m']</text:p>
          </table:table-cell>
          <table:table-cell table:number-columns-repeated="2" office:value-type="string" calcext:value-type="string">
            <text:p>N/A</text:p>
          </table:table-cell>
          <table:table-cell table:number-columns-repeated="3"/>
          <table:table-cell office:value-type="string" calcext:value-type="string">
            <text:p>['Width: 1.75 m', 'Length: 1.07 m']</text:p>
          </table:table-cell>
          <table:table-cell office:value-type="string" calcext:value-type="string">
            <text:p>['Width: 1.87 m', 'Length: 1.08 m']</text:p>
          </table:table-cell>
          <table:table-cell table:number-columns-repeated="7"/>
        </table:table-row>
        <table:table-row table:style-name="ro1">
          <table:table-cell office:value-type="string" calcext:value-type="string">
            <text:p>https://www2.hm.com/en_in/productpage.1154696008.html</text:p>
          </table:table-cell>
          <table:table-cell office:value-type="string" calcext:value-type="string">
            <text:p>['Jersey']</text:p>
          </table:table-cell>
          <table:table-cell office:value-type="string" calcext:value-type="string">
            <text:p>Fitted, calf-length, sleeveless dress in soft jersey. Small stand-up collar and a concealed zip on one shoulder. Gathers at the waist for a gently draped effect and a straight-cut hem.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text:p>
          </table:table-cell>
          <table:table-cell/>
          <table:table-cell office:value-type="string" calcext:value-type="string">
            <text:p>['Red',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68 cm', 'Length: 1.02 m']</text:p>
          </table:table-cell>
          <table:table-cell office:value-type="string" calcext:value-type="string">
            <text:p>['Width: 76 cm', 'Length: 1.04 m']</text:p>
          </table:table-cell>
          <table:table-cell office:value-type="string" calcext:value-type="string">
            <text:p>['Width: 84 cm', 'Length: 1.05 m']</text:p>
          </table:table-cell>
          <table:table-cell office:value-type="string" calcext:value-type="string">
            <text:p>['Width: 92 cm', 'Length: 1.07 m']</text:p>
          </table:table-cell>
          <table:table-cell office:value-type="string" calcext:value-type="string">
            <text:p>['Width: 1.04 m', 'Length: 1.0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1.0 cm (Size M/T)', 'Back: Length: 110.5 cm (Size M/T)']</text:p>
          </table:table-cell>
          <table:table-cell table:number-columns-repeated="9"/>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45664002.html</text:p>
          </table:table-cell>
          <table:table-cell office:value-type="string" calcext:value-type="string">
            <text:p>[]</text:p>
          </table:table-cell>
          <table:table-cell office:value-type="string" calcext:value-type="string">
            <text:p>Short dress in woven fabric with a sweetheart neckline, short puff sleeves and narrow elastication over the shoulders and at the cuffs. Fitted bodice with a lacing detail at the centre of the bust and a smocked section at the back. Gently flared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7.7 cm (Size M/T)', 'Sleeve: Length: 37.0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62129002.html</text:p>
          </table:table-cell>
          <table:table-cell office:value-type="string" calcext:value-type="string">
            <text:p>[]</text:p>
          </table:table-cell>
          <table:table-cell office:value-type="string" calcext:value-type="string">
            <text:p>Short, fitted, off-the-shoulder dress in woven fabric made from a viscose and linen blend. Double-layered frill trim and narrow elastication at the top, concealed zip at one side and a frill-trimmed hem.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Off-the-shoulder</text:p>
          </table:table-cell>
          <table:table-cell/>
          <table:table-cell office:value-type="string" calcext:value-type="string">
            <text:p>['Cerise/Light pink/Orange', 'Patterned', 'Leaves']</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Blouse</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9.4 cm (Size 40T)</text:p>
          </table:table-cell>
          <table:table-cell table:number-columns-repeated="25"/>
        </table:table-row>
        <table:table-row table:style-name="ro1">
          <table:table-cell office:value-type="string" calcext:value-type="string">
            <text:p>https://www2.hm.com/en_in/productpage.1135874001.html</text:p>
          </table:table-cell>
          <table:table-cell office:value-type="string" calcext:value-type="string">
            <text:p>[]</text:p>
          </table:table-cell>
          <table:table-cell office:value-type="string" calcext:value-type="string">
            <text:p>Short, A-line dress in an airy weave with a deep V-neckline and a gathered seam at the waist. Long, raglan-cut balloon sleeves with elasticat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5 cm (Size M/T)', 'Sleeve: Length: 74.0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45264004.html</text:p>
          </table:table-cell>
          <table:table-cell office:value-type="string" calcext:value-type="string">
            <text:p>[]</text:p>
          </table:table-cell>
          <table:table-cell office:value-type="string" calcext:value-type="string">
            <text:p>Short dress in woven fabric with a collar and wrapover front with wide ties at one side and narrow, concealed ties at the other. Dropped shoulders, long sleeves and wide cuffs with a slit and button. Gathered seam at the waist for a draped effec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Slit', 'Wrapove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9 cm (Size M/T)', 'Back: Length: 89.4 cm (Size M/T)']</text:p>
          </table:table-cell>
          <table:table-cell table:number-columns-repeated="25"/>
        </table:table-row>
        <table:table-row table:style-name="ro1">
          <table:table-cell office:value-type="string" calcext:value-type="string">
            <text:p>https://www2.hm.com/en_in/productpage.1172513005.html</text:p>
          </table:table-cell>
          <table:table-cell office:value-type="string" calcext:value-type="string">
            <text:p>['Jersey']</text:p>
          </table:table-cell>
          <table:table-cell office:value-type="string" calcext:value-type="string">
            <text:p>Short dress in narrow-pleated jersey with a deep V-neckline and long balloon sleeves with elasticated cuffs. Gathered seam at the waist and a gently flared skirt with a tier at the hem for added width. Lined over the bust.</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4 cm', 'Length: 85 cm']</text:p>
          </table:table-cell>
          <table:table-cell office:value-type="string" calcext:value-type="string">
            <text:p>['Width: 82 cm', 'Length: 87 cm']</text:p>
          </table:table-cell>
          <table:table-cell office:value-type="string" calcext:value-type="string">
            <text:p>['Width: 90 cm', 'Length: 88 cm']</text:p>
          </table:table-cell>
          <table:table-cell office:value-type="string" calcext:value-type="string">
            <text:p>['Width: 98 cm', 'Length: 90 cm']</text:p>
          </table:table-cell>
          <table:table-cell office:value-type="string" calcext:value-type="string">
            <text:p>['Width: 1.10 m', 'Length: 9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8.4 cm (Size M/T)', 'Back: Length: 93.0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87865001.html</text:p>
          </table:table-cell>
          <table:table-cell office:value-type="string" calcext:value-type="string">
            <text:p>[]</text:p>
          </table:table-cell>
          <table:table-cell office:value-type="string" calcext:value-type="string">
            <text:p>Calf-length dress in woven fabric with adjustable spaghetti shoulder straps. Wrapover front and a deep V-neckline with a concealed hook-and-eye fastener. Wide tie belt at the waist and a wide flounce trim at the hem.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Deep neckline</text:p>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0 cm', 'Length: 1.17 m']</text:p>
          </table:table-cell>
          <table:table-cell office:value-type="string" calcext:value-type="string">
            <text:p>['Width: 86 cm', 'Length: 1.17 m']</text:p>
          </table:table-cell>
          <table:table-cell office:value-type="string" calcext:value-type="string">
            <text:p>['Width: 92 cm', 'Length: 1.18 m']</text:p>
          </table:table-cell>
          <table:table-cell office:value-type="string" calcext:value-type="string">
            <text:p>['Width: 99 cm', 'Length: 1.26 m']</text:p>
          </table:table-cell>
          <table:table-cell office:value-type="string" calcext:value-type="string">
            <text:p>['Width: 1.09 m', 'Leng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7.8 cm (Size M/T)</text:p>
          </table:table-cell>
          <table:table-cell table:number-columns-repeated="25"/>
        </table:table-row>
        <table:table-row table:style-name="ro1">
          <table:table-cell office:value-type="string" calcext:value-type="string">
            <text:p>https://www2.hm.com/en_in/productpage.1178533003.html</text:p>
          </table:table-cell>
          <table:table-cell office:value-type="string" calcext:value-type="string">
            <text:p>[]</text:p>
          </table:table-cell>
          <table:table-cell office:value-type="string" calcext:value-type="string">
            <text:p>Calf-length dress in a viscose weave with a collar, V-shaped opening at the front, long sleeves and wide cuffs with a slit and button. Gathered seam below the hips for added width.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text:p>
          </table:table-cell>
          <table:table-cell/>
          <table:table-cell office:value-type="string" calcext:value-type="string">
            <text:p>['Light yellow/Light pink/Dark grey', 'Floral']</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90 cm', 'Length: 1.16 m']</text:p>
          </table:table-cell>
          <table:table-cell office:value-type="string" calcext:value-type="string">
            <text:p>['Width: 98 cm', 'Length: 1.17 m']</text:p>
          </table:table-cell>
          <table:table-cell office:value-type="string" calcext:value-type="string">
            <text:p>['Width: 1.06 m', 'Length: 1.18 m']</text:p>
          </table:table-cell>
          <table:table-cell office:value-type="string" calcext:value-type="string">
            <text:p>['Width: 1.14 m', 'Length: 1.19 m']</text:p>
          </table:table-cell>
          <table:table-cell office:value-type="string" calcext:value-type="string">
            <text:p>['Width: 1.26 m', 'Leng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1.8 cm (Size M/T)', 'Shoulder: Width: 42.7 cm (Size M/T)', 'Back: Length: 123.6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85965001.html</text:p>
          </table:table-cell>
          <table:table-cell office:value-type="string" calcext:value-type="string">
            <text:p>[]</text:p>
          </table:table-cell>
          <table:table-cell office:value-type="string" calcext:value-type="string">
            <text:p>Sleeveless dress in a soft rib knit with a round neckline and a straight hem with a high slit at each side.</text:p>
          </table:table-cell>
          <table:table-cell office:value-type="string" calcext:value-type="string">
            <text:p>Long</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Dark beige',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66 cm', 'Length: 1.19 m']</text:p>
          </table:table-cell>
          <table:table-cell office:value-type="string" calcext:value-type="string">
            <text:p>['Width: 74 cm', 'Length: 1.20 m']</text:p>
          </table:table-cell>
          <table:table-cell office:value-type="string" calcext:value-type="string">
            <text:p>['Width: 82 cm', 'Length: 1.22 m']</text:p>
          </table:table-cell>
          <table:table-cell office:value-type="string" calcext:value-type="string">
            <text:p>['Width: 90 cm', 'Length: 1.23 m']</text:p>
          </table:table-cell>
          <table:table-cell office:value-type="string" calcext:value-type="string">
            <text:p>['Width: 98 cm', 'Length: 1.2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9.0 cm (Size M/T)</text:p>
          </table:table-cell>
          <table:table-cell table:number-columns-repeated="25"/>
        </table:table-row>
        <table:table-row table:style-name="ro1">
          <table:table-cell office:value-type="string" calcext:value-type="string">
            <text:p>https://www2.hm.com/en_in/productpage.1196547003.html</text:p>
          </table:table-cell>
          <table:table-cell office:value-type="string" calcext:value-type="string">
            <text:p>[]</text:p>
          </table:table-cell>
          <table:table-cell office:value-type="string" calcext:value-type="string">
            <text:p>Short dress in a crinkled weave with a round neckline and a small opening with a concealed button at the back of the neck. Gently dropped shoulders and long, wide sleeves. Straight-cut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94 cm', 'Length: 80 cm']</text:p>
          </table:table-cell>
          <table:table-cell office:value-type="string" calcext:value-type="string">
            <text:p>['Width: 1.02 m', 'Length: 81 cm']</text:p>
          </table:table-cell>
          <table:table-cell office:value-type="string" calcext:value-type="string">
            <text:p>['Width: 1.10 m', 'Length: 82 cm']</text:p>
          </table:table-cell>
          <table:table-cell office:value-type="string" calcext:value-type="string">
            <text:p>['Width: 1.18 m', 'Length: 83 cm']</text:p>
          </table:table-cell>
          <table:table-cell office:value-type="string" calcext:value-type="string">
            <text:p>['Width: 1.30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5 cm (Size M/T)', 'Sleeve: Length: 67.1 cm (Size M/T)']</text:p>
          </table:table-cell>
          <table:table-cell table:number-columns-repeated="25"/>
        </table:table-row>
        <table:table-row table:style-name="ro2">
          <table:table-cell office:value-type="string" calcext:value-type="string">
            <text:p>https://www2.hm.com/en_in/productpage.1177067001.html</text:p>
          </table:table-cell>
          <table:table-cell office:value-type="string" calcext:value-type="string">
            <text:p>[]</text:p>
          </table:table-cell>
          <table:table-cell office:value-type="string" calcext:value-type="string">
            <text:p>Long dress in woven fabric with a round neckline and a V-shaped opening with lacing at the front. Loose fit with dropped shoulders and long sleeves. Straight-cut hem with a high slit at each side.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Loose fit</text:p>
          </table:table-cell>
          <table:table-cell office:value-type="string" calcext:value-type="string">
            <text:p>Slit</text:p>
          </table:table-cell>
          <table:table-cell office:value-type="string" calcext:value-type="string">
            <text:p>V-neck</text:p>
          </table:table-cell>
          <table:table-cell office:value-type="string" calcext:value-type="string">
            <text:p>['Cream/Light green/Turquoise/Khaki green', 'Patterned', 'Palm trees']</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Dress</text:p>
          </table:table-cell>
          <table:table-cell/>
          <table:table-cell office:value-type="string" calcext:value-type="string">
            <text:p>['Width: 1.14 m', 'Length: 1.17 m']</text:p>
          </table:table-cell>
          <table:table-cell office:value-type="string" calcext:value-type="string">
            <text:p>['Width: 1.20 m', 'Length: 1.17 m']</text:p>
          </table:table-cell>
          <table:table-cell office:value-type="string" calcext:value-type="string">
            <text:p>['Width: 1.26 m', 'Length: 1.17 m']</text:p>
          </table:table-cell>
          <table:table-cell office:value-type="string" calcext:value-type="string">
            <text:p>['Width: 1.36 m', 'Length: 1.17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54.0 cm (Size M/T)', 'Sleeve: Length: 53.4 cm (Size M/T)', 'Back: Length: 124.0 cm (Size M/T)']</text:p>
          </table:table-cell>
          <table:table-cell table:number-columns-repeated="11"/>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058018014.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lack/Light beig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6 m', 'Length: 94 cm']</text:p>
          </table:table-cell>
          <table:table-cell office:value-type="string" calcext:value-type="string">
            <text:p>['Width: 1.38 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37871001.html</text:p>
          </table:table-cell>
          <table:table-cell office:value-type="string" calcext:value-type="string">
            <text:p>['Jersey']</text:p>
          </table:table-cell>
          <table:table-cell office:value-type="string" calcext:value-type="string">
            <text:p>Short, fitted dresses in soft cotton jersey with a V-neckline and narrow, adjustable shoulder straps.</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Black/Beige/White', 'Solid colour']</text:p>
          </table:table-cell>
          <table:table-cell office:value-type="string" calcext:value-type="string">
            <text:p>['BASICS', '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67 cm', 'Length: 66 cm']</text:p>
          </table:table-cell>
          <table:table-cell office:value-type="string" calcext:value-type="string">
            <text:p>['Width: 75 cm', 'Length: 67 cm']</text:p>
          </table:table-cell>
          <table:table-cell office:value-type="string" calcext:value-type="string">
            <text:p>['Width: 83 cm', 'Length: 69 cm']</text:p>
          </table:table-cell>
          <table:table-cell office:value-type="string" calcext:value-type="string">
            <text:p>['Width: 91 cm', 'Length: 70 cm']</text:p>
          </table:table-cell>
          <table:table-cell office:value-type="string" calcext:value-type="string">
            <text:p>['Width: 1.03 m', 'Length: 72 cm']</text:p>
          </table:table-cell>
          <table:table-cell office:value-type="string" calcext:value-type="string">
            <text:p>3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72.5 cm (Size M/T)</text:p>
          </table:table-cell>
          <table:table-cell table:number-columns-repeated="22"/>
          <table:table-cell office:value-type="float" office:value="3" calcext:value-type="float">
            <text:p>3</text:p>
          </table:table-cell>
          <table:table-cell table:number-columns-repeated="2"/>
        </table:table-row>
        <table:table-row table:style-name="ro1">
          <table:table-cell office:value-type="string" calcext:value-type="string">
            <text:p>https://www2.hm.com/en_in/productpage.1198948001.html</text:p>
          </table:table-cell>
          <table:table-cell office:value-type="string" calcext:value-type="string">
            <text:p>[]</text:p>
          </table:table-cell>
          <table:table-cell office:value-type="string" calcext:value-type="string">
            <text:p>Calf-length dress in a soft weave with a draped collar and an opening with a twisted detail at the front. Short, wide sleeves with an opening, a V-shaped seam at the waist and a flared skirt that is longer at the back. Concealed zip and hook-and-eye fastening at the back.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Flared</text:p>
          </table:table-cell>
          <table:table-cell/>
          <table:table-cell office:value-type="string" calcext:value-type="string">
            <text:p>['Purple/White/Black', 'Floral']</text:p>
          </table:table-cell>
          <table:table-cell office:value-type="string" calcext:value-type="string">
            <text:p>H&amp;M EDITION</text:p>
          </table:table-cell>
          <table:table-cell office:value-type="string" calcext:value-type="string">
            <text:p>Rs. 5,4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31 cm', 'Length: 1.24 m']</text:p>
          </table:table-cell>
          <table:table-cell office:value-type="string" calcext:value-type="string">
            <text:p>['Width: 34 cm', 'Length: 1.25 m']</text:p>
          </table:table-cell>
          <table:table-cell office:value-type="string" calcext:value-type="string">
            <text:p>['Width: 38 cm', 'Length: 1.26 m']</text:p>
          </table:table-cell>
          <table:table-cell office:value-type="string" calcext:value-type="string">
            <text:p>['Width: 42 cm', 'Length: 1.27 m']</text:p>
          </table:table-cell>
          <table:table-cell office:value-type="string" calcext:value-type="string">
            <text:p>['Width: 47 cm', 'Leng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2.0 cm (Size M/T)</text:p>
          </table:table-cell>
          <table:table-cell table:number-columns-repeated="25"/>
        </table:table-row>
        <table:table-row table:style-name="ro1">
          <table:table-cell office:value-type="string" calcext:value-type="string">
            <text:p>https://www2.hm.com/en_in/productpage.1167207003.html</text:p>
          </table:table-cell>
          <table:table-cell office:value-type="string" calcext:value-type="string">
            <text:p>[]</text:p>
          </table:table-cell>
          <table:table-cell office:value-type="string" calcext:value-type="string">
            <text:p>Short jersey dress with a sweetheart neckline, cap sleeves and a gathered seam at the centre of the bust to create a gently ruched effect. Fitted bodice and a flared skirt.</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Skater</text:p>
          </table:table-cell>
          <table:table-cell office:value-type="string" calcext:value-type="string">
            <text:p>Sweetheart neckline</text:p>
          </table:table-cell>
          <table:table-cell office:value-type="string" calcext:value-type="string">
            <text:p>['Navy blue/White', 'Floral']</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6 cm', 'Length: 78 cm']</text:p>
          </table:table-cell>
          <table:table-cell office:value-type="string" calcext:value-type="string">
            <text:p>['Width: 74 cm', 'Length: 79 cm']</text:p>
          </table:table-cell>
          <table:table-cell office:value-type="string" calcext:value-type="string">
            <text:p>['Width: 80 cm', 'Length: 81 cm']</text:p>
          </table:table-cell>
          <table:table-cell office:value-type="string" calcext:value-type="string">
            <text:p>['Width: 87 cm', 'Length: 83 cm']</text:p>
          </table:table-cell>
          <table:table-cell office:value-type="string" calcext:value-type="string">
            <text:p>['Width: 97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Cap sleeve</text:p>
          </table:table-cell>
          <table:table-cell office:value-type="string" calcext:value-type="string">
            <text:p>['Width: 62 cm', 'Length: 76 cm']</text:p>
          </table:table-cell>
          <table:table-cell table:number-columns-repeated="5"/>
          <table:table-cell office:value-type="string" calcext:value-type="string">
            <text:p>['Width: 59 cm', 'Length: 75 cm']</text:p>
          </table:table-cell>
          <table:table-cell table:number-columns-repeated="10"/>
        </table:table-row>
        <table:table-row table:style-name="ro1">
          <table:table-cell office:value-type="string" calcext:value-type="string">
            <text:p>https://www2.hm.com/en_in/productpage.1088400001.html</text:p>
          </table:table-cell>
          <table:table-cell office:value-type="string" calcext:value-type="string">
            <text:p>[]</text:p>
          </table:table-cell>
          <table:table-cell office:value-type="string" calcext:value-type="string">
            <text:p>Calf-length dress in a cotton weave with a V-neck and wrapover front with wide ties at one side. Short puff sleeves that are lined for added volume and stability.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4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8.0 cm (Size M/T)', 'Sleeve: Length: 37.1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75848004.html</text:p>
          </table:table-cell>
          <table:table-cell office:value-type="string" calcext:value-type="string">
            <text:p>[]</text:p>
          </table:table-cell>
          <table:table-cell office:value-type="string" calcext:value-type="string">
            <text:p>Calf-length tunic dress in a pleated weave with a sheen. Loose fit with a V-neckline and short sleeves.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87 m', 'Length: 1.11 m']</text:p>
          </table:table-cell>
          <table:table-cell office:value-type="string" calcext:value-type="string">
            <text:p>['Width: 1.95 m', 'Length: 1.12 m']</text:p>
          </table:table-cell>
          <table:table-cell office:value-type="string" calcext:value-type="string">
            <text:p>['Width: 2.03 m', 'Length: 1.13 m']</text:p>
          </table:table-cell>
          <table:table-cell office:value-type="string" calcext:value-type="string">
            <text:p>['Width: 2.11 m', 'Length: 1.14 m']</text:p>
          </table:table-cell>
          <table:table-cell office:value-type="string" calcext:value-type="string">
            <text:p>['Width: 2.19 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0.0 cm (Size M/T)</text:p>
          </table:table-cell>
          <table:table-cell table:number-columns-repeated="10"/>
          <table:table-cell office:value-type="string" calcext:value-type="string">
            <text:p>['Width: 2.27 m', 'Length: 1.16 m']</text:p>
          </table:table-cell>
          <table:table-cell table:number-columns-repeated="5"/>
          <table:table-cell office:value-type="string" calcext:value-type="string">
            <text:p>['Width: 2.35 m', 'Length: 1.17 m']</text:p>
          </table:table-cell>
          <table:table-cell office:value-type="string" calcext:value-type="string">
            <text:p>['Width: 2.43 m', 'Length: 1.18 m']</text:p>
          </table:table-cell>
          <table:table-cell table:number-columns-repeated="7"/>
        </table:table-row>
        <table:table-row table:style-name="ro1">
          <table:table-cell office:value-type="string" calcext:value-type="string">
            <text:p>https://www2.hm.com/en_in/productpage.1177420003.html</text:p>
          </table:table-cell>
          <table:table-cell office:value-type="string" calcext:value-type="string">
            <text:p>[]</text:p>
          </table:table-cell>
          <table:table-cell office:value-type="string" calcext:value-type="string">
            <text:p>Short dress in woven fabric. Narrow cut at the top with a twisted detail at the front that gives the fabric a draped effect. Halter neck with wide straps that tie at the back of the neck. Elasticated seam at the waist. Lined over the bust.</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raped</text:p>
          </table:table-cell>
          <table:table-cell office:value-type="string" calcext:value-type="string">
            <text:p>Halterneck</text:p>
          </table:table-cell>
          <table:table-cell office:value-type="string" calcext:value-type="string">
            <text:p>['Olive green',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55 cm', 'Length: 60 cm']</text:p>
          </table:table-cell>
          <table:table-cell office:value-type="string" calcext:value-type="string">
            <text:p>['Width: 60 cm', 'Length: 61 cm']</text:p>
          </table:table-cell>
          <table:table-cell office:value-type="string" calcext:value-type="string">
            <text:p>['Width: 65 cm', 'Length: 62 cm']</text:p>
          </table:table-cell>
          <table:table-cell office:value-type="string" calcext:value-type="string">
            <text:p>['Width: 70 cm', 'Length: 63 cm']</text:p>
          </table:table-cell>
          <table:table-cell office:value-type="string" calcext:value-type="string">
            <text:p>['Width: 77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4.0 cm (Size M/T)</text:p>
          </table:table-cell>
          <table:table-cell table:number-columns-repeated="25"/>
        </table:table-row>
        <table:table-row table:style-name="ro1">
          <table:table-cell office:value-type="string" calcext:value-type="string">
            <text:p>https://www2.hm.com/en_in/productpage.1141278005.html</text:p>
          </table:table-cell>
          <table:table-cell office:value-type="string" calcext:value-type="string">
            <text:p>[]</text:p>
          </table:table-cell>
          <table:table-cell office:value-type="string" calcext:value-type="string">
            <text:p>Calf-length dress in an airy viscose weave with a fitted bodice and shaped cups. Square neckline with a drawstring and cut-out section at the front, elbow-length sleeves and a smocked section at the back. Narrow elastication over the shoulders, at the back of the neckline and at the cuffs. Concealed zip at one side, a gently flared skirt and a straight-cut hem with a high slit at one side of the front.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Slim fit</text:p>
          </table:table-cell>
          <table:table-cell office:value-type="string" calcext:value-type="string">
            <text:p>['Cut-out', 'Slit', 'Smocking']</text:p>
          </table:table-cell>
          <table:table-cell office:value-type="string" calcext:value-type="string">
            <text:p>Square neckline</text:p>
          </table:table-cell>
          <table:table-cell office:value-type="string" calcext:value-type="string">
            <text:p>['Black/Pink/Green', 'Floral']</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8.4 cm (Size M/T)', 'Back: Length: 106.4 cm (Size M/T)']</text:p>
          </table:table-cell>
          <table:table-cell table:number-columns-repeated="25"/>
        </table:table-row>
        <table:table-row table:style-name="ro1">
          <table:table-cell office:value-type="string" calcext:value-type="string">
            <text:p>https://www2.hm.com/en_in/productpage.1147722002.html</text:p>
          </table:table-cell>
          <table:table-cell office:value-type="string" calcext:value-type="string">
            <text:p>[]</text:p>
          </table:table-cell>
          <table:table-cell office:value-type="string" calcext:value-type="string">
            <text:p>Oversized, ankle-length dress in woven fabric made from a viscose blend. Round neckline with a small band collar and a V-shaped opening with a hook-and-eye fastener at the front. Long, raglan balloon sleeves with narrow, buttoned cuffs. High slit at each side of the hem.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Slit</text:p>
          </table:table-cell>
          <table:table-cell office:value-type="string" calcext:value-type="string">
            <text:p>Round neck</text:p>
          </table:table-cell>
          <table:table-cell office:value-type="string" calcext:value-type="string">
            <text:p>['White/Blue', 'Pattern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2.3 cm (Size M/T)', 'Back: Length: 129.5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35874006.html</text:p>
          </table:table-cell>
          <table:table-cell office:value-type="string" calcext:value-type="string">
            <text:p>[]</text:p>
          </table:table-cell>
          <table:table-cell office:value-type="string" calcext:value-type="string">
            <text:p>Short, A-line dress in an airy weave with a deep V-neckline and a gathered seam at the waist. Long, raglan-cut balloon sleeves with elasticat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Dark orange/Cream',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02 m', 'Length: 79 cm']</text:p>
          </table:table-cell>
          <table:table-cell office:value-type="string" calcext:value-type="string">
            <text:p>['Width: 1.10 m', 'Length: 80 cm']</text:p>
          </table:table-cell>
          <table:table-cell office:value-type="string" calcext:value-type="string">
            <text:p>['Width: 1.18 m', 'Length: 81 cm']</text:p>
          </table:table-cell>
          <table:table-cell office:value-type="string" calcext:value-type="string">
            <text:p>['Width: 1.27 m', 'Length: 82 cm']</text:p>
          </table:table-cell>
          <table:table-cell office:value-type="string" calcext:value-type="string">
            <text:p>['Width: 1.39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5 cm (Size M/T)', 'Sleeve: Length: 74.0 cm (Size M/T)']</text:p>
          </table:table-cell>
          <table:table-cell table:number-columns-repeated="7"/>
          <table:table-cell office:value-type="string" calcext:value-type="string">
            <text:p>['Balloon sleeve', 'Raglan sleeve']</text:p>
          </table:table-cell>
          <table:table-cell table:number-columns-repeated="2"/>
          <table:table-cell office:value-type="string" calcext:value-type="string">
            <text:p>['Width: 1.51 m', 'Length: 84 cm']</text:p>
          </table:table-cell>
          <table:table-cell table:number-columns-repeated="5"/>
          <table:table-cell office:value-type="string" calcext:value-type="string">
            <text:p>['Width: 1.63 m', 'Length: 85 cm']</text:p>
          </table:table-cell>
          <table:table-cell office:value-type="string" calcext:value-type="string">
            <text:p>['Width: 1.75 m', 'Length: 86 cm']</text:p>
          </table:table-cell>
          <table:table-cell table:number-columns-repeated="7"/>
        </table:table-row>
        <table:table-row table:style-name="ro1">
          <table:table-cell office:value-type="string" calcext:value-type="string">
            <text:p>https://www2.hm.com/en_in/productpage.1154646002.html</text:p>
          </table:table-cell>
          <table:table-cell office:value-type="string" calcext:value-type="string">
            <text:p>['Jersey']</text:p>
          </table:table-cell>
          <table:table-cell office:value-type="string" calcext:value-type="string">
            <text:p>Short dress in textured jersey with a sweetheart neckline, short puff sleeves and a fitted bodice. Narrow elastication over the shoulders and at the sleeves, a seam at the waist and a flared skir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Babydoll</text:p>
          </table:table-cell>
          <table:table-cell office:value-type="string" calcext:value-type="string">
            <text:p>Sweetheart neckline</text:p>
          </table:table-cell>
          <table:table-cell office:value-type="string" calcext:value-type="string">
            <text:p>['Cream/Green/Pink/Purpl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76790002.html</text:p>
          </table:table-cell>
          <table:table-cell office:value-type="string" calcext:value-type="string">
            <text:p>[]</text:p>
          </table:table-cell>
          <table:table-cell office:value-type="string" calcext:value-type="string">
            <text:p>Short dress in airy cotton broderie anglaise. Deep V-neckline and narrow shoulder straps that tie at the back. Gathered seam under the bust and a partially open back with covered elastication. Flared skirt with a scalloped hem.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Open back', 'Strappy dress']</text:p>
          </table:table-cell>
          <table:table-cell office:value-type="string" calcext:value-type="string">
            <text:p>['Deep neckline', 'V-neck']</text:p>
          </table:table-cell>
          <table:table-cell office:value-type="string" calcext:value-type="string">
            <text:p>['Red',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73 cm']</text:p>
          </table:table-cell>
          <table:table-cell office:value-type="string" calcext:value-type="string">
            <text:p>['Width: 84 cm', 'Length: 74 cm']</text:p>
          </table:table-cell>
          <table:table-cell office:value-type="string" calcext:value-type="string">
            <text:p>['Width: 92 cm', 'Length: 75 cm']</text:p>
          </table:table-cell>
          <table:table-cell office:value-type="string" calcext:value-type="string">
            <text:p>['Width: 100 cm', 'Length: 77 cm']</text:p>
          </table:table-cell>
          <table:table-cell office:value-type="string" calcext:value-type="string">
            <text:p>['Width: 1.12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7534003.html</text:p>
          </table:table-cell>
          <table:table-cell office:value-type="string" calcext:value-type="string">
            <text:p>['Satin']</text:p>
          </table:table-cell>
          <table:table-cell office:value-type="string" calcext:value-type="string">
            <text:p>Short dress in softly draping satin. V-neck and a wrapover front with ties at one side and narrow, concealed ties at the other. Dropped shoulders and long, wide sleeves. Gathered seam at the waist with narrow elastication at the back that creates a draped effect.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office:value-type="string" calcext:value-type="string">
            <text:p>['Draped', 'Wrapove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0.6 cm (Size M/T)', 'Back: Length: 89.8 cm (Size M/T)', 'Shoulder: Width: 48.2 cm (Size M/T)']</text:p>
          </table:table-cell>
          <table:table-cell table:number-columns-repeated="25"/>
        </table:table-row>
        <table:table-row table:style-name="ro1">
          <table:table-cell office:value-type="string" calcext:value-type="string">
            <text:p>https://www2.hm.com/en_in/productpage.1139036007.html</text:p>
          </table:table-cell>
          <table:table-cell office:value-type="string" calcext:value-type="string">
            <text:p>['Linen']</text:p>
          </table:table-cell>
          <table:table-cell office:value-type="string" calcext:value-type="string">
            <text:p>Short tunic dress in a linen and cotton weave. Band collar with gathers at the back of the neck, and a V-shaped opening at the front. 3/4-length balloon sleeves with a decorative seam at the elbows and a narrow trim at the cuffs.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Turquois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95 cm', 'Length: 79 cm']</text:p>
          </table:table-cell>
          <table:table-cell office:value-type="string" calcext:value-type="string">
            <text:p>['Width: 1.03 m', 'Length: 80 cm']</text:p>
          </table:table-cell>
          <table:table-cell office:value-type="string" calcext:value-type="string">
            <text:p>['Width: 1.12 m', 'Length: 81 cm']</text:p>
          </table:table-cell>
          <table:table-cell office:value-type="string" calcext:value-type="string">
            <text:p>['Width: 1.21 m', 'Length: 82 cm']</text:p>
          </table:table-cell>
          <table:table-cell office:value-type="string" calcext:value-type="string">
            <text:p>['Width: 1.33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0.4 cm (Size M/T)', 'Back: Length: 87.0 cm (Size M/T)']</text:p>
          </table:table-cell>
          <table:table-cell table:number-columns-repeated="7"/>
          <table:table-cell office:value-type="string" calcext:value-type="string">
            <text:p>Balloon sleeve</text:p>
          </table:table-cell>
          <table:table-cell/>
          <table:table-cell office:value-type="string" calcext:value-type="string">
            <text:p>Band collar</text:p>
          </table:table-cell>
          <table:table-cell table:number-columns-repeated="15"/>
        </table:table-row>
        <table:table-row table:style-name="ro1">
          <table:table-cell office:value-type="string" calcext:value-type="string">
            <text:p>https://www2.hm.com/en_in/productpage.1177674003.html</text:p>
          </table:table-cell>
          <table:table-cell office:value-type="string" calcext:value-type="string">
            <text:p>[]</text:p>
          </table:table-cell>
          <table:table-cell office:value-type="string" calcext:value-type="string">
            <text:p>Calf-length, fitted dress in ribbed jersey with a deep, square neckline, long sleeves and a straight-cut hem.</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text:p>
          </table:table-cell>
          <table:table-cell office:value-type="string" calcext:value-type="string">
            <text:p>['Deep neckline', 'Square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58 cm', 'Length: 1.11 m']</text:p>
          </table:table-cell>
          <table:table-cell office:value-type="string" calcext:value-type="string">
            <text:p>['Width: 66 cm', 'Length: 1.12 m']</text:p>
          </table:table-cell>
          <table:table-cell office:value-type="string" calcext:value-type="string">
            <text:p>['Width: 74 cm', 'Length: 1.13 m']</text:p>
          </table:table-cell>
          <table:table-cell office:value-type="string" calcext:value-type="string">
            <text:p>['Width: 82 cm', 'Length: 1.14 m']</text:p>
          </table:table-cell>
          <table:table-cell office:value-type="string" calcext:value-type="string">
            <text:p>['Width: 93 c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7 cm (Size M/T)', 'Shoulder: Width: 31.8 cm (Size M/T)', 'Back: Length: 120.0 cm (Size M/T)']</text:p>
          </table:table-cell>
          <table:table-cell table:number-columns-repeated="8"/>
          <table:table-cell office:value-type="string" calcext:value-type="string">
            <text:p>['Width: 54 cm', 'Length: 1.09 m']</text:p>
          </table:table-cell>
          <table:table-cell table:number-columns-repeated="16"/>
        </table:table-row>
        <table:table-row table:style-name="ro1">
          <table:table-cell office:value-type="string" calcext:value-type="string">
            <text:p>https://www2.hm.com/en_in/productpage.1175626001.html</text:p>
          </table:table-cell>
          <table:table-cell office:value-type="string" calcext:value-type="string">
            <text:p>[]</text:p>
          </table:table-cell>
          <table:table-cell office:value-type="string" calcext:value-type="string">
            <text:p>Calf-length dress in woven fabric made from a lyocell blend. Deep V-neckline and wide, knotted shoulder straps that join at the back. Narrow elastication at the waist and a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Deep neckline', 'V-neck']</text:p>
          </table:table-cell>
          <table:table-cell office:value-type="string" calcext:value-type="string">
            <text:p>['Light purple/Purple/Light beige/Black', 'Floral']</text:p>
          </table:table-cell>
          <table:table-cell office:value-type="string" calcext:value-type="string">
            <text:p>H&amp;M EDITION</text:p>
          </table:table-cell>
          <table:table-cell office:value-type="string" calcext:value-type="string">
            <text:p>Rs. 5,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0 cm', 'Length: 93 cm']</text:p>
          </table:table-cell>
          <table:table-cell office:value-type="string" calcext:value-type="string">
            <text:p>['Width: 68 cm', 'Length: 94 cm']</text:p>
          </table:table-cell>
          <table:table-cell office:value-type="string" calcext:value-type="string">
            <text:p>['Width: 76 cm', 'Length: 95 cm']</text:p>
          </table:table-cell>
          <table:table-cell office:value-type="string" calcext:value-type="string">
            <text:p>['Width: 84 cm', 'Length: 97 cm']</text:p>
          </table:table-cell>
          <table:table-cell office:value-type="string" calcext:value-type="string">
            <text:p>['Width: 96 c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8506008.html</text:p>
          </table:table-cell>
          <table:table-cell office:value-type="string" calcext:value-type="string">
            <text:p>['Jersey']</text:p>
          </table:table-cell>
          <table:table-cell office:value-type="string" calcext:value-type="string">
            <text:p>Short, oversized T-shirt dress in soft cotton jersey with a rib-trimmed neckline and dropped shoulders.</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shirt dress</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10 m', 'Length: 80 cm']</text:p>
          </table:table-cell>
          <table:table-cell office:value-type="string" calcext:value-type="string">
            <text:p>['Width: 1.18 m', 'Length: 82 cm']</text:p>
          </table:table-cell>
          <table:table-cell office:value-type="string" calcext:value-type="string">
            <text:p>['Width: 1.24 m', 'Length: 83 cm']</text:p>
          </table:table-cell>
          <table:table-cell office:value-type="string" calcext:value-type="string">
            <text:p>['Width: 1.30 m', 'Length: 85 cm']</text:p>
          </table:table-cell>
          <table:table-cell office:value-type="string" calcext:value-type="string">
            <text:p>['Width: 1.40 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0.7 cm (Size M/T)', 'Back: Length: 84.5 cm (Size M/T)']</text:p>
          </table:table-cell>
          <table:table-cell table:number-columns-repeated="8"/>
          <table:table-cell office:value-type="string" calcext:value-type="string">
            <text:p>['Width: 1.06 m', 'Length: 79 cm']</text:p>
          </table:table-cell>
          <table:table-cell table:number-columns-repeated="16"/>
        </table:table-row>
        <table:table-row table:style-name="ro1">
          <table:table-cell office:value-type="string" calcext:value-type="string">
            <text:p>https://www2.hm.com/en_in/productpage.1172464001.html</text:p>
          </table:table-cell>
          <table:table-cell office:value-type="string" calcext:value-type="string">
            <text:p>['Satin']</text:p>
          </table:table-cell>
          <table:table-cell office:value-type="string" calcext:value-type="string">
            <text:p>Calf-length dress in softly draping satin with a draped neckline and narrow, rhinestone chain shoulder straps that cross at the back. Low-cut back with draping and a straight-cut hem with a high slit at one side. Partly 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lip dress', 'Slit']</text:p>
          </table:table-cell>
          <table:table-cell office:value-type="string" calcext:value-type="string">
            <text:p>Cowl neck</text:p>
          </table:table-cell>
          <table:table-cell office:value-type="string" calcext:value-type="string">
            <text:p>Light beige</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9898002.html</text:p>
          </table:table-cell>
          <table:table-cell office:value-type="string" calcext:value-type="string">
            <text:p>[]</text:p>
          </table:table-cell>
          <table:table-cell office:value-type="string" calcext:value-type="string">
            <text:p>Short dress in a crêpe weave with a slight sheen. Collar, V-neckline and a wrapover front with wide ties at one side and narrow, concealed ties at the other. Covered elastication at the back of the waist. Long sleeves and wide cuffs with a slit and buttons. Unlined.</text:p>
          </table:table-cell>
          <table:table-cell office:value-type="string" calcext:value-type="string">
            <text:p>Short</text:p>
          </table:table-cell>
          <table:table-cell office:value-type="string" calcext:value-type="string">
            <text:p>Long sleeve</text:p>
          </table:table-cell>
          <table:table-cell/>
          <table:table-cell office:value-type="string" calcext:value-type="string">
            <text:p>['Slit', 'Wrapover']</text:p>
          </table:table-cell>
          <table:table-cell office:value-type="string" calcext:value-type="string">
            <text:p>V-neck</text:p>
          </table:table-cell>
          <table:table-cell office:value-type="string" calcext:value-type="string">
            <text:p>['Bright blue', 'Solid colour']</text:p>
          </table:table-cell>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4 cm', 'Length: 84 cm']</text:p>
          </table:table-cell>
          <table:table-cell office:value-type="string" calcext:value-type="string">
            <text:p>['Width: 47 cm', 'Length: 85 cm']</text:p>
          </table:table-cell>
          <table:table-cell office:value-type="string" calcext:value-type="string">
            <text:p>['Width: 50 cm', 'Length: 87 cm']</text:p>
          </table:table-cell>
          <table:table-cell office:value-type="string" calcext:value-type="string">
            <text:p>['Width: 54 cm', 'Length: 88 cm']</text:p>
          </table:table-cell>
          <table:table-cell office:value-type="string" calcext:value-type="string">
            <text:p>['Width: 59 cm', 'Length: 9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 'Shoulder: Width: 38.7 cm (Size M/T)', 'Sleeve: Length: 64.9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83151001.html</text:p>
          </table:table-cell>
          <table:table-cell office:value-type="string" calcext:value-type="string">
            <text:p>[]</text:p>
          </table:table-cell>
          <table:table-cell office:value-type="string" calcext:value-type="string">
            <text:p>Calf-length, sleeveless dress in lace with a crocheted look. Round neckline, a concealed zip at the back and a scalloped hem. Jersey lining.</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6,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0 cm', 'Length: 1.16 m']</text:p>
          </table:table-cell>
          <table:table-cell office:value-type="string" calcext:value-type="string">
            <text:p>['Width: 88 cm', 'Length: 1.17 m']</text:p>
          </table:table-cell>
          <table:table-cell office:value-type="string" calcext:value-type="string">
            <text:p>['Width: 96 cm', 'Length: 1.18 m']</text:p>
          </table:table-cell>
          <table:table-cell office:value-type="string" calcext:value-type="string">
            <text:p>['Width: 1.04 m', 'Length: 1.19 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6.0 cm (Size M/T)</text:p>
          </table:table-cell>
          <table:table-cell table:number-columns-repeated="25"/>
        </table:table-row>
        <table:table-row table:style-name="ro2">
          <table:table-cell office:value-type="string" calcext:value-type="string">
            <text:p>https://www2.hm.com/en_in/productpage.1172123001.html</text:p>
          </table:table-cell>
          <table:table-cell office:value-type="string" calcext:value-type="string">
            <text:p>['Cotton']</text:p>
          </table:table-cell>
          <table:table-cell office:value-type="string" calcext:value-type="string">
            <text:p>Short dress in a cotton weave containing some linen. Square neckline, a gathered seam at the centre of the bust and short puff sleeves. Partially open back with a smocked section and narrow ties that cross, lace through small loops and tie at the back. Concealed zip at one side. Fitted bodice and a gently flared skirt. Partly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Open back', 'Skater', 'Smocking']</text:p>
          </table:table-cell>
          <table:table-cell office:value-type="string" calcext:value-type="string">
            <text:p>Square neckline</text:p>
          </table:table-cell>
          <table:table-cell office:value-type="string" calcext:value-type="string">
            <text:p>['Cream/Light pink/Green',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76 cm', 'Length: 58 cm']</text:p>
          </table:table-cell>
          <table:table-cell office:value-type="string" calcext:value-type="string">
            <text:p>['Width: 84 cm', 'Length: 58 cm']</text:p>
          </table:table-cell>
          <table:table-cell office:value-type="string" calcext:value-type="string">
            <text:p>['Width: 92 cm', 'Length: 59 cm']</text:p>
          </table:table-cell>
          <table:table-cell office:value-type="string" calcext:value-type="string">
            <text:p>['Width: 100 cm', 'Length: 60 cm']</text:p>
          </table:table-cell>
          <table:table-cell office:value-type="string" calcext:value-type="string">
            <text:p>['Width: 1.12 m', 'Length: 61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3.1 cm (Size M/T)', 'Back: Length: 61.7 cm (Size M/T)', 'Waist: Circumference: 80.5 cm (Size M/T)', 'Hip: Circumference: 106.3 cm (Size M/T)']</text:p>
          </table:table-cell>
          <table:table-cell table:number-columns-repeated="7"/>
          <table:table-cell office:value-type="string" calcext:value-type="string">
            <text:p>Puff sleeve</text:p>
          </table:table-cell>
          <table:table-cell office:value-type="string" calcext:value-type="string">
            <text:p>['Width: 72 cm', 'Length: 58 cm']</text:p>
          </table:table-cell>
          <table:table-cell table:number-columns-repeated="2"/>
          <table:table-cell table:number-columns-repeated="2" office:value-type="string" calcext:value-type="string">
            <text:p>N/A</text:p>
          </table:table-cell>
          <table:table-cell table:number-columns-repeated="12"/>
        </table:table-row>
        <table:table-row table:style-name="ro2">
          <table:table-cell office:value-type="string" calcext:value-type="string">
            <text:p>https://www2.hm.com/en_in/productpage.1156756004.html</text:p>
          </table:table-cell>
          <table:table-cell office:value-type="string" calcext:value-type="string">
            <text:p>['Cotton']</text:p>
          </table:table-cell>
          <table:table-cell office:value-type="string" calcext:value-type="string">
            <text:p>Short dress in woven fabric with a round neckline and an opening with a concealed button at the top. 3/4-length raglan balloon sleeves with narrow elastication at the cuffs. Narrow, detachable tie belt at the waist and a gently flared skirt.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Cream/Light green/Turquoise/Khaki green', 'Patterned', 'Palm trees']</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9 cm', 'Length: 84 cm']</text:p>
          </table:table-cell>
          <table:table-cell office:value-type="string" calcext:value-type="string">
            <text:p>['Width: 1.06 m', 'Length: 85 cm']</text:p>
          </table:table-cell>
          <table:table-cell office:value-type="string" calcext:value-type="string">
            <text:p>['Width: 1.13 m', 'Length: 86 cm']</text:p>
          </table:table-cell>
          <table:table-cell office:value-type="string" calcext:value-type="string">
            <text:p>['Width: 1.20 m', 'Length: 87 cm']</text:p>
          </table:table-cell>
          <table:table-cell office:value-type="string" calcext:value-type="string">
            <text:p>['Width: 1.31 m', 'Length: 88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2.5 cm (Size M/T)', 'Back: Length: 90.0 cm (Size M/T)']</text:p>
          </table:table-cell>
          <table:table-cell table:number-columns-repeated="7"/>
          <table:table-cell office:value-type="string" calcext:value-type="string">
            <text:p>['Balloon sleeve', 'Ragla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8063003.html</text:p>
          </table:table-cell>
          <table:table-cell office:value-type="string" calcext:value-type="string">
            <text:p>[]</text:p>
          </table:table-cell>
          <table:table-cell office:value-type="string" calcext:value-type="string">
            <text:p>Short dress in woven fabric with flounce trims that have overlocked edges. V-neckline with a concealed hook-and-eye fastener, narrow, adjustable shoulder straps and a wrapover front with narrow ties at one side. Elasticated seam at the back of the wais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Turquoise/Blue/Green', 'Patterned']</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8 cm', 'Length: 80 cm']</text:p>
          </table:table-cell>
          <table:table-cell office:value-type="string" calcext:value-type="string">
            <text:p>['Width: 84 cm', 'Length: 80 cm']</text:p>
          </table:table-cell>
          <table:table-cell office:value-type="string" calcext:value-type="string">
            <text:p>['Width: 90 cm', 'Length: 80 cm']</text:p>
          </table:table-cell>
          <table:table-cell office:value-type="string" calcext:value-type="string">
            <text:p>['Width: 97 cm', 'Length: 80 cm']</text:p>
          </table:table-cell>
          <table:table-cell office:value-type="string" calcext:value-type="string">
            <text:p>['Width: 1.07 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1 cm (Size M/T)</text:p>
          </table:table-cell>
          <table:table-cell table:number-columns-repeated="10"/>
          <table:table-cell office:value-type="string" calcext:value-type="string">
            <text:p>['Width: 1.17 m', 'Length: 80 cm']</text:p>
          </table:table-cell>
          <table:table-cell table:number-columns-repeated="5"/>
          <table:table-cell office:value-type="string" calcext:value-type="string">
            <text:p>['Width: 1.22 m', 'Length: 80 cm']</text:p>
          </table:table-cell>
          <table:table-cell office:value-type="string" calcext:value-type="string">
            <text:p>['Width: 1.27 m', 'Length: 81 cm']</text:p>
          </table:table-cell>
          <table:table-cell table:number-columns-repeated="7"/>
        </table:table-row>
        <table:table-row table:style-name="ro1">
          <table:table-cell office:value-type="string" calcext:value-type="string">
            <text:p>https://www2.hm.com/en_in/productpage.1159776001.html</text:p>
          </table:table-cell>
          <table:table-cell office:value-type="string" calcext:value-type="string">
            <text:p>[]</text:p>
          </table:table-cell>
          <table:table-cell office:value-type="string" calcext:value-type="string">
            <text:p>Calf-length, fitted dress in a pointelle knit with a crocheted look. Bandeau neckline with a concealed silicone trim, cut-out sections and narrow, halterneck straps with beaded ends that thread through the fron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andeau', 'Cut-out']</text:p>
          </table:table-cell>
          <table:table-cell office:value-type="string" calcext:value-type="string">
            <text:p>Halter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0706003.html</text:p>
          </table:table-cell>
          <table:table-cell office:value-type="string" calcext:value-type="string">
            <text:p>['Cotton']</text:p>
          </table:table-cell>
          <table:table-cell office:value-type="string" calcext:value-type="string">
            <text:p>Calf-length dress in a cotton weave. Halter neck with a drawstring at the front and narrow ties that fasten at the back of the neck. Fitted bodice with a smocked section at the back. Seam under the bust and a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text:p>
          </table:table-cell>
          <table:table-cell office:value-type="string" calcext:value-type="string">
            <text:p>['Halterneck', 'V-neck']</text:p>
          </table:table-cell>
          <table:table-cell office:value-type="string" calcext:value-type="string">
            <text:p>['Turquoise/Blue/Green',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60 cm', 'Length: 97 cm']</text:p>
          </table:table-cell>
          <table:table-cell office:value-type="string" calcext:value-type="string">
            <text:p>['Width: 68 cm', 'Length: 97 cm']</text:p>
          </table:table-cell>
          <table:table-cell office:value-type="string" calcext:value-type="string">
            <text:p>['Width: 76 cm', 'Length: 97 cm']</text:p>
          </table:table-cell>
          <table:table-cell office:value-type="string" calcext:value-type="string">
            <text:p>['Width: 84 cm', 'Length: 97 cm']</text:p>
          </table:table-cell>
          <table:table-cell office:value-type="string" calcext:value-type="string">
            <text:p>['Width: 95 c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2.2 cm (Size M/T)</text:p>
          </table:table-cell>
          <table:table-cell table:number-columns-repeated="25"/>
        </table:table-row>
        <table:table-row table:style-name="ro1">
          <table:table-cell office:value-type="string" calcext:value-type="string">
            <text:p>https://www2.hm.com/en_in/productpage.1175931001.html</text:p>
          </table:table-cell>
          <table:table-cell office:value-type="string" calcext:value-type="string">
            <text:p>[]</text:p>
          </table:table-cell>
          <table:table-cell office:value-type="string" calcext:value-type="string">
            <text:p>Calf-length, sleeveless dress in woven fabric with narrow, adjustable shoulder straps. Deep V-neckline and double spaghetti drawstrings at the waist, tied at the sides.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39 cm', 'Length: 98 cm']</text:p>
          </table:table-cell>
          <table:table-cell office:value-type="string" calcext:value-type="string">
            <text:p>['Width: 42 cm', 'Length: 98 cm']</text:p>
          </table:table-cell>
          <table:table-cell office:value-type="string" calcext:value-type="string">
            <text:p>['Width: 45 cm', 'Length: 98 cm']</text:p>
          </table:table-cell>
          <table:table-cell office:value-type="string" calcext:value-type="string">
            <text:p>['Width: 48 cm', 'Length: 98 cm']</text:p>
          </table:table-cell>
          <table:table-cell office:value-type="string" calcext:value-type="string">
            <text:p>['Width: 53 c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3.0 cm (Size M/T)</text:p>
          </table:table-cell>
          <table:table-cell table:number-columns-repeated="25"/>
        </table:table-row>
        <table:table-row table:style-name="ro1">
          <table:table-cell office:value-type="string" calcext:value-type="string">
            <text:p>https://www2.hm.com/en_in/productpage.1164609001.html</text:p>
          </table:table-cell>
          <table:table-cell office:value-type="string" calcext:value-type="string">
            <text:p>['Cotton']</text:p>
          </table:table-cell>
          <table:table-cell office:value-type="string" calcext:value-type="string">
            <text:p>Ankle-length, fitted dress in an airy cotton weave with broderie anglaise. Deep V-neckline with shaped cups and narrow shoulder straps that tie at the partially open back. Gently flared skirt with a gathered tier and a scalloped hem. Lined.</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Open back', 'Strappy dress']</text:p>
          </table:table-cell>
          <table:table-cell office:value-type="string" calcext:value-type="string">
            <text:p>['Deep neckline', 'V-neck']</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1.09 m']</text:p>
          </table:table-cell>
          <table:table-cell office:value-type="string" calcext:value-type="string">
            <text:p>['Width: 84 cm', 'Length: 1.10 m']</text:p>
          </table:table-cell>
          <table:table-cell office:value-type="string" calcext:value-type="string">
            <text:p>['Width: 92 cm', 'Length: 1.11 m']</text:p>
          </table:table-cell>
          <table:table-cell office:value-type="string" calcext:value-type="string">
            <text:p>['Width: 100 cm', 'Length: 1.13 m']</text:p>
          </table:table-cell>
          <table:table-cell office:value-type="string" calcext:value-type="string">
            <text:p>['Width: 1.12 m', 'Length: 1.1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6296001.html</text:p>
          </table:table-cell>
          <table:table-cell office:value-type="string" calcext:value-type="string">
            <text:p>[]</text:p>
          </table:table-cell>
          <table:table-cell office:value-type="string" calcext:value-type="string">
            <text:p>Short, fitted, sleeveless dress in soft jersey with a small stand-up collar and a concealed zip at one shoulder. Gathers at the waist that create a draped effect.</text:p>
          </table:table-cell>
          <table:table-cell office:value-type="string" calcext:value-type="string">
            <text:p>Knee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8 cm', 'Length: 80 cm']</text:p>
          </table:table-cell>
          <table:table-cell office:value-type="string" calcext:value-type="string">
            <text:p>['Width: 76 cm', 'Length: 81 cm']</text:p>
          </table:table-cell>
          <table:table-cell office:value-type="string" calcext:value-type="string">
            <text:p>['Width: 84 cm', 'Length: 83 cm']</text:p>
          </table:table-cell>
          <table:table-cell office:value-type="string" calcext:value-type="string">
            <text:p>['Width: 92 cm', 'Length: 84 cm']</text:p>
          </table:table-cell>
          <table:table-cell office:value-type="string" calcext:value-type="string">
            <text:p>['Width: 1.04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6.5 cm (Size M/T)</text:p>
          </table:table-cell>
          <table:table-cell table:number-columns-repeated="9"/>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64609002.html</text:p>
          </table:table-cell>
          <table:table-cell office:value-type="string" calcext:value-type="string">
            <text:p>['Cotton']</text:p>
          </table:table-cell>
          <table:table-cell office:value-type="string" calcext:value-type="string">
            <text:p>Ankle-length, fitted dress in an airy cotton weave with broderie anglaise. Deep V-neckline with shaped cups and narrow shoulder straps that tie at the partially open back. Gently flared skirt with a gathered tier and a scalloped hem. Lined.</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Open back', 'Strappy dress']</text:p>
          </table:table-cell>
          <table:table-cell office:value-type="string" calcext:value-type="string">
            <text:p>['Deep neckline', 'V-neck']</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1.09 m']</text:p>
          </table:table-cell>
          <table:table-cell office:value-type="string" calcext:value-type="string">
            <text:p>['Width: 84 cm', 'Length: 1.10 m']</text:p>
          </table:table-cell>
          <table:table-cell office:value-type="string" calcext:value-type="string">
            <text:p>['Width: 92 cm', 'Length: 1.11 m']</text:p>
          </table:table-cell>
          <table:table-cell office:value-type="string" calcext:value-type="string">
            <text:p>['Width: 100 cm', 'Length: 1.13 m']</text:p>
          </table:table-cell>
          <table:table-cell office:value-type="string" calcext:value-type="string">
            <text:p>['Width: 1.12 m', 'Length: 1.1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9962002.html</text:p>
          </table:table-cell>
          <table:table-cell office:value-type="string" calcext:value-type="string">
            <text:p>['Satin']</text:p>
          </table:table-cell>
          <table:table-cell office:value-type="string" calcext:value-type="string">
            <text:p>Short dress in softly draping satin with a collar and a wrapover front with wide ties at one side and narrow, concealed ties at the other. Gently dropped shoulders, long sleeves and wide cuffs with a slit and buttons. Elasticated seam at the back of the wais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Slit', 'Wrapover']</text:p>
          </table:table-cell>
          <table:table-cell office:value-type="string" calcext:value-type="string">
            <text:p>V-neck</text:p>
          </table:table-cell>
          <table:table-cell office:value-type="string" calcext:value-type="string">
            <text:p>['Dark green/Light beige', 'Pattern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4 cm', 'Length: 84 cm']</text:p>
          </table:table-cell>
          <table:table-cell office:value-type="string" calcext:value-type="string">
            <text:p>['Width: 47 cm', 'Length: 85 cm']</text:p>
          </table:table-cell>
          <table:table-cell office:value-type="string" calcext:value-type="string">
            <text:p>['Width: 50 cm', 'Length: 87 cm']</text:p>
          </table:table-cell>
          <table:table-cell office:value-type="string" calcext:value-type="string">
            <text:p>['Width: 54 cm', 'Length: 88 cm']</text:p>
          </table:table-cell>
          <table:table-cell office:value-type="string" calcext:value-type="string">
            <text:p>['Width: 59 cm', 'Length: 9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 'Shoulder: Width: 38.7 cm (Size M/T)', 'Sleeve: Length: 64.9 cm (Size M/T)']</text:p>
          </table:table-cell>
          <table:table-cell table:number-columns-repeated="25"/>
        </table:table-row>
        <table:table-row table:style-name="ro1">
          <table:table-cell office:value-type="string" calcext:value-type="string">
            <text:p>https://www2.hm.com/en_in/productpage.1182371001.html</text:p>
          </table:table-cell>
          <table:table-cell office:value-type="string" calcext:value-type="string">
            <text:p>[]</text:p>
          </table:table-cell>
          <table:table-cell office:value-type="string" calcext:value-type="string">
            <text:p>Long dress in an airy weave with a sweetheart neckline, short puff sleeves and narrow elastication over the shoulders and at the cuffs. Covered buttons down the front and a gathered seam at the waist and above the hem. Fitted bodice and a gently flared skirt. Partly lined.</text:p>
          </table:table-cell>
          <table:table-cell office:value-type="string" calcext:value-type="string">
            <text:p>Long</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weetheart neckline</text:p>
          </table:table-cell>
          <table:table-cell office:value-type="string" calcext:value-type="string">
            <text:p>['Cream/Light purple/Light yellow/Light green', 'Floral']</text:p>
          </table:table-cell>
          <table:table-cell office:value-type="string" calcext:value-type="string">
            <text:p>DIVIDED</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41 cm', 'Length: 1.13 m']</text:p>
          </table:table-cell>
          <table:table-cell office:value-type="string" calcext:value-type="string">
            <text:p>['Width: 42 cm', 'Length: 1.13 m']</text:p>
          </table:table-cell>
          <table:table-cell office:value-type="string" calcext:value-type="string">
            <text:p>['Width: 44 cm', 'Length: 1.13 m']</text:p>
          </table:table-cell>
          <table:table-cell office:value-type="string" calcext:value-type="string">
            <text:p>['Width: 45 cm', 'Length: 1.13 m']</text:p>
          </table:table-cell>
          <table:table-cell office:value-type="string" calcext:value-type="string">
            <text:p>['Width: 47 cm', 'Length: 1.13 m']</text:p>
          </table:table-cell>
          <table:table-cell office:value-type="string" calcext:value-type="string">
            <text:p>['Width: 50 cm', 'Length: 1.13 m']</text:p>
          </table:table-cell>
          <table:table-cell/>
          <table:table-cell office:value-type="string" calcext:value-type="string">
            <text:p>Puff sleeve</text:p>
          </table:table-cell>
          <table:table-cell table:number-columns-repeated="5"/>
          <table:table-cell office:value-type="string" calcext:value-type="string">
            <text:p>['Width: 48 cm', 'Length: 1.13 m']</text:p>
          </table:table-cell>
          <table:table-cell table:number-columns-repeated="11"/>
        </table:table-row>
        <table:table-row table:style-name="ro1">
          <table:table-cell office:value-type="string" calcext:value-type="string">
            <text:p>https://www2.hm.com/en_in/productpage.1178533002.html</text:p>
          </table:table-cell>
          <table:table-cell office:value-type="string" calcext:value-type="string">
            <text:p>[]</text:p>
          </table:table-cell>
          <table:table-cell office:value-type="string" calcext:value-type="string">
            <text:p>Calf-length dress in a viscose weave with a collar, V-shaped opening at the front, long sleeves and wide cuffs with a slit and button. Gathered seam below the hips for added width.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text:p>
          </table:table-cell>
          <table:table-cell/>
          <table:table-cell office:value-type="string" calcext:value-type="string">
            <text:p>['Black/White', 'Floral']</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90 cm', 'Length: 1.16 m']</text:p>
          </table:table-cell>
          <table:table-cell office:value-type="string" calcext:value-type="string">
            <text:p>['Width: 98 cm', 'Length: 1.17 m']</text:p>
          </table:table-cell>
          <table:table-cell office:value-type="string" calcext:value-type="string">
            <text:p>['Width: 1.06 m', 'Length: 1.18 m']</text:p>
          </table:table-cell>
          <table:table-cell office:value-type="string" calcext:value-type="string">
            <text:p>['Width: 1.14 m', 'Length: 1.19 m']</text:p>
          </table:table-cell>
          <table:table-cell office:value-type="string" calcext:value-type="string">
            <text:p>['Width: 1.26 m', 'Leng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1.8 cm (Size M/T)', 'Shoulder: Width: 42.7 cm (Size M/T)', 'Back: Length: 123.6 cm (Size M/T)']</text:p>
          </table:table-cell>
          <table:table-cell table:number-columns-repeated="9"/>
          <table:table-cell office:value-type="string" calcext:value-type="string">
            <text:p>Johnny collar</text:p>
          </table:table-cell>
          <table:table-cell table:number-columns-repeated="15"/>
        </table:table-row>
        <table:table-row table:style-name="ro2">
          <table:table-cell office:value-type="string" calcext:value-type="string">
            <text:p>https://www2.hm.com/en_in/productpage.1176430001.html</text:p>
          </table:table-cell>
          <table:table-cell office:value-type="string" calcext:value-type="string">
            <text:p>['Cotton', 'Muslin']</text:p>
          </table:table-cell>
          <table:table-cell office:value-type="string" calcext:value-type="string">
            <text:p>Calf-length, fitted dress in soft cotton muslin with a V-neckline and a wrapover front with wide ties at one side and narrow, concealed ties at the other. Long sleeves with gathers over the shoulders and covered elastication at the cuff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Wrapover</text:p>
          </table:table-cell>
          <table:table-cell office:value-type="string" calcext:value-type="string">
            <text:p>V-neck</text:p>
          </table:table-cell>
          <table:table-cell office:value-type="string" calcext:value-type="string">
            <text:p>['Light khaki green', 'Solid colour']</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39 cm', 'Length: 1.12 m']</text:p>
          </table:table-cell>
          <table:table-cell office:value-type="string" calcext:value-type="string">
            <text:p>['Width: 43 cm', 'Length: 1.13 m']</text:p>
          </table:table-cell>
          <table:table-cell office:value-type="string" calcext:value-type="string">
            <text:p>['Width: 47 cm', 'Length: 1.15 m']</text:p>
          </table:table-cell>
          <table:table-cell office:value-type="string" calcext:value-type="string">
            <text:p>['Width: 51 cm', 'Length: 1.16 m']</text:p>
          </table:table-cell>
          <table:table-cell office:value-type="string" calcext:value-type="string">
            <text:p>['Width: 57 cm', 'Length: 1.18 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4 cm (Size M/T)', 'Shoulder: Width: 37.0 cm (Size M/T)']</text:p>
          </table:table-cell>
          <table:table-cell table:number-columns-repeated="10"/>
          <table:table-cell office:value-type="string" calcext:value-type="string">
            <text:p>['Width: 63 cm', 'Length: 1.19 m']</text:p>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065968008.html</text:p>
          </table:table-cell>
          <table:table-cell office:value-type="string" calcext:value-type="string">
            <text:p>['Jersey']</text:p>
          </table:table-cell>
          <table:table-cell office:value-type="string" calcext:value-type="string">
            <text:p>Short, fitted dress in soft, draped jersey with narrow shoulder straps. Deep, elasticated, sweetheart neckline with a frill trim at the top and a bow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 'Strappy dress']</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6988001.html</text:p>
          </table:table-cell>
          <table:table-cell office:value-type="string" calcext:value-type="string">
            <text:p>[]</text:p>
          </table:table-cell>
          <table:table-cell office:value-type="string" calcext:value-type="string">
            <text:p>Ankle-length, off-the-shoulder dress in a viscose-blend crêpe weave with smocking at the top. Long, wide sleeves and a flared skirt.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Slim fit</text:p>
          </table:table-cell>
          <table:table-cell office:value-type="string" calcext:value-type="string">
            <text:p>['Off-the-shoulder', 'Smocking']</text:p>
          </table:table-cell>
          <table:table-cell/>
          <table:table-cell office:value-type="string" calcext:value-type="string">
            <text:p>['Cream/Pink/Purple/Green/Yellow', 'Floral']</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1.11 m']</text:p>
          </table:table-cell>
          <table:table-cell office:value-type="string" calcext:value-type="string">
            <text:p>['Width: 72 cm', 'Length: 1.12 m']</text:p>
          </table:table-cell>
          <table:table-cell office:value-type="string" calcext:value-type="string">
            <text:p>['Width: 80 cm', 'Length: 1.12 m']</text:p>
          </table:table-cell>
          <table:table-cell office:value-type="string" calcext:value-type="string">
            <text:p>['Width: 88 cm', 'Length: 1.13 m']</text:p>
          </table:table-cell>
          <table:table-cell office:value-type="string" calcext:value-type="string">
            <text:p>['Width: 99 cm', 'Length: 1.1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7 cm (Size M/T)', 'Back: Length: 118.0 cm (Size M/T)']</text:p>
          </table:table-cell>
          <table:table-cell table:number-columns-repeated="25"/>
        </table:table-row>
        <table:table-row table:style-name="ro1">
          <table:table-cell office:value-type="string" calcext:value-type="string">
            <text:p>https://www2.hm.com/en_in/productpage.1178063001.html</text:p>
          </table:table-cell>
          <table:table-cell office:value-type="string" calcext:value-type="string">
            <text:p>[]</text:p>
          </table:table-cell>
          <table:table-cell office:value-type="string" calcext:value-type="string">
            <text:p>Short dress in woven fabric with flounce trims that have overlocked edges. V-neckline with a concealed hook-and-eye fastener, narrow, adjustable shoulder straps and a wrapover front with narrow ties at one side. Elasticated seam at the back of the wais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8 cm', 'Length: 80 cm']</text:p>
          </table:table-cell>
          <table:table-cell office:value-type="string" calcext:value-type="string">
            <text:p>['Width: 84 cm', 'Length: 80 cm']</text:p>
          </table:table-cell>
          <table:table-cell office:value-type="string" calcext:value-type="string">
            <text:p>['Width: 90 cm', 'Length: 80 cm']</text:p>
          </table:table-cell>
          <table:table-cell office:value-type="string" calcext:value-type="string">
            <text:p>['Width: 97 cm', 'Length: 80 cm']</text:p>
          </table:table-cell>
          <table:table-cell office:value-type="string" calcext:value-type="string">
            <text:p>['Width: 1.07 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1 cm (Size M/T)</text:p>
          </table:table-cell>
          <table:table-cell table:number-columns-repeated="25"/>
        </table:table-row>
        <table:table-row table:style-name="ro1">
          <table:table-cell office:value-type="string" calcext:value-type="string">
            <text:p>https://www2.hm.com/en_in/productpage.1194460001.html</text:p>
          </table:table-cell>
          <table:table-cell office:value-type="string" calcext:value-type="string">
            <text:p>[]</text:p>
          </table:table-cell>
          <table:table-cell office:value-type="string" calcext:value-type="string">
            <text:p>Short, fitted bandeau dress in shimmering twill containing glittery threads. Shaping seams down the front and back and a concealed zip at the back. Integral bustier top with boning for shape and support and wide hook-and-eye fastening at the back. Jersey lining.</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andeau', 'Bodycon']</text:p>
          </table:table-cell>
          <table:table-cell/>
          <table:table-cell office:value-type="string" calcext:value-type="string">
            <text:p>['Blue',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70.3 cm (Size 40T)', 'Back: Length: 59.7 cm (Size 40T)']</text:p>
          </table:table-cell>
          <table:table-cell office:value-type="string" calcext:value-type="string">
            <text:p>['Width: 71 cm', 'Length: 57 cm']</text:p>
          </table:table-cell>
          <table:table-cell office:value-type="string" calcext:value-type="string">
            <text:p>['Width: 75 cm', 'Length: 57 cm']</text:p>
          </table:table-cell>
          <table:table-cell office:value-type="string" calcext:value-type="string">
            <text:p>['Width: 79 cm', 'Length: 57 cm']</text:p>
          </table:table-cell>
          <table:table-cell office:value-type="string" calcext:value-type="string">
            <text:p>['Width: 83 cm', 'Length: 57 cm']</text:p>
          </table:table-cell>
          <table:table-cell office:value-type="string" calcext:value-type="string">
            <text:p>['Width: 87 cm', 'Length: 57 cm']</text:p>
          </table:table-cell>
          <table:table-cell table:number-columns-repeated="2" office:value-type="string" calcext:value-type="string">
            <text:p>['Width: 96 cm', 'Length: 57 cm']</text:p>
          </table:table-cell>
          <table:table-cell table:number-columns-repeated="6"/>
          <table:table-cell office:value-type="string" calcext:value-type="string">
            <text:p>['Width: 91 cm', 'Length: 57 cm']</text:p>
          </table:table-cell>
          <table:table-cell table:number-columns-repeated="11"/>
        </table:table-row>
        <table:table-row table:style-name="ro1">
          <table:table-cell office:value-type="string" calcext:value-type="string">
            <text:p>https://www2.hm.com/en_in/productpage.1198948002.html</text:p>
          </table:table-cell>
          <table:table-cell office:value-type="string" calcext:value-type="string">
            <text:p>[]</text:p>
          </table:table-cell>
          <table:table-cell office:value-type="string" calcext:value-type="string">
            <text:p>Calf-length dress in a soft weave with a draped collar and an opening with a twisted detail at the front. Short, wide sleeves with an opening, a V-shaped seam at the waist and a flared skirt that is longer at the back. Concealed zip and hook-and-eye fastening at the back.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Flared</text:p>
          </table:table-cell>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1.25 m']</text:p>
          </table:table-cell>
          <table:table-cell office:value-type="string" calcext:value-type="string">
            <text:p>['Width: 70 cm', 'Length: 1.26 m']</text:p>
          </table:table-cell>
          <table:table-cell office:value-type="string" calcext:value-type="string">
            <text:p>['Width: 77 cm', 'Length: 1.27 m']</text:p>
          </table:table-cell>
          <table:table-cell office:value-type="string" calcext:value-type="string">
            <text:p>['Width: 85 cm', 'Length: 1.28 m']</text:p>
          </table:table-cell>
          <table:table-cell office:value-type="string" calcext:value-type="string">
            <text:p>['Width: 95 cm', 'Length: 1.2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2.0 cm (Size M/T)</text:p>
          </table:table-cell>
          <table:table-cell table:number-columns-repeated="25"/>
        </table:table-row>
        <table:table-row table:style-name="ro1">
          <table:table-cell office:value-type="string" calcext:value-type="string">
            <text:p>https://www2.hm.com/en_in/productpage.1145780004.html</text:p>
          </table:table-cell>
          <table:table-cell office:value-type="string" calcext:value-type="string">
            <text:p>[]</text:p>
          </table:table-cell>
          <table:table-cell office:value-type="string" calcext:value-type="string">
            <text:p>Calf-length, fitted, off-the-shoulder dress in a linen and cotton crêpe weave. Sweetheart neckline and voluminous, short puff sleeves with narrow elastication at the top and bottom. Partially open back with lacing and narrow elastication at the back of the waist. Straight-cut hem with a high slit at the front.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Fitted</text:p>
          </table:table-cell>
          <table:table-cell office:value-type="string" calcext:value-type="string">
            <text:p>['Off-the-shoulder', 'Open back', 'Slit']</text:p>
          </table:table-cell>
          <table:table-cell office:value-type="string" calcext:value-type="string">
            <text:p>Sweetheart neckline</text:p>
          </table:table-cell>
          <table:table-cell office:value-type="string" calcext:value-type="string">
            <text:p>['White/Blue/Light blue', 'Floral']</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0.8 cm (Size 40T)</text:p>
          </table:table-cell>
          <table:table-cell office:value-type="string" calcext:value-type="string">
            <text:p>['Width: 79 cm', 'Length: 88 cm']</text:p>
          </table:table-cell>
          <table:table-cell office:value-type="string" calcext:value-type="string">
            <text:p>['Width: 83 cm', 'Length: 88 cm']</text:p>
          </table:table-cell>
          <table:table-cell office:value-type="string" calcext:value-type="string">
            <text:p>['Width: 87 cm', 'Length: 88 cm']</text:p>
          </table:table-cell>
          <table:table-cell office:value-type="string" calcext:value-type="string">
            <text:p>['Width: 91 cm', 'Length: 88 cm']</text:p>
          </table:table-cell>
          <table:table-cell office:value-type="string" calcext:value-type="string">
            <text:p>['Width: 95 cm', 'Length: 88 cm']</text:p>
          </table:table-cell>
          <table:table-cell office:value-type="string" calcext:value-type="string">
            <text:p>['Width: 1.04 m', 'Length: 88 cm']</text:p>
          </table:table-cell>
          <table:table-cell office:value-type="string" calcext:value-type="string">
            <text:p>['Width: 1.08 m', 'Length: 88 cm']</text:p>
          </table:table-cell>
          <table:table-cell office:value-type="string" calcext:value-type="string">
            <text:p>Puff sleeve</text:p>
          </table:table-cell>
          <table:table-cell table:number-columns-repeated="5"/>
          <table:table-cell office:value-type="string" calcext:value-type="string">
            <text:p>['Width: 100 cm', 'Length: 88 cm']</text:p>
          </table:table-cell>
          <table:table-cell table:number-columns-repeated="11"/>
        </table:table-row>
        <table:table-row table:style-name="ro2">
          <table:table-cell office:value-type="string" calcext:value-type="string">
            <text:p>https://www2.hm.com/en_in/productpage.1152169001.html</text:p>
          </table:table-cell>
          <table:table-cell office:value-type="string" calcext:value-type="string">
            <text:p>['Mesh']</text:p>
          </table:table-cell>
          <table:table-cell office:value-type="string" calcext:value-type="string">
            <text:p>Innovation Re-Enchantment Story. Short, fitted, sleeveless dress in sequined mesh made of recycled polyester from plastic bottles. Sweetheart neckline, shaped cups and spaghetti shoulder straps. Sparkling rhinestones in recycled plastic made from post-consumer waste and satin piping at the top. Grosgrain waistband with a hook-and-eye fastening on the inside, and a concealed zip at the back with a lip-shaped plastic zip pull. Satin lining.</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trappy dress</text:p>
          </table:table-cell>
          <table:table-cell office:value-type="string" calcext:value-type="string">
            <text:p>Sweetheart neckline</text:p>
          </table:table-cell>
          <table:table-cell office:value-type="string" calcext:value-type="string">
            <text:p>Green/Lime green/Silver-coloured</text:p>
          </table:table-cell>
          <table:table-cell/>
          <table:table-cell office:value-type="string" calcext:value-type="string">
            <text:p>Rs. 22,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text:p>
          </table:table-cell>
          <table:table-cell office:value-type="string" calcext:value-type="string">
            <text:p>RADNIK EXPORTS</text:p>
            <text:p>E2, Sector 59, Noida, Gautam Buddha, NAGAR, 201301, Uttar Pradesh</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56.0 cm (Size 40T)</text:p>
          </table:table-cell>
          <table:table-cell office:value-type="string" calcext:value-type="string">
            <text:p>['Width: 65 cm', 'Length: 52 cm']</text:p>
          </table:table-cell>
          <table:table-cell office:value-type="string" calcext:value-type="string">
            <text:p>['Width: 69 cm', 'Length: 53 cm']</text:p>
          </table:table-cell>
          <table:table-cell office:value-type="string" calcext:value-type="string">
            <text:p>['Width: 73 cm', 'Length: 53 cm']</text:p>
          </table:table-cell>
          <table:table-cell office:value-type="string" calcext:value-type="string">
            <text:p>['Width: 77 cm', 'Length: 54 cm']</text:p>
          </table:table-cell>
          <table:table-cell office:value-type="string" calcext:value-type="string">
            <text:p>['Width: 81 cm', 'Length: 54 cm']</text:p>
          </table:table-cell>
          <table:table-cell office:value-type="string" calcext:value-type="string">
            <text:p>['Width: 89 cm', 'Length: 55 cm']</text:p>
          </table:table-cell>
          <table:table-cell office:value-type="string" calcext:value-type="string">
            <text:p>['Width: 93 cm', 'Length: 56 cm']</text:p>
          </table:table-cell>
          <table:table-cell table:number-columns-repeated="4"/>
          <table:table-cell table:number-columns-repeated="2" office:value-type="string" calcext:value-type="string">
            <text:p>N/A</text:p>
          </table:table-cell>
          <table:table-cell office:value-type="string" calcext:value-type="string">
            <text:p>['Width: 85 cm', 'Length: 55 cm']</text:p>
          </table:table-cell>
          <table:table-cell table:number-columns-repeated="9"/>
          <table:table-cell office:value-type="string" calcext:value-type="string">
            <text:p>Innovation Re-Enchantment Story</text:p>
          </table:table-cell>
          <table:table-cell/>
        </table:table-row>
        <table:table-row table:style-name="ro2">
          <table:table-cell office:value-type="string" calcext:value-type="string">
            <text:p>https://www2.hm.com/en_in/productpage.1175847003.html</text:p>
          </table:table-cell>
          <table:table-cell office:value-type="string" calcext:value-type="string">
            <text:p>['Cotton']</text:p>
          </table:table-cell>
          <table:table-cell office:value-type="string" calcext:value-type="string">
            <text:p>Calf-length, off-the-shoulder dress in an airy cotton weave. Covered elastication and a small frill trim at the top. Short puff sleeves with broderie anglaise and elasticated, ruffled cuffs. Elasticated seams at the waist and a gently flared skirt with a gathered tier for extra width at the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Off-the-shoulder</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12 m', 'Length: 1.03 m']</text:p>
          </table:table-cell>
          <table:table-cell office:value-type="string" calcext:value-type="string">
            <text:p>['Width: 1.20 m', 'Length: 1.04 m']</text:p>
          </table:table-cell>
          <table:table-cell office:value-type="string" calcext:value-type="string">
            <text:p>['Width: 1.29 m', 'Length: 1.05 m']</text:p>
          </table:table-cell>
          <table:table-cell office:value-type="string" calcext:value-type="string">
            <text:p>['Width: 1.38 m', 'Length: 1.05 m']</text:p>
          </table:table-cell>
          <table:table-cell office:value-type="string" calcext:value-type="string">
            <text:p>['Width: 1.50 m', 'Length: 1.06 m']</text:p>
          </table:table-cell>
          <table:table-cell office:value-type="string" calcext:value-type="string">
            <text:p>1 N</text:p>
          </table:table-cell>
          <table:table-cell office:value-type="string" calcext:value-type="string">
            <text:p>PARAMOUNT PRODUCTS PVT LTD</text:p>
            <text:p>A-55, OKHLA INDUSTRIAL AREA,,  PHASE-II, , NEW DELHI, 110020, NEW DELHI</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0.6 cm (Size M/T)</text:p>
          </table:table-cell>
          <table:table-cell table:number-columns-repeated="7"/>
          <table:table-cell office:value-type="string" calcext:value-type="string">
            <text:p>Puff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93938003.html</text:p>
          </table:table-cell>
          <table:table-cell office:value-type="string" calcext:value-type="string">
            <text:p>[]</text:p>
          </table:table-cell>
          <table:table-cell office:value-type="string" calcext:value-type="string">
            <text:p>Short, fitted blazer dress in woven fabric with peak lapels and a wrapover front with concealed buttons and a wide tie belt at the waist. Shoulder pads and long sleeves. Lined.</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lazer dress', 'Wrapover']</text:p>
          </table:table-cell>
          <table:table-cell office:value-type="string" calcext:value-type="string">
            <text:p>V-neck</text:p>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87 cm', 'Length: 82 cm']</text:p>
          </table:table-cell>
          <table:table-cell office:value-type="string" calcext:value-type="string">
            <text:p>['Width: 95 cm', 'Length: 83 cm']</text:p>
          </table:table-cell>
          <table:table-cell office:value-type="string" calcext:value-type="string">
            <text:p>['Width: 1.03 m', 'Length: 84 cm']</text:p>
          </table:table-cell>
          <table:table-cell office:value-type="string" calcext:value-type="string">
            <text:p>['Width: 1.11 m', 'Length: 85 cm']</text:p>
          </table:table-cell>
          <table:table-cell office:value-type="string" calcext:value-type="string">
            <text:p>['Width: 1.23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7683003.html</text:p>
          </table:table-cell>
          <table:table-cell office:value-type="string" calcext:value-type="string">
            <text:p>[]</text:p>
          </table:table-cell>
          <table:table-cell office:value-type="string" calcext:value-type="string">
            <text:p>Short dress in woven fabric made from a viscose blend. V-shaped neckline, narrow, adjustable shoulder straps and a wrapover front with wide ties at one side. Elasticated seam at the back of the wais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Light beige/Black', 'Zebra-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5 cm', 'Length: 61 cm']</text:p>
          </table:table-cell>
          <table:table-cell office:value-type="string" calcext:value-type="string">
            <text:p>['Width: 81 cm', 'Length: 61 cm']</text:p>
          </table:table-cell>
          <table:table-cell office:value-type="string" calcext:value-type="string">
            <text:p>['Width: 87 cm', 'Length: 61 cm']</text:p>
          </table:table-cell>
          <table:table-cell office:value-type="string" calcext:value-type="string">
            <text:p>['Width: 94 cm', 'Length: 61 cm']</text:p>
          </table:table-cell>
          <table:table-cell office:value-type="string" calcext:value-type="string">
            <text:p>['Width: 1.04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1 cm (Size M/T)</text:p>
          </table:table-cell>
          <table:table-cell table:number-columns-repeated="25"/>
        </table:table-row>
        <table:table-row table:style-name="ro1">
          <table:table-cell office:value-type="string" calcext:value-type="string">
            <text:p>https://www2.hm.com/en_in/productpage.1147722001.html</text:p>
          </table:table-cell>
          <table:table-cell office:value-type="string" calcext:value-type="string">
            <text:p>[]</text:p>
          </table:table-cell>
          <table:table-cell office:value-type="string" calcext:value-type="string">
            <text:p>Oversized, ankle-length dress in woven fabric made from a viscose blend. Round neckline with a small band collar and a V-shaped opening with a hook-and-eye fastener at the front. Long, raglan balloon sleeves with narrow, buttoned cuffs. High slit at each side of the hem.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Slit</text:p>
          </table:table-cell>
          <table:table-cell office:value-type="string" calcext:value-type="string">
            <text:p>Round neck</text:p>
          </table:table-cell>
          <table:table-cell office:value-type="string" calcext:value-type="string">
            <text:p>['Black/Cream', 'Pattern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2.3 cm (Size M/T)', 'Back: Length: 129.5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75848002.html</text:p>
          </table:table-cell>
          <table:table-cell office:value-type="string" calcext:value-type="string">
            <text:p>[]</text:p>
          </table:table-cell>
          <table:table-cell office:value-type="string" calcext:value-type="string">
            <text:p>Calf-length tunic dress in a pleated weave with a sheen. Loose fit with a V-neckline and short sleeves.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Olive green',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87 m', 'Length: 1.11 m']</text:p>
          </table:table-cell>
          <table:table-cell office:value-type="string" calcext:value-type="string">
            <text:p>['Width: 1.95 m', 'Length: 1.12 m']</text:p>
          </table:table-cell>
          <table:table-cell office:value-type="string" calcext:value-type="string">
            <text:p>['Width: 2.03 m', 'Length: 1.13 m']</text:p>
          </table:table-cell>
          <table:table-cell office:value-type="string" calcext:value-type="string">
            <text:p>['Width: 2.11 m', 'Length: 1.14 m']</text:p>
          </table:table-cell>
          <table:table-cell office:value-type="string" calcext:value-type="string">
            <text:p>['Width: 2.19 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0.0 cm (Size M/T)</text:p>
          </table:table-cell>
          <table:table-cell table:number-columns-repeated="10"/>
          <table:table-cell office:value-type="string" calcext:value-type="string">
            <text:p>['Width: 2.27 m', 'Length: 1.16 m']</text:p>
          </table:table-cell>
          <table:table-cell table:number-columns-repeated="5"/>
          <table:table-cell office:value-type="string" calcext:value-type="string">
            <text:p>['Width: 2.35 m', 'Length: 1.17 m']</text:p>
          </table:table-cell>
          <table:table-cell office:value-type="string" calcext:value-type="string">
            <text:p>['Width: 2.43 m', 'Length: 1.18 m']</text:p>
          </table:table-cell>
          <table:table-cell table:number-columns-repeated="7"/>
        </table:table-row>
        <table:table-row table:style-name="ro1">
          <table:table-cell office:value-type="string" calcext:value-type="string">
            <text:p>https://www2.hm.com/en_in/productpage.1161568003.html</text:p>
          </table:table-cell>
          <table:table-cell office:value-type="string" calcext:value-type="string">
            <text:p>['Jersey']</text:p>
          </table:table-cell>
          <table:table-cell office:value-type="string" calcext:value-type="string">
            <text:p>Calf-length, fitted dress in crêpe jersey with gathered side seams for a gently draped effect. Square neckline, deep armholes and spaghetti shoulder straps. Lined at the top.</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 'Strappy dress']</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68 cm', 'Length: 90 cm']</text:p>
          </table:table-cell>
          <table:table-cell office:value-type="string" calcext:value-type="string">
            <text:p>['Width: 76 cm', 'Length: 91 cm']</text:p>
          </table:table-cell>
          <table:table-cell office:value-type="string" calcext:value-type="string">
            <text:p>['Width: 84 cm', 'Length: 91 cm']</text:p>
          </table:table-cell>
          <table:table-cell office:value-type="string" calcext:value-type="string">
            <text:p>['Width: 92 cm', 'Length: 92 cm']</text:p>
          </table:table-cell>
          <table:table-cell office:value-type="string" calcext:value-type="string">
            <text:p>['Width: 1.04 m', 'Length: 9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6.0 cm (Size M/T)</text:p>
          </table:table-cell>
          <table:table-cell table:number-columns-repeated="25"/>
        </table:table-row>
        <table:table-row table:style-name="ro1">
          <table:table-cell office:value-type="string" calcext:value-type="string">
            <text:p>https://www2.hm.com/en_in/productpage.0942075021.html</text:p>
          </table:table-cell>
          <table:table-cell office:value-type="string" calcext:value-type="string">
            <text:p>[]</text:p>
          </table:table-cell>
          <table:table-cell office:value-type="string" calcext:value-type="string">
            <text:p>Calf-length dress in a viscose weave with a collar, V-neck and short sleeves. Seam with a tie belt at the waist, concealed elastication at the back, and a flared skirt with a rounded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Cream/Black', 'Zebra-print']</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94 cm', 'Length: 1.21 m']</text:p>
          </table:table-cell>
          <table:table-cell office:value-type="string" calcext:value-type="string">
            <text:p>['Width: 1.02 m', 'Length: 1.22 m']</text:p>
          </table:table-cell>
          <table:table-cell office:value-type="string" calcext:value-type="string">
            <text:p>['Width: 1.11 m', 'Length: 1.23 m']</text:p>
          </table:table-cell>
          <table:table-cell office:value-type="string" calcext:value-type="string">
            <text:p>['Width: 1.21 m', 'Length: 1.24 m']</text:p>
          </table:table-cell>
          <table:table-cell office:value-type="string" calcext:value-type="string">
            <text:p>['Width: 1.33 m', 'Length: 1.2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3.0 cm (Size M/T)</text:p>
          </table:table-cell>
          <table:table-cell table:number-columns-repeated="9"/>
          <table:table-cell office:value-type="string" calcext:value-type="string">
            <text:p>Turn-down collar</text:p>
          </table:table-cell>
          <table:table-cell office:value-type="string" calcext:value-type="string">
            <text:p>['Width: 1.46 m', 'Length: 1.26 m']</text:p>
          </table:table-cell>
          <table:table-cell table:number-columns-repeated="5"/>
          <table:table-cell office:value-type="string" calcext:value-type="string">
            <text:p>['Width: 1.58 m', 'Length: 1.27 m']</text:p>
          </table:table-cell>
          <table:table-cell office:value-type="string" calcext:value-type="string">
            <text:p>['Width: 1.70 m', 'Length: 1.28 m']</text:p>
          </table:table-cell>
          <table:table-cell table:number-columns-repeated="7"/>
        </table:table-row>
        <table:table-row table:style-name="ro1">
          <table:table-cell office:value-type="string" calcext:value-type="string">
            <text:p>https://www2.hm.com/en_in/productpage.1195389001.html</text:p>
          </table:table-cell>
          <table:table-cell office:value-type="string" calcext:value-type="string">
            <text:p>[]</text:p>
          </table:table-cell>
          <table:table-cell office:value-type="string" calcext:value-type="string">
            <text:p>Calf-length, fitted dress in jersey crêpe with a collar and a sewn-in wrapover at the front with gathers at one side. Long sleeves with a slit at the cuffs. Straight-cut hem with a high slit at one side.</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Slit', 'Wrapover']</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5 cm', 'Length: 1.08 m']</text:p>
          </table:table-cell>
          <table:table-cell office:value-type="string" calcext:value-type="string">
            <text:p>['Width: 83 cm', 'Length: 1.09 m']</text:p>
          </table:table-cell>
          <table:table-cell office:value-type="string" calcext:value-type="string">
            <text:p>['Width: 91 cm', 'Length: 1.10 m']</text:p>
          </table:table-cell>
          <table:table-cell office:value-type="string" calcext:value-type="string">
            <text:p>['Width: 99 cm', 'Length: 1.11 m']</text:p>
          </table:table-cell>
          <table:table-cell office:value-type="string" calcext:value-type="string">
            <text:p>['Width: 1.11 m', 'Length: 1.1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8417001.html</text:p>
          </table:table-cell>
          <table:table-cell office:value-type="string" calcext:value-type="string">
            <text:p>[]</text:p>
          </table:table-cell>
          <table:table-cell office:value-type="string" calcext:value-type="string">
            <text:p>Long, fitted net dress scattered with shimmering rhinestones. Round neckline and long sleeves with gently flared cuffs. Raw-cut edges at the cuffs and hem.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Round neck</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7,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3 cm', 'Length: 1.14 m']</text:p>
          </table:table-cell>
          <table:table-cell office:value-type="string" calcext:value-type="string">
            <text:p>['Width: 91 cm', 'Length: 1.15 m']</text:p>
          </table:table-cell>
          <table:table-cell office:value-type="string" calcext:value-type="string">
            <text:p>['Width: 99 cm', 'Length: 1.15 m']</text:p>
          </table:table-cell>
          <table:table-cell office:value-type="string" calcext:value-type="string">
            <text:p>['Width: 1.06 m', 'Length: 1.15 m']</text:p>
          </table:table-cell>
          <table:table-cell office:value-type="string" calcext:value-type="string">
            <text:p>['Width: 1.17 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4.4 cm (Size M/T)', 'Back: Length: 122.7 cm (Size M/T)']</text:p>
          </table:table-cell>
          <table:table-cell table:number-columns-repeated="25"/>
        </table:table-row>
        <table:table-row table:style-name="ro1">
          <table:table-cell office:value-type="string" calcext:value-type="string">
            <text:p>https://www2.hm.com/en_in/productpage.1167433001.html</text:p>
          </table:table-cell>
          <table:table-cell office:value-type="string" calcext:value-type="string">
            <text:p>[]</text:p>
          </table:table-cell>
          <table:table-cell office:value-type="string" calcext:value-type="string">
            <text:p>Calf-length, fitted dress in ribbed jersey with a sweetheart neckline at the front and a square neckline at the back. Cut-out section below the bust and a drawstring at the centre of the bust to create a gently ruched effect. Short sleeves and a straight-cut hem with a high slit at one side of the front.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Slim fit</text:p>
          </table:table-cell>
          <table:table-cell office:value-type="string" calcext:value-type="string">
            <text:p>['Bodycon', 'Cut-out', 'Slit']</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2 cm', 'Length: 95 cm']</text:p>
          </table:table-cell>
          <table:table-cell office:value-type="string" calcext:value-type="string">
            <text:p>['Width: 70 cm', 'Length: 95 cm']</text:p>
          </table:table-cell>
          <table:table-cell office:value-type="string" calcext:value-type="string">
            <text:p>['Width: 78 cm', 'Length: 95 cm']</text:p>
          </table:table-cell>
          <table:table-cell office:value-type="string" calcext:value-type="string">
            <text:p>['Width: 86 cm', 'Length: 95 cm']</text:p>
          </table:table-cell>
          <table:table-cell office:value-type="string" calcext:value-type="string">
            <text:p>['Width: 98 cm', 'Length: 9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2.4 cm (Size M/T)', 'Back: Length: 101.9 cm (Size M/T)']</text:p>
          </table:table-cell>
          <table:table-cell table:number-columns-repeated="8"/>
          <table:table-cell office:value-type="string" calcext:value-type="string">
            <text:p>['Width: 58 cm', 'Length: 95 cm']</text:p>
          </table:table-cell>
          <table:table-cell table:number-columns-repeated="16"/>
        </table:table-row>
        <table:table-row table:style-name="ro1">
          <table:table-cell office:value-type="string" calcext:value-type="string">
            <text:p>https://www2.hm.com/en_in/productpage.1187810002.html</text:p>
          </table:table-cell>
          <table:table-cell office:value-type="string" calcext:value-type="string">
            <text:p>[]</text:p>
          </table:table-cell>
          <table:table-cell office:value-type="string" calcext:value-type="string">
            <text:p>Short dress in woven fabric with a slight sheen. Collar and a deep, V-shaped opening with a concealed hook-and-eye fastener at the front. Elasticated seam at the back of the waist and a twisted detail at the front that creates a draped effect. Long sleeves and wide cuffs with a slit and button. Sewn-in wrapover skir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Shirt dress', 'Slit', 'Wrapover']</text:p>
          </table:table-cell>
          <table:table-cell office:value-type="string" calcext:value-type="string">
            <text:p>['Deep neckline', 'V-neck']</text:p>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01 m', 'Length: 83 cm']</text:p>
          </table:table-cell>
          <table:table-cell office:value-type="string" calcext:value-type="string">
            <text:p>['Width: 1.08 m', 'Length: 84 cm']</text:p>
          </table:table-cell>
          <table:table-cell office:value-type="string" calcext:value-type="string">
            <text:p>['Width: 1.15 m', 'Length: 85 cm']</text:p>
          </table:table-cell>
          <table:table-cell office:value-type="string" calcext:value-type="string">
            <text:p>['Width: 1.23 m', 'Length: 86 cm']</text:p>
          </table:table-cell>
          <table:table-cell office:value-type="string" calcext:value-type="string">
            <text:p>['Width: 1.32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5.9 cm (Size M/T)', 'Sleeve: Length: 61.4 cm (Size M/T)', 'Back: Length: 89.4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79898001.html</text:p>
          </table:table-cell>
          <table:table-cell office:value-type="string" calcext:value-type="string">
            <text:p>[]</text:p>
          </table:table-cell>
          <table:table-cell office:value-type="string" calcext:value-type="string">
            <text:p>Short dress in a crêpe weave with a slight sheen. Collar, V-neckline and a wrapover front with wide ties at one side and narrow, concealed ties at the other. Covered elastication at the back of the waist. Long sleeves and wide cuffs with a slit and buttons. Unlined.</text:p>
          </table:table-cell>
          <table:table-cell office:value-type="string" calcext:value-type="string">
            <text:p>Short</text:p>
          </table:table-cell>
          <table:table-cell office:value-type="string" calcext:value-type="string">
            <text:p>Long sleeve</text:p>
          </table:table-cell>
          <table:table-cell/>
          <table:table-cell office:value-type="string" calcext:value-type="string">
            <text:p>['Slit', 'Wrapover']</text:p>
          </table:table-cell>
          <table:table-cell office:value-type="string" calcext:value-type="string">
            <text:p>V-neck</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4 cm', 'Length: 84 cm']</text:p>
          </table:table-cell>
          <table:table-cell office:value-type="string" calcext:value-type="string">
            <text:p>['Width: 47 cm', 'Length: 85 cm']</text:p>
          </table:table-cell>
          <table:table-cell office:value-type="string" calcext:value-type="string">
            <text:p>['Width: 50 cm', 'Length: 87 cm']</text:p>
          </table:table-cell>
          <table:table-cell office:value-type="string" calcext:value-type="string">
            <text:p>['Width: 54 cm', 'Length: 88 cm']</text:p>
          </table:table-cell>
          <table:table-cell office:value-type="string" calcext:value-type="string">
            <text:p>['Width: 59 cm', 'Length: 9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 'Shoulder: Width: 38.7 cm (Size M/T)', 'Sleeve: Length: 64.9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73296001.html</text:p>
          </table:table-cell>
          <table:table-cell office:value-type="string" calcext:value-type="string">
            <text:p>['Jersey']</text:p>
          </table:table-cell>
          <table:table-cell office:value-type="string" calcext:value-type="string">
            <text:p>Long, fitted dress in ribbed viscose jersey with a deep, round neckline and narrow, adjustable shoulder straps.</text:p>
          </table:table-cell>
          <table:table-cell office:value-type="string" calcext:value-type="string">
            <text:p>Long</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Strappy dress']</text:p>
          </table:table-cell>
          <table:table-cell office:value-type="string" calcext:value-type="string">
            <text:p>['Deep neckline', 'Round neck']</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7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58 cm', 'Length: 1.14 m']</text:p>
          </table:table-cell>
          <table:table-cell office:value-type="string" calcext:value-type="string">
            <text:p>['Width: 66 cm', 'Length: 1.15 m']</text:p>
          </table:table-cell>
          <table:table-cell office:value-type="string" calcext:value-type="string">
            <text:p>['Width: 74 cm', 'Length: 1.16 m']</text:p>
          </table:table-cell>
          <table:table-cell office:value-type="string" calcext:value-type="string">
            <text:p>['Width: 82 cm', 'Length: 1.17 m']</text:p>
          </table:table-cell>
          <table:table-cell office:value-type="string" calcext:value-type="string">
            <text:p>['Width: 92 cm', 'Length: 1.1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3.0 cm (Size M/T)</text:p>
          </table:table-cell>
          <table:table-cell table:number-columns-repeated="10"/>
          <table:table-cell office:value-type="string" calcext:value-type="string">
            <text:p>['Width: 1.04 m', 'Length: 1.19 m']</text:p>
          </table:table-cell>
          <table:table-cell table:number-columns-repeated="5"/>
          <table:table-cell office:value-type="string" calcext:value-type="string">
            <text:p>['Width: 1.16 m', 'Length: 1.19 m']</text:p>
          </table:table-cell>
          <table:table-cell office:value-type="string" calcext:value-type="string">
            <text:p>['Width: 1.28 m', 'Length: 1.20 m']</text:p>
          </table:table-cell>
          <table:table-cell table:number-columns-repeated="7"/>
        </table:table-row>
        <table:table-row table:style-name="ro1">
          <table:table-cell office:value-type="string" calcext:value-type="string">
            <text:p>https://www2.hm.com/en_in/productpage.1175048003.html</text:p>
          </table:table-cell>
          <table:table-cell office:value-type="string" calcext:value-type="string">
            <text:p>['Jersey']</text:p>
          </table:table-cell>
          <table:table-cell office:value-type="string" calcext:value-type="string">
            <text:p>Short dress in crinkled jersey with a sewn-in wrapover at the front, a deep V-neckline and short, wide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Red',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0 cm', 'Length: 87 cm']</text:p>
          </table:table-cell>
          <table:table-cell office:value-type="string" calcext:value-type="string">
            <text:p>['Width: 68 cm', 'Length: 89 cm']</text:p>
          </table:table-cell>
          <table:table-cell office:value-type="string" calcext:value-type="string">
            <text:p>['Width: 76 cm', 'Length: 90 cm']</text:p>
          </table:table-cell>
          <table:table-cell office:value-type="string" calcext:value-type="string">
            <text:p>['Width: 84 cm', 'Length: 92 cm']</text:p>
          </table:table-cell>
          <table:table-cell office:value-type="string" calcext:value-type="string">
            <text:p>['Width: 96 c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4.5 cm (Size M/T)</text:p>
          </table:table-cell>
          <table:table-cell table:number-columns-repeated="25"/>
        </table:table-row>
        <table:table-row table:style-name="ro1">
          <table:table-cell office:value-type="string" calcext:value-type="string">
            <text:p>https://www2.hm.com/en_in/productpage.1193573001.html</text:p>
          </table:table-cell>
          <table:table-cell office:value-type="string" calcext:value-type="string">
            <text:p>['Cotton']</text:p>
          </table:table-cell>
          <table:table-cell office:value-type="string" calcext:value-type="string">
            <text:p>Short dress in crisp cotton poplin with a collar, buttons down the front and a patch chest pocket with a button. Dropped shoulders and long sleeves with buttoned cuffs. Double-layered skirt at the front with a wrapover and ties that lace through small openings in the side seams and tie at the wais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Shirt dress', 'Wrapover']</text:p>
          </table:table-cell>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2 m', 'Length: 82 cm']</text:p>
          </table:table-cell>
          <table:table-cell office:value-type="string" calcext:value-type="string">
            <text:p>['Width: 1.10 m', 'Length: 83 cm']</text:p>
          </table:table-cell>
          <table:table-cell office:value-type="string" calcext:value-type="string">
            <text:p>['Width: 1.18 m', 'Length: 85 cm']</text:p>
          </table:table-cell>
          <table:table-cell office:value-type="string" calcext:value-type="string">
            <text:p>['Width: 1.26 m', 'Length: 86 cm']</text:p>
          </table:table-cell>
          <table:table-cell office:value-type="string" calcext:value-type="string">
            <text:p>['Width: 1.35 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idth: 98 cm', 'Length: 81 cm']</text:p>
          </table:table-cell>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63144003.html</text:p>
          </table:table-cell>
          <table:table-cell office:value-type="string" calcext:value-type="string">
            <text:p>['Jersey']</text:p>
          </table:table-cell>
          <table:table-cell office:value-type="string" calcext:value-type="string">
            <text:p>Calf-length dress in textured jersey with narrow, adjustable shoulder straps, a V-neckline and a twisted detail at the centre of the bust. Smocked panel at the back. Lined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V-neck</text:p>
          </table:table-cell>
          <table:table-cell office:value-type="string" calcext:value-type="string">
            <text:p>['Cream/Brown',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7 cm', 'Length: 84 cm']</text:p>
          </table:table-cell>
          <table:table-cell office:value-type="string" calcext:value-type="string">
            <text:p>['Width: 75 cm', 'Length: 85 cm']</text:p>
          </table:table-cell>
          <table:table-cell office:value-type="string" calcext:value-type="string">
            <text:p>['Width: 83 cm', 'Length: 85 cm']</text:p>
          </table:table-cell>
          <table:table-cell office:value-type="string" calcext:value-type="string">
            <text:p>['Width: 91 cm', 'Length: 86 cm']</text:p>
          </table:table-cell>
          <table:table-cell office:value-type="string" calcext:value-type="string">
            <text:p>['Width: 1.03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cell office:value-type="string" calcext:value-type="string">
            <text:p>['Width: 1.15 m', 'Length: 87 cm']</text:p>
          </table:table-cell>
          <table:table-cell table:number-columns-repeated="5"/>
          <table:table-cell office:value-type="string" calcext:value-type="string">
            <text:p>['Width: 1.27 m', 'Length: 87 cm']</text:p>
          </table:table-cell>
          <table:table-cell office:value-type="string" calcext:value-type="string">
            <text:p>['Width: 1.39 m', 'Length: 88 cm']</text:p>
          </table:table-cell>
          <table:table-cell table:number-columns-repeated="7"/>
        </table:table-row>
        <table:table-row table:style-name="ro1">
          <table:table-cell office:value-type="string" calcext:value-type="string">
            <text:p>https://www2.hm.com/en_in/productpage.1170231006.html</text:p>
          </table:table-cell>
          <table:table-cell office:value-type="string" calcext:value-type="string">
            <text:p>['Jersey']</text:p>
          </table:table-cell>
          <table:table-cell office:value-type="string" calcext:value-type="string">
            <text:p>Calf-length, loose-fit T-shirt dress in soft viscose jersey with a slit at the back of the hem.</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lit', 'T-shirt dress']</text:p>
          </table:table-cell>
          <table:table-cell office:value-type="string" calcext:value-type="string">
            <text:p>Round neck</text:p>
          </table:table-cell>
          <table:table-cell office:value-type="string" calcext:value-type="string">
            <text:p>['Light beige/Black', 'Striped']</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3 cm', 'Length: 1.13 m']</text:p>
          </table:table-cell>
          <table:table-cell office:value-type="string" calcext:value-type="string">
            <text:p>['Width: 1.01 m', 'Length: 1.14 m']</text:p>
          </table:table-cell>
          <table:table-cell office:value-type="string" calcext:value-type="string">
            <text:p>['Width: 1.09 m', 'Length: 1.16 m']</text:p>
          </table:table-cell>
          <table:table-cell office:value-type="string" calcext:value-type="string">
            <text:p>['Width: 1.17 m', 'Length: 1.17 m']</text:p>
          </table:table-cell>
          <table:table-cell office:value-type="string" calcext:value-type="string">
            <text:p>['Width: 1.29 m', 'Length: 1.1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38.8 cm (Size M/T)', 'Sleeve: Length: 23.1 cm (Size M/T)', 'Front: Length: 122.0 cm (Size M/T)']</text:p>
          </table:table-cell>
          <table:table-cell table:number-columns-repeated="10"/>
          <table:table-cell office:value-type="string" calcext:value-type="string">
            <text:p>['Width: 1.41 m', 'Length: 1.20 m']</text:p>
          </table:table-cell>
          <table:table-cell table:number-columns-repeated="5"/>
          <table:table-cell office:value-type="string" calcext:value-type="string">
            <text:p>['Width: 1.53 m', 'Length: 1.22 m']</text:p>
          </table:table-cell>
          <table:table-cell office:value-type="string" calcext:value-type="string">
            <text:p>['Width: 1.65 m', 'Length: 1.23 m']</text:p>
          </table:table-cell>
          <table:table-cell table:number-columns-repeated="7"/>
        </table:table-row>
        <table:table-row table:style-name="ro1">
          <table:table-cell office:value-type="string" calcext:value-type="string">
            <text:p>https://www2.hm.com/en_in/productpage.1156066004.html</text:p>
          </table:table-cell>
          <table:table-cell office:value-type="string" calcext:value-type="string">
            <text:p>['Linen']</text:p>
          </table:table-cell>
          <table:table-cell office:value-type="string" calcext:value-type="string">
            <text:p>Calf-length dress in an airy cotton and linen weave. Loose fit with a round neckline and a V-shaped opening with narrow ties at the front. Short puff sleeves with narrow elastication at the cuffs.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office:value-type="string" calcext:value-type="string">
            <text:p>Keyhole</text:p>
          </table:table-cell>
          <table:table-cell office:value-type="string" calcext:value-type="string">
            <text:p>Round neck</text:p>
          </table:table-cell>
          <table:table-cell office:value-type="string" calcext:value-type="string">
            <text:p>['Dark khaki green',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10 m', 'Length: 73 cm']</text:p>
          </table:table-cell>
          <table:table-cell office:value-type="string" calcext:value-type="string">
            <text:p>['Width: 1.18 m', 'Length: 74 cm']</text:p>
          </table:table-cell>
          <table:table-cell office:value-type="string" calcext:value-type="string">
            <text:p>['Width: 1.24 m', 'Length: 75 cm']</text:p>
          </table:table-cell>
          <table:table-cell office:value-type="string" calcext:value-type="string">
            <text:p>['Width: 1.30 m', 'Length: 76 cm']</text:p>
          </table:table-cell>
          <table:table-cell office:value-type="string" calcext:value-type="string">
            <text:p>['Width: 1.40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7.4 cm (Size M/T)', 'Back: Length: 116.0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91797002.html</text:p>
          </table:table-cell>
          <table:table-cell office:value-type="string" calcext:value-type="string">
            <text:p>[]</text:p>
          </table:table-cell>
          <table:table-cell office:value-type="string" calcext:value-type="string">
            <text:p>Calf-length dress in woven fabric made from a lyocell blend. Loose fit with a collar, buttons down the front and a yoke at the back. Long sleeves and wide cuffs with a slit and button. Rounded hem.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Slit</text:p>
          </table:table-cell>
          <table:table-cell/>
          <table:table-cell office:value-type="string" calcext:value-type="string">
            <text:p>['Yellow-green', 'Solid colour']</text:p>
          </table:table-cell>
          <table:table-cell office:value-type="string" calcext:value-type="string">
            <text:p>EVERYDAY FASHION</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6 m', 'Length: 95 cm']</text:p>
          </table:table-cell>
          <table:table-cell office:value-type="string" calcext:value-type="string">
            <text:p>['Width: 1.14 m', 'Length: 96 cm']</text:p>
          </table:table-cell>
          <table:table-cell office:value-type="string" calcext:value-type="string">
            <text:p>['Width: 1.22 m', 'Length: 97 cm']</text:p>
          </table:table-cell>
          <table:table-cell office:value-type="string" calcext:value-type="string">
            <text:p>['Width: 1.30 m', 'Length: 98 cm']</text:p>
          </table:table-cell>
          <table:table-cell office:value-type="string" calcext:value-type="string">
            <text:p>['Width: 1.41 m', 'Length: 9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4.7 cm (Size M/T)', 'Back: Length: 103.0 cm (Size M/T)', 'Shoulder: Width: 43.0 cm (Size M/T)']</text:p>
          </table:table-cell>
          <table:table-cell table:number-columns-repeated="9"/>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073084006.html</text:p>
          </table:table-cell>
          <table:table-cell office:value-type="string" calcext:value-type="string">
            <text:p>['Jersey']</text:p>
          </table:table-cell>
          <table:table-cell office:value-type="string" calcext:value-type="string">
            <text:p>Fitted, calf-length dress in ribbed jersey with wide shoulder straps and a deep neckline front and back.</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Plunge back</text:p>
          </table:table-cell>
          <table:table-cell office:value-type="string" calcext:value-type="string">
            <text:p>Deep neckline</text:p>
          </table:table-cell>
          <table:table-cell office:value-type="string" calcext:value-type="string">
            <text:p>['White/Black', 'Striped']</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1.5 cm (Size M/T)</text:p>
          </table:table-cell>
          <table:table-cell table:number-columns-repeated="25"/>
        </table:table-row>
        <table:table-row table:style-name="ro1">
          <table:table-cell office:value-type="string" calcext:value-type="string">
            <text:p>https://www2.hm.com/en_in/productpage.1161576003.html</text:p>
          </table:table-cell>
          <table:table-cell office:value-type="string" calcext:value-type="string">
            <text:p>['Satin']</text:p>
          </table:table-cell>
          <table:table-cell office:value-type="string" calcext:value-type="string">
            <text:p>Long dress in softly draping satin with a sweetheart neckline and wide, tie-top shoulder straps. Fitted bodice with shaped cups, boning at the front and back and a seam at the waist. Concealed zip at one side, a gently flared skirt and a straight-cut hem with a high slit at one side of the front. Partly lined.</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Corset dress', 'Slit']</text:p>
          </table:table-cell>
          <table:table-cell office:value-type="string" calcext:value-type="string">
            <text:p>Sweetheart neckline</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2,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4667005.html</text:p>
          </table:table-cell>
          <table:table-cell office:value-type="string" calcext:value-type="string">
            <text:p>['Jersey']</text:p>
          </table:table-cell>
          <table:table-cell office:value-type="string" calcext:value-type="string">
            <text:p>Knee-length, sleeveless dress in jersey with narrow, adjustable shoulder straps, a smocked, frill-trimmed bodice and a gently flared skirt.</text:p>
          </table:table-cell>
          <table:table-cell office:value-type="string" calcext:value-type="string">
            <text:p>Knee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Square neckline</text:p>
          </table:table-cell>
          <table:table-cell office:value-type="string" calcext:value-type="string">
            <text:p>['Ceris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8.5 cm (Size M/T)</text:p>
          </table:table-cell>
          <table:table-cell table:number-columns-repeated="25"/>
        </table:table-row>
        <table:table-row table:style-name="ro1">
          <table:table-cell office:value-type="string" calcext:value-type="string">
            <text:p>https://www2.hm.com/en_in/productpage.1154667001.html</text:p>
          </table:table-cell>
          <table:table-cell office:value-type="string" calcext:value-type="string">
            <text:p>['Jersey']</text:p>
          </table:table-cell>
          <table:table-cell office:value-type="string" calcext:value-type="string">
            <text:p>Knee-length, sleeveless dress in jersey with narrow, adjustable shoulder straps, a smocked, frill-trimmed bodice and a gently flared skirt.</text:p>
          </table:table-cell>
          <table:table-cell office:value-type="string" calcext:value-type="string">
            <text:p>Knee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2 cm', 'Length: 92 cm']</text:p>
          </table:table-cell>
          <table:table-cell office:value-type="string" calcext:value-type="string">
            <text:p>['Width: 60 cm', 'Length: 93 cm']</text:p>
          </table:table-cell>
          <table:table-cell office:value-type="string" calcext:value-type="string">
            <text:p>['Width: 66 cm', 'Length: 94 cm']</text:p>
          </table:table-cell>
          <table:table-cell office:value-type="string" calcext:value-type="string">
            <text:p>['Width: 72 cm', 'Length: 95 cm']</text:p>
          </table:table-cell>
          <table:table-cell office:value-type="string" calcext:value-type="string">
            <text:p>['Width: 78 cm', 'Length: 96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8.5 cm (Size M/T)</text:p>
          </table:table-cell>
          <table:table-cell table:number-columns-repeated="25"/>
        </table:table-row>
        <table:table-row table:style-name="ro1">
          <table:table-cell office:value-type="string" calcext:value-type="string">
            <text:p>https://www2.hm.com/en_in/productpage.1145647001.html</text:p>
          </table:table-cell>
          <table:table-cell office:value-type="string" calcext:value-type="string">
            <text:p>[]</text:p>
          </table:table-cell>
          <table:table-cell office:value-type="string" calcext:value-type="string">
            <text:p>Short, fitted dress in a viscose crêpe weave with a V-shaped opening and elbow-length puff sleeves with smocking at the shoulders and cuffs. Gathered seam under the bust, smocked skirt and frill trims at the cuffs and hem.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Smocking</text:p>
          </table:table-cell>
          <table:table-cell office:value-type="string" calcext:value-type="string">
            <text:p>V-neck</text:p>
          </table:table-cell>
          <table:table-cell office:value-type="string" calcext:value-type="string">
            <text:p>['Light beige/Black', 'Spott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94 cm']</text:p>
          </table:table-cell>
          <table:table-cell office:value-type="string" calcext:value-type="string">
            <text:p>['Width: 82 cm', 'Length: 1.02 m']</text:p>
          </table:table-cell>
          <table:table-cell office:value-type="string" calcext:value-type="string">
            <text:p>['Width: 1.11 m', 'Length: 83 cm']</text:p>
          </table:table-cell>
          <table:table-cell office:value-type="string" calcext:value-type="string">
            <text:p>['Width: 1.20 m', 'Length: 84 cm']</text:p>
          </table:table-cell>
          <table:table-cell office:value-type="string" calcext:value-type="string">
            <text:p>['Width: 1.33 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6.8 cm (Size M/T)', 'Shoulder: Width: 34.2 cm (Size M/T)', 'Sleeve: Length: 40.4 cm (Size M/T)']</text:p>
          </table:table-cell>
          <table:table-cell table:number-columns-repeated="7"/>
          <table:table-cell office:value-type="string" calcext:value-type="string">
            <text:p>Puff sleeve</text:p>
          </table:table-cell>
          <table:table-cell table:number-columns-repeated="17"/>
        </table:table-row>
        <table:table-row table:style-name="ro2">
          <table:table-cell office:value-type="string" calcext:value-type="string">
            <text:p>https://www2.hm.com/en_in/productpage.1175847001.html</text:p>
          </table:table-cell>
          <table:table-cell office:value-type="string" calcext:value-type="string">
            <text:p>['Cotton']</text:p>
          </table:table-cell>
          <table:table-cell office:value-type="string" calcext:value-type="string">
            <text:p>Calf-length, off-the-shoulder dress in an airy cotton weave. Covered elastication and a small frill trim at the top. Short puff sleeves with broderie anglaise and elasticated, ruffled cuffs. Elasticated seams at the waist and a gently flared skirt with a gathered tier for extra width at the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Off-the-shoulder</text:p>
          </table:table-cell>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12 m', 'Length: 1.03 m']</text:p>
          </table:table-cell>
          <table:table-cell office:value-type="string" calcext:value-type="string">
            <text:p>['Width: 1.20 m', 'Length: 1.04 m']</text:p>
          </table:table-cell>
          <table:table-cell office:value-type="string" calcext:value-type="string">
            <text:p>['Width: 1.29 m', 'Length: 1.05 m']</text:p>
          </table:table-cell>
          <table:table-cell office:value-type="string" calcext:value-type="string">
            <text:p>['Width: 1.38 m', 'Length: 1.05 m']</text:p>
          </table:table-cell>
          <table:table-cell office:value-type="string" calcext:value-type="string">
            <text:p>['Width: 1.50 m', 'Length: 1.06 m']</text:p>
          </table:table-cell>
          <table:table-cell office:value-type="string" calcext:value-type="string">
            <text:p>1 N</text:p>
          </table:table-cell>
          <table:table-cell office:value-type="string" calcext:value-type="string">
            <text:p>PARAMOUNT PRODUCTS PVT LTD</text:p>
            <text:p>A-55, OKHLA INDUSTRIAL AREA,,  PHASE-II, , NEW DELHI, 110020, NEW DELHI</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0.6 cm (Size M/T)</text:p>
          </table:table-cell>
          <table:table-cell table:number-columns-repeated="7"/>
          <table:table-cell office:value-type="string" calcext:value-type="string">
            <text:p>Puff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5931004.html</text:p>
          </table:table-cell>
          <table:table-cell office:value-type="string" calcext:value-type="string">
            <text:p>[]</text:p>
          </table:table-cell>
          <table:table-cell office:value-type="string" calcext:value-type="string">
            <text:p>Calf-length, sleeveless dress in woven fabric with narrow, adjustable shoulder straps. Deep V-neckline and double spaghetti drawstrings at the waist, tied at the sides.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Deep neckline', 'V-neck']</text:p>
          </table:table-cell>
          <table:table-cell office:value-type="string" calcext:value-type="string">
            <text:p>['Yellow-green',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39 cm', 'Length: 98 cm']</text:p>
          </table:table-cell>
          <table:table-cell office:value-type="string" calcext:value-type="string">
            <text:p>['Width: 42 cm', 'Length: 98 cm']</text:p>
          </table:table-cell>
          <table:table-cell office:value-type="string" calcext:value-type="string">
            <text:p>['Width: 45 cm', 'Length: 98 cm']</text:p>
          </table:table-cell>
          <table:table-cell office:value-type="string" calcext:value-type="string">
            <text:p>['Width: 48 cm', 'Length: 98 cm']</text:p>
          </table:table-cell>
          <table:table-cell office:value-type="string" calcext:value-type="string">
            <text:p>['Width: 53 c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3.0 cm (Size M/T)</text:p>
          </table:table-cell>
          <table:table-cell table:number-columns-repeated="25"/>
        </table:table-row>
        <table:table-row table:style-name="ro1">
          <table:table-cell office:value-type="string" calcext:value-type="string">
            <text:p>https://www2.hm.com/en_in/productpage.1154667003.html</text:p>
          </table:table-cell>
          <table:table-cell office:value-type="string" calcext:value-type="string">
            <text:p>['Jersey']</text:p>
          </table:table-cell>
          <table:table-cell office:value-type="string" calcext:value-type="string">
            <text:p>Knee-length, sleeveless dress in jersey with narrow, adjustable shoulder straps, a smocked, frill-trimmed bodice and a gently flared skirt.</text:p>
          </table:table-cell>
          <table:table-cell office:value-type="string" calcext:value-type="string">
            <text:p>Knee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Square neckline</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2 cm', 'Length: 88 cm']</text:p>
          </table:table-cell>
          <table:table-cell office:value-type="string" calcext:value-type="string">
            <text:p>['Width: 60 cm', 'Length: 89 cm']</text:p>
          </table:table-cell>
          <table:table-cell office:value-type="string" calcext:value-type="string">
            <text:p>['Width: 66 cm', 'Length: 89 cm']</text:p>
          </table:table-cell>
          <table:table-cell office:value-type="string" calcext:value-type="string">
            <text:p>['Width: 72 cm', 'Length: 90 cm']</text:p>
          </table:table-cell>
          <table:table-cell office:value-type="string" calcext:value-type="string">
            <text:p>['Width: 78 cm', 'Length: 9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8.5 cm (Size M/T)</text:p>
          </table:table-cell>
          <table:table-cell table:number-columns-repeated="10"/>
          <table:table-cell office:value-type="string" calcext:value-type="string">
            <text:p>['Width: 84 cm', 'Length: 91 cm']</text:p>
          </table:table-cell>
          <table:table-cell table:number-columns-repeated="5"/>
          <table:table-cell office:value-type="string" calcext:value-type="string">
            <text:p>['Width: 90 cm', 'Length: 91 cm']</text:p>
          </table:table-cell>
          <table:table-cell office:value-type="string" calcext:value-type="string">
            <text:p>['Width: 96 cm', 'Length: 92 cm']</text:p>
          </table:table-cell>
          <table:table-cell table:number-columns-repeated="7"/>
        </table:table-row>
        <table:table-row table:style-name="ro1">
          <table:table-cell office:value-type="string" calcext:value-type="string">
            <text:p>https://www2.hm.com/en_in/productpage.1188554003.html</text:p>
          </table:table-cell>
          <table:table-cell office:value-type="string" calcext:value-type="string">
            <text:p>[]</text:p>
          </table:table-cell>
          <table:table-cell office:value-type="string" calcext:value-type="string">
            <text:p>Short, fitted dress in jersey with a collar, V-shaped opening and buttons down the front. Long sleeves and wide cuffs with a slit and button. Gathers at the front that create a gently draped effec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 'Draped', 'Slit']</text:p>
          </table:table-cell>
          <table:table-cell office:value-type="string" calcext:value-type="string">
            <text:p>V-neck</text:p>
          </table:table-cell>
          <table:table-cell office:value-type="string" calcext:value-type="string">
            <text:p>['Cream/Black', 'Zebra-print']</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85 cm']</text:p>
          </table:table-cell>
          <table:table-cell office:value-type="string" calcext:value-type="string">
            <text:p>['Width: 87 cm', 'Length: 86 cm']</text:p>
          </table:table-cell>
          <table:table-cell office:value-type="string" calcext:value-type="string">
            <text:p>['Width: 95 cm', 'Length: 87 cm']</text:p>
          </table:table-cell>
          <table:table-cell office:value-type="string" calcext:value-type="string">
            <text:p>['Width: 1.03 m', 'Length: 88 cm']</text:p>
          </table:table-cell>
          <table:table-cell office:value-type="string" calcext:value-type="string">
            <text:p>['Width: 1.15 m', 'Length: 8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9 cm (Size M/T)', 'Back: Length: 91.9 cm (Size M/T)', 'Shoulder: Width: 38.6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76002002.html</text:p>
          </table:table-cell>
          <table:table-cell office:value-type="string" calcext:value-type="string">
            <text:p>[]</text:p>
          </table:table-cell>
          <table:table-cell office:value-type="string" calcext:value-type="string">
            <text:p>Short, fitted dress in a viscose crêpe weave with a V-shaped neckline and narrow, adjustable shoulder straps. Flounce trim at the top that continues down the front and back, and a flounce-trimmed hem.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lip dress', 'Strappy dress']</text:p>
          </table:table-cell>
          <table:table-cell office:value-type="string" calcext:value-type="string">
            <text:p>V-neck</text:p>
          </table:table-cell>
          <table:table-cell office:value-type="string" calcext:value-type="string">
            <text:p>['Light green/White/Light pink/Yellow', 'Floral']</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6 cm', 'Length: 49 cm']</text:p>
          </table:table-cell>
          <table:table-cell office:value-type="string" calcext:value-type="string">
            <text:p>['Width: 95 cm', 'Length: 50 cm']</text:p>
          </table:table-cell>
          <table:table-cell office:value-type="string" calcext:value-type="string">
            <text:p>['Width: 1.03 m', 'Length: 50 cm']</text:p>
          </table:table-cell>
          <table:table-cell office:value-type="string" calcext:value-type="string">
            <text:p>['Width: 1.10 m', 'Length: 51 cm']</text:p>
          </table:table-cell>
          <table:table-cell office:value-type="string" calcext:value-type="string">
            <text:p>['Width: 1.21 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52.8 cm (Size M/T)</text:p>
          </table:table-cell>
          <table:table-cell table:number-columns-repeated="25"/>
        </table:table-row>
        <table:table-row table:style-name="ro1">
          <table:table-cell office:value-type="string" calcext:value-type="string">
            <text:p>https://www2.hm.com/en_in/productpage.1178636003.html</text:p>
          </table:table-cell>
          <table:table-cell office:value-type="string" calcext:value-type="string">
            <text:p>[]</text:p>
          </table:table-cell>
          <table:table-cell office:value-type="string" calcext:value-type="string">
            <text:p>Calf-length, fitted dress in ribbed jersey with wide shoulder straps and a deep, round neckline. Straight-cut hem with a slit at the back.</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Slit']</text:p>
          </table:table-cell>
          <table:table-cell office:value-type="string" calcext:value-type="string">
            <text:p>['Deep neckline', 'Round neck']</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2 cm', 'Length: 1.14 m']</text:p>
          </table:table-cell>
          <table:table-cell office:value-type="string" calcext:value-type="string">
            <text:p>['Width: 69 cm', 'Length: 1.15 m']</text:p>
          </table:table-cell>
          <table:table-cell office:value-type="string" calcext:value-type="string">
            <text:p>['Width: 76 cm', 'Length: 1.17 m']</text:p>
          </table:table-cell>
          <table:table-cell office:value-type="string" calcext:value-type="string">
            <text:p>['Width: 83 cm', 'Length: 1.18 m']</text:p>
          </table:table-cell>
          <table:table-cell office:value-type="string" calcext:value-type="string">
            <text:p>['Width: 93 cm', 'Length: 1.1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3.0 cm (Size M/T)</text:p>
          </table:table-cell>
          <table:table-cell table:number-columns-repeated="25"/>
        </table:table-row>
        <table:table-row table:style-name="ro1">
          <table:table-cell office:value-type="string" calcext:value-type="string">
            <text:p>https://www2.hm.com/en_in/productpage.1163302001.html</text:p>
          </table:table-cell>
          <table:table-cell office:value-type="string" calcext:value-type="string">
            <text:p>['Mesh']</text:p>
          </table:table-cell>
          <table:table-cell office:value-type="string" calcext:value-type="string">
            <text:p>Calf-length, fitted dress in mesh covered with sparkling rhinestones. Deep V-neckline and narrow, adjustable shoulder straps.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Strappy dress</text:p>
          </table:table-cell>
          <table:table-cell office:value-type="string" calcext:value-type="string">
            <text:p>V-neck</text:p>
          </table:table-cell>
          <table:table-cell office:value-type="string" calcext:value-type="string">
            <text:p>Beige</text:p>
          </table:table-cell>
          <table:table-cell office:value-type="string" calcext:value-type="string">
            <text:p>EVERYDAY FASHION</text:p>
          </table:table-cell>
          <table:table-cell office:value-type="string" calcext:value-type="string">
            <text:p>Rs. 7,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2 cm', 'Length: 98 cm']</text:p>
          </table:table-cell>
          <table:table-cell office:value-type="string" calcext:value-type="string">
            <text:p>['Width: 88 cm', 'Length: 98 cm']</text:p>
          </table:table-cell>
          <table:table-cell office:value-type="string" calcext:value-type="string">
            <text:p>['Width: 94 cm', 'Length: 98 cm']</text:p>
          </table:table-cell>
          <table:table-cell office:value-type="string" calcext:value-type="string">
            <text:p>['Width: 100 cm', 'Length: 98 cm']</text:p>
          </table:table-cell>
          <table:table-cell office:value-type="string" calcext:value-type="string">
            <text:p>['Width: 1.10 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2.7 cm (Size M/T)</text:p>
          </table:table-cell>
          <table:table-cell table:number-columns-repeated="25"/>
        </table:table-row>
        <table:table-row table:style-name="ro1">
          <table:table-cell office:value-type="string" calcext:value-type="string">
            <text:p>https://www2.hm.com/en_in/productpage.1175864004.html</text:p>
          </table:table-cell>
          <table:table-cell office:value-type="string" calcext:value-type="string">
            <text:p>[]</text:p>
          </table:table-cell>
          <table:table-cell office:value-type="string" calcext:value-type="string">
            <text:p>Oversized, calf-length dress in woven fabric with a deep V-neckline and narrow drawstrings under the bust that tie at the sides. Long, voluminous balloon sleeves in a raglan cut with narrow elastication at the cuff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Oversized</text:p>
          </table:table-cell>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58 cm', 'Length: 1.19 m']</text:p>
          </table:table-cell>
          <table:table-cell office:value-type="string" calcext:value-type="string">
            <text:p>['Width: 61 cm', 'Length: 1.20 m']</text:p>
          </table:table-cell>
          <table:table-cell office:value-type="string" calcext:value-type="string">
            <text:p>['Width: 65 cm', 'Length: 1.21 m']</text:p>
          </table:table-cell>
          <table:table-cell office:value-type="string" calcext:value-type="string">
            <text:p>['Width: 69 cm', 'Length: 1.22 m']</text:p>
          </table:table-cell>
          <table:table-cell office:value-type="string" calcext:value-type="string">
            <text:p>['Width: 74 cm', 'Length: 1.2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8.1 cm (Size M/T)</text:p>
          </table:table-cell>
          <table:table-cell table:number-columns-repeated="7"/>
          <table:table-cell office:value-type="string" calcext:value-type="string">
            <text:p>['Balloon sleeve', 'Raglan sleeve']</text:p>
          </table:table-cell>
          <table:table-cell table:number-columns-repeated="17"/>
        </table:table-row>
        <table:table-row table:style-name="ro2">
          <table:table-cell office:value-type="string" calcext:value-type="string">
            <text:p>https://www2.hm.com/en_in/productpage.1181795006.html</text:p>
          </table:table-cell>
          <table:table-cell office:value-type="string" calcext:value-type="string">
            <text:p>[]</text:p>
          </table:table-cell>
          <table:table-cell office:value-type="string" calcext:value-type="string">
            <text:p>Short dress in a cotton weave with a V-shaped opening and a small overlap at the front. Halter neck with double spaghetti straps that thread through the top and tie at the back of the neck. Smocked section at the back and a small frill trim below the bust and at the hips. Gently flared skirt.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 'Strappy dress']</text:p>
          </table:table-cell>
          <table:table-cell office:value-type="string" calcext:value-type="string">
            <text:p>['Halterneck', 'V-neck']</text:p>
          </table:table-cell>
          <table:table-cell office:value-type="string" calcext:value-type="string">
            <text:p>['Cream/Purple/Green/Orange/Pink/Yellow/Beige',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31 cm', 'Length: 62 cm']</text:p>
          </table:table-cell>
          <table:table-cell office:value-type="string" calcext:value-type="string">
            <text:p>['Width: 35 cm', 'Length: 62 cm']</text:p>
          </table:table-cell>
          <table:table-cell office:value-type="string" calcext:value-type="string">
            <text:p>['Width: 39 cm', 'Length: 63 cm']</text:p>
          </table:table-cell>
          <table:table-cell office:value-type="string" calcext:value-type="string">
            <text:p>['Width: 43 cm', 'Length: 63 cm']</text:p>
          </table:table-cell>
          <table:table-cell office:value-type="string" calcext:value-type="string">
            <text:p>['Width: 49 cm', 'Length: 63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5.2 cm (Size M/T)</text:p>
          </table:table-cell>
          <table:table-cell table:number-columns-repeated="8"/>
          <table:table-cell office:value-type="string" calcext:value-type="string">
            <text:p>['Width: 29 cm', 'Length: 61 cm']</text:p>
          </table:table-cell>
          <table:table-cell table:number-columns-repeated="2"/>
          <table:table-cell table:number-columns-repeated="2" office:value-type="string" calcext:value-type="string">
            <text:p>N/A</text:p>
          </table:table-cell>
          <table:table-cell table:number-columns-repeated="12"/>
        </table:table-row>
        <table:table-row table:style-name="ro2">
          <table:table-cell office:value-type="string" calcext:value-type="string">
            <text:p>https://www2.hm.com/en_in/productpage.1182383004.html</text:p>
          </table:table-cell>
          <table:table-cell office:value-type="string" calcext:value-type="string">
            <text:p>[]</text:p>
          </table:table-cell>
          <table:table-cell office:value-type="string" calcext:value-type="string">
            <text:p>Short, A-line dress in a textured cotton weave with hemstitch embroidery. Loose fit with a lace-trimmed, V-shaped neckline and short puff sleeves with narrow elastication at the cuffs. Gathered seam below the bust and above the hem. Partly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7 cm', 'Length: 82 cm']</text:p>
          </table:table-cell>
          <table:table-cell office:value-type="string" calcext:value-type="string">
            <text:p>['Width: 1.05 m', 'Length: 83 cm']</text:p>
          </table:table-cell>
          <table:table-cell office:value-type="string" calcext:value-type="string">
            <text:p>['Width: 1.13 m', 'Length: 84 cm']</text:p>
          </table:table-cell>
          <table:table-cell office:value-type="string" calcext:value-type="string">
            <text:p>['Width: 1.20 m', 'Length: 85 cm']</text:p>
          </table:table-cell>
          <table:table-cell office:value-type="string" calcext:value-type="string">
            <text:p>['Width: 1.31 m', 'Length: 86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1.4 cm (Size M/T)', 'Back: Length: 87.3 cm (Size M/T)', 'Sleeve: Length: 36.5 cm (Size M/T)']</text:p>
          </table:table-cell>
          <table:table-cell table:number-columns-repeated="7"/>
          <table:table-cell office:value-type="string" calcext:value-type="string">
            <text:p>Puff sleeve</text:p>
          </table:table-cell>
          <table:table-cell office:value-type="string" calcext:value-type="string">
            <text:p>['Width: 94 cm', 'Length: 81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80245001.html</text:p>
          </table:table-cell>
          <table:table-cell office:value-type="string" calcext:value-type="string">
            <text:p>[]</text:p>
          </table:table-cell>
          <table:table-cell office:value-type="string" calcext:value-type="string">
            <text:p>Ankle-length, sleeveless dress in a draped weave with a V-shaped neckline at the front and back. Wide shoulder straps with a narrow drawstring at the top. Narrow elastication, a small frill trim and narrow, decorative ties at the waist. Two high slits at the front of the skirt. Partly lined.</text:p>
          </table:table-cell>
          <table:table-cell office:value-type="string" calcext:value-type="string">
            <text:p>Long</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raped', 'Plunge back', 'Slit']</text:p>
          </table:table-cell>
          <table:table-cell office:value-type="string" calcext:value-type="string">
            <text:p>V-neck</text:p>
          </table:table-cell>
          <table:table-cell office:value-type="string" calcext:value-type="string">
            <text:p>['Dark purple/Light pink/Light yellow', 'Zebra-print']</text:p>
          </table:table-cell>
          <table:table-cell office:value-type="string" calcext:value-type="string">
            <text:p>H&amp;M EDITION</text:p>
          </table:table-cell>
          <table:table-cell office:value-type="string" calcext:value-type="string">
            <text:p>Rs. 5,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3 cm', 'Length: 93 cm']</text:p>
          </table:table-cell>
          <table:table-cell office:value-type="string" calcext:value-type="string">
            <text:p>['Width: 92 cm', 'Length: 94 cm']</text:p>
          </table:table-cell>
          <table:table-cell office:value-type="string" calcext:value-type="string">
            <text:p>['Width: 1.01 m', 'Length: 95 cm']</text:p>
          </table:table-cell>
          <table:table-cell office:value-type="string" calcext:value-type="string">
            <text:p>['Width: 1.12 m', 'Length: 96 cm']</text:p>
          </table:table-cell>
          <table:table-cell office:value-type="string" calcext:value-type="string">
            <text:p>['Width: 1.24 m', 'Length: 9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58018001.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6 m', 'Length: 94 cm']</text:p>
          </table:table-cell>
          <table:table-cell office:value-type="string" calcext:value-type="string">
            <text:p>['Width: 1.38 m', 'Length: 96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office:value-type="string" calcext:value-type="string">
            <text:p>['Width: 1.50 m', 'Length: 97 cm']</text:p>
          </table:table-cell>
          <table:table-cell table:number-columns-repeated="5"/>
          <table:table-cell office:value-type="string" calcext:value-type="string">
            <text:p>['Width: 1.62 m', 'Length: 99 cm']</text:p>
          </table:table-cell>
          <table:table-cell office:value-type="string" calcext:value-type="string">
            <text:p>['Width: 1.74 m', 'Length: 100 cm']</text:p>
          </table:table-cell>
          <table:table-cell table:number-columns-repeated="7"/>
        </table:table-row>
        <table:table-row table:style-name="ro2">
          <table:table-cell office:value-type="string" calcext:value-type="string">
            <text:p>https://www2.hm.com/en_in/productpage.1181473001.html</text:p>
          </table:table-cell>
          <table:table-cell office:value-type="string" calcext:value-type="string">
            <text:p>['Chiffon']</text:p>
          </table:table-cell>
          <table:table-cell office:value-type="string" calcext:value-type="string">
            <text:p>Calf-length dress in sheer chiffon with a V-shaped neckline, tie-top spaghetti shoulder straps and a concealed zip at one side. Asymmetric frill trim at the front that continues around the hem. Jersey lining.</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81 cm', 'Length: 1.08 m']</text:p>
          </table:table-cell>
          <table:table-cell office:value-type="string" calcext:value-type="string">
            <text:p>['Width: 89 cm', 'Length: 1.08 m']</text:p>
          </table:table-cell>
          <table:table-cell office:value-type="string" calcext:value-type="string">
            <text:p>['Width: 97 cm', 'Length: 1.09 m']</text:p>
          </table:table-cell>
          <table:table-cell office:value-type="string" calcext:value-type="string">
            <text:p>['Width: 1.05 m', 'Length: 1.09 m']</text:p>
          </table:table-cell>
          <table:table-cell office:value-type="string" calcext:value-type="string">
            <text:p>['Width: 1.16 m', 'Length: 1.10 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5.5 cm (Size M/T)</text:p>
          </table:table-cell>
          <table:table-cell table:number-columns-repeated="8"/>
          <table:table-cell office:value-type="string" calcext:value-type="string">
            <text:p>['Width: 77 cm', 'Length: 1.07 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1568001.html</text:p>
          </table:table-cell>
          <table:table-cell office:value-type="string" calcext:value-type="string">
            <text:p>['Jersey']</text:p>
          </table:table-cell>
          <table:table-cell office:value-type="string" calcext:value-type="string">
            <text:p>Calf-length, fitted dress in crêpe jersey with gathered side seams for a gently draped effect. Square neckline, deep armholes and spaghetti shoulder straps. Lined at the top.</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 'Strappy dress']</text:p>
          </table:table-cell>
          <table:table-cell office:value-type="string" calcext:value-type="string">
            <text:p>Square neckline</text:p>
          </table:table-cell>
          <table:table-cell office:value-type="string" calcext:value-type="string">
            <text:p>['Light beige/Green', 'Patterned', 'Leaves']</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8 cm', 'Length: 90 cm']</text:p>
          </table:table-cell>
          <table:table-cell office:value-type="string" calcext:value-type="string">
            <text:p>['Width: 76 cm', 'Length: 91 cm']</text:p>
          </table:table-cell>
          <table:table-cell office:value-type="string" calcext:value-type="string">
            <text:p>['Width: 84 cm', 'Length: 91 cm']</text:p>
          </table:table-cell>
          <table:table-cell office:value-type="string" calcext:value-type="string">
            <text:p>['Width: 92 cm', 'Length: 92 cm']</text:p>
          </table:table-cell>
          <table:table-cell office:value-type="string" calcext:value-type="string">
            <text:p>['Width: 1.04 m', 'Length: 9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6.0 cm (Size M/T)</text:p>
          </table:table-cell>
          <table:table-cell table:number-columns-repeated="25"/>
        </table:table-row>
        <table:table-row table:style-name="ro1">
          <table:table-cell office:value-type="string" calcext:value-type="string">
            <text:p>https://www2.hm.com/en_in/productpage.1128581007.html</text:p>
          </table:table-cell>
          <table:table-cell office:value-type="string" calcext:value-type="string">
            <text:p>['Jersey']</text:p>
          </table:table-cell>
          <table:table-cell office:value-type="string" calcext:value-type="string">
            <text:p>Calf-length dress in soft jersey with a V-shaped neckline and a sewn-in wrapover at the front with narrow ties at one side. Short, wide sleeves, a seam at the waist and a gently flared skirt.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Red',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3.4 cm (Size M/T)</text:p>
          </table:table-cell>
          <table:table-cell table:number-columns-repeated="7"/>
          <table:table-cell office:value-type="string" calcext:value-type="string">
            <text:p>Butterfly sleeve</text:p>
          </table:table-cell>
          <table:table-cell table:number-columns-repeated="17"/>
        </table:table-row>
        <table:table-row table:style-name="ro1">
          <table:table-cell office:value-type="string" calcext:value-type="string">
            <text:p>https://www2.hm.com/en_in/productpage.1195402004.html</text:p>
          </table:table-cell>
          <table:table-cell office:value-type="string" calcext:value-type="string">
            <text:p>['Cotton', 'Jersey']</text:p>
          </table:table-cell>
          <table:table-cell office:value-type="string" calcext:value-type="string">
            <text:p>Calf-length, oversized dress in jersey with a gathered neckline, narrow shoulder straps and a deeper cut at the back.</text:p>
          </table:table-cell>
          <table:table-cell office:value-type="string" calcext:value-type="string">
            <text:p>Midi</text:p>
          </table:table-cell>
          <table:table-cell office:value-type="string" calcext:value-type="string">
            <text:p>Sleeveless</text:p>
          </table:table-cell>
          <table:table-cell office:value-type="string" calcext:value-type="string">
            <text:p>Oversized</text:p>
          </table:table-cell>
          <table:table-cell office:value-type="string" calcext:value-type="string">
            <text:p>Plunge back</text:p>
          </table:table-cell>
          <table:table-cell office:value-type="string" calcext:value-type="string">
            <text:p>Round neck</text:p>
          </table:table-cell>
          <table:table-cell office:value-type="string" calcext:value-type="string">
            <text:p>['Bright blue/White', 'Pattern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11 m', 'Length: 98 cm']</text:p>
          </table:table-cell>
          <table:table-cell office:value-type="string" calcext:value-type="string">
            <text:p>['Width: 1.19 m', 'Length: 99 cm']</text:p>
          </table:table-cell>
          <table:table-cell office:value-type="string" calcext:value-type="string">
            <text:p>['Width: 1.27 m', 'Length: 100 cm']</text:p>
          </table:table-cell>
          <table:table-cell office:value-type="string" calcext:value-type="string">
            <text:p>['Width: 1.35 m', 'Length: 100 cm']</text:p>
          </table:table-cell>
          <table:table-cell office:value-type="string" calcext:value-type="string">
            <text:p>['Width: 1.47 m', 'Length: 1.0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05.0 cm (Size M/T)</text:p>
          </table:table-cell>
          <table:table-cell table:number-columns-repeated="10"/>
          <table:table-cell office:value-type="string" calcext:value-type="string">
            <text:p>['Width: 1.59 m', 'Length: 1.03 m']</text:p>
          </table:table-cell>
          <table:table-cell table:number-columns-repeated="5"/>
          <table:table-cell office:value-type="string" calcext:value-type="string">
            <text:p>['Width: 1.71 m', 'Length: 1.04 m']</text:p>
          </table:table-cell>
          <table:table-cell office:value-type="string" calcext:value-type="string">
            <text:p>['Width: 1.83 m', 'Length: 1.05 m']</text:p>
          </table:table-cell>
          <table:table-cell table:number-columns-repeated="7"/>
        </table:table-row>
        <table:table-row table:style-name="ro1">
          <table:table-cell office:value-type="string" calcext:value-type="string">
            <text:p>https://www2.hm.com/en_in/productpage.1154667004.html</text:p>
          </table:table-cell>
          <table:table-cell office:value-type="string" calcext:value-type="string">
            <text:p>['Jersey']</text:p>
          </table:table-cell>
          <table:table-cell office:value-type="string" calcext:value-type="string">
            <text:p>Knee-length, sleeveless dress in jersey with narrow, adjustable shoulder straps, a smocked, frill-trimmed bodice and a gently flared skirt.</text:p>
          </table:table-cell>
          <table:table-cell office:value-type="string" calcext:value-type="string">
            <text:p>Knee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Square neckline</text:p>
          </table:table-cell>
          <table:table-cell office:value-type="string" calcext:value-type="string">
            <text:p>['Light purple/Cream/Yellow/Orange', 'Floral', 'Orchids']</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2 cm', 'Length: 88 cm']</text:p>
          </table:table-cell>
          <table:table-cell office:value-type="string" calcext:value-type="string">
            <text:p>['Width: 60 cm', 'Length: 89 cm']</text:p>
          </table:table-cell>
          <table:table-cell office:value-type="string" calcext:value-type="string">
            <text:p>['Width: 66 cm', 'Length: 89 cm']</text:p>
          </table:table-cell>
          <table:table-cell office:value-type="string" calcext:value-type="string">
            <text:p>['Width: 72 cm', 'Length: 90 cm']</text:p>
          </table:table-cell>
          <table:table-cell office:value-type="string" calcext:value-type="string">
            <text:p>['Width: 78 cm', 'Length: 9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8.5 cm (Size M/T)</text:p>
          </table:table-cell>
          <table:table-cell table:number-columns-repeated="10"/>
          <table:table-cell office:value-type="string" calcext:value-type="string">
            <text:p>['Width: 84 cm', 'Length: 91 cm']</text:p>
          </table:table-cell>
          <table:table-cell table:number-columns-repeated="5"/>
          <table:table-cell office:value-type="string" calcext:value-type="string">
            <text:p>['Width: 90 cm', 'Length: 91 cm']</text:p>
          </table:table-cell>
          <table:table-cell office:value-type="string" calcext:value-type="string">
            <text:p>['Width: 96 cm', 'Length: 92 cm']</text:p>
          </table:table-cell>
          <table:table-cell table:number-columns-repeated="7"/>
        </table:table-row>
        <table:table-row table:style-name="ro1">
          <table:table-cell office:value-type="string" calcext:value-type="string">
            <text:p>https://www2.hm.com/en_in/productpage.1175808005.html</text:p>
          </table:table-cell>
          <table:table-cell office:value-type="string" calcext:value-type="string">
            <text:p>['Jersey']</text:p>
          </table:table-cell>
          <table:table-cell office:value-type="string" calcext:value-type="string">
            <text:p>Short dress in crinkled jersey with narrow, adjustable shoulder straps, a square neckline and a gathered seam below the bust. Fitted bodice and a gently flared skirt. Lined over the bus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trappy dress</text:p>
          </table:table-cell>
          <table:table-cell office:value-type="string" calcext:value-type="string">
            <text:p>Square neckline</text:p>
          </table:table-cell>
          <table:table-cell office:value-type="string" calcext:value-type="string">
            <text:p>['White/Pink/Green', 'Floral']</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61 cm']</text:p>
          </table:table-cell>
          <table:table-cell office:value-type="string" calcext:value-type="string">
            <text:p>['Width: 72 cm', 'Length: 61 cm']</text:p>
          </table:table-cell>
          <table:table-cell office:value-type="string" calcext:value-type="string">
            <text:p>['Width: 80 cm', 'Length: 62 cm']</text:p>
          </table:table-cell>
          <table:table-cell office:value-type="string" calcext:value-type="string">
            <text:p>['Width: 88 cm', 'Length: 62 cm']</text:p>
          </table:table-cell>
          <table:table-cell office:value-type="string" calcext:value-type="string">
            <text:p>['Width: 100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4.0 cm (Size M/T)</text:p>
          </table:table-cell>
          <table:table-cell table:number-columns-repeated="8"/>
          <table:table-cell office:value-type="string" calcext:value-type="string">
            <text:p>['Width: 60 cm', 'Length: 60 cm']</text:p>
          </table:table-cell>
          <table:table-cell table:number-columns-repeated="16"/>
        </table:table-row>
        <table:table-row table:style-name="ro1">
          <table:table-cell office:value-type="string" calcext:value-type="string">
            <text:p>https://www2.hm.com/en_in/productpage.1154399002.html</text:p>
          </table:table-cell>
          <table:table-cell office:value-type="string" calcext:value-type="string">
            <text:p>[]</text:p>
          </table:table-cell>
          <table:table-cell office:value-type="string" calcext:value-type="string">
            <text:p>Ankle-length dress in lace with a crocheted look. Slightly wider, round neckline and an opening with a covered button at the back of the neck. Long sleeves and a high slit at each side of the hem. Scalloped edges at the cuffs and hem.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Keyhole', 'Sl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7,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3 cm', 'Length: 1.15 m']</text:p>
          </table:table-cell>
          <table:table-cell office:value-type="string" calcext:value-type="string">
            <text:p>['Width: 91 cm', 'Length: 1.16 m']</text:p>
          </table:table-cell>
          <table:table-cell office:value-type="string" calcext:value-type="string">
            <text:p>['Width: 99 cm', 'Length: 1.15 m']</text:p>
          </table:table-cell>
          <table:table-cell office:value-type="string" calcext:value-type="string">
            <text:p>['Width: 1.06 m', 'Length: 1.14 m']</text:p>
          </table:table-cell>
          <table:table-cell office:value-type="string" calcext:value-type="string">
            <text:p>['Width: 1.17 m', 'Length: 1.12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4.8 cm (Size M/T)', 'Back: Length: 121.5 cm (Size M/T)']</text:p>
          </table:table-cell>
          <table:table-cell table:number-columns-repeated="25"/>
        </table:table-row>
        <table:table-row table:style-name="ro1">
          <table:table-cell office:value-type="string" calcext:value-type="string">
            <text:p>https://www2.hm.com/en_in/productpage.1170231001.html</text:p>
          </table:table-cell>
          <table:table-cell office:value-type="string" calcext:value-type="string">
            <text:p>['Jersey']</text:p>
          </table:table-cell>
          <table:table-cell office:value-type="string" calcext:value-type="string">
            <text:p>Calf-length, loose-fit T-shirt dress in soft viscose jersey with a slit at the back of the hem.</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lit', 'T-shirt dress']</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38.8 cm (Size M/T)', 'Sleeve: Length: 23.1 cm (Size M/T)', 'Front: Length: 122.0 cm (Size M/T)']</text:p>
          </table:table-cell>
          <table:table-cell table:number-columns-repeated="25"/>
        </table:table-row>
        <table:table-row table:style-name="ro1">
          <table:table-cell office:value-type="string" calcext:value-type="string">
            <text:p>https://www2.hm.com/en_in/productpage.1167210001.html</text:p>
          </table:table-cell>
          <table:table-cell office:value-type="string" calcext:value-type="string">
            <text:p>['Satin']</text:p>
          </table:table-cell>
          <table:table-cell office:value-type="string" calcext:value-type="string">
            <text:p>Calf-length dress in softly draping satin with a square neckline, adjustable spaghetti shoulder straps and a concealed zip at one side. Visible seams over the bust and down the front and back. Fitted bodice and a gently flared skirt. Straight-cut hem. Jersey lining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A-line', 'Slip dress', 'Strappy dress']</text:p>
          </table:table-cell>
          <table:table-cell office:value-type="string" calcext:value-type="string">
            <text:p>Square neckline</text:p>
          </table:table-cell>
          <table:table-cell office:value-type="string" calcext:value-type="string">
            <text:p>['Light grey',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1.05 m']</text:p>
          </table:table-cell>
          <table:table-cell office:value-type="string" calcext:value-type="string">
            <text:p>['Width: 87 cm', 'Length: 1.04 m']</text:p>
          </table:table-cell>
          <table:table-cell office:value-type="string" calcext:value-type="string">
            <text:p>['Width: 95 cm', 'Length: 1.04 m']</text:p>
          </table:table-cell>
          <table:table-cell office:value-type="string" calcext:value-type="string">
            <text:p>['Width: 1.03 m', 'Length: 1.03 m']</text:p>
          </table:table-cell>
          <table:table-cell office:value-type="string" calcext:value-type="string">
            <text:p>['Width: 1.15 m', 'Length: 1.0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84.1 cm (Size M/T)', 'Back: Length: 103.6 cm (Size M/T)']</text:p>
          </table:table-cell>
          <table:table-cell table:number-columns-repeated="8"/>
          <table:table-cell office:value-type="string" calcext:value-type="string">
            <text:p>['Width: 75 cm', 'Length: 1.05 m']</text:p>
          </table:table-cell>
          <table:table-cell table:number-columns-repeated="16"/>
        </table:table-row>
        <table:table-row table:style-name="ro1">
          <table:table-cell office:value-type="string" calcext:value-type="string">
            <text:p>https://www2.hm.com/en_in/productpage.1163144005.html</text:p>
          </table:table-cell>
          <table:table-cell office:value-type="string" calcext:value-type="string">
            <text:p>['Jersey']</text:p>
          </table:table-cell>
          <table:table-cell office:value-type="string" calcext:value-type="string">
            <text:p>Calf-length dress in textured jersey with narrow, adjustable shoulder straps, a V-neckline and a twisted detail at the centre of the bust. Smocked panel at the back. Lined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V-neck</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7 cm', 'Length: 84 cm']</text:p>
          </table:table-cell>
          <table:table-cell office:value-type="string" calcext:value-type="string">
            <text:p>['Width: 75 cm', 'Length: 85 cm']</text:p>
          </table:table-cell>
          <table:table-cell office:value-type="string" calcext:value-type="string">
            <text:p>['Width: 83 cm', 'Length: 85 cm']</text:p>
          </table:table-cell>
          <table:table-cell office:value-type="string" calcext:value-type="string">
            <text:p>['Width: 91 cm', 'Length: 86 cm']</text:p>
          </table:table-cell>
          <table:table-cell office:value-type="string" calcext:value-type="string">
            <text:p>['Width: 1.03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86254003.html</text:p>
          </table:table-cell>
          <table:table-cell office:value-type="string" calcext:value-type="string">
            <text:p>[]</text:p>
          </table:table-cell>
          <table:table-cell office:value-type="string" calcext:value-type="string">
            <text:p>Short, fitted dress in a textured bouclé weave with a round neckline, short sleeves and shaping seams front and back. Concealed zip at the back and a straight-cut hem.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5.6 cm (Size 40T)', 'Back: Length: 87.5 cm (Size 40T)']</text:p>
          </table:table-cell>
          <table:table-cell table:number-columns-repeated="25"/>
        </table:table-row>
        <table:table-row table:style-name="ro1">
          <table:table-cell office:value-type="string" calcext:value-type="string">
            <text:p>https://www2.hm.com/en_in/productpage.1062451017.html</text:p>
          </table:table-cell>
          <table:table-cell office:value-type="string" calcext:value-type="string">
            <text:p>[]</text:p>
          </table:table-cell>
          <table:table-cell office:value-type="string" calcext:value-type="string">
            <text:p>Short, fitted dress in a broderie anglaise weave with a sweetheart neckline and short puff sleeves with elastication over the shoulders and at the hems. Vertical seams with concealed elastication to create a gathered effect.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7.3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77420001.html</text:p>
          </table:table-cell>
          <table:table-cell office:value-type="string" calcext:value-type="string">
            <text:p>[]</text:p>
          </table:table-cell>
          <table:table-cell office:value-type="string" calcext:value-type="string">
            <text:p>Short dress in woven fabric. Narrow cut at the top with a twisted detail at the front that gives the fabric a draped effect. Halter neck with wide straps that tie at the back of the neck. Elasticated seam at the waist. Lined over the bust.</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raped</text:p>
          </table:table-cell>
          <table:table-cell office:value-type="string" calcext:value-type="string">
            <text:p>Halter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55 cm', 'Length: 60 cm']</text:p>
          </table:table-cell>
          <table:table-cell office:value-type="string" calcext:value-type="string">
            <text:p>['Width: 60 cm', 'Length: 61 cm']</text:p>
          </table:table-cell>
          <table:table-cell office:value-type="string" calcext:value-type="string">
            <text:p>['Width: 65 cm', 'Length: 62 cm']</text:p>
          </table:table-cell>
          <table:table-cell office:value-type="string" calcext:value-type="string">
            <text:p>['Width: 70 cm', 'Length: 63 cm']</text:p>
          </table:table-cell>
          <table:table-cell office:value-type="string" calcext:value-type="string">
            <text:p>['Width: 77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4.0 cm (Size M/T)</text:p>
          </table:table-cell>
          <table:table-cell table:number-columns-repeated="25"/>
        </table:table-row>
        <table:table-row table:style-name="ro1">
          <table:table-cell office:value-type="string" calcext:value-type="string">
            <text:p>https://www2.hm.com/en_in/productpage.1163482001.html</text:p>
          </table:table-cell>
          <table:table-cell office:value-type="string" calcext:value-type="string">
            <text:p>['Cotton']</text:p>
          </table:table-cell>
          <table:table-cell office:value-type="string" calcext:value-type="string">
            <text:p>Calf-length dress in an airy cotton weave with a smocked bodice and a frill-trimmed sweetheart neckline. Narrow, adjustable and detachable shoulder straps and a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Bandeau', 'Smocking', 'Strappy dress']</text:p>
          </table:table-cell>
          <table:table-cell office:value-type="string" calcext:value-type="string">
            <text:p>Sweetheart neckline</text:p>
          </table:table-cell>
          <table:table-cell office:value-type="string" calcext:value-type="string">
            <text:p>['Cream/Light pink',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0.0 cm (Size M/T)</text:p>
          </table:table-cell>
          <table:table-cell table:number-columns-repeated="25"/>
        </table:table-row>
        <table:table-row table:style-name="ro1">
          <table:table-cell office:value-type="string" calcext:value-type="string">
            <text:p>https://www2.hm.com/en_in/productpage.1161640003.html</text:p>
          </table:table-cell>
          <table:table-cell office:value-type="string" calcext:value-type="string">
            <text:p>['Linen']</text:p>
          </table:table-cell>
          <table:table-cell office:value-type="string" calcext:value-type="string">
            <text:p>Short dress in an airy linen and cotton weave. Deep V-neckline and a wrapover front with wide ties at the waist. Long balloon sleeves with narrow elastication at the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Wrapover</text:p>
          </table:table-cell>
          <table:table-cell office:value-type="string" calcext:value-type="string">
            <text:p>V-neck</text:p>
          </table:table-cell>
          <table:table-cell office:value-type="string" calcext:value-type="string">
            <text:p>['Black/White', 'Patterned', 'Palm trees']</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88 cm', 'Length: 82 cm']</text:p>
          </table:table-cell>
          <table:table-cell office:value-type="string" calcext:value-type="string">
            <text:p>['Width: 96 cm', 'Length: 83 cm']</text:p>
          </table:table-cell>
          <table:table-cell office:value-type="string" calcext:value-type="string">
            <text:p>['Width: 1.04 m', 'Length: 84 cm']</text:p>
          </table:table-cell>
          <table:table-cell office:value-type="string" calcext:value-type="string">
            <text:p>['Width: 1.13 m', 'Length: 85 cm']</text:p>
          </table:table-cell>
          <table:table-cell office:value-type="string" calcext:value-type="string">
            <text:p>['Width: 1.25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4 cm (Size M/T)', 'Back: Length: 89.0 cm (Size M/T)']</text:p>
          </table:table-cell>
          <table:table-cell table:number-columns-repeated="7"/>
          <table:table-cell office:value-type="string" calcext:value-type="string">
            <text:p>Balloon sleeve</text:p>
          </table:table-cell>
          <table:table-cell table:number-columns-repeated="2"/>
          <table:table-cell office:value-type="string" calcext:value-type="string">
            <text:p>['Width: 1.37 m', 'Length: 87 cm']</text:p>
          </table:table-cell>
          <table:table-cell table:number-columns-repeated="5"/>
          <table:table-cell office:value-type="string" calcext:value-type="string">
            <text:p>['Width: 1.50 m', 'Length: 88 cm']</text:p>
          </table:table-cell>
          <table:table-cell office:value-type="string" calcext:value-type="string">
            <text:p>['Width: 1.62 m', 'Length: 89 cm']</text:p>
          </table:table-cell>
          <table:table-cell table:number-columns-repeated="7"/>
        </table:table-row>
        <table:table-row table:style-name="ro1">
          <table:table-cell office:value-type="string" calcext:value-type="string">
            <text:p>https://www2.hm.com/en_in/productpage.1169530005.html</text:p>
          </table:table-cell>
          <table:table-cell office:value-type="string" calcext:value-type="string">
            <text:p>[]</text:p>
          </table:table-cell>
          <table:table-cell office:value-type="string" calcext:value-type="string">
            <text:p>Calf-length, fitted dress in softly draping viscose satin with a V-shaped neckline, adjustable spaghetti shoulder straps and shaped cups. Concealed zip and hook-and-eye fastener at the back and a straight-cut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Slip dress</text:p>
          </table:table-cell>
          <table:table-cell office:value-type="string" calcext:value-type="string">
            <text:p>V-neck</text:p>
          </table:table-cell>
          <table:table-cell office:value-type="string" calcext:value-type="string">
            <text:p>['Lilac',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4 cm', 'Length: 95 cm']</text:p>
          </table:table-cell>
          <table:table-cell office:value-type="string" calcext:value-type="string">
            <text:p>['Width: 82 cm', 'Length: 95 cm']</text:p>
          </table:table-cell>
          <table:table-cell office:value-type="string" calcext:value-type="string">
            <text:p>['Width: 89 cm', 'Length: 94 cm']</text:p>
          </table:table-cell>
          <table:table-cell office:value-type="string" calcext:value-type="string">
            <text:p>['Width: 97 cm', 'Length: 94 cm']</text:p>
          </table:table-cell>
          <table:table-cell office:value-type="string" calcext:value-type="string">
            <text:p>['Width: 1.08 m', 'Length: 9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9.0 cm (Size M/T)</text:p>
          </table:table-cell>
          <table:table-cell table:number-columns-repeated="25"/>
        </table:table-row>
        <table:table-row table:style-name="ro1">
          <table:table-cell office:value-type="string" calcext:value-type="string">
            <text:p>https://www2.hm.com/en_in/productpage.1175048001.html</text:p>
          </table:table-cell>
          <table:table-cell office:value-type="string" calcext:value-type="string">
            <text:p>['Jersey']</text:p>
          </table:table-cell>
          <table:table-cell office:value-type="string" calcext:value-type="string">
            <text:p>Short dress in crinkled jersey with a sewn-in wrapover at the front, a deep V-neckline and short, wide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0 cm', 'Length: 87 cm']</text:p>
          </table:table-cell>
          <table:table-cell office:value-type="string" calcext:value-type="string">
            <text:p>['Width: 68 cm', 'Length: 89 cm']</text:p>
          </table:table-cell>
          <table:table-cell office:value-type="string" calcext:value-type="string">
            <text:p>['Width: 76 cm', 'Length: 90 cm']</text:p>
          </table:table-cell>
          <table:table-cell office:value-type="string" calcext:value-type="string">
            <text:p>['Width: 84 cm', 'Length: 92 cm']</text:p>
          </table:table-cell>
          <table:table-cell office:value-type="string" calcext:value-type="string">
            <text:p>['Width: 96 c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4.5 cm (Size M/T)</text:p>
          </table:table-cell>
          <table:table-cell table:number-columns-repeated="10"/>
          <table:table-cell office:value-type="string" calcext:value-type="string">
            <text:p>['Width: 1.08 m', 'Length: 95 cm']</text:p>
          </table:table-cell>
          <table:table-cell table:number-columns-repeated="5"/>
          <table:table-cell office:value-type="string" calcext:value-type="string">
            <text:p>['Width: 1.20 m', 'Length: 96 cm']</text:p>
          </table:table-cell>
          <table:table-cell office:value-type="string" calcext:value-type="string">
            <text:p>['Width: 1.32 m', 'Length: 98 cm']</text:p>
          </table:table-cell>
          <table:table-cell table:number-columns-repeated="7"/>
        </table:table-row>
        <table:table-row table:style-name="ro1">
          <table:table-cell office:value-type="string" calcext:value-type="string">
            <text:p>https://www2.hm.com/en_in/productpage.1167253002.html</text:p>
          </table:table-cell>
          <table:table-cell office:value-type="string" calcext:value-type="string">
            <text:p>[]</text:p>
          </table:table-cell>
          <table:table-cell office:value-type="string" calcext:value-type="string">
            <text:p>Calf-length off-the-shoulder dress in a viscose-blend weave. Narrow elastication and a small frill trim at the top and short puff sleeves with elasticated cuffs. Elasticated seams at the waist and a gently flared skirt.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Off-the-shoulder', 'Smocking']</text:p>
          </table:table-cell>
          <table:table-cell/>
          <table:table-cell office:value-type="string" calcext:value-type="string">
            <text:p>['Light pink/Pink/Red', 'Floral']</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12 m', 'Length: 1.04 m']</text:p>
          </table:table-cell>
          <table:table-cell office:value-type="string" calcext:value-type="string">
            <text:p>['Width: 1.20 m', 'Length: 1.05 m']</text:p>
          </table:table-cell>
          <table:table-cell office:value-type="string" calcext:value-type="string">
            <text:p>['Width: 1.29 m', 'Length: 1.06 m']</text:p>
          </table:table-cell>
          <table:table-cell office:value-type="string" calcext:value-type="string">
            <text:p>['Width: 1.38 m', 'Length: 1.06 m']</text:p>
          </table:table-cell>
          <table:table-cell office:value-type="string" calcext:value-type="string">
            <text:p>['Width: 1.50 m', 'Length: 1.07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9.8 cm (Size M/T)', 'Sleeve: Length: 27.2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89898002.html</text:p>
          </table:table-cell>
          <table:table-cell office:value-type="string" calcext:value-type="string">
            <text:p>[]</text:p>
          </table:table-cell>
          <table:table-cell office:value-type="string" calcext:value-type="string">
            <text:p>Calf-length dress in woven fabric with a round neckline and short, open sleeves. Gathered seam at the waist for a ruched effect and a concealed zip at the back.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Cream</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29 cm', 'Length: 1.22 m']</text:p>
          </table:table-cell>
          <table:table-cell office:value-type="string" calcext:value-type="string">
            <text:p>['Width: 35 cm', 'Length: 1.23 m']</text:p>
          </table:table-cell>
          <table:table-cell office:value-type="string" calcext:value-type="string">
            <text:p>['Width: 36 cm', 'Length: 1.24 m']</text:p>
          </table:table-cell>
          <table:table-cell office:value-type="string" calcext:value-type="string">
            <text:p>['Width: 36 cm', 'Length: 1.25 m']</text:p>
          </table:table-cell>
          <table:table-cell office:value-type="string" calcext:value-type="string">
            <text:p>['Width: 37 cm', 'Length: 1.2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8063002.html</text:p>
          </table:table-cell>
          <table:table-cell office:value-type="string" calcext:value-type="string">
            <text:p>[]</text:p>
          </table:table-cell>
          <table:table-cell office:value-type="string" calcext:value-type="string">
            <text:p>Short dress in woven fabric with flounce trims that have overlocked edges. V-neckline with a concealed hook-and-eye fastener, narrow, adjustable shoulder straps and a wrapover front with narrow ties at one side. Elasticated seam at the back of the wais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Dark green',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8 cm', 'Length: 80 cm']</text:p>
          </table:table-cell>
          <table:table-cell office:value-type="string" calcext:value-type="string">
            <text:p>['Width: 84 cm', 'Length: 80 cm']</text:p>
          </table:table-cell>
          <table:table-cell office:value-type="string" calcext:value-type="string">
            <text:p>['Width: 90 cm', 'Length: 80 cm']</text:p>
          </table:table-cell>
          <table:table-cell office:value-type="string" calcext:value-type="string">
            <text:p>['Width: 97 cm', 'Length: 80 cm']</text:p>
          </table:table-cell>
          <table:table-cell office:value-type="string" calcext:value-type="string">
            <text:p>['Width: 1.07 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1 cm (Size M/T)</text:p>
          </table:table-cell>
          <table:table-cell table:number-columns-repeated="25"/>
        </table:table-row>
        <table:table-row table:style-name="ro2">
          <table:table-cell office:value-type="string" calcext:value-type="string">
            <text:p>https://www2.hm.com/en_in/productpage.1126550007.html</text:p>
          </table:table-cell>
          <table:table-cell office:value-type="string" calcext:value-type="string">
            <text:p>[]</text:p>
          </table:table-cell>
          <table:table-cell office:value-type="string" calcext:value-type="string">
            <text:p>Knee-length tunic dress in a cotton weave. Band collar and a V-shaped opening at the front with narrow ties at the top. Short butterfly sleeves and a gently rounded hem.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Keyhole</text:p>
          </table:table-cell>
          <table:table-cell office:value-type="string" calcext:value-type="string">
            <text:p>V-neck</text:p>
          </table:table-cell>
          <table:table-cell office:value-type="string" calcext:value-type="string">
            <text:p>['Bright blue/White', 'Zigzag-patterned']</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14 m', 'Length: 85 cm']</text:p>
          </table:table-cell>
          <table:table-cell office:value-type="string" calcext:value-type="string">
            <text:p>['Width: 1.22 m', 'Length: 86 cm']</text:p>
          </table:table-cell>
          <table:table-cell office:value-type="string" calcext:value-type="string">
            <text:p>['Width: 1.30 m', 'Length: 87 cm']</text:p>
          </table:table-cell>
          <table:table-cell office:value-type="string" calcext:value-type="string">
            <text:p>['Width: 1.39 m', 'Length: 88 cm']</text:p>
          </table:table-cell>
          <table:table-cell office:value-type="string" calcext:value-type="string">
            <text:p>['Width: 1.50 m', 'Length: 89 c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text:p>
          </table:table-cell>
          <table:table-cell table:number-columns-repeated="7"/>
          <table:table-cell office:value-type="string" calcext:value-type="string">
            <text:p>Butterfly sleeve</text:p>
          </table:table-cell>
          <table:table-cell/>
          <table:table-cell office:value-type="string" calcext:value-type="string">
            <text:p>Band collar</text:p>
          </table:table-cell>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35076003.html</text:p>
          </table:table-cell>
          <table:table-cell office:value-type="string" calcext:value-type="string">
            <text:p>[]</text:p>
          </table:table-cell>
          <table:table-cell office:value-type="string" calcext:value-type="string">
            <text:p>Knee-length shirt dress in woven fabric with a collar, buttons down the front and a yoke with a box pleat at the back. Long, voluminous sleeves, wide cuffs with a slit and button, an open chest pocket and a rounded hem. Slightly longer at the back.</text:p>
          </table:table-cell>
          <table:table-cell office:value-type="string" calcext:value-type="string">
            <text:p>Knee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 'Slit']</text:p>
          </table:table-cell>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37050001.html</text:p>
          </table:table-cell>
          <table:table-cell office:value-type="string" calcext:value-type="string">
            <text:p>['Mesh']</text:p>
          </table:table-cell>
          <table:table-cell office:value-type="string" calcext:value-type="string">
            <text:p>Short, fitted dress in mesh with a sweetheart neckline with narrow elastication, shaped cups and decorative ties at the centre of the bust. Long, sheer sleeves with elastication at the shoulders and cuffs. Gathered seams down the front, back and sides. Jersey lining.</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 'Draped']</text:p>
          </table:table-cell>
          <table:table-cell office:value-type="string" calcext:value-type="string">
            <text:p>Sweetheart neckline</text:p>
          </table:table-cell>
          <table:table-cell office:value-type="string" calcext:value-type="string">
            <text:p>['Black/Light blue/Green', 'Floral']</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185599001.html</text:p>
          </table:table-cell>
          <table:table-cell office:value-type="string" calcext:value-type="string">
            <text:p>['Cotton']</text:p>
          </table:table-cell>
          <table:table-cell office:value-type="string" calcext:value-type="string">
            <text:p>Calf-length dress in an airy cotton weave. Loose fit with a round neckline and a V-shaped opening with narrow ties at the top. Long, voluminous balloon sleeves with narrow, buttoned cuffs. Narrow drawstrings at the waist that ties at the side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Round neck</text:p>
          </table:table-cell>
          <table:table-cell office:value-type="string" calcext:value-type="string">
            <text:p>['Green/White', 'Patterned', 'Palm trees']</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9 cm', 'Length: 1.11 m']</text:p>
          </table:table-cell>
          <table:table-cell office:value-type="string" calcext:value-type="string">
            <text:p>['Width: 1.06 m', 'Length: 1.11 m']</text:p>
          </table:table-cell>
          <table:table-cell office:value-type="string" calcext:value-type="string">
            <text:p>['Width: 1.13 m', 'Length: 1.12 m']</text:p>
          </table:table-cell>
          <table:table-cell office:value-type="string" calcext:value-type="string">
            <text:p>['Width: 1.20 m', 'Length: 1.12 m']</text:p>
          </table:table-cell>
          <table:table-cell office:value-type="string" calcext:value-type="string">
            <text:p>['Width: 1.31 m', 'Length: 1.13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8.4 cm (Size M/T)', 'Sleeve: Length: 69.0 cm (Size M/T)']</text:p>
          </table:table-cell>
          <table:table-cell table:number-columns-repeated="7"/>
          <table:table-cell office:value-type="string" calcext:value-type="string">
            <text:p>Balloon sleeve</text:p>
          </table:table-cell>
          <table:table-cell table:number-columns-repeated="2"/>
          <table:table-cell office:value-type="string" calcext:value-type="string">
            <text:p>['Width: 1.41 m', 'Length: 1.13 m']</text:p>
          </table:table-cell>
          <table:table-cell table:number-columns-repeated="2" office:value-type="string" calcext:value-type="string">
            <text:p>N/A</text:p>
          </table:table-cell>
          <table:table-cell table:number-columns-repeated="3"/>
          <table:table-cell office:value-type="string" calcext:value-type="string">
            <text:p>['Width: 1.51 m', 'Length: 1.14 m']</text:p>
          </table:table-cell>
          <table:table-cell office:value-type="string" calcext:value-type="string">
            <text:p>['Width: 1.61 m', 'Length: 1.15 m']</text:p>
          </table:table-cell>
          <table:table-cell table:number-columns-repeated="7"/>
        </table:table-row>
        <table:table-row table:style-name="ro1">
          <table:table-cell office:value-type="string" calcext:value-type="string">
            <text:p>https://www2.hm.com/en_in/productpage.1128502003.html</text:p>
          </table:table-cell>
          <table:table-cell office:value-type="string" calcext:value-type="string">
            <text:p>['Jersey']</text:p>
          </table:table-cell>
          <table:table-cell office:value-type="string" calcext:value-type="string">
            <text:p>Short, fitted, bandeau dress in ribbed cotton jersey with a concealed silicone tape at the top to keep the dress in place.</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andeau', 'Bodycon', 'Strapless']</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62 cm', 'Length: 65 cm']</text:p>
          </table:table-cell>
          <table:table-cell office:value-type="string" calcext:value-type="string">
            <text:p>['Width: 70 cm', 'Length: 66 cm']</text:p>
          </table:table-cell>
          <table:table-cell office:value-type="string" calcext:value-type="string">
            <text:p>['Width: 76 cm', 'Length: 66 cm']</text:p>
          </table:table-cell>
          <table:table-cell office:value-type="string" calcext:value-type="string">
            <text:p>['Width: 82 cm', 'Length: 67 cm']</text:p>
          </table:table-cell>
          <table:table-cell office:value-type="string" calcext:value-type="string">
            <text:p>['Width: 90 cm', 'Length: 6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3.0 cm (Size M/T)', 'Front: Length: 68.75 cm (Size M/T)']</text:p>
          </table:table-cell>
          <table:table-cell table:number-columns-repeated="8"/>
          <table:table-cell office:value-type="string" calcext:value-type="string">
            <text:p>['Width: 58 cm', 'Length: 64 cm']</text:p>
          </table:table-cell>
          <table:table-cell table:number-columns-repeated="16"/>
        </table:table-row>
        <table:table-row table:style-name="ro1">
          <table:table-cell office:value-type="string" calcext:value-type="string">
            <text:p>https://www2.hm.com/en_in/productpage.1182654001.html</text:p>
          </table:table-cell>
          <table:table-cell office:value-type="string" calcext:value-type="string">
            <text:p>['Satin']</text:p>
          </table:table-cell>
          <table:table-cell office:value-type="string" calcext:value-type="string">
            <text:p>Short dress in softly draping satin with a V-neckline and a wrapover front with wide ties at one side. Low dropped shoulders and long sleeves with a slit and button at the cuffs. Elasticated seam at the back of the waist. Long fringes around the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 'Wrapover']</text:p>
          </table:table-cell>
          <table:table-cell office:value-type="string" calcext:value-type="string">
            <text:p>V-neck</text:p>
          </table:table-cell>
          <table:table-cell office:value-type="string" calcext:value-type="string">
            <text:p>['Lime green',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78 cm']</text:p>
          </table:table-cell>
          <table:table-cell office:value-type="string" calcext:value-type="string">
            <text:p>['Width: 89 cm', 'Length: 79 cm']</text:p>
          </table:table-cell>
          <table:table-cell office:value-type="string" calcext:value-type="string">
            <text:p>['Width: 97 cm', 'Length: 80 cm']</text:p>
          </table:table-cell>
          <table:table-cell office:value-type="string" calcext:value-type="string">
            <text:p>['Width: 1.05 m', 'Length: 81 cm']</text:p>
          </table:table-cell>
          <table:table-cell office:value-type="string" calcext:value-type="string">
            <text:p>['Width: 1.17 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3.2 cm (Size M/T)', 'Back: Length: 84.0 cm (Size M/T)']</text:p>
          </table:table-cell>
          <table:table-cell table:number-columns-repeated="25"/>
        </table:table-row>
        <table:table-row table:style-name="ro1">
          <table:table-cell office:value-type="string" calcext:value-type="string">
            <text:p>https://www2.hm.com/en_in/productpage.0979874018.html</text:p>
          </table:table-cell>
          <table:table-cell office:value-type="string" calcext:value-type="string">
            <text:p>['French Terry']</text:p>
          </table:table-cell>
          <table:table-cell office:value-type="string" calcext:value-type="string">
            <text:p>Short dress in sweatshirt fabric made from a cotton blend. Relaxed fit with dropped shoulders, long sleeves and ribbing around the necklin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Jumper dress</text:p>
          </table:table-cell>
          <table:table-cell office:value-type="string" calcext:value-type="string">
            <text:p>Round neck</text:p>
          </table:table-cell>
          <table:table-cell office:value-type="string" calcext:value-type="string">
            <text:p>['Red',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1.4 cm (Size M/T)', 'Sleeve: Length: 61.4 cm (Size M/T)']</text:p>
          </table:table-cell>
          <table:table-cell table:number-columns-repeated="25"/>
        </table:table-row>
        <table:table-row table:style-name="ro1">
          <table:table-cell office:value-type="string" calcext:value-type="string">
            <text:p>https://www2.hm.com/en_in/productpage.1141278004.html</text:p>
          </table:table-cell>
          <table:table-cell office:value-type="string" calcext:value-type="string">
            <text:p>[]</text:p>
          </table:table-cell>
          <table:table-cell office:value-type="string" calcext:value-type="string">
            <text:p>Calf-length dress in an airy viscose weave with a fitted bodice and shaped cups. Square neckline with a drawstring and cut-out section at the front, elbow-length sleeves and a smocked section at the back. Narrow elastication over the shoulders, at the back of the neckline and at the cuffs. Concealed zip at one side, a gently flared skirt and a straight-cut hem with a high slit at one side of the front.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Slim fit</text:p>
          </table:table-cell>
          <table:table-cell office:value-type="string" calcext:value-type="string">
            <text:p>['Cut-out', 'Slit', 'Smocking']</text:p>
          </table:table-cell>
          <table:table-cell office:value-type="string" calcext:value-type="string">
            <text:p>Square neckline</text:p>
          </table:table-cell>
          <table:table-cell office:value-type="string" calcext:value-type="string">
            <text:p>['White/Pink/Red/Yellow/Green', 'Floral']</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8.4 cm (Size M/T)', 'Back: Length: 106.4 cm (Size M/T)']</text:p>
          </table:table-cell>
          <table:table-cell table:number-columns-repeated="25"/>
        </table:table-row>
        <table:table-row table:style-name="ro1">
          <table:table-cell office:value-type="string" calcext:value-type="string">
            <text:p>https://www2.hm.com/en_in/productpage.1144829007.html</text:p>
          </table:table-cell>
          <table:table-cell office:value-type="string" calcext:value-type="string">
            <text:p>['Jersey']</text:p>
          </table:table-cell>
          <table:table-cell office:value-type="string" calcext:value-type="string">
            <text:p>Calf-length dress in soft, ribbed jersey with a round neckline, short sleeves and a slit at one side of the hem.</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Sage green',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80 cm', 'Length: 1.13 m']</text:p>
          </table:table-cell>
          <table:table-cell office:value-type="string" calcext:value-type="string">
            <text:p>['Width: 88 cm', 'Length: 1.13 m']</text:p>
          </table:table-cell>
          <table:table-cell office:value-type="string" calcext:value-type="string">
            <text:p>['Width: 96 cm', 'Length: 1.14 m']</text:p>
          </table:table-cell>
          <table:table-cell office:value-type="string" calcext:value-type="string">
            <text:p>['Width: 1.04 m', 'Length: 1.14 m']</text:p>
          </table:table-cell>
          <table:table-cell office:value-type="string" calcext:value-type="string">
            <text:p>['Width: 1.16 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1.0 cm (Size M/T)', 'Sleeve: Length: 19.9 cm (Size M/T)']</text:p>
          </table:table-cell>
          <table:table-cell table:number-columns-repeated="25"/>
        </table:table-row>
        <table:table-row table:style-name="ro1">
          <table:table-cell office:value-type="string" calcext:value-type="string">
            <text:p>https://www2.hm.com/en_in/productpage.1176740005.html</text:p>
          </table:table-cell>
          <table:table-cell office:value-type="string" calcext:value-type="string">
            <text:p>[]</text:p>
          </table:table-cell>
          <table:table-cell office:value-type="string" calcext:value-type="string">
            <text:p>Calf-length dress in an airy viscose weave with a square neckline, small opening with narrow ties at the front and narrow, adjustable shoulder straps. Gathered seam below the bust, decorative ties at the back and a concealed zip at one side. Straight-cut hem with a high slit at one side of the front. Lined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lit', 'Strappy dress']</text:p>
          </table:table-cell>
          <table:table-cell office:value-type="string" calcext:value-type="string">
            <text:p>Square neckline</text:p>
          </table:table-cell>
          <table:table-cell office:value-type="string" calcext:value-type="string">
            <text:p>['Light yellow/Purple/Green',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80 cm', 'Length: 100 cm']</text:p>
          </table:table-cell>
          <table:table-cell office:value-type="string" calcext:value-type="string">
            <text:p>['Width: 88 cm', 'Length: 99 cm']</text:p>
          </table:table-cell>
          <table:table-cell office:value-type="string" calcext:value-type="string">
            <text:p>['Width: 96 cm', 'Length: 99 cm']</text:p>
          </table:table-cell>
          <table:table-cell office:value-type="string" calcext:value-type="string">
            <text:p>['Width: 1.04 m', 'Length: 98 cm']</text:p>
          </table:table-cell>
          <table:table-cell office:value-type="string" calcext:value-type="string">
            <text:p>['Width: 1.16 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3.2 cm (Size M/T)', 'Waist: Circumference: 86.4 cm (Size M/T)', 'Hip: Circumference: 108.6 cm (Size M/T)']</text:p>
          </table:table-cell>
          <table:table-cell table:number-columns-repeated="8"/>
          <table:table-cell office:value-type="string" calcext:value-type="string">
            <text:p>['Width: 76 cm', 'Length: 100 cm']</text:p>
          </table:table-cell>
          <table:table-cell table:number-columns-repeated="16"/>
        </table:table-row>
        <table:table-row table:style-name="ro2">
          <table:table-cell office:value-type="string" calcext:value-type="string">
            <text:p>https://www2.hm.com/en_in/productpage.1196768003.html</text:p>
          </table:table-cell>
          <table:table-cell office:value-type="string" calcext:value-type="string">
            <text:p>[]</text:p>
          </table:table-cell>
          <table:table-cell office:value-type="string" calcext:value-type="string">
            <text:p>Short, fitted, smocked dress in a viscose weave with short puff sleeves and a deep, round neckline at the front and back. Narrow elastication over the shoulders and at the cuffs and a small frill trim at the cuffs and hem.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mocking']</text:p>
          </table:table-cell>
          <table:table-cell office:value-type="string" calcext:value-type="string">
            <text:p>Deep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61 cm', 'Length: 71 cm']</text:p>
          </table:table-cell>
          <table:table-cell office:value-type="string" calcext:value-type="string">
            <text:p>['Width: 69 cm', 'Length: 72 cm']</text:p>
          </table:table-cell>
          <table:table-cell office:value-type="string" calcext:value-type="string">
            <text:p>['Width: 77 cm', 'Length: 73 cm']</text:p>
          </table:table-cell>
          <table:table-cell office:value-type="string" calcext:value-type="string">
            <text:p>['Width: 85 cm', 'Length: 74 cm']</text:p>
          </table:table-cell>
          <table:table-cell office:value-type="string" calcext:value-type="string">
            <text:p>['Width: 97 cm', 'Length: 75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The model is 176cm/5'9" and wears a size S</text:p>
          </table:table-cell>
          <table:table-cell table:number-columns-repeated="7"/>
          <table:table-cell office:value-type="string" calcext:value-type="string">
            <text:p>Puff sleeve</text:p>
          </table:table-cell>
          <table:table-cell office:value-type="string" calcext:value-type="string">
            <text:p>['Width: 57 cm', 'Length: 71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88554002.html</text:p>
          </table:table-cell>
          <table:table-cell office:value-type="string" calcext:value-type="string">
            <text:p>[]</text:p>
          </table:table-cell>
          <table:table-cell office:value-type="string" calcext:value-type="string">
            <text:p>Short, fitted dress in jersey with a collar, V-shaped opening and buttons down the front. Long sleeves and wide cuffs with a slit and button. Gathers at the front that create a gently draped effec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 'Draped', 'Sl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85 cm']</text:p>
          </table:table-cell>
          <table:table-cell office:value-type="string" calcext:value-type="string">
            <text:p>['Width: 87 cm', 'Length: 86 cm']</text:p>
          </table:table-cell>
          <table:table-cell office:value-type="string" calcext:value-type="string">
            <text:p>['Width: 95 cm', 'Length: 87 cm']</text:p>
          </table:table-cell>
          <table:table-cell office:value-type="string" calcext:value-type="string">
            <text:p>['Width: 1.03 m', 'Length: 88 cm']</text:p>
          </table:table-cell>
          <table:table-cell office:value-type="string" calcext:value-type="string">
            <text:p>['Width: 1.15 m', 'Length: 8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9 cm (Size M/T)', 'Back: Length: 91.9 cm (Size M/T)', 'Shoulder: Width: 38.6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92034001.html</text:p>
          </table:table-cell>
          <table:table-cell office:value-type="string" calcext:value-type="string">
            <text:p>[]</text:p>
          </table:table-cell>
          <table:table-cell office:value-type="string" calcext:value-type="string">
            <text:p>Short dress in a bouclé weave with a round neckline, cap sleeves and gathered side seams for a gently draped effect. Concealed zip at the back and a straight-cut hem.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Round neck</text:p>
          </table:table-cell>
          <table:table-cell office:value-type="string" calcext:value-type="string">
            <text:p>White/Black</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80 cm', 'Length: 81 cm']</text:p>
          </table:table-cell>
          <table:table-cell office:value-type="string" calcext:value-type="string">
            <text:p>['Width: 88 cm', 'Length: 82 cm']</text:p>
          </table:table-cell>
          <table:table-cell office:value-type="string" calcext:value-type="string">
            <text:p>['Width: 96 cm', 'Length: 84 cm']</text:p>
          </table:table-cell>
          <table:table-cell office:value-type="string" calcext:value-type="string">
            <text:p>['Width: 1.04 m', 'Length: 85 cm']</text:p>
          </table:table-cell>
          <table:table-cell office:value-type="string" calcext:value-type="string">
            <text:p>['Width: 1.16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7.0 cm (Size M/T)', 'Back: Length: 87.5 cm (Size M/T)']</text:p>
          </table:table-cell>
          <table:table-cell table:number-columns-repeated="7"/>
          <table:table-cell office:value-type="string" calcext:value-type="string">
            <text:p>Cap sleeve</text:p>
          </table:table-cell>
          <table:table-cell table:number-columns-repeated="17"/>
        </table:table-row>
        <table:table-row table:style-name="ro1">
          <table:table-cell office:value-type="string" calcext:value-type="string">
            <text:p>https://www2.hm.com/en_in/productpage.1153496001.html</text:p>
          </table:table-cell>
          <table:table-cell office:value-type="string" calcext:value-type="string">
            <text:p>[]</text:p>
          </table:table-cell>
          <table:table-cell office:value-type="string" calcext:value-type="string">
            <text:p>Calf-length, sleeveless dress in a patterned cotton weave with broderie anglaise. Sweetheart neckline, narrow, adjustable shoulder straps, a fitted bodice and shaped cups. Gathered seam at the waist, a smocked section at the back and a flared skirt. 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text:p>
          </table:table-cell>
          <table:table-cell office:value-type="string" calcext:value-type="string">
            <text:p>Sweetheart neckline</text:p>
          </table:table-cell>
          <table:table-cell office:value-type="string" calcext:value-type="string">
            <text:p>['Cream/Pink/Orange/Yellow/Red/Purple', 'Floral']</text:p>
          </table:table-cell>
          <table:table-cell office:value-type="string" calcext:value-type="string">
            <text:p>EVERYDAY FASHION</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1.2 cm (Size M/T)</text:p>
          </table:table-cell>
          <table:table-cell table:number-columns-repeated="25"/>
        </table:table-row>
        <table:table-row table:style-name="ro1">
          <table:table-cell office:value-type="string" calcext:value-type="string">
            <text:p>https://www2.hm.com/en_in/productpage.1154667002.html</text:p>
          </table:table-cell>
          <table:table-cell office:value-type="string" calcext:value-type="string">
            <text:p>['Jersey']</text:p>
          </table:table-cell>
          <table:table-cell office:value-type="string" calcext:value-type="string">
            <text:p>Knee-length, sleeveless dress in jersey with narrow, adjustable shoulder straps, a smocked, frill-trimmed bodice and a gently flared skirt.</text:p>
          </table:table-cell>
          <table:table-cell office:value-type="string" calcext:value-type="string">
            <text:p>Knee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Square neckline</text:p>
          </table:table-cell>
          <table:table-cell office:value-type="string" calcext:value-type="string">
            <text:p>['White/Blue', '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2 cm', 'Length: 88 cm']</text:p>
          </table:table-cell>
          <table:table-cell office:value-type="string" calcext:value-type="string">
            <text:p>['Width: 60 cm', 'Length: 89 cm']</text:p>
          </table:table-cell>
          <table:table-cell office:value-type="string" calcext:value-type="string">
            <text:p>['Width: 66 cm', 'Length: 89 cm']</text:p>
          </table:table-cell>
          <table:table-cell office:value-type="string" calcext:value-type="string">
            <text:p>['Width: 72 cm', 'Length: 90 cm']</text:p>
          </table:table-cell>
          <table:table-cell office:value-type="string" calcext:value-type="string">
            <text:p>['Width: 78 cm', 'Length: 9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8.5 cm (Size M/T)</text:p>
          </table:table-cell>
          <table:table-cell table:number-columns-repeated="10"/>
          <table:table-cell office:value-type="string" calcext:value-type="string">
            <text:p>['Width: 84 cm', 'Length: 91 cm']</text:p>
          </table:table-cell>
          <table:table-cell table:number-columns-repeated="5"/>
          <table:table-cell office:value-type="string" calcext:value-type="string">
            <text:p>['Width: 90 cm', 'Length: 91 cm']</text:p>
          </table:table-cell>
          <table:table-cell office:value-type="string" calcext:value-type="string">
            <text:p>['Width: 96 cm', 'Length: 92 cm']</text:p>
          </table:table-cell>
          <table:table-cell table:number-columns-repeated="7"/>
        </table:table-row>
        <table:table-row table:style-name="ro2">
          <table:table-cell office:value-type="string" calcext:value-type="string">
            <text:p>https://www2.hm.com/en_in/productpage.1156756002.html</text:p>
          </table:table-cell>
          <table:table-cell office:value-type="string" calcext:value-type="string">
            <text:p>['Cotton']</text:p>
          </table:table-cell>
          <table:table-cell office:value-type="string" calcext:value-type="string">
            <text:p>Short dress in woven fabric with a round neckline and an opening with a concealed button at the top. 3/4-length raglan balloon sleeves with narrow elastication at the cuffs. Narrow, detachable tie belt at the waist and a gently flared skirt.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Light brown/Cream', 'Solid colour']</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9 cm', 'Length: 84 cm']</text:p>
          </table:table-cell>
          <table:table-cell office:value-type="string" calcext:value-type="string">
            <text:p>['Width: 1.06 m', 'Length: 85 cm']</text:p>
          </table:table-cell>
          <table:table-cell office:value-type="string" calcext:value-type="string">
            <text:p>['Width: 1.13 m', 'Length: 86 cm']</text:p>
          </table:table-cell>
          <table:table-cell office:value-type="string" calcext:value-type="string">
            <text:p>['Width: 1.20 m', 'Length: 87 cm']</text:p>
          </table:table-cell>
          <table:table-cell office:value-type="string" calcext:value-type="string">
            <text:p>['Width: 1.31 m', 'Length: 88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2.5 cm (Size M/T)', 'Back: Length: 90.0 cm (Size M/T)']</text:p>
          </table:table-cell>
          <table:table-cell table:number-columns-repeated="7"/>
          <table:table-cell office:value-type="string" calcext:value-type="string">
            <text:p>['Balloon sleeve', 'Ragla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4789004.html</text:p>
          </table:table-cell>
          <table:table-cell office:value-type="string" calcext:value-type="string">
            <text:p>[]</text:p>
          </table:table-cell>
          <table:table-cell office:value-type="string" calcext:value-type="string">
            <text:p>Calf-length dress in a crêpe weave. V-neckline, adjustable spaghetti shoulder straps and a high slit at one side. Partly 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lip dress', 'Slit', 'Strappy dress']</text:p>
          </table:table-cell>
          <table:table-cell office:value-type="string" calcext:value-type="string">
            <text:p>V-neck</text:p>
          </table:table-cell>
          <table:table-cell office:value-type="string" calcext:value-type="string">
            <text:p>['Black/Light beig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95 cm']</text:p>
          </table:table-cell>
          <table:table-cell office:value-type="string" calcext:value-type="string">
            <text:p>['Width: 85 cm', 'Length: 95 cm']</text:p>
          </table:table-cell>
          <table:table-cell office:value-type="string" calcext:value-type="string">
            <text:p>['Width: 91 cm', 'Length: 95 cm']</text:p>
          </table:table-cell>
          <table:table-cell office:value-type="string" calcext:value-type="string">
            <text:p>['Width: 98 cm', 'Length: 95 cm']</text:p>
          </table:table-cell>
          <table:table-cell office:value-type="string" calcext:value-type="string">
            <text:p>['Width: 1.08 m', 'Length: 9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0.0 cm (Size M/T)</text:p>
          </table:table-cell>
          <table:table-cell table:number-columns-repeated="25"/>
        </table:table-row>
        <table:table-row table:style-name="ro1">
          <table:table-cell office:value-type="string" calcext:value-type="string">
            <text:p>https://www2.hm.com/en_in/productpage.1144982001.html</text:p>
          </table:table-cell>
          <table:table-cell office:value-type="string" calcext:value-type="string">
            <text:p>[]</text:p>
          </table:table-cell>
          <table:table-cell office:value-type="string" calcext:value-type="string">
            <text:p>Calf-length dress in woven fabric with a fitted, smocked bodice, sweetheart neckline and long balloon sleeves. Narrow elastication around the neckline, over the shoulders and at the cuffs. Gently flared skir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Slim fit</text:p>
          </table:table-cell>
          <table:table-cell office:value-type="string" calcext:value-type="string">
            <text:p>Smocking</text:p>
          </table:table-cell>
          <table:table-cell office:value-type="string" calcext:value-type="string">
            <text:p>Sweetheart neckline</text:p>
          </table:table-cell>
          <table:table-cell office:value-type="string" calcext:value-type="string">
            <text:p>['White/Blue', 'Floral']</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3.5 cm (Size M/T)', 'Sleeve: Length: 66.4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23132003.html</text:p>
          </table:table-cell>
          <table:table-cell office:value-type="string" calcext:value-type="string">
            <text:p>[]</text:p>
          </table:table-cell>
          <table:table-cell office:value-type="string" calcext:value-type="string">
            <text:p>Calf-length dress in a pleated weave with a small stand-up collar and a V-shaped opening at the front. Long balloon sleeves in a raglan cut, buttoned cuffs and a wide tie belt at the waist. Partly 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lue',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3.0 cm (Size M/T)', 'Sleeve: Length: 74.8 cm (Size M/T)']</text:p>
          </table:table-cell>
          <table:table-cell table:number-columns-repeated="7"/>
          <table:table-cell office:value-type="string" calcext:value-type="string">
            <text:p>Balloon sleeve</text:p>
          </table:table-cell>
          <table:table-cell/>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72532002.html</text:p>
          </table:table-cell>
          <table:table-cell office:value-type="string" calcext:value-type="string">
            <text:p>['Lace']</text:p>
          </table:table-cell>
          <table:table-cell office:value-type="string" calcext:value-type="string">
            <text:p>Calf-length bandeau dress in lace with narrow, detachable shoulder straps. Fitted bodice with a concealed silicone trim at the top and boning to add shape and support. Gently flared skirt and a concealed zip at the side. Jersey lining.</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Bandeau', 'Strapless']</text:p>
          </table:table-cell>
          <table:table-cell/>
          <table:table-cell office:value-type="string" calcext:value-type="string">
            <text:p>['Red', 'Solid colour']</text:p>
          </table:table-cell>
          <table:table-cell office:value-type="string" calcext:value-type="string">
            <text:p>MODERN CLASSIC</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5.25 cm (Size 40T)</text:p>
          </table:table-cell>
          <table:table-cell office:value-type="string" calcext:value-type="string">
            <text:p>['Width: 66 cm', 'Length: 89 cm']</text:p>
          </table:table-cell>
          <table:table-cell office:value-type="string" calcext:value-type="string">
            <text:p>['Width: 70 cm', 'Length: 90 cm']</text:p>
          </table:table-cell>
          <table:table-cell office:value-type="string" calcext:value-type="string">
            <text:p>['Width: 74 cm', 'Length: 90 cm']</text:p>
          </table:table-cell>
          <table:table-cell office:value-type="string" calcext:value-type="string">
            <text:p>['Width: 78 cm', 'Length: 90 cm']</text:p>
          </table:table-cell>
          <table:table-cell office:value-type="string" calcext:value-type="string">
            <text:p>['Width: 82 cm', 'Length: 90 cm']</text:p>
          </table:table-cell>
          <table:table-cell office:value-type="string" calcext:value-type="string">
            <text:p>['Width: 90 cm', 'Length: 91 cm']</text:p>
          </table:table-cell>
          <table:table-cell office:value-type="string" calcext:value-type="string">
            <text:p>['Width: 94 cm', 'Length: 91 cm']</text:p>
          </table:table-cell>
          <table:table-cell table:number-columns-repeated="6"/>
          <table:table-cell office:value-type="string" calcext:value-type="string">
            <text:p>['Width: 86 cm', 'Length: 91 cm']</text:p>
          </table:table-cell>
          <table:table-cell table:number-columns-repeated="11"/>
        </table:table-row>
        <table:table-row table:style-name="ro1">
          <table:table-cell office:value-type="string" calcext:value-type="string">
            <text:p>https://www2.hm.com/en_in/productpage.1094248011.html</text:p>
          </table:table-cell>
          <table:table-cell office:value-type="string" calcext:value-type="string">
            <text:p>['Twill']</text:p>
          </table:table-cell>
          <table:table-cell office:value-type="string" calcext:value-type="string">
            <text:p>Short, double-breasted blazer dress in twill with wide peak lapels, buttons at the front, long sleeves with buttoned cuffs and a straight-cut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Blazer dress', 'Double-breasted']</text:p>
          </table:table-cell>
          <table:table-cell/>
          <table:table-cell office:value-type="string" calcext:value-type="string">
            <text:p>['Navy blue/White', 'Pinstriped']</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9 cm', 'Length: 81 cm']</text:p>
          </table:table-cell>
          <table:table-cell office:value-type="string" calcext:value-type="string">
            <text:p>['Width: 97 cm', 'Length: 82 cm']</text:p>
          </table:table-cell>
          <table:table-cell office:value-type="string" calcext:value-type="string">
            <text:p>['Width: 1.05 m', 'Length: 83 cm']</text:p>
          </table:table-cell>
          <table:table-cell office:value-type="string" calcext:value-type="string">
            <text:p>['Width: 1.13 m', 'Length: 85 cm']</text:p>
          </table:table-cell>
          <table:table-cell office:value-type="string" calcext:value-type="string">
            <text:p>['Width: 1.25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6 cm (Size M/T)', 'Sleeve: Length: 61.6 cm (Size M/T)']</text:p>
          </table:table-cell>
          <table:table-cell table:number-columns-repeated="25"/>
        </table:table-row>
        <table:table-row table:style-name="ro1">
          <table:table-cell office:value-type="string" calcext:value-type="string">
            <text:p>https://www2.hm.com/en_in/productpage.1184191002.html</text:p>
          </table:table-cell>
          <table:table-cell office:value-type="string" calcext:value-type="string">
            <text:p>['Jersey']</text:p>
          </table:table-cell>
          <table:table-cell office:value-type="string" calcext:value-type="string">
            <text:p>Calf-length, fitted, sleeveless dress in soft cotton jersey with a round neckline and a diagonal, fringe-trimmed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Round neck</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72 cm', 'Length: 1.22 m']</text:p>
          </table:table-cell>
          <table:table-cell office:value-type="string" calcext:value-type="string">
            <text:p>['Width: 80 cm', 'Length: 1.24 m']</text:p>
          </table:table-cell>
          <table:table-cell office:value-type="string" calcext:value-type="string">
            <text:p>['Width: 88 cm', 'Length: 1.25 m']</text:p>
          </table:table-cell>
          <table:table-cell office:value-type="string" calcext:value-type="string">
            <text:p>['Width: 96 cm', 'Length: 1.27 m']</text:p>
          </table:table-cell>
          <table:table-cell office:value-type="string" calcext:value-type="string">
            <text:p>['Width: 1.08 m', 'Leng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5048004.html</text:p>
          </table:table-cell>
          <table:table-cell office:value-type="string" calcext:value-type="string">
            <text:p>['Jersey']</text:p>
          </table:table-cell>
          <table:table-cell office:value-type="string" calcext:value-type="string">
            <text:p>Short dress in crinkled jersey with a sewn-in wrapover at the front, a deep V-neckline and short, wide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0 cm', 'Length: 87 cm']</text:p>
          </table:table-cell>
          <table:table-cell office:value-type="string" calcext:value-type="string">
            <text:p>['Width: 68 cm', 'Length: 89 cm']</text:p>
          </table:table-cell>
          <table:table-cell office:value-type="string" calcext:value-type="string">
            <text:p>['Width: 76 cm', 'Length: 90 cm']</text:p>
          </table:table-cell>
          <table:table-cell office:value-type="string" calcext:value-type="string">
            <text:p>['Width: 84 cm', 'Length: 92 cm']</text:p>
          </table:table-cell>
          <table:table-cell office:value-type="string" calcext:value-type="string">
            <text:p>['Width: 96 c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4.5 cm (Size M/T)</text:p>
          </table:table-cell>
          <table:table-cell table:number-columns-repeated="25"/>
        </table:table-row>
        <table:table-row table:style-name="ro1">
          <table:table-cell office:value-type="string" calcext:value-type="string">
            <text:p>https://www2.hm.com/en_in/productpage.1163482003.html</text:p>
          </table:table-cell>
          <table:table-cell office:value-type="string" calcext:value-type="string">
            <text:p>['Cotton']</text:p>
          </table:table-cell>
          <table:table-cell office:value-type="string" calcext:value-type="string">
            <text:p>Calf-length dress in an airy cotton weave with a smocked bodice and a frill-trimmed sweetheart neckline. Narrow, adjustable and detachable shoulder straps and a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Bandeau', 'Smocking', 'Strappy dress']</text:p>
          </table:table-cell>
          <table:table-cell office:value-type="string" calcext:value-type="string">
            <text:p>Sweetheart neckline</text:p>
          </table:table-cell>
          <table:table-cell office:value-type="string" calcext:value-type="string">
            <text:p>['White/Blue/Light blu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47 m', 'Length: 93 cm']</text:p>
          </table:table-cell>
          <table:table-cell office:value-type="string" calcext:value-type="string">
            <text:p>['Width: 1.54 m', 'Length: 93 cm']</text:p>
          </table:table-cell>
          <table:table-cell office:value-type="string" calcext:value-type="string">
            <text:p>['Width: 1.62 m', 'Length: 93 cm']</text:p>
          </table:table-cell>
          <table:table-cell office:value-type="string" calcext:value-type="string">
            <text:p>['Width: 1.69 m', 'Length: 93 cm']</text:p>
          </table:table-cell>
          <table:table-cell office:value-type="string" calcext:value-type="string">
            <text:p>['Width: 1.81 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0.0 cm (Size M/T)</text:p>
          </table:table-cell>
          <table:table-cell table:number-columns-repeated="25"/>
        </table:table-row>
        <table:table-row table:style-name="ro1">
          <table:table-cell office:value-type="string" calcext:value-type="string">
            <text:p>https://www2.hm.com/en_in/productpage.1154676002.html</text:p>
          </table:table-cell>
          <table:table-cell office:value-type="string" calcext:value-type="string">
            <text:p>['Satin']</text:p>
          </table:table-cell>
          <table:table-cell office:value-type="string" calcext:value-type="string">
            <text:p>Calf-length dress in softly draping viscose satin with narrow, adjustable shoulder straps and an asymmetric, draped neckline. Seam at the waist and a concealed zip and hook-and-eye fastener at one side.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Draped', 'Keyhole']</text:p>
          </table:table-cell>
          <table:table-cell/>
          <table:table-cell office:value-type="string" calcext:value-type="string">
            <text:p>['White/Red/Green', 'Patterned', 'Strawberries']</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Turkey</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8.2 cm (Size M/T)</text:p>
          </table:table-cell>
          <table:table-cell table:number-columns-repeated="25"/>
        </table:table-row>
        <table:table-row table:style-name="ro1">
          <table:table-cell office:value-type="string" calcext:value-type="string">
            <text:p>https://www2.hm.com/en_in/productpage.1191797001.html</text:p>
          </table:table-cell>
          <table:table-cell office:value-type="string" calcext:value-type="string">
            <text:p>[]</text:p>
          </table:table-cell>
          <table:table-cell office:value-type="string" calcext:value-type="string">
            <text:p>Calf-length dress in woven fabric made from a lyocell blend. Loose fit with a collar, buttons down the front and a yoke at the back. Long sleeves and wide cuffs with a slit and button. Rounded hem.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Slit</text:p>
          </table:table-cell>
          <table:table-cell/>
          <table:table-cell office:value-type="string" calcext:value-type="string">
            <text:p>['Light beige/Brown/Black', 'Leopard-print']</text:p>
          </table:table-cell>
          <table:table-cell office:value-type="string" calcext:value-type="string">
            <text:p>EVERYDAY FASHION</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6 m', 'Length: 95 cm']</text:p>
          </table:table-cell>
          <table:table-cell office:value-type="string" calcext:value-type="string">
            <text:p>['Width: 1.14 m', 'Length: 96 cm']</text:p>
          </table:table-cell>
          <table:table-cell office:value-type="string" calcext:value-type="string">
            <text:p>['Width: 1.22 m', 'Length: 97 cm']</text:p>
          </table:table-cell>
          <table:table-cell office:value-type="string" calcext:value-type="string">
            <text:p>['Width: 1.30 m', 'Length: 98 cm']</text:p>
          </table:table-cell>
          <table:table-cell office:value-type="string" calcext:value-type="string">
            <text:p>['Width: 1.41 m', 'Length: 9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4.7 cm (Size M/T)', 'Back: Length: 103.0 cm (Size M/T)', 'Shoulder: Width: 43.0 cm (Size M/T)']</text:p>
          </table:table-cell>
          <table:table-cell table:number-columns-repeated="9"/>
          <table:table-cell office:value-type="string" calcext:value-type="string">
            <text:p>Turn-down collar</text:p>
          </table:table-cell>
          <table:table-cell table:number-columns-repeated="15"/>
        </table:table-row>
        <table:table-row table:style-name="ro2">
          <table:table-cell office:value-type="string" calcext:value-type="string">
            <text:p>https://www2.hm.com/en_in/productpage.1196768002.html</text:p>
          </table:table-cell>
          <table:table-cell office:value-type="string" calcext:value-type="string">
            <text:p>[]</text:p>
          </table:table-cell>
          <table:table-cell office:value-type="string" calcext:value-type="string">
            <text:p>Short, fitted, smocked dress in a viscose weave with short puff sleeves and a deep, round neckline at the front and back. Narrow elastication over the shoulders and at the cuffs and a small frill trim at the cuffs and hem.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mocking']</text:p>
          </table:table-cell>
          <table:table-cell office:value-type="string" calcext:value-type="string">
            <text:p>Deep neckline</text:p>
          </table:table-cell>
          <table:table-cell office:value-type="string" calcext:value-type="string">
            <text:p>['Light blue/White', 'Checked']</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61 cm', 'Length: 71 cm']</text:p>
          </table:table-cell>
          <table:table-cell office:value-type="string" calcext:value-type="string">
            <text:p>['Width: 69 cm', 'Length: 72 cm']</text:p>
          </table:table-cell>
          <table:table-cell office:value-type="string" calcext:value-type="string">
            <text:p>['Width: 77 cm', 'Length: 73 cm']</text:p>
          </table:table-cell>
          <table:table-cell office:value-type="string" calcext:value-type="string">
            <text:p>['Width: 85 cm', 'Length: 74 cm']</text:p>
          </table:table-cell>
          <table:table-cell office:value-type="string" calcext:value-type="string">
            <text:p>['Width: 97 cm', 'Length: 75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The model is 178cm/5'10" and wears a size S</text:p>
          </table:table-cell>
          <table:table-cell table:number-columns-repeated="7"/>
          <table:table-cell office:value-type="string" calcext:value-type="string">
            <text:p>Puff sleeve</text:p>
          </table:table-cell>
          <table:table-cell office:value-type="string" calcext:value-type="string">
            <text:p>['Width: 57 cm', 'Length: 71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7432001.html</text:p>
          </table:table-cell>
          <table:table-cell office:value-type="string" calcext:value-type="string">
            <text:p>[]</text:p>
          </table:table-cell>
          <table:table-cell office:value-type="string" calcext:value-type="string">
            <text:p>Calf-length dress in softly draping satin with a V-shaped neckline and a wrapover front with narrow ties at one side and narrow, concealed ties at the other. Long, wide sleeves with a slit at the cuff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Slim fit</text:p>
          </table:table-cell>
          <table:table-cell office:value-type="string" calcext:value-type="string">
            <text:p>['Slit', 'Wrapove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42 cm', 'Length: 1.19 m']</text:p>
          </table:table-cell>
          <table:table-cell office:value-type="string" calcext:value-type="string">
            <text:p>['Width: 45 cm', 'Length: 1.19 m']</text:p>
          </table:table-cell>
          <table:table-cell office:value-type="string" calcext:value-type="string">
            <text:p>['Width: 48 cm', 'Length: 1.20 m']</text:p>
          </table:table-cell>
          <table:table-cell office:value-type="string" calcext:value-type="string">
            <text:p>['Width: 52 cm', 'Length: 1.20 m']</text:p>
          </table:table-cell>
          <table:table-cell office:value-type="string" calcext:value-type="string">
            <text:p>['Width: 57 cm', 'Length: 1.2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4.8 cm (Size M/T)', 'Shoulder: Width: 39.0 cm (Size M/T)', 'Back: Length: 126.4 cm (Size M/T)']</text:p>
          </table:table-cell>
          <table:table-cell table:number-columns-repeated="8"/>
          <table:table-cell office:value-type="string" calcext:value-type="string">
            <text:p>['Width: 40 cm', 'Length: 1.19 m']</text:p>
          </table:table-cell>
          <table:table-cell table:number-columns-repeated="16"/>
        </table:table-row>
        <table:table-row table:style-name="ro1">
          <table:table-cell office:value-type="string" calcext:value-type="string">
            <text:p>https://www2.hm.com/en_in/productpage.1176790001.html</text:p>
          </table:table-cell>
          <table:table-cell office:value-type="string" calcext:value-type="string">
            <text:p>[]</text:p>
          </table:table-cell>
          <table:table-cell office:value-type="string" calcext:value-type="string">
            <text:p>Short dress in airy cotton broderie anglaise. Deep V-neckline and narrow shoulder straps that tie at the back. Gathered seam under the bust and a partially open back with covered elastication. Flared skirt with a scalloped hem.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Open back', 'Strappy dress']</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73 cm']</text:p>
          </table:table-cell>
          <table:table-cell office:value-type="string" calcext:value-type="string">
            <text:p>['Width: 84 cm', 'Length: 74 cm']</text:p>
          </table:table-cell>
          <table:table-cell office:value-type="string" calcext:value-type="string">
            <text:p>['Width: 92 cm', 'Length: 75 cm']</text:p>
          </table:table-cell>
          <table:table-cell office:value-type="string" calcext:value-type="string">
            <text:p>['Width: 100 cm', 'Length: 77 cm']</text:p>
          </table:table-cell>
          <table:table-cell office:value-type="string" calcext:value-type="string">
            <text:p>['Width: 1.12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1678002.html</text:p>
          </table:table-cell>
          <table:table-cell office:value-type="string" calcext:value-type="string">
            <text:p>[]</text:p>
          </table:table-cell>
          <table:table-cell office:value-type="string" calcext:value-type="string">
            <text:p>Calf-length, oversized, off-the-shoulder dress in an airy crêpe weave with elasticated smocking at the top. Long, voluminous balloon sleeves with narrow elastication at the cuffs and a gathered seam below the hip.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Oversized</text:p>
          </table:table-cell>
          <table:table-cell office:value-type="string" calcext:value-type="string">
            <text:p>['Off-the-shoulder', 'Smocking']</text:p>
          </table:table-cell>
          <table:table-cell/>
          <table:table-cell office:value-type="string" calcext:value-type="string">
            <text:p>['Black/Light beige', 'Patterned']</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24 m', 'Length: 1.20 m']</text:p>
          </table:table-cell>
          <table:table-cell office:value-type="string" calcext:value-type="string">
            <text:p>['Width: 1.33 m', 'Length: 1.21 m']</text:p>
          </table:table-cell>
          <table:table-cell office:value-type="string" calcext:value-type="string">
            <text:p>['Width: 1.41 m', 'Length: 1.22 m']</text:p>
          </table:table-cell>
          <table:table-cell office:value-type="string" calcext:value-type="string">
            <text:p>['Width: 1.49 m', 'Length: 1.23 m']</text:p>
          </table:table-cell>
          <table:table-cell office:value-type="string" calcext:value-type="string">
            <text:p>['Width: 1.61 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4 cm (Size M/T)', 'Back: Length: 128.6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88554001.html</text:p>
          </table:table-cell>
          <table:table-cell office:value-type="string" calcext:value-type="string">
            <text:p>[]</text:p>
          </table:table-cell>
          <table:table-cell office:value-type="string" calcext:value-type="string">
            <text:p>Short, fitted dress in jersey with a collar, V-shaped opening and buttons down the front. Long sleeves and wide cuffs with a slit and button. Gathers at the front that create a gently draped effec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 'Draped', 'Slit']</text:p>
          </table:table-cell>
          <table:table-cell office:value-type="string" calcext:value-type="string">
            <text:p>V-neck</text:p>
          </table:table-cell>
          <table:table-cell office:value-type="string" calcext:value-type="string">
            <text:p>['Brow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85 cm']</text:p>
          </table:table-cell>
          <table:table-cell office:value-type="string" calcext:value-type="string">
            <text:p>['Width: 87 cm', 'Length: 86 cm']</text:p>
          </table:table-cell>
          <table:table-cell office:value-type="string" calcext:value-type="string">
            <text:p>['Width: 95 cm', 'Length: 87 cm']</text:p>
          </table:table-cell>
          <table:table-cell office:value-type="string" calcext:value-type="string">
            <text:p>['Width: 1.03 m', 'Length: 88 cm']</text:p>
          </table:table-cell>
          <table:table-cell office:value-type="string" calcext:value-type="string">
            <text:p>['Width: 1.15 m', 'Length: 8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9 cm (Size M/T)', 'Back: Length: 91.9 cm (Size M/T)', 'Shoulder: Width: 38.6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62743002.html</text:p>
          </table:table-cell>
          <table:table-cell office:value-type="string" calcext:value-type="string">
            <text:p>['Cotton']</text:p>
          </table:table-cell>
          <table:table-cell office:value-type="string" calcext:value-type="string">
            <text:p>Calf-length dress in a cotton weave with short puff sleeves and narrow elastication over the shoulders and at the cuffs. Square, gathered neckline with narrow elastication at the back.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Square neckline</text:p>
          </table:table-cell>
          <table:table-cell office:value-type="string" calcext:value-type="string">
            <text:p>['Pink/Cerise/Light yellow/Orange', 'Patterned', 'Leaves']</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0.0 cm (Size M/T)</text:p>
          </table:table-cell>
          <table:table-cell table:number-columns-repeated="7"/>
          <table:table-cell office:value-type="string" calcext:value-type="string">
            <text:p>Puff sleeve</text:p>
          </table:table-cell>
          <table:table-cell table:number-columns-repeated="17"/>
        </table:table-row>
        <table:table-row table:style-name="ro2">
          <table:table-cell office:value-type="string" calcext:value-type="string">
            <text:p>https://www2.hm.com/en_in/productpage.1178301001.html</text:p>
          </table:table-cell>
          <table:table-cell office:value-type="string" calcext:value-type="string">
            <text:p>[]</text:p>
          </table:table-cell>
          <table:table-cell office:value-type="string" calcext:value-type="string">
            <text:p>Calf-length dress in woven fabric made from a viscose and cotton blend with a fitted bodice that has a V-shaped neckline and a wrapover front. Seam at the waist with pleats at the front, long balloon sleeves with narrow elastication at the cuffs, and a gently flared skir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Dark green/Cream', 'Patterned']</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88 cm', 'Length: 1.11 m']</text:p>
          </table:table-cell>
          <table:table-cell office:value-type="string" calcext:value-type="string">
            <text:p>['Width: 96 cm', 'Length: 1.11 m']</text:p>
          </table:table-cell>
          <table:table-cell office:value-type="string" calcext:value-type="string">
            <text:p>['Width: 1.04 m', 'Length: 1.12 m']</text:p>
          </table:table-cell>
          <table:table-cell office:value-type="string" calcext:value-type="string">
            <text:p>['Width: 1.12 m', 'Length: 1.12 m']</text:p>
          </table:table-cell>
          <table:table-cell office:value-type="string" calcext:value-type="string">
            <text:p>['Width: 1.25 m', 'Length: 1.13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4 cm (Size M/T)', 'Back: Length: 118.4 cm (Size M/T)']</text:p>
          </table:table-cell>
          <table:table-cell table:number-columns-repeated="7"/>
          <table:table-cell office:value-type="string" calcext:value-type="string">
            <text:p>Balloo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8043001.html</text:p>
          </table:table-cell>
          <table:table-cell office:value-type="string" calcext:value-type="string">
            <text:p>[]</text:p>
          </table:table-cell>
          <table:table-cell office:value-type="string" calcext:value-type="string">
            <text:p>Short, fitted dress in woven fabric with a pleated bodice. Sweetheart neckline and short puff sleeves with a concealed silicone trim over the shoulders. Sewn-in wrapover skirt with a gathered seam at one side for a gently draped effect. Concealed zip at the back.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Draped', 'Wrapover']</text:p>
          </table:table-cell>
          <table:table-cell office:value-type="string" calcext:value-type="string">
            <text:p>Sweetheart neckline</text:p>
          </table:table-cell>
          <table:table-cell office:value-type="string" calcext:value-type="string">
            <text:p>['Light pink',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2.4 cm (Size 40T)', 'Back: Length: 67.5 cm (Size 40T)']</text:p>
          </table:table-cell>
          <table:table-cell office:value-type="string" calcext:value-type="string">
            <text:p>['Width: 77 cm', 'Length: 76 cm']</text:p>
          </table:table-cell>
          <table:table-cell office:value-type="string" calcext:value-type="string">
            <text:p>['Width: 81 cm', 'Length: 76 cm']</text:p>
          </table:table-cell>
          <table:table-cell office:value-type="string" calcext:value-type="string">
            <text:p>['Width: 85 cm', 'Length: 76 cm']</text:p>
          </table:table-cell>
          <table:table-cell office:value-type="string" calcext:value-type="string">
            <text:p>['Width: 89 cm', 'Length: 76 cm']</text:p>
          </table:table-cell>
          <table:table-cell office:value-type="string" calcext:value-type="string">
            <text:p>['Width: 93 cm', 'Length: 76 cm']</text:p>
          </table:table-cell>
          <table:table-cell office:value-type="string" calcext:value-type="string">
            <text:p>['Width: 1.01 m', 'Length: 76 cm']</text:p>
          </table:table-cell>
          <table:table-cell office:value-type="string" calcext:value-type="string">
            <text:p>['Width: 1.05 m', 'Length: 76 cm']</text:p>
          </table:table-cell>
          <table:table-cell office:value-type="string" calcext:value-type="string">
            <text:p>Puff sleeve</text:p>
          </table:table-cell>
          <table:table-cell table:number-columns-repeated="5"/>
          <table:table-cell office:value-type="string" calcext:value-type="string">
            <text:p>['Width: 97 cm', 'Length: 76 cm']</text:p>
          </table:table-cell>
          <table:table-cell table:number-columns-repeated="11"/>
        </table:table-row>
        <table:table-row table:style-name="ro1">
          <table:table-cell office:value-type="string" calcext:value-type="string">
            <text:p>https://www2.hm.com/en_in/productpage.1141589001.html</text:p>
          </table:table-cell>
          <table:table-cell office:value-type="string" calcext:value-type="string">
            <text:p>[]</text:p>
          </table:table-cell>
          <table:table-cell office:value-type="string" calcext:value-type="string">
            <text:p>Long dress in a viscose-blend with a V-neck front and back and wide, 3/4-length sleeves. Relaxed fit with pleated seams on the front and back to create volume. Unlined.</text:p>
          </table:table-cell>
          <table:table-cell office:value-type="string" calcext:value-type="string">
            <text:p>Long</text:p>
          </table:table-cell>
          <table:table-cell office:value-type="string" calcext:value-type="string">
            <text:p>3/4 sleeve</text:p>
          </table:table-cell>
          <table:table-cell office:value-type="string" calcext:value-type="string">
            <text:p>Relaxed fit</text:p>
          </table:table-cell>
          <table:table-cell/>
          <table:table-cell office:value-type="string" calcext:value-type="string">
            <text:p>V-neck</text:p>
          </table:table-cell>
          <table:table-cell office:value-type="string" calcext:value-type="string">
            <text:p>['Red/Dark purple/Dark blue', 'Patterned']</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40.3 cm (Size M/T)</text:p>
          </table:table-cell>
          <table:table-cell table:number-columns-repeated="25"/>
        </table:table-row>
        <table:table-row table:style-name="ro1">
          <table:table-cell office:value-type="string" calcext:value-type="string">
            <text:p>https://www2.hm.com/en_in/productpage.1163482004.html</text:p>
          </table:table-cell>
          <table:table-cell office:value-type="string" calcext:value-type="string">
            <text:p>['Cotton']</text:p>
          </table:table-cell>
          <table:table-cell office:value-type="string" calcext:value-type="string">
            <text:p>Calf-length dress in an airy cotton weave with a smocked bodice and a frill-trimmed sweetheart neckline. Narrow, adjustable and detachable shoulder straps and a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Bandeau', 'Smocking', 'Strappy dress']</text:p>
          </table:table-cell>
          <table:table-cell office:value-type="string" calcext:value-type="string">
            <text:p>Sweetheart neckline</text:p>
          </table:table-cell>
          <table:table-cell office:value-type="string" calcext:value-type="string">
            <text:p>['Light yellow/Yellow/Lilac/Green',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47 m', 'Length: 93 cm']</text:p>
          </table:table-cell>
          <table:table-cell office:value-type="string" calcext:value-type="string">
            <text:p>['Width: 1.54 m', 'Length: 93 cm']</text:p>
          </table:table-cell>
          <table:table-cell office:value-type="string" calcext:value-type="string">
            <text:p>['Width: 1.62 m', 'Length: 93 cm']</text:p>
          </table:table-cell>
          <table:table-cell office:value-type="string" calcext:value-type="string">
            <text:p>['Width: 1.69 m', 'Length: 93 cm']</text:p>
          </table:table-cell>
          <table:table-cell office:value-type="string" calcext:value-type="string">
            <text:p>['Width: 1.81 m', 'Length: 9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0.0 cm (Size M/T)</text:p>
          </table:table-cell>
          <table:table-cell table:number-columns-repeated="25"/>
        </table:table-row>
        <table:table-row table:style-name="ro1">
          <table:table-cell office:value-type="string" calcext:value-type="string">
            <text:p>https://www2.hm.com/en_in/productpage.1156130004.html</text:p>
          </table:table-cell>
          <table:table-cell office:value-type="string" calcext:value-type="string">
            <text:p>[]</text:p>
          </table:table-cell>
          <table:table-cell office:value-type="string" calcext:value-type="string">
            <text:p>Calf-length dress in a jacquard weave with a V-shaped neckline, dropped shoulders and long, wide sleeves. Wrapover front with wide ties at one side and narrow, concealed ties at the other. Unlined.</text:p>
          </table:table-cell>
          <table:table-cell office:value-type="string" calcext:value-type="string">
            <text:p>Midi</text:p>
          </table:table-cell>
          <table:table-cell office:value-type="string" calcext:value-type="string">
            <text:p>3/4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9.8 cm (Size M/T)', 'Sleeve: Length: 50.6 cm (Size M/T)', 'Shoulder: Width: 48.2 cm (Size M/T)']</text:p>
          </table:table-cell>
          <table:table-cell table:number-columns-repeated="25"/>
        </table:table-row>
        <table:table-row table:style-name="ro1">
          <table:table-cell office:value-type="string" calcext:value-type="string">
            <text:p>https://www2.hm.com/en_in/productpage.0979874021.html</text:p>
          </table:table-cell>
          <table:table-cell office:value-type="string" calcext:value-type="string">
            <text:p>['French Terry']</text:p>
          </table:table-cell>
          <table:table-cell office:value-type="string" calcext:value-type="string">
            <text:p>Short dress in sweatshirt fabric made from a cotton blend. Relaxed fit with dropped shoulders, long sleeves and ribbing around the necklin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Jumper dress</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4 m', 'Length: 81 cm']</text:p>
          </table:table-cell>
          <table:table-cell office:value-type="string" calcext:value-type="string">
            <text:p>['Width: 1.12 m', 'Length: 83 cm']</text:p>
          </table:table-cell>
          <table:table-cell office:value-type="string" calcext:value-type="string">
            <text:p>['Width: 1.20 m', 'Length: 84 cm']</text:p>
          </table:table-cell>
          <table:table-cell office:value-type="string" calcext:value-type="string">
            <text:p>['Width: 1.28 m', 'Length: 86 cm']</text:p>
          </table:table-cell>
          <table:table-cell office:value-type="string" calcext:value-type="string">
            <text:p>['Width: 1.40 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1.4 cm (Size M/T)', 'Sleeve: Length: 61.4 cm (Size M/T)']</text:p>
          </table:table-cell>
          <table:table-cell table:number-columns-repeated="8"/>
          <table:table-cell office:value-type="string" calcext:value-type="string">
            <text:p>['Width: 100 cm', 'Length: 80 cm']</text:p>
          </table:table-cell>
          <table:table-cell table:number-columns-repeated="16"/>
        </table:table-row>
        <table:table-row table:style-name="ro1">
          <table:table-cell office:value-type="string" calcext:value-type="string">
            <text:p>https://www2.hm.com/en_in/productpage.1170980002.html</text:p>
          </table:table-cell>
          <table:table-cell office:value-type="string" calcext:value-type="string">
            <text:p>['Cotton']</text:p>
          </table:table-cell>
          <table:table-cell office:value-type="string" calcext:value-type="string">
            <text:p>Calf-length, fitted dress in an embroidered cotton weave with scalloped edges. V-shaped neckline and spaghetti shoulder straps that cross and lace through the low-cut back. Concealed zip and a hook-and-eye fastener at one side. 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Plunge back', 'Strappy dress']</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6,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4 cm', 'Length: 83 cm']</text:p>
          </table:table-cell>
          <table:table-cell office:value-type="string" calcext:value-type="string">
            <text:p>['Width: 93 cm', 'Length: 84 cm']</text:p>
          </table:table-cell>
          <table:table-cell office:value-type="string" calcext:value-type="string">
            <text:p>['Width: 1.02 m', 'Length: 85 cm']</text:p>
          </table:table-cell>
          <table:table-cell office:value-type="string" calcext:value-type="string">
            <text:p>['Width: 1.10 m', 'Length: 85 cm']</text:p>
          </table:table-cell>
          <table:table-cell office:value-type="string" calcext:value-type="string">
            <text:p>['Width: 1.22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264008.html</text:p>
          </table:table-cell>
          <table:table-cell office:value-type="string" calcext:value-type="string">
            <text:p>[]</text:p>
          </table:table-cell>
          <table:table-cell office:value-type="string" calcext:value-type="string">
            <text:p>Short dress in woven fabric with a collar and wrapover front with wide ties at one side and narrow, concealed ties at the other. Dropped shoulders, long sleeves and wide cuffs with a slit and button. Gathered seam at the waist for a draped effec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Draped', 'Slit', 'Wrapover']</text:p>
          </table:table-cell>
          <table:table-cell/>
          <table:table-cell office:value-type="string" calcext:value-type="string">
            <text:p>['Light beige/Black', 'Leopard-print']</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9 cm (Size M/T)', 'Back: Length: 89.4 cm (Size M/T)']</text:p>
          </table:table-cell>
          <table:table-cell table:number-columns-repeated="25"/>
        </table:table-row>
        <table:table-row table:style-name="ro1">
          <table:table-cell office:value-type="string" calcext:value-type="string">
            <text:p>https://www2.hm.com/en_in/productpage.1170231002.html</text:p>
          </table:table-cell>
          <table:table-cell office:value-type="string" calcext:value-type="string">
            <text:p>['Jersey']</text:p>
          </table:table-cell>
          <table:table-cell office:value-type="string" calcext:value-type="string">
            <text:p>Calf-length, loose-fit T-shirt dress in soft viscose jersey with a slit at the back of the hem.</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lit', 'T-shirt dress']</text:p>
          </table:table-cell>
          <table:table-cell office:value-type="string" calcext:value-type="string">
            <text:p>Round neck</text:p>
          </table:table-cell>
          <table:table-cell office:value-type="string" calcext:value-type="string">
            <text:p>['Beige',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38.8 cm (Size M/T)', 'Sleeve: Length: 23.1 cm (Size M/T)', 'Front: Length: 122.0 cm (Size M/T)']</text:p>
          </table:table-cell>
          <table:table-cell table:number-columns-repeated="25"/>
        </table:table-row>
        <table:table-row table:style-name="ro2">
          <table:table-cell office:value-type="string" calcext:value-type="string">
            <text:p>https://www2.hm.com/en_in/productpage.1154744004.html</text:p>
          </table:table-cell>
          <table:table-cell office:value-type="string" calcext:value-type="string">
            <text:p>[]</text:p>
          </table:table-cell>
          <table:table-cell office:value-type="string" calcext:value-type="string">
            <text:p>Short dress in a textured weave with a decorative knot detail at the centre of the bust. Loose fit with a V-shaped neckline, gently dropped shoulders, long, wide sleeves with wide cuffs, and a gently flared skir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VAMANI OVERSEAS PVT LTD</text:p>
            <text:p>PLOT NO 169, , SECTOR 24, 121005, FARIDABAD</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5.6 cm (Size M/T)', 'Back: Length: 85.5 cm (Size M/T)']</text:p>
          </table:table-cell>
          <table:table-cell table:number-columns-repeated="11"/>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058018012.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Light beige/Black', 'Zebra-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5 m', 'Length: 94 cm']</text:p>
          </table:table-cell>
          <table:table-cell office:value-type="string" calcext:value-type="string">
            <text:p>['Width: 1.37 m', 'Length: 96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69910003.html</text:p>
          </table:table-cell>
          <table:table-cell office:value-type="string" calcext:value-type="string">
            <text:p>[]</text:p>
          </table:table-cell>
          <table:table-cell office:value-type="string" calcext:value-type="string">
            <text:p>Oversized, ankle-length dress in a crêpe weave with a V-shaped neckline and buttons down the front. Short, wide sleeves. Unlined.</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9"/>
          <table:table-cell office:value-type="string" calcext:value-type="string">
            <text:p>['Width: 1.72 m', 'Length: 1.04 m']</text:p>
          </table:table-cell>
          <table:table-cell office:value-type="string" calcext:value-type="string">
            <text:p>['Width: 1.87 m', 'Length: 1.05 m']</text:p>
          </table:table-cell>
          <table:table-cell office:value-type="string" calcext:value-type="string">
            <text:p>['Width: 2.01 m', 'Length: 1.06 m']</text:p>
          </table:table-cell>
          <table:table-cell office:value-type="string" calcext:value-type="string">
            <text:p>['Width: 2.16 m', 'Length: 1.07 m']</text:p>
          </table:table-cell>
          <table:table-cell table:number-columns-repeated="3"/>
        </table:table-row>
        <table:table-row table:style-name="ro1">
          <table:table-cell office:value-type="string" calcext:value-type="string">
            <text:p>https://www2.hm.com/en_in/productpage.1084168002.html</text:p>
          </table:table-cell>
          <table:table-cell office:value-type="string" calcext:value-type="string">
            <text:p>['Linen']</text:p>
          </table:table-cell>
          <table:table-cell office:value-type="string" calcext:value-type="string">
            <text:p>Loungewear kaftan in an airy linen weave. Relaxed fit with a collar, buttons down the front and a yoke with a loop at the back. Open chest pocket, low dropped shoulders and long sleeves with wide, buttoned cuffs. Curved hem. Longer at the back.</text:p>
          </table:table-cell>
          <table:table-cell office:value-type="string" calcext:value-type="string">
            <text:p>Midi</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Shirt dress</text:p>
          </table:table-cell>
          <table:table-cell/>
          <table:table-cell office:value-type="string" calcext:value-type="string">
            <text:p>['Light beige/White', 'Striped']</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0.7 cm (Size M/T)', 'Back: Length: 91.0 cm (Size M/T)']</text:p>
          </table:table-cell>
          <table:table-cell table:number-columns-repeated="15"/>
          <table:table-cell office:value-type="string" calcext:value-type="string">
            <text:p>H&amp;M Premium Selection</text:p>
          </table:table-cell>
          <table:table-cell table:number-columns-repeated="9"/>
        </table:table-row>
        <table:table-row table:style-name="ro2">
          <table:table-cell office:value-type="string" calcext:value-type="string">
            <text:p>https://www2.hm.com/en_in/productpage.1136946001.html</text:p>
          </table:table-cell>
          <table:table-cell office:value-type="string" calcext:value-type="string">
            <text:p>['Cotton', 'Twill']</text:p>
          </table:table-cell>
          <table:table-cell office:value-type="string" calcext:value-type="string">
            <text:p>Short dress in cotton twill with a collar and buttons down the front. Loose fit with long balloon sleeves in a raglan cut, buttoned cuffs and a gathered seam above the hem for added width.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Shirt dress</text:p>
          </table:table-cell>
          <table:table-cell/>
          <table:table-cell office:value-type="string" calcext:value-type="string">
            <text:p>['Black/Cream', 'Patterned']</text:p>
          </table:table-cell>
          <table:table-cell/>
          <table:table-cell office:value-type="string" calcext:value-type="string">
            <text:p>Rs. 2,4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02 m', 'Length: 81 cm']</text:p>
          </table:table-cell>
          <table:table-cell office:value-type="string" calcext:value-type="string">
            <text:p>['Width: 1.10 m', 'Length: 83 cm']</text:p>
          </table:table-cell>
          <table:table-cell office:value-type="string" calcext:value-type="string">
            <text:p>['Width: 1.16 m', 'Length: 84 cm']</text:p>
          </table:table-cell>
          <table:table-cell office:value-type="string" calcext:value-type="string">
            <text:p>['Width: 1.22 m', 'Length: 86 cm']</text:p>
          </table:table-cell>
          <table:table-cell office:value-type="string" calcext:value-type="string">
            <text:p>['Width: 1.32 m', 'Length: 87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8.8 cm (Size M/T)', 'Sleeve: Length: 75.0 cm (Size M/T)']</text:p>
          </table:table-cell>
          <table:table-cell table:number-columns-repeated="7"/>
          <table:table-cell office:value-type="string" calcext:value-type="string">
            <text:p>['Balloon sleeve', 'Raglan sleeve']</text:p>
          </table:table-cell>
          <table:table-cell/>
          <table:table-cell office:value-type="string" calcext:value-type="string">
            <text:p>Turn-down collar</text:p>
          </table:table-cell>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8636001.html</text:p>
          </table:table-cell>
          <table:table-cell office:value-type="string" calcext:value-type="string">
            <text:p>[]</text:p>
          </table:table-cell>
          <table:table-cell office:value-type="string" calcext:value-type="string">
            <text:p>Calf-length, fitted dress in ribbed jersey with wide shoulder straps and a deep, round neckline. Straight-cut hem with a slit at the back.</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Slit']</text:p>
          </table:table-cell>
          <table:table-cell office:value-type="string" calcext:value-type="string">
            <text:p>['Deep neckline', 'Round neck']</text:p>
          </table:table-cell>
          <table:table-cell office:value-type="string" calcext:value-type="string">
            <text:p>['Dark mole',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2 cm', 'Length: 1.14 m']</text:p>
          </table:table-cell>
          <table:table-cell office:value-type="string" calcext:value-type="string">
            <text:p>['Width: 69 cm', 'Length: 1.15 m']</text:p>
          </table:table-cell>
          <table:table-cell office:value-type="string" calcext:value-type="string">
            <text:p>['Width: 76 cm', 'Length: 1.17 m']</text:p>
          </table:table-cell>
          <table:table-cell office:value-type="string" calcext:value-type="string">
            <text:p>['Width: 83 cm', 'Length: 1.18 m']</text:p>
          </table:table-cell>
          <table:table-cell office:value-type="string" calcext:value-type="string">
            <text:p>['Width: 93 cm', 'Length: 1.1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3.0 cm (Size M/T)</text:p>
          </table:table-cell>
          <table:table-cell table:number-columns-repeated="25"/>
        </table:table-row>
        <table:table-row table:style-name="ro2">
          <table:table-cell office:value-type="string" calcext:value-type="string">
            <text:p>https://www2.hm.com/en_in/productpage.1139144008.html</text:p>
          </table:table-cell>
          <table:table-cell office:value-type="string" calcext:value-type="string">
            <text:p>[]</text:p>
          </table:table-cell>
          <table:table-cell office:value-type="string" calcext:value-type="string">
            <text:p>Short dress in a cotton weave containing some linen with a fitted bodice and gathered cups. Square neckline, short puff sleeves, a smocked section at the back and a concealed zip at one side. Narrow elastication over the shoulders and at the cuffs. Seam at the waist and a gently flared skirt. Partly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Babydoll', 'Smocking']</text:p>
          </table:table-cell>
          <table:table-cell office:value-type="string" calcext:value-type="string">
            <text:p>Square neckline</text:p>
          </table:table-cell>
          <table:table-cell office:value-type="string" calcext:value-type="string">
            <text:p>['Light yellow',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77 cm', 'Length: 83 cm']</text:p>
          </table:table-cell>
          <table:table-cell office:value-type="string" calcext:value-type="string">
            <text:p>['Width: 85 cm', 'Length: 83 cm']</text:p>
          </table:table-cell>
          <table:table-cell office:value-type="string" calcext:value-type="string">
            <text:p>['Width: 93 cm', 'Length: 84 cm']</text:p>
          </table:table-cell>
          <table:table-cell office:value-type="string" calcext:value-type="string">
            <text:p>['Width: 1.01 m', 'Length: 87 cm']</text:p>
          </table:table-cell>
          <table:table-cell office:value-type="string" calcext:value-type="string">
            <text:p>['Width: 1.13 m', 'Length: 89 cm']</text:p>
          </table:table-cell>
          <table:table-cell office:value-type="string" calcext:value-type="string">
            <text:p>1 N</text:p>
          </table:table-cell>
          <table:table-cell office:value-type="string" calcext:value-type="string">
            <text:p>B.L. INTERNATIONAL (P) LTD.</text:p>
            <text:p>A5 , SECTOR 64, 201301, NOIDA</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6.2 cm (Size M/T)', 'Sleeve: Length: 39.7 cm (Size M/T)']</text:p>
          </table:table-cell>
          <table:table-cell table:number-columns-repeated="7"/>
          <table:table-cell office:value-type="string" calcext:value-type="string">
            <text:p>Puff sleeve</text:p>
          </table:table-cell>
          <table:table-cell office:value-type="string" calcext:value-type="string">
            <text:p>['Width: 73 cm', 'Length: 83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44757005.html</text:p>
          </table:table-cell>
          <table:table-cell office:value-type="string" calcext:value-type="string">
            <text:p>[]</text:p>
          </table:table-cell>
          <table:table-cell office:value-type="string" calcext:value-type="string">
            <text:p>Short dress in a soft hole knit with a round neckline, long sleeves and scalloped edges at the cuffs and hem. Lined with a short jersey underdress that has narrow shoulder straps.</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2,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77 cm']</text:p>
          </table:table-cell>
          <table:table-cell office:value-type="string" calcext:value-type="string">
            <text:p>['Width: 84 cm', 'Length: 78 cm']</text:p>
          </table:table-cell>
          <table:table-cell office:value-type="string" calcext:value-type="string">
            <text:p>['Width: 91 cm', 'Length: 79 cm']</text:p>
          </table:table-cell>
          <table:table-cell office:value-type="string" calcext:value-type="string">
            <text:p>['Width: 98 cm', 'Length: 81 cm']</text:p>
          </table:table-cell>
          <table:table-cell office:value-type="string" calcext:value-type="string">
            <text:p>['Width: 1.06 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idth: 72 cm', 'Length: 76 cm']</text:p>
          </table:table-cell>
          <table:table-cell table:number-columns-repeated="16"/>
        </table:table-row>
        <table:table-row table:style-name="ro1">
          <table:table-cell office:value-type="string" calcext:value-type="string">
            <text:p>https://www2.hm.com/en_in/productpage.1058018015.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Dark yellow/Whit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5 m', 'Length: 94 cm']</text:p>
          </table:table-cell>
          <table:table-cell office:value-type="string" calcext:value-type="string">
            <text:p>['Width: 1.37 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81678001.html</text:p>
          </table:table-cell>
          <table:table-cell office:value-type="string" calcext:value-type="string">
            <text:p>[]</text:p>
          </table:table-cell>
          <table:table-cell office:value-type="string" calcext:value-type="string">
            <text:p>Calf-length, oversized, off-the-shoulder dress in an airy crêpe weave with elasticated smocking at the top. Long, voluminous balloon sleeves with narrow elastication at the cuffs and a gathered seam below the hip.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Oversized</text:p>
          </table:table-cell>
          <table:table-cell office:value-type="string" calcext:value-type="string">
            <text:p>['Off-the-shoulder', 'Smocking']</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24 m', 'Length: 1.20 m']</text:p>
          </table:table-cell>
          <table:table-cell office:value-type="string" calcext:value-type="string">
            <text:p>['Width: 1.33 m', 'Length: 1.21 m']</text:p>
          </table:table-cell>
          <table:table-cell office:value-type="string" calcext:value-type="string">
            <text:p>['Width: 1.41 m', 'Length: 1.22 m']</text:p>
          </table:table-cell>
          <table:table-cell office:value-type="string" calcext:value-type="string">
            <text:p>['Width: 1.49 m', 'Length: 1.23 m']</text:p>
          </table:table-cell>
          <table:table-cell office:value-type="string" calcext:value-type="string">
            <text:p>['Width: 1.61 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4 cm (Size M/T)', 'Back: Length: 128.6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80599004.html</text:p>
          </table:table-cell>
          <table:table-cell office:value-type="string" calcext:value-type="string">
            <text:p>['Cotton']</text:p>
          </table:table-cell>
          <table:table-cell office:value-type="string" calcext:value-type="string">
            <text:p>Long off-the-shoulder dress in a soft cotton weave with an elasticated, flounce trim around the top, buttons down the front and a slit at the hem. Long sleeves, wide, buttoned cuffs and a sleeve placket with a link button. Rounded hem.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Off-the-shoulder', 'Slit']</text:p>
          </table:table-cell>
          <table:table-cell/>
          <table:table-cell office:value-type="string" calcext:value-type="string">
            <text:p>['Beige/Black', 'Striped']</text:p>
          </table:table-cell>
          <table:table-cell office:value-type="string" calcext:value-type="string">
            <text:p>H&amp;M EDITION</text:p>
          </table:table-cell>
          <table:table-cell office:value-type="string" calcext:value-type="string">
            <text:p>Rs. 5,4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1.32 m', 'Length: 1.07 m']</text:p>
          </table:table-cell>
          <table:table-cell office:value-type="string" calcext:value-type="string">
            <text:p>['Width: 1.40 m', 'Length: 1.08 m']</text:p>
          </table:table-cell>
          <table:table-cell office:value-type="string" calcext:value-type="string">
            <text:p>['Width: 1.49 m', 'Length: 1.09 m']</text:p>
          </table:table-cell>
          <table:table-cell office:value-type="string" calcext:value-type="string">
            <text:p>['Width: 1.58 m', 'Length: 1.10 m']</text:p>
          </table:table-cell>
          <table:table-cell office:value-type="string" calcext:value-type="string">
            <text:p>['Width: 1.70 m', 'Length: 1.1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4 cm (Size M/T)</text:p>
          </table:table-cell>
          <table:table-cell table:number-columns-repeated="25"/>
        </table:table-row>
        <table:table-row table:style-name="ro1">
          <table:table-cell office:value-type="string" calcext:value-type="string">
            <text:p>https://www2.hm.com/en_in/productpage.1178552002.html</text:p>
          </table:table-cell>
          <table:table-cell office:value-type="string" calcext:value-type="string">
            <text:p>[]</text:p>
          </table:table-cell>
          <table:table-cell office:value-type="string" calcext:value-type="string">
            <text:p>Short, oversized dress in woven fabric made from a viscose blend. Deep, square neckline with gathers at the front and back. Long, voluminous balloon sleeves in a raglan cut with narrow elastication at the cuffs. Gently flared skir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Oversized</text:p>
          </table:table-cell>
          <table:table-cell/>
          <table:table-cell office:value-type="string" calcext:value-type="string">
            <text:p>['Deep neckline', 'Square neckline']</text:p>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17 m', 'Length: 80 cm']</text:p>
          </table:table-cell>
          <table:table-cell office:value-type="string" calcext:value-type="string">
            <text:p>['Width: 1.25 m', 'Length: 81 cm']</text:p>
          </table:table-cell>
          <table:table-cell office:value-type="string" calcext:value-type="string">
            <text:p>['Width: 1.31 m', 'Length: 82 cm']</text:p>
          </table:table-cell>
          <table:table-cell office:value-type="string" calcext:value-type="string">
            <text:p>['Width: 1,38 m', 'Length: 83 cm']</text:p>
          </table:table-cell>
          <table:table-cell office:value-type="string" calcext:value-type="string">
            <text:p>['Width: 1.47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9.0 cm (Size M/T)', 'Back: Length: 86.0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73452002.html</text:p>
          </table:table-cell>
          <table:table-cell office:value-type="string" calcext:value-type="string">
            <text:p>['Cotton']</text:p>
          </table:table-cell>
          <table:table-cell office:value-type="string" calcext:value-type="string">
            <text:p>Short dress in soft cotton jersey with a wide neckline, long sleeves, a fitted bodice and a gently flared skir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A-line</text:p>
          </table:table-cell>
          <table:table-cell office:value-type="string" calcext:value-type="string">
            <text:p>Boat neck</text:p>
          </table:table-cell>
          <table:table-cell office:value-type="string" calcext:value-type="string">
            <text:p>['Dark green',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70 cm', 'Length: 78 cm']</text:p>
          </table:table-cell>
          <table:table-cell office:value-type="string" calcext:value-type="string">
            <text:p>['Width: 78 cm', 'Length: 80 cm']</text:p>
          </table:table-cell>
          <table:table-cell office:value-type="string" calcext:value-type="string">
            <text:p>['Width: 84 cm', 'Length: 81 cm']</text:p>
          </table:table-cell>
          <table:table-cell office:value-type="string" calcext:value-type="string">
            <text:p>['Width: 90 cm', 'Length: 83 cm']</text:p>
          </table:table-cell>
          <table:table-cell office:value-type="string" calcext:value-type="string">
            <text:p>['Width: 100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3.4 cm (Size M/T)', 'Shoulder: Width: 36.8 cm (Size M/T)', 'Sleeve: Length: 62.2 cm (Size M/T)']</text:p>
          </table:table-cell>
          <table:table-cell table:number-columns-repeated="8"/>
          <table:table-cell office:value-type="string" calcext:value-type="string">
            <text:p>['Width: 66 cm', 'Length: 77 cm']</text:p>
          </table:table-cell>
          <table:table-cell table:number-columns-repeated="16"/>
        </table:table-row>
        <table:table-row table:style-name="ro2">
          <table:table-cell office:value-type="string" calcext:value-type="string">
            <text:p>https://www2.hm.com/en_in/productpage.1156756001.html</text:p>
          </table:table-cell>
          <table:table-cell office:value-type="string" calcext:value-type="string">
            <text:p>['Cotton']</text:p>
          </table:table-cell>
          <table:table-cell office:value-type="string" calcext:value-type="string">
            <text:p>Short dress in woven fabric with a round neckline and an opening with a concealed button at the top. 3/4-length raglan balloon sleeves with narrow elastication at the cuffs. Narrow, detachable tie belt at the waist and a gently flared skirt.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Light beige/Yellow/Turquoise/Dark blue', 'Patterned', 'Lemons, leaves']</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9 cm', 'Length: 84 cm']</text:p>
          </table:table-cell>
          <table:table-cell office:value-type="string" calcext:value-type="string">
            <text:p>['Width: 1.06 m', 'Length: 85 cm']</text:p>
          </table:table-cell>
          <table:table-cell office:value-type="string" calcext:value-type="string">
            <text:p>['Width: 1.13 m', 'Length: 86 cm']</text:p>
          </table:table-cell>
          <table:table-cell office:value-type="string" calcext:value-type="string">
            <text:p>['Width: 1.20 m', 'Length: 87 cm']</text:p>
          </table:table-cell>
          <table:table-cell office:value-type="string" calcext:value-type="string">
            <text:p>['Width: 1.31 m', 'Length: 88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2.5 cm (Size M/T)', 'Back: Length: 90.0 cm (Size M/T)']</text:p>
          </table:table-cell>
          <table:table-cell table:number-columns-repeated="7"/>
          <table:table-cell office:value-type="string" calcext:value-type="string">
            <text:p>['Balloon sleeve', 'Ragla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89898003.html</text:p>
          </table:table-cell>
          <table:table-cell office:value-type="string" calcext:value-type="string">
            <text:p>[]</text:p>
          </table:table-cell>
          <table:table-cell office:value-type="string" calcext:value-type="string">
            <text:p>Calf-length dress in woven fabric with a round neckline and short, open sleeves. Gathered seam at the waist for a ruched effect and a concealed zip at the back.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27 cm', 'Length: 1.22 m']</text:p>
          </table:table-cell>
          <table:table-cell office:value-type="string" calcext:value-type="string">
            <text:p>['Width: 32 cm', 'Length: 1.23 m']</text:p>
          </table:table-cell>
          <table:table-cell office:value-type="string" calcext:value-type="string">
            <text:p>['Width: 35 cm', 'Length: 1.24 m']</text:p>
          </table:table-cell>
          <table:table-cell office:value-type="string" calcext:value-type="string">
            <text:p>['Width: 38 cm', 'Length: 1.25 m']</text:p>
          </table:table-cell>
          <table:table-cell office:value-type="string" calcext:value-type="string">
            <text:p>['Width: 43 cm', 'Length: 1.2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7234001.html</text:p>
          </table:table-cell>
          <table:table-cell office:value-type="string" calcext:value-type="string">
            <text:p>[]</text:p>
          </table:table-cell>
          <table:table-cell office:value-type="string" calcext:value-type="string">
            <text:p>Calf-length dress in patterned mesh with a V-shaped neckline, shaped cups and narrow, adjustable shoulder straps. Fitted bodice and a gently flared skirt. Jersey lining.</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lip dress', 'Strappy dress']</text:p>
          </table:table-cell>
          <table:table-cell office:value-type="string" calcext:value-type="string">
            <text:p>V-neck</text:p>
          </table:table-cell>
          <table:table-cell office:value-type="string" calcext:value-type="string">
            <text:p>['Blue/Dark blue/White', 'Checked']</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2 cm', 'Length: 100 cm']</text:p>
          </table:table-cell>
          <table:table-cell office:value-type="string" calcext:value-type="string">
            <text:p>['Width: 70 cm', 'Length: 100 cm']</text:p>
          </table:table-cell>
          <table:table-cell office:value-type="string" calcext:value-type="string">
            <text:p>['Width: 77 cm', 'Length: 100 cm']</text:p>
          </table:table-cell>
          <table:table-cell office:value-type="string" calcext:value-type="string">
            <text:p>['Width: 84 cm', 'Length: 100 cm']</text:p>
          </table:table-cell>
          <table:table-cell office:value-type="string" calcext:value-type="string">
            <text:p>['Width: 96 cm', 'Length: 9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8.0 cm (Size M/T)</text:p>
          </table:table-cell>
          <table:table-cell table:number-columns-repeated="8"/>
          <table:table-cell office:value-type="string" calcext:value-type="string">
            <text:p>['Width: 58 cm', 'Length: 100 cm']</text:p>
          </table:table-cell>
          <table:table-cell table:number-columns-repeated="16"/>
        </table:table-row>
        <table:table-row table:style-name="ro1">
          <table:table-cell office:value-type="string" calcext:value-type="string">
            <text:p>https://www2.hm.com/en_in/productpage.1167425001.html</text:p>
          </table:table-cell>
          <table:table-cell office:value-type="string" calcext:value-type="string">
            <text:p>[]</text:p>
          </table:table-cell>
          <table:table-cell office:value-type="string" calcext:value-type="string">
            <text:p>Calf-length dress in woven fabric with a V-shaped neckline and long balloon sleeves with narrow elastication at the cuffs. Cut-out section with narrow elastication at each side of the waist and at the back. Straight-cut hem. Partly lined.</text:p>
          </table:table-cell>
          <table:table-cell office:value-type="string" calcext:value-type="string">
            <text:p>Midi</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out', 'Smocking']</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4 cm', 'Length: 1.15 m']</text:p>
          </table:table-cell>
          <table:table-cell office:value-type="string" calcext:value-type="string">
            <text:p>['Width: 92 cm', 'Length: 1.16 m']</text:p>
          </table:table-cell>
          <table:table-cell office:value-type="string" calcext:value-type="string">
            <text:p>['Width: 100 cm', 'Length: 1.18 m']</text:p>
          </table:table-cell>
          <table:table-cell office:value-type="string" calcext:value-type="string">
            <text:p>['Width: 1.08 m', 'Length: 1.20 m']</text:p>
          </table:table-cell>
          <table:table-cell office:value-type="string" calcext:value-type="string">
            <text:p>['Width: 1.20 m', 'Length: 1.2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4.3 cm (Size M/T)', 'Sleeve: Length: 66.8 cm (Size M/T)', 'Shoulder: Width: 37.4 cm (Size M/T)']</text:p>
          </table:table-cell>
          <table:table-cell table:number-columns-repeated="7"/>
          <table:table-cell office:value-type="string" calcext:value-type="string">
            <text:p>Balloon sleeve</text:p>
          </table:table-cell>
          <table:table-cell office:value-type="string" calcext:value-type="string">
            <text:p>['Width: 80 cm', 'Length: 1.14 m']</text:p>
          </table:table-cell>
          <table:table-cell table:number-columns-repeated="16"/>
        </table:table-row>
        <table:table-row table:style-name="ro1">
          <table:table-cell office:value-type="string" calcext:value-type="string">
            <text:p>https://www2.hm.com/en_in/productpage.1066745003.html</text:p>
          </table:table-cell>
          <table:table-cell office:value-type="string" calcext:value-type="string">
            <text:p>[]</text:p>
          </table:table-cell>
          <table:table-cell office:value-type="string" calcext:value-type="string">
            <text:p>Short, fitted, double-breasted jacket dress in woven fabric with notch lapels. Decorative buttons and a concealed press-stud fastening at the front and long sleeves with a slit at the cuffs. Cut-outs at the waist and a partly open back. The back has an arched cut-out section with concealed elastication for a gathered effect and narrow ties. 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lazer dress', 'Cut-out', 'Double-breasted']</text:p>
          </table:table-cell>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40.8 cm (Size 38T)', 'Sleeve: Length: 61.2 cm (Size 38T)']</text:p>
          </table:table-cell>
          <table:table-cell table:number-columns-repeated="25"/>
        </table:table-row>
        <table:table-row table:style-name="ro1">
          <table:table-cell office:value-type="string" calcext:value-type="string">
            <text:p>https://www2.hm.com/en_in/productpage.1175848003.html</text:p>
          </table:table-cell>
          <table:table-cell office:value-type="string" calcext:value-type="string">
            <text:p>[]</text:p>
          </table:table-cell>
          <table:table-cell office:value-type="string" calcext:value-type="string">
            <text:p>Calf-length tunic dress in a pleated weave with a sheen. Loose fit with a V-neckline and short sleeves.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87 m', 'Length: 1.11 m']</text:p>
          </table:table-cell>
          <table:table-cell office:value-type="string" calcext:value-type="string">
            <text:p>['Width: 1.95 m', 'Length: 1.12 m']</text:p>
          </table:table-cell>
          <table:table-cell office:value-type="string" calcext:value-type="string">
            <text:p>['Width: 2.03 m', 'Length: 1.13 m']</text:p>
          </table:table-cell>
          <table:table-cell office:value-type="string" calcext:value-type="string">
            <text:p>['Width: 2.11 m', 'Length: 1.14 m']</text:p>
          </table:table-cell>
          <table:table-cell office:value-type="string" calcext:value-type="string">
            <text:p>['Width: 2.19 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0.0 cm (Size M/T)</text:p>
          </table:table-cell>
          <table:table-cell table:number-columns-repeated="10"/>
          <table:table-cell office:value-type="string" calcext:value-type="string">
            <text:p>['Width: 2.27 m', 'Length: 1.16 m']</text:p>
          </table:table-cell>
          <table:table-cell table:number-columns-repeated="5"/>
          <table:table-cell office:value-type="string" calcext:value-type="string">
            <text:p>['Width: 2.35 m', 'Length: 1.17 m']</text:p>
          </table:table-cell>
          <table:table-cell office:value-type="string" calcext:value-type="string">
            <text:p>['Width: 2.43 m', 'Length: 1.18 m']</text:p>
          </table:table-cell>
          <table:table-cell table:number-columns-repeated="7"/>
        </table:table-row>
        <table:table-row table:style-name="ro1">
          <table:table-cell office:value-type="string" calcext:value-type="string">
            <text:p>https://www2.hm.com/en_in/productpage.1170241003.html</text:p>
          </table:table-cell>
          <table:table-cell office:value-type="string" calcext:value-type="string">
            <text:p>[]</text:p>
          </table:table-cell>
          <table:table-cell office:value-type="string" calcext:value-type="string">
            <text:p>Long dress in woven fabric made from a patterned viscose blend. Wrapover front with a wide tie belt at the waist and long balloon sleeves in a raglan cut with narrow elastication at the cuffs. Gathered tier in the skirt for added width.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Cream/Beige', 'Patterned']</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9 cm', 'Length: 1.20 m']</text:p>
          </table:table-cell>
          <table:table-cell office:value-type="string" calcext:value-type="string">
            <text:p>['Width: 96 cm', 'Length: 1.21 m']</text:p>
          </table:table-cell>
          <table:table-cell office:value-type="string" calcext:value-type="string">
            <text:p>['Width: 1.02 m', 'Length: 1.22 m']</text:p>
          </table:table-cell>
          <table:table-cell office:value-type="string" calcext:value-type="string">
            <text:p>['Width: 1.08 m', 'Length: 1.23 m']</text:p>
          </table:table-cell>
          <table:table-cell office:value-type="string" calcext:value-type="string">
            <text:p>['Width: 1.18 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8.5 cm (Size M/T)', 'Sleeve: Length: 73.2 cm (Size M/T)']</text:p>
          </table:table-cell>
          <table:table-cell table:number-columns-repeated="7"/>
          <table:table-cell office:value-type="string" calcext:value-type="string">
            <text:p>['Balloon sleeve', 'Raglan sleeve']</text:p>
          </table:table-cell>
          <table:table-cell table:number-columns-repeated="2"/>
          <table:table-cell office:value-type="string" calcext:value-type="string">
            <text:p>['Width: 1.28 m', 'Length: 1.25 m']</text:p>
          </table:table-cell>
          <table:table-cell table:number-columns-repeated="5"/>
          <table:table-cell office:value-type="string" calcext:value-type="string">
            <text:p>['Width: 1.38 m', 'Length: 1.26 m']</text:p>
          </table:table-cell>
          <table:table-cell office:value-type="string" calcext:value-type="string">
            <text:p>['Width: 1.48 m', 'Length: 1.27 m']</text:p>
          </table:table-cell>
          <table:table-cell table:number-columns-repeated="7"/>
        </table:table-row>
        <table:table-row table:style-name="ro1">
          <table:table-cell office:value-type="string" calcext:value-type="string">
            <text:p>https://www2.hm.com/en_in/productpage.1155503001.html</text:p>
          </table:table-cell>
          <table:table-cell office:value-type="string" calcext:value-type="string">
            <text:p>[]</text:p>
          </table:table-cell>
          <table:table-cell office:value-type="string" calcext:value-type="string">
            <text:p>Calf-length, fitted, sleeveless dress in a heavy rib knit with a deep V-neckline at the front and back, fully-fashioned section over the bust, and a slit at the back of the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Plunge back', 'Slit']</text:p>
          </table:table-cell>
          <table:table-cell office:value-type="string" calcext:value-type="string">
            <text:p>V-neck</text:p>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3.5 cm (Size M/T)</text:p>
          </table:table-cell>
          <table:table-cell table:number-columns-repeated="25"/>
        </table:table-row>
        <table:table-row table:style-name="ro1">
          <table:table-cell office:value-type="string" calcext:value-type="string">
            <text:p>https://www2.hm.com/en_in/productpage.1210727002.html</text:p>
          </table:table-cell>
          <table:table-cell office:value-type="string" calcext:value-type="string">
            <text:p>[]</text:p>
          </table:table-cell>
          <table:table-cell office:value-type="string" calcext:value-type="string">
            <text:p>Short, fitted, sleeveless dress in soft jersey with a turtle neck, shoulder pads and gathered seams at the waist for a gently draped effec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text:p>
          </table:table-cell>
          <table:table-cell office:value-type="string" calcext:value-type="string">
            <text:p>Turtleneck</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2 cm', 'Length: 94 cm']</text:p>
          </table:table-cell>
          <table:table-cell office:value-type="string" calcext:value-type="string">
            <text:p>['Width: 80 cm', 'Length: 95 cm']</text:p>
          </table:table-cell>
          <table:table-cell office:value-type="string" calcext:value-type="string">
            <text:p>['Width: 88 cm', 'Length: 97 cm']</text:p>
          </table:table-cell>
          <table:table-cell office:value-type="string" calcext:value-type="string">
            <text:p>['Width: 96 cm', 'Length: 98 cm']</text:p>
          </table:table-cell>
          <table:table-cell office:value-type="string" calcext:value-type="string">
            <text:p>['Width: 1.08 m', 'Length: 10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7207005.html</text:p>
          </table:table-cell>
          <table:table-cell office:value-type="string" calcext:value-type="string">
            <text:p>[]</text:p>
          </table:table-cell>
          <table:table-cell office:value-type="string" calcext:value-type="string">
            <text:p>Short jersey dress with a sweetheart neckline, cap sleeves and a gathered seam at the centre of the bust to create a gently ruched effect. Fitted bodice and a flared skirt.</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Skater</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8 cm', 'Length: 78 cm']</text:p>
          </table:table-cell>
          <table:table-cell office:value-type="string" calcext:value-type="string">
            <text:p>['Width: 66 cm', 'Length: 79 cm']</text:p>
          </table:table-cell>
          <table:table-cell office:value-type="string" calcext:value-type="string">
            <text:p>['Width: 72 cm', 'Length: 81 cm']</text:p>
          </table:table-cell>
          <table:table-cell office:value-type="string" calcext:value-type="string">
            <text:p>['Width: 79 cm', 'Length: 83 cm']</text:p>
          </table:table-cell>
          <table:table-cell office:value-type="string" calcext:value-type="string">
            <text:p>['Width: 89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Cap sleeve</text:p>
          </table:table-cell>
          <table:table-cell office:value-type="string" calcext:value-type="string">
            <text:p>['Width: 54 cm', 'Length: 76 cm']</text:p>
          </table:table-cell>
          <table:table-cell table:number-columns-repeated="5"/>
          <table:table-cell office:value-type="string" calcext:value-type="string">
            <text:p>['Width: 51 cm', 'Length: 75 cm']</text:p>
          </table:table-cell>
          <table:table-cell table:number-columns-repeated="10"/>
        </table:table-row>
        <table:table-row table:style-name="ro1">
          <table:table-cell office:value-type="string" calcext:value-type="string">
            <text:p>https://www2.hm.com/en_in/productpage.1175864001.html</text:p>
          </table:table-cell>
          <table:table-cell office:value-type="string" calcext:value-type="string">
            <text:p>[]</text:p>
          </table:table-cell>
          <table:table-cell office:value-type="string" calcext:value-type="string">
            <text:p>Oversized, calf-length dress in woven fabric with a deep V-neckline and narrow drawstrings under the bust that tie at the sides. Long, voluminous balloon sleeves in a raglan cut with narrow elastication at the cuff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Oversized</text:p>
          </table:table-cell>
          <table:table-cell/>
          <table:table-cell office:value-type="string" calcext:value-type="string">
            <text:p>['Deep neckline', 'V-neck']</text:p>
          </table:table-cell>
          <table:table-cell office:value-type="string" calcext:value-type="string">
            <text:p>['Light yellow/Light green/Light pink', 'Floral']</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16 m', 'Length: 1.19 m']</text:p>
          </table:table-cell>
          <table:table-cell office:value-type="string" calcext:value-type="string">
            <text:p>['Width: 1.23 m', 'Length: 1.20 m']</text:p>
          </table:table-cell>
          <table:table-cell office:value-type="string" calcext:value-type="string">
            <text:p>['Width: 1.30 m', 'Length: 1.21 m']</text:p>
          </table:table-cell>
          <table:table-cell office:value-type="string" calcext:value-type="string">
            <text:p>['Width: 1.37 m', 'Length: 1.22 m']</text:p>
          </table:table-cell>
          <table:table-cell office:value-type="string" calcext:value-type="string">
            <text:p>['Width: 1.47 m', 'Length: 1.2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8.1 cm (Size M/T)</text:p>
          </table:table-cell>
          <table:table-cell table:number-columns-repeated="7"/>
          <table:table-cell office:value-type="string" calcext:value-type="string">
            <text:p>['Balloon sleeve', 'Raglan sleeve']</text:p>
          </table:table-cell>
          <table:table-cell table:number-columns-repeated="2"/>
          <table:table-cell office:value-type="string" calcext:value-type="string">
            <text:p>['Width: 1.57 m', 'Length: 1.24 m']</text:p>
          </table:table-cell>
          <table:table-cell table:number-columns-repeated="5"/>
          <table:table-cell office:value-type="string" calcext:value-type="string">
            <text:p>['Width: 1.67 m', 'Length: 1.25 m']</text:p>
          </table:table-cell>
          <table:table-cell office:value-type="string" calcext:value-type="string">
            <text:p>['Width: 1.77 m', 'Length: 1.26 m']</text:p>
          </table:table-cell>
          <table:table-cell table:number-columns-repeated="7"/>
        </table:table-row>
        <table:table-row table:style-name="ro1">
          <table:table-cell office:value-type="string" calcext:value-type="string">
            <text:p>https://www2.hm.com/en_in/productpage.1197331001.html</text:p>
          </table:table-cell>
          <table:table-cell office:value-type="string" calcext:value-type="string">
            <text:p>[]</text:p>
          </table:table-cell>
          <table:table-cell office:value-type="string" calcext:value-type="string">
            <text:p>Short, fitted, double-breasted blazer dress with notch lapels. Buttons and a concealed button at the front, long sleeves and flap front pocket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lazer dress', 'Double-breasted']</text:p>
          </table:table-cell>
          <table:table-cell office:value-type="string" calcext:value-type="string">
            <text:p>V-neck</text:p>
          </table:table-cell>
          <table:table-cell office:value-type="string" calcext:value-type="string">
            <text:p>['Black', 'Solid colour']</text:p>
          </table:table-cell>
          <table:table-cell/>
          <table:table-cell office:value-type="string" calcext:value-type="string">
            <text:p>Rs. 2,9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43 cm', 'Length: 80 cm']</text:p>
          </table:table-cell>
          <table:table-cell office:value-type="string" calcext:value-type="string">
            <text:p>['Width: 46 cm', 'Length: 81 cm']</text:p>
          </table:table-cell>
          <table:table-cell office:value-type="string" calcext:value-type="string">
            <text:p>['Width: 49 cm', 'Length: 82 cm']</text:p>
          </table:table-cell>
          <table:table-cell office:value-type="string" calcext:value-type="string">
            <text:p>['Width: 52 cm', 'Length: 84 cm']</text:p>
          </table:table-cell>
          <table:table-cell office:value-type="string" calcext:value-type="string">
            <text:p>['Width: 57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7 cm (Size M/T)', 'Sleeve: Length: 62.2 cm (Size M/T)', 'Shoulder: Width: 39.4 cm (Size M/T)']</text:p>
          </table:table-cell>
          <table:table-cell table:number-columns-repeated="8"/>
          <table:table-cell office:value-type="string" calcext:value-type="string">
            <text:p>['Width: 41 cm', 'Length: 79 cm']</text:p>
          </table:table-cell>
          <table:table-cell table:number-columns-repeated="16"/>
        </table:table-row>
        <table:table-row table:style-name="ro2">
          <table:table-cell office:value-type="string" calcext:value-type="string">
            <text:p>https://www2.hm.com/en_in/productpage.1167737001.html</text:p>
          </table:table-cell>
          <table:table-cell office:value-type="string" calcext:value-type="string">
            <text:p>[]</text:p>
          </table:table-cell>
          <table:table-cell office:value-type="string" calcext:value-type="string">
            <text:p>Calf-length dress in woven fabric with a collar and a V-shaped neckline. Loose fit with dropped shoulders and long balloon sleeves with buttoned cuffs. Straight-cut hem with a high slit at each side.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Slit</text:p>
          </table:table-cell>
          <table:table-cell office:value-type="string" calcext:value-type="string">
            <text:p>V-neck</text:p>
          </table:table-cell>
          <table:table-cell office:value-type="string" calcext:value-type="string">
            <text:p>['Blue/Cream/Dark brown/Coral', 'Patterned', 'Palm trees, leaves']</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06 m', 'Length: 1.16 m']</text:p>
          </table:table-cell>
          <table:table-cell office:value-type="string" calcext:value-type="string">
            <text:p>['Width: 1.14 m', 'Length: 1.16 m']</text:p>
          </table:table-cell>
          <table:table-cell office:value-type="string" calcext:value-type="string">
            <text:p>['Width: 1.20 m', 'Length: 1.16 m']</text:p>
          </table:table-cell>
          <table:table-cell office:value-type="string" calcext:value-type="string">
            <text:p>['Width: 1.26 m', 'Length: 1.16 m']</text:p>
          </table:table-cell>
          <table:table-cell office:value-type="string" calcext:value-type="string">
            <text:p>['Width: 1.36 m', 'Length: 1.16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3.0 cm (Size M/T)', 'Shoulder: Width: 54.0 cm (Size M/T)', 'Sleeve: Length: 53.4 cm (Size M/T)']</text:p>
          </table:table-cell>
          <table:table-cell table:number-columns-repeated="7"/>
          <table:table-cell office:value-type="string" calcext:value-type="string">
            <text:p>Balloon sleeve</text:p>
          </table:table-cell>
          <table:table-cell/>
          <table:table-cell office:value-type="string" calcext:value-type="string">
            <text:p>Johnny collar</text:p>
          </table:table-cell>
          <table:table-cell office:value-type="string" calcext:value-type="string">
            <text:p>['Width: 1.46 m', 'Length: 1.16 m']</text:p>
          </table:table-cell>
          <table:table-cell table:number-columns-repeated="2" office:value-type="string" calcext:value-type="string">
            <text:p>N/A</text:p>
          </table:table-cell>
          <table:table-cell table:number-columns-repeated="3"/>
          <table:table-cell office:value-type="string" calcext:value-type="string">
            <text:p>['Width: 1.56 m', 'Length: 1.16 m']</text:p>
          </table:table-cell>
          <table:table-cell office:value-type="string" calcext:value-type="string">
            <text:p>['Width: 1.66 m', 'Length: 1.16 m']</text:p>
          </table:table-cell>
          <table:table-cell table:number-columns-repeated="7"/>
        </table:table-row>
        <table:table-row table:style-name="ro2">
          <table:table-cell office:value-type="string" calcext:value-type="string">
            <text:p>https://www2.hm.com/en_in/productpage.1139144007.html</text:p>
          </table:table-cell>
          <table:table-cell office:value-type="string" calcext:value-type="string">
            <text:p>[]</text:p>
          </table:table-cell>
          <table:table-cell office:value-type="string" calcext:value-type="string">
            <text:p>Short dress in a cotton weave containing some linen with a fitted bodice and gathered cups. Square neckline, short puff sleeves, a smocked section at the back and a concealed zip at one side. Narrow elastication over the shoulders and at the cuffs. Seam at the waist and a gently flared skirt. Partly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Babydoll', 'Smocking']</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B.L. INTERNATIONAL (P) LTD.</text:p>
            <text:p>A5 , SECTOR 64, 201301, NOIDA</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6.2 cm (Size M/T)', 'Sleeve: Length: 39.7 cm (Size M/T)']</text:p>
          </table:table-cell>
          <table:table-cell table:number-columns-repeated="7"/>
          <table:table-cell office:value-type="string" calcext:value-type="string">
            <text:p>Puff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39147002.html</text:p>
          </table:table-cell>
          <table:table-cell office:value-type="string" calcext:value-type="string">
            <text:p>['Jersey']</text:p>
          </table:table-cell>
          <table:table-cell office:value-type="string" calcext:value-type="string">
            <text:p>Short dress in ribbed jersey with a fitted bodice and a flared skirt. Lace-trimmed, deep neckline, decorative buttons down the front, long sleeves and overlocked edges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table:table-cell office:value-type="string" calcext:value-type="string">
            <text:p>Deep neckline</text:p>
          </table:table-cell>
          <table:table-cell office:value-type="string" calcext:value-type="string">
            <text:p>['Black/White/Light pink',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4 cm (Size M/T)', 'Back: Length: 85.6 cm (Size M/T)']</text:p>
          </table:table-cell>
          <table:table-cell table:number-columns-repeated="25"/>
        </table:table-row>
        <table:table-row table:style-name="ro1">
          <table:table-cell office:value-type="string" calcext:value-type="string">
            <text:p>https://www2.hm.com/en_in/productpage.1202533001.html</text:p>
          </table:table-cell>
          <table:table-cell office:value-type="string" calcext:value-type="string">
            <text:p>['Jersey']</text:p>
          </table:table-cell>
          <table:table-cell office:value-type="string" calcext:value-type="string">
            <text:p>Short, fitted dress in ribbed jersey with a sweetheart neckline and short raglan sleeves.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text:p>
          </table:table-cell>
          <table:table-cell office:value-type="string" calcext:value-type="string">
            <text:p>Sweetheart neckline</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6 cm', 'Length: 74 cm']</text:p>
          </table:table-cell>
          <table:table-cell office:value-type="string" calcext:value-type="string">
            <text:p>['Width: 74 cm', 'Length: 75 cm']</text:p>
          </table:table-cell>
          <table:table-cell office:value-type="string" calcext:value-type="string">
            <text:p>['Width: 82 cm', 'Length: 77 cm']</text:p>
          </table:table-cell>
          <table:table-cell office:value-type="string" calcext:value-type="string">
            <text:p>['Width: 90 cm', 'Length: 78 cm']</text:p>
          </table:table-cell>
          <table:table-cell office:value-type="string" calcext:value-type="string">
            <text:p>['Width: 1.02 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1.3 cm (Size M/T)', 'Sleeve: Length: 17.9 cm (Size M/T)']</text:p>
          </table:table-cell>
          <table:table-cell table:number-columns-repeated="7"/>
          <table:table-cell office:value-type="string" calcext:value-type="string">
            <text:p>Raglan sleeve</text:p>
          </table:table-cell>
          <table:table-cell office:value-type="string" calcext:value-type="string">
            <text:p>['Width: 62 cm', 'Length: 73 cm']</text:p>
          </table:table-cell>
          <table:table-cell table:number-columns-repeated="16"/>
        </table:table-row>
        <table:table-row table:style-name="ro1">
          <table:table-cell office:value-type="string" calcext:value-type="string">
            <text:p>https://www2.hm.com/en_in/productpage.1175848001.html</text:p>
          </table:table-cell>
          <table:table-cell office:value-type="string" calcext:value-type="string">
            <text:p>[]</text:p>
          </table:table-cell>
          <table:table-cell office:value-type="string" calcext:value-type="string">
            <text:p>Calf-length tunic dress in a pleated weave with a sheen. Loose fit with a V-neckline and short sleeves.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87 m', 'Length: 1.11 m']</text:p>
          </table:table-cell>
          <table:table-cell office:value-type="string" calcext:value-type="string">
            <text:p>['Width: 1.95 m', 'Length: 1.12 m']</text:p>
          </table:table-cell>
          <table:table-cell office:value-type="string" calcext:value-type="string">
            <text:p>['Width: 2.03 m', 'Length: 1.13 m']</text:p>
          </table:table-cell>
          <table:table-cell office:value-type="string" calcext:value-type="string">
            <text:p>['Width: 2.11 m', 'Length: 1.14 m']</text:p>
          </table:table-cell>
          <table:table-cell office:value-type="string" calcext:value-type="string">
            <text:p>['Width: 2.19 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0.0 cm (Size M/T)</text:p>
          </table:table-cell>
          <table:table-cell table:number-columns-repeated="10"/>
          <table:table-cell office:value-type="string" calcext:value-type="string">
            <text:p>['Width: 2.27 m', 'Length: 1.16 m']</text:p>
          </table:table-cell>
          <table:table-cell table:number-columns-repeated="5"/>
          <table:table-cell office:value-type="string" calcext:value-type="string">
            <text:p>['Width: 2.35 m', 'Length: 1.17 m']</text:p>
          </table:table-cell>
          <table:table-cell office:value-type="string" calcext:value-type="string">
            <text:p>['Width: 2.43 m', 'Length: 1.18 m']</text:p>
          </table:table-cell>
          <table:table-cell table:number-columns-repeated="7"/>
        </table:table-row>
        <table:table-row table:style-name="ro1">
          <table:table-cell office:value-type="string" calcext:value-type="string">
            <text:p>https://www2.hm.com/en_in/productpage.1058018018.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Khaki green/Yellow',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1 m', 'Length: 91 cm']</text:p>
          </table:table-cell>
          <table:table-cell office:value-type="string" calcext:value-type="string">
            <text:p>['Width: 1.09 m', 'Length: 92 cm']</text:p>
          </table:table-cell>
          <table:table-cell office:value-type="string" calcext:value-type="string">
            <text:p>['Width: 1.17 m', 'Length: 93 cm']</text:p>
          </table:table-cell>
          <table:table-cell office:value-type="string" calcext:value-type="string">
            <text:p>['Width: 1.25 m', 'Length: 94 cm']</text:p>
          </table:table-cell>
          <table:table-cell office:value-type="string" calcext:value-type="string">
            <text:p>['Width: 1.37 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98571001.html</text:p>
          </table:table-cell>
          <table:table-cell office:value-type="string" calcext:value-type="string">
            <text:p>[]</text:p>
          </table:table-cell>
          <table:table-cell office:value-type="string" calcext:value-type="string">
            <text:p>Calf-length dress in a soft rib knit with a round neckline, long sleeves and a straight skirt with a slit at each side of the hem.</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Dark mole',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1.12 m']</text:p>
          </table:table-cell>
          <table:table-cell office:value-type="string" calcext:value-type="string">
            <text:p>['Width: 89 cm', 'Length: 1.13 m']</text:p>
          </table:table-cell>
          <table:table-cell office:value-type="string" calcext:value-type="string">
            <text:p>['Width: 97 cm', 'Length: 1.15 m']</text:p>
          </table:table-cell>
          <table:table-cell office:value-type="string" calcext:value-type="string">
            <text:p>['Width: 1.05 m', 'Length: 1.16 m']</text:p>
          </table:table-cell>
          <table:table-cell office:value-type="string" calcext:value-type="string">
            <text:p>['Width: 1.17 m', 'Length: 1.1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4191001.html</text:p>
          </table:table-cell>
          <table:table-cell office:value-type="string" calcext:value-type="string">
            <text:p>['Jersey']</text:p>
          </table:table-cell>
          <table:table-cell office:value-type="string" calcext:value-type="string">
            <text:p>Calf-length, fitted, sleeveless dress in soft cotton jersey with a round neckline and a diagonal, fringe-trimmed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2 cm', 'Length: 1.22 m']</text:p>
          </table:table-cell>
          <table:table-cell office:value-type="string" calcext:value-type="string">
            <text:p>['Width: 80 cm', 'Length: 1.24 m']</text:p>
          </table:table-cell>
          <table:table-cell office:value-type="string" calcext:value-type="string">
            <text:p>['Width: 88 cm', 'Length: 1.25 m']</text:p>
          </table:table-cell>
          <table:table-cell office:value-type="string" calcext:value-type="string">
            <text:p>['Width: 96 cm', 'Length: 1.27 m']</text:p>
          </table:table-cell>
          <table:table-cell office:value-type="string" calcext:value-type="string">
            <text:p>['Width: 1.08 m', 'Length: 1.2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172123002.html</text:p>
          </table:table-cell>
          <table:table-cell office:value-type="string" calcext:value-type="string">
            <text:p>['Cotton']</text:p>
          </table:table-cell>
          <table:table-cell office:value-type="string" calcext:value-type="string">
            <text:p>Short dress in a cotton weave containing some linen. Square neckline, a gathered seam at the centre of the bust and short puff sleeves. Partially open back with a smocked section and narrow ties that cross, lace through small loops and tie at the back. Concealed zip at one side. Fitted bodice and a gently flared skirt. Partly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Open back', 'Skater', 'Smocking']</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76 cm', 'Length: 58 cm']</text:p>
          </table:table-cell>
          <table:table-cell office:value-type="string" calcext:value-type="string">
            <text:p>['Width: 84 cm', 'Length: 58 cm']</text:p>
          </table:table-cell>
          <table:table-cell office:value-type="string" calcext:value-type="string">
            <text:p>['Width: 92 cm', 'Length: 59 cm']</text:p>
          </table:table-cell>
          <table:table-cell office:value-type="string" calcext:value-type="string">
            <text:p>['Width: 100 cm', 'Length: 60 cm']</text:p>
          </table:table-cell>
          <table:table-cell office:value-type="string" calcext:value-type="string">
            <text:p>['Width: 1.12 m', 'Length: 61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3.1 cm (Size M/T)', 'Back: Length: 61.7 cm (Size M/T)', 'Waist: Circumference: 80.5 cm (Size M/T)', 'Hip: Circumference: 106.3 cm (Size M/T)']</text:p>
          </table:table-cell>
          <table:table-cell table:number-columns-repeated="7"/>
          <table:table-cell office:value-type="string" calcext:value-type="string">
            <text:p>Puff sleeve</text:p>
          </table:table-cell>
          <table:table-cell office:value-type="string" calcext:value-type="string">
            <text:p>['Width: 72 cm', 'Length: 58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3103002.html</text:p>
          </table:table-cell>
          <table:table-cell office:value-type="string" calcext:value-type="string">
            <text:p>['Satin']</text:p>
          </table:table-cell>
          <table:table-cell office:value-type="string" calcext:value-type="string">
            <text:p>Short, fitted dress in softly draping satin with a draped neckline and narrow, adjustable shoulder straps. Concealed zip at one side, decorative ties at the back and a straight-cut hem.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 'Plunge back', 'Slip dress', 'Strappy dress']</text:p>
          </table:table-cell>
          <table:table-cell office:value-type="string" calcext:value-type="string">
            <text:p>Cowl neck</text:p>
          </table:table-cell>
          <table:table-cell office:value-type="string" calcext:value-type="string">
            <text:p>['Blue/White', 'Pattern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72.9 cm (Size M/T)', 'Back: Length: 57.3 cm (Size M/T)']</text:p>
          </table:table-cell>
          <table:table-cell table:number-columns-repeated="25"/>
        </table:table-row>
        <table:table-row table:style-name="ro1">
          <table:table-cell office:value-type="string" calcext:value-type="string">
            <text:p>https://www2.hm.com/en_in/productpage.1130118003.html</text:p>
          </table:table-cell>
          <table:table-cell office:value-type="string" calcext:value-type="string">
            <text:p>[]</text:p>
          </table:table-cell>
          <table:table-cell office:value-type="string" calcext:value-type="string">
            <text:p>Calf-length, sleeveless dress in pleated jersey with narrow shoulder straps and a sewn-in wrapover front with a V-neckline. Seam at the waist with spaghetti ties at one side. Raw-cut hem.</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Dark turquois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97 cm']</text:p>
          </table:table-cell>
          <table:table-cell office:value-type="string" calcext:value-type="string">
            <text:p>['Width: 84 cm', 'Length: 98 cm']</text:p>
          </table:table-cell>
          <table:table-cell office:value-type="string" calcext:value-type="string">
            <text:p>['Width: 92 cm', 'Length: 99 cm']</text:p>
          </table:table-cell>
          <table:table-cell office:value-type="string" calcext:value-type="string">
            <text:p>['Width: 100 cm', 'Length: 100 cm']</text:p>
          </table:table-cell>
          <table:table-cell office:value-type="string" calcext:value-type="string">
            <text:p>['Width: 1.12 m', 'Length: 1.0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4.0 cm (Size M/T)</text:p>
          </table:table-cell>
          <table:table-cell table:number-columns-repeated="25"/>
        </table:table-row>
        <table:table-row table:style-name="ro1">
          <table:table-cell office:value-type="string" calcext:value-type="string">
            <text:p>https://www2.hm.com/en_in/productpage.1065968013.html</text:p>
          </table:table-cell>
          <table:table-cell office:value-type="string" calcext:value-type="string">
            <text:p>['Jersey']</text:p>
          </table:table-cell>
          <table:table-cell office:value-type="string" calcext:value-type="string">
            <text:p>Short, fitted dress in soft, draped jersey with narrow shoulder straps. Deep, elasticated, sweetheart neckline with a frill trim at the top and a bow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 'Strappy dress']</text:p>
          </table:table-cell>
          <table:table-cell office:value-type="string" calcext:value-type="string">
            <text:p>Sweetheart neckline</text:p>
          </table:table-cell>
          <table:table-cell office:value-type="string" calcext:value-type="string">
            <text:p>['Black/Orange/Pink/Bright blue', 'Floral']</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99667002.html</text:p>
          </table:table-cell>
          <table:table-cell office:value-type="string" calcext:value-type="string">
            <text:p>[]</text:p>
          </table:table-cell>
          <table:table-cell office:value-type="string" calcext:value-type="string">
            <text:p>Calf-length dress in woven fabric with a round neckline, an opening and concealed button at the back of the neck and a concealed zip at the back. Short, wide sleeves, an asymmetric seam at the waist with pleats at the front, and a flared skirt.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1.0 cm (Size M/T)', 'Sleeve: Length: 33.9 cm (Size M/T)']</text:p>
          </table:table-cell>
          <table:table-cell table:number-columns-repeated="25"/>
        </table:table-row>
        <table:table-row table:style-name="ro1">
          <table:table-cell office:value-type="string" calcext:value-type="string">
            <text:p>https://www2.hm.com/en_in/productpage.1178533001.html</text:p>
          </table:table-cell>
          <table:table-cell office:value-type="string" calcext:value-type="string">
            <text:p>[]</text:p>
          </table:table-cell>
          <table:table-cell office:value-type="string" calcext:value-type="string">
            <text:p>Calf-length dress in a viscose weave with a collar, V-shaped opening at the front, long sleeves and wide cuffs with a slit and button. Gathered seam below the hips for added width.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text:p>
          </table:table-cell>
          <table:table-cell/>
          <table:table-cell office:value-type="string" calcext:value-type="string">
            <text:p>['Cream/Black/Dark grey', 'Patterned']</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90 cm', 'Length: 1.16 m']</text:p>
          </table:table-cell>
          <table:table-cell office:value-type="string" calcext:value-type="string">
            <text:p>['Width: 98 cm', 'Length: 1.17 m']</text:p>
          </table:table-cell>
          <table:table-cell office:value-type="string" calcext:value-type="string">
            <text:p>['Width: 1.06 m', 'Length: 1.18 m']</text:p>
          </table:table-cell>
          <table:table-cell office:value-type="string" calcext:value-type="string">
            <text:p>['Width: 1.14 m', 'Length: 1.19 m']</text:p>
          </table:table-cell>
          <table:table-cell office:value-type="string" calcext:value-type="string">
            <text:p>['Width: 1.26 m', 'Leng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1.8 cm (Size M/T)', 'Shoulder: Width: 42.7 cm (Size M/T)', 'Back: Length: 123.6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55572001.html</text:p>
          </table:table-cell>
          <table:table-cell office:value-type="string" calcext:value-type="string">
            <text:p>[]</text:p>
          </table:table-cell>
          <table:table-cell office:value-type="string" calcext:value-type="string">
            <text:p>Short, fitted dress in a soft, hole-knit cotton blend with a crocheted look. Narrow cut at the top, narrow shoulder straps and horizontal ties at the back.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Halterneck</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74 cm']</text:p>
          </table:table-cell>
          <table:table-cell office:value-type="string" calcext:value-type="string">
            <text:p>['Width: 72 cm', 'Length: 75 cm']</text:p>
          </table:table-cell>
          <table:table-cell office:value-type="string" calcext:value-type="string">
            <text:p>['Width: 80 cm', 'Length: 77 cm']</text:p>
          </table:table-cell>
          <table:table-cell office:value-type="string" calcext:value-type="string">
            <text:p>['Width: 88 cm', 'Length: 78 cm']</text:p>
          </table:table-cell>
          <table:table-cell office:value-type="string" calcext:value-type="string">
            <text:p>['Width: 100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79.5 cm (Size M/T)', 'Back: Length: 86.0 cm (Size M/T)']</text:p>
          </table:table-cell>
          <table:table-cell table:number-columns-repeated="25"/>
        </table:table-row>
        <table:table-row table:style-name="ro1">
          <table:table-cell office:value-type="string" calcext:value-type="string">
            <text:p>https://www2.hm.com/en_in/productpage.1210727001.html</text:p>
          </table:table-cell>
          <table:table-cell office:value-type="string" calcext:value-type="string">
            <text:p>[]</text:p>
          </table:table-cell>
          <table:table-cell office:value-type="string" calcext:value-type="string">
            <text:p>Short, fitted, sleeveless dress in soft jersey with a turtle neck, shoulder pads and gathered seams at the waist for a gently draped effec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text:p>
          </table:table-cell>
          <table:table-cell office:value-type="string" calcext:value-type="string">
            <text:p>Turtle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2 cm', 'Length: 94 cm']</text:p>
          </table:table-cell>
          <table:table-cell office:value-type="string" calcext:value-type="string">
            <text:p>['Width: 80 cm', 'Length: 95 cm']</text:p>
          </table:table-cell>
          <table:table-cell office:value-type="string" calcext:value-type="string">
            <text:p>['Width: 88 cm', 'Length: 97 cm']</text:p>
          </table:table-cell>
          <table:table-cell office:value-type="string" calcext:value-type="string">
            <text:p>['Width: 96 cm', 'Length: 98 cm']</text:p>
          </table:table-cell>
          <table:table-cell office:value-type="string" calcext:value-type="string">
            <text:p>['Width: 1.08 m', 'Length: 10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5334002.html</text:p>
          </table:table-cell>
          <table:table-cell office:value-type="string" calcext:value-type="string">
            <text:p>[]</text:p>
          </table:table-cell>
          <table:table-cell office:value-type="string" calcext:value-type="string">
            <text:p>Short, loose-fit tunic dress in a crinkled weave with a round neckline and a V-shaped opening with lacing. Long, wide raglan sleeves and wide cuffs with a sli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Slit</text:p>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02 m', 'Length: 82 cm']</text:p>
          </table:table-cell>
          <table:table-cell office:value-type="string" calcext:value-type="string">
            <text:p>['Width: 1.10 m', 'Length: 83 cm']</text:p>
          </table:table-cell>
          <table:table-cell office:value-type="string" calcext:value-type="string">
            <text:p>['Width: 1.18 m', 'Length: 84 cm']</text:p>
          </table:table-cell>
          <table:table-cell office:value-type="string" calcext:value-type="string">
            <text:p>['Width: 1.27 m', 'Length: 85 cm']</text:p>
          </table:table-cell>
          <table:table-cell office:value-type="string" calcext:value-type="string">
            <text:p>['Width: 1.38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6.5 cm (Size M/T)', 'Sleeve: Length: 70.8 cm (Size M/T)']</text:p>
          </table:table-cell>
          <table:table-cell table:number-columns-repeated="7"/>
          <table:table-cell office:value-type="string" calcext:value-type="string">
            <text:p>Raglan sleeve</text:p>
          </table:table-cell>
          <table:table-cell table:number-columns-repeated="17"/>
        </table:table-row>
        <table:table-row table:style-name="ro1">
          <table:table-cell office:value-type="string" calcext:value-type="string">
            <text:p>https://www2.hm.com/en_in/productpage.1176790003.html</text:p>
          </table:table-cell>
          <table:table-cell office:value-type="string" calcext:value-type="string">
            <text:p>[]</text:p>
          </table:table-cell>
          <table:table-cell office:value-type="string" calcext:value-type="string">
            <text:p>Short dress in airy cotton broderie anglaise. Deep V-neckline and narrow shoulder straps that tie at the back. Gathered seam under the bust and a partially open back with covered elastication. Flared skirt with a scalloped hem.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Open back', 'Strappy dress']</text:p>
          </table:table-cell>
          <table:table-cell office:value-type="string" calcext:value-type="string">
            <text:p>['Deep neckline', 'V-neck']</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73 cm']</text:p>
          </table:table-cell>
          <table:table-cell office:value-type="string" calcext:value-type="string">
            <text:p>['Width: 84 cm', 'Length: 74 cm']</text:p>
          </table:table-cell>
          <table:table-cell office:value-type="string" calcext:value-type="string">
            <text:p>['Width: 92 cm', 'Length: 75 cm']</text:p>
          </table:table-cell>
          <table:table-cell office:value-type="string" calcext:value-type="string">
            <text:p>['Width: 100 cm', 'Length: 77 cm']</text:p>
          </table:table-cell>
          <table:table-cell office:value-type="string" calcext:value-type="string">
            <text:p>['Width: 1.12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73084005.html</text:p>
          </table:table-cell>
          <table:table-cell office:value-type="string" calcext:value-type="string">
            <text:p>['Jersey']</text:p>
          </table:table-cell>
          <table:table-cell office:value-type="string" calcext:value-type="string">
            <text:p>Fitted, calf-length dress in ribbed jersey with wide shoulder straps and a deep neckline front and back.</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Plunge back</text:p>
          </table:table-cell>
          <table:table-cell office:value-type="string" calcext:value-type="string">
            <text:p>Deep neckline</text:p>
          </table:table-cell>
          <table:table-cell office:value-type="string" calcext:value-type="string">
            <text:p>['Beige',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1.5 cm (Size M/T)</text:p>
          </table:table-cell>
          <table:table-cell table:number-columns-repeated="25"/>
        </table:table-row>
        <table:table-row table:style-name="ro1">
          <table:table-cell office:value-type="string" calcext:value-type="string">
            <text:p>https://www2.hm.com/en_in/productpage.1186663001.html</text:p>
          </table:table-cell>
          <table:table-cell office:value-type="string" calcext:value-type="string">
            <text:p>[]</text:p>
          </table:table-cell>
          <table:table-cell office:value-type="string" calcext:value-type="string">
            <text:p>Calf-length, fitted dress in ribbed jersey with a V-shaped neckline and cap sleeves. Lace trims around the neckline and below the bust. Straight-cut hem with a high slit at each side.</text:p>
          </table:table-cell>
          <table:table-cell office:value-type="string" calcext:value-type="string">
            <text:p>Midi</text:p>
          </table:table-cell>
          <table:table-cell office:value-type="string" calcext:value-type="string">
            <text:p>Short sleeve</text:p>
          </table:table-cell>
          <table:table-cell office:value-type="string" calcext:value-type="string">
            <text:p>Fitted</text:p>
          </table:table-cell>
          <table:table-cell office:value-type="string" calcext:value-type="string">
            <text:p>Slit</text:p>
          </table:table-cell>
          <table:table-cell office:value-type="string" calcext:value-type="string">
            <text:p>V-neck</text:p>
          </table:table-cell>
          <table:table-cell office:value-type="string" calcext:value-type="string">
            <text:p>Black/White</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7 cm', 'Length: 1.06 m']</text:p>
          </table:table-cell>
          <table:table-cell office:value-type="string" calcext:value-type="string">
            <text:p>['Width: 75 cm', 'Length: 1.07 m']</text:p>
          </table:table-cell>
          <table:table-cell office:value-type="string" calcext:value-type="string">
            <text:p>['Width: 81 cm', 'Length: 1.09 m']</text:p>
          </table:table-cell>
          <table:table-cell office:value-type="string" calcext:value-type="string">
            <text:p>['Width: 87 cm', 'Length: 1.10 m']</text:p>
          </table:table-cell>
          <table:table-cell office:value-type="string" calcext:value-type="string">
            <text:p>['Width: 97 cm', 'Length: 1.1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5.5 cm (Size M/T)', 'Shoulder: Width: 35.0 cm (Size M/T)', 'Sleeve: Length: 11.2 cm (Size M/T)']</text:p>
          </table:table-cell>
          <table:table-cell table:number-columns-repeated="8"/>
          <table:table-cell office:value-type="string" calcext:value-type="string">
            <text:p>['Width: 63 cm', 'Length: 1.04 m']</text:p>
          </table:table-cell>
          <table:table-cell table:number-columns-repeated="16"/>
        </table:table-row>
        <table:table-row table:style-name="ro2">
          <table:table-cell office:value-type="string" calcext:value-type="string">
            <text:p>https://www2.hm.com/en_in/productpage.1152171001.html</text:p>
          </table:table-cell>
          <table:table-cell office:value-type="string" calcext:value-type="string">
            <text:p>[]</text:p>
          </table:table-cell>
          <table:table-cell office:value-type="string" calcext:value-type="string">
            <text:p>Innovation Re-Enchantment Story. Fitted, sleeveless mini dress with a sweetheart neckline and a concealed zip at the back with a lip-shaped plastic zip pull. Bodice in satin decorated with sequins in recycled polyester made from plastic bottles and rounded beads to add shine and texture. Gently flared skirt in a jacquard weave containing glittery threads. Satin lining. The shell fabric is of textile-to-textile recycled polyester made from post-consumer waste.</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Sweetheart neckline</text:p>
          </table:table-cell>
          <table:table-cell office:value-type="string" calcext:value-type="string">
            <text:p>['Light purple/Light beige', 'Marbled']</text:p>
          </table:table-cell>
          <table:table-cell/>
          <table:table-cell office:value-type="string" calcext:value-type="string">
            <text:p>Rs. 12,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text:p>
          </table:table-cell>
          <table:table-cell office:value-type="string" calcext:value-type="string">
            <text:p>RADNIK EXPORTS</text:p>
            <text:p>E2, Sector 59, Noida, Gautam Buddha, NAGAR, 201301, Uttar Pradesh</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56.0 cm (Size 40T)</text:p>
          </table:table-cell>
          <table:table-cell office:value-type="string" calcext:value-type="string">
            <text:p>['Width: 66 cm', 'Length: 52 cm']</text:p>
          </table:table-cell>
          <table:table-cell office:value-type="string" calcext:value-type="string">
            <text:p>['Width: 70 cm', 'Length: 53 cm']</text:p>
          </table:table-cell>
          <table:table-cell office:value-type="string" calcext:value-type="string">
            <text:p>['Width: 74 cm', 'Length: 53 cm']</text:p>
          </table:table-cell>
          <table:table-cell office:value-type="string" calcext:value-type="string">
            <text:p>['Width: 78 cm', 'Length: 54 cm']</text:p>
          </table:table-cell>
          <table:table-cell office:value-type="string" calcext:value-type="string">
            <text:p>['Width: 82 cm', 'Length: 54 cm']</text:p>
          </table:table-cell>
          <table:table-cell office:value-type="string" calcext:value-type="string">
            <text:p>['Width: 90 cm', 'Length: 55 cm']</text:p>
          </table:table-cell>
          <table:table-cell office:value-type="string" calcext:value-type="string">
            <text:p>['Width: 94 cm', 'Length: 56 cm']</text:p>
          </table:table-cell>
          <table:table-cell table:number-columns-repeated="4"/>
          <table:table-cell table:number-columns-repeated="2" office:value-type="string" calcext:value-type="string">
            <text:p>N/A</text:p>
          </table:table-cell>
          <table:table-cell office:value-type="string" calcext:value-type="string">
            <text:p>['Width: 86 cm', 'Length: 55 cm']</text:p>
          </table:table-cell>
          <table:table-cell table:number-columns-repeated="9"/>
          <table:table-cell office:value-type="string" calcext:value-type="string">
            <text:p>Innovation Re-Enchantment Story</text:p>
          </table:table-cell>
          <table:table-cell/>
        </table:table-row>
        <table:table-row table:style-name="ro2">
          <table:table-cell office:value-type="string" calcext:value-type="string">
            <text:p>https://www2.hm.com/en_in/productpage.1167365001.html</text:p>
          </table:table-cell>
          <table:table-cell office:value-type="string" calcext:value-type="string">
            <text:p>[]</text:p>
          </table:table-cell>
          <table:table-cell office:value-type="string" calcext:value-type="string">
            <text:p>Calf-length dress in a viscose and cotton weave with a round neckline and a V-shaped opening with lacing at the front. Long sleeves with a slit and button at the cuffs. Gently flared skir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 'V-neck']</text:p>
          </table:table-cell>
          <table:table-cell office:value-type="string" calcext:value-type="string">
            <text:p>['Bright blue/White', 'Patterned']</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2 cm', 'Length: 1.11 m']</text:p>
          </table:table-cell>
          <table:table-cell office:value-type="string" calcext:value-type="string">
            <text:p>['Width: 100 cm', 'Length: 1.11 m']</text:p>
          </table:table-cell>
          <table:table-cell office:value-type="string" calcext:value-type="string">
            <text:p>['Width: 1.08 m', 'Length: 1.12 m']</text:p>
          </table:table-cell>
          <table:table-cell office:value-type="string" calcext:value-type="string">
            <text:p>['Width: 1.16 m', 'Length: 1.12 m']</text:p>
          </table:table-cell>
          <table:table-cell office:value-type="string" calcext:value-type="string">
            <text:p>['Width: 1.28 m', 'Length: 1.13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8.4 cm (Size M/T)', 'Shoulder: Width: 41.6 cm (Size M/T)', 'Sleeve: Length: 58.4 cm (Size M/T)']</text:p>
          </table:table-cell>
          <table:table-cell table:number-columns-repeated="11"/>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39013001.html</text:p>
          </table:table-cell>
          <table:table-cell office:value-type="string" calcext:value-type="string">
            <text:p>[]</text:p>
          </table:table-cell>
          <table:table-cell office:value-type="string" calcext:value-type="string">
            <text:p>Short, fitted dress in a soft rib knit with a contrasting panel over the bust. Collar, a V-shaped opening at the front, long sleeves and a straight hem.</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table:number-columns-repeated="2"/>
          <table:table-cell office:value-type="string" calcext:value-type="string">
            <text:p>['Pin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6.5 cm (Size M/T)', 'Sleeve: Length: 63.0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76390001.html</text:p>
          </table:table-cell>
          <table:table-cell office:value-type="string" calcext:value-type="string">
            <text:p>[]</text:p>
          </table:table-cell>
          <table:table-cell office:value-type="string" calcext:value-type="string">
            <text:p>Short, fitted bandeau dress in a stretch weave with a wide, foldover edge and concealed silicone tape at the top. Concealed zip and hook-and-eye fastener at the back and visible seams down the front and back.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andeau', 'Bodycon']</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2 cm', 'Length: 59 cm']</text:p>
          </table:table-cell>
          <table:table-cell office:value-type="string" calcext:value-type="string">
            <text:p>['Width: 80 cm', 'Length: 59 cm']</text:p>
          </table:table-cell>
          <table:table-cell office:value-type="string" calcext:value-type="string">
            <text:p>['Width: 88 cm', 'Length: 59 cm']</text:p>
          </table:table-cell>
          <table:table-cell office:value-type="string" calcext:value-type="string">
            <text:p>['Width: 95 cm', 'Length: 59 cm']</text:p>
          </table:table-cell>
          <table:table-cell office:value-type="string" calcext:value-type="string">
            <text:p>['Width: 1.07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73.7 cm (Size M/T)', 'Back: Length: 60.9 cm (Size M/T)', 'Hip: Circumference: 99.0 cm (Size M/T)', 'Chest: Circumference: 88.2 cm (Size M/T)']</text:p>
          </table:table-cell>
          <table:table-cell table:number-columns-repeated="8"/>
          <table:table-cell office:value-type="string" calcext:value-type="string">
            <text:p>['Width: 68 cm', 'Length: 59 cm']</text:p>
          </table:table-cell>
          <table:table-cell table:number-columns-repeated="16"/>
        </table:table-row>
        <table:table-row table:style-name="ro1">
          <table:table-cell office:value-type="string" calcext:value-type="string">
            <text:p>https://www2.hm.com/en_in/productpage.1164138001.html</text:p>
          </table:table-cell>
          <table:table-cell office:value-type="string" calcext:value-type="string">
            <text:p>[]</text:p>
          </table:table-cell>
          <table:table-cell office:value-type="string" calcext:value-type="string">
            <text:p>Calf-length shirt dress in a crinkled weave with a collar and buttons down the front. Gently dropped shoulders, long sleeves with buttoned cuffs and a narrow, detachable tie belt at the waist. Straight-cut hem with a slit at each side.</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 'Slit']</text:p>
          </table:table-cell>
          <table:table-cell/>
          <table:table-cell office:value-type="string" calcext:value-type="string">
            <text:p>['Cream', 'Solid colour']</text:p>
          </table:table-cell>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8.5 cm (Size M/T)', 'Back: Length: 128.2 cm (Size M/T)', 'Sleeve: Length: 59.1 cm (Size M/T)']</text:p>
          </table:table-cell>
          <table:table-cell table:number-columns-repeated="9"/>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75808003.html</text:p>
          </table:table-cell>
          <table:table-cell office:value-type="string" calcext:value-type="string">
            <text:p>['Jersey']</text:p>
          </table:table-cell>
          <table:table-cell office:value-type="string" calcext:value-type="string">
            <text:p>Short dress in crinkled jersey with narrow, adjustable shoulder straps, a square neckline and a gathered seam below the bust. Fitted bodice and a gently flared skirt. Lined over the bus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trappy dress</text:p>
          </table:table-cell>
          <table:table-cell office:value-type="string" calcext:value-type="string">
            <text:p>Square neckline</text:p>
          </table:table-cell>
          <table:table-cell office:value-type="string" calcext:value-type="string">
            <text:p>['Light blue/Cream/Light pink/Light yellow/Black', 'Floral', 'Daisies']</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61 cm']</text:p>
          </table:table-cell>
          <table:table-cell office:value-type="string" calcext:value-type="string">
            <text:p>['Width: 72 cm', 'Length: 61 cm']</text:p>
          </table:table-cell>
          <table:table-cell office:value-type="string" calcext:value-type="string">
            <text:p>['Width: 80 cm', 'Length: 62 cm']</text:p>
          </table:table-cell>
          <table:table-cell office:value-type="string" calcext:value-type="string">
            <text:p>['Width: 88 cm', 'Length: 62 cm']</text:p>
          </table:table-cell>
          <table:table-cell office:value-type="string" calcext:value-type="string">
            <text:p>['Width: 100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4.0 cm (Size M/T)</text:p>
          </table:table-cell>
          <table:table-cell table:number-columns-repeated="8"/>
          <table:table-cell office:value-type="string" calcext:value-type="string">
            <text:p>['Width: 60 cm', 'Length: 60 cm']</text:p>
          </table:table-cell>
          <table:table-cell table:number-columns-repeated="16"/>
        </table:table-row>
        <table:table-row table:style-name="ro1">
          <table:table-cell office:value-type="string" calcext:value-type="string">
            <text:p>https://www2.hm.com/en_in/productpage.1193252001.html</text:p>
          </table:table-cell>
          <table:table-cell office:value-type="string" calcext:value-type="string">
            <text:p>['Cotton', 'Jersey']</text:p>
          </table:table-cell>
          <table:table-cell office:value-type="string" calcext:value-type="string">
            <text:p>Short wrapover dress in soft cotton jersey with a deep V-neckline and narrow ties at one side and narrow, concealed ties at the other. Short sleeves with gathers at the shoulders, a gathered seam at the waist and a gently flared skirt.</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Cream/Blue', 'Patterned', 'Palm trees']</text:p>
          </table:table-cell>
          <table:table-cell/>
          <table:table-cell office:value-type="string" calcext:value-type="string">
            <text:p>Rs. 1,9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84 cm', 'Length: 84 cm']</text:p>
          </table:table-cell>
          <table:table-cell office:value-type="string" calcext:value-type="string">
            <text:p>['Width: 92 cm', 'Length: 86 cm']</text:p>
          </table:table-cell>
          <table:table-cell office:value-type="string" calcext:value-type="string">
            <text:p>['Width: 100 cm', 'Length: 87 cm']</text:p>
          </table:table-cell>
          <table:table-cell office:value-type="string" calcext:value-type="string">
            <text:p>['Width: 1.08 m', 'Length: 89 cm']</text:p>
          </table:table-cell>
          <table:table-cell office:value-type="string" calcext:value-type="string">
            <text:p>['Width: 1.20 m', 'Length: 9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cell office:value-type="string" calcext:value-type="string">
            <text:p>['Width: 1.32 m', 'Length: 92 cm']</text:p>
          </table:table-cell>
          <table:table-cell table:number-columns-repeated="5"/>
          <table:table-cell office:value-type="string" calcext:value-type="string">
            <text:p>['Width: 1.44 m', 'Length: 93 cm']</text:p>
          </table:table-cell>
          <table:table-cell office:value-type="string" calcext:value-type="string">
            <text:p>['Width: 1.56 m', 'Length: 95 cm']</text:p>
          </table:table-cell>
          <table:table-cell table:number-columns-repeated="7"/>
        </table:table-row>
        <table:table-row table:style-name="ro1">
          <table:table-cell office:value-type="string" calcext:value-type="string">
            <text:p>https://www2.hm.com/en_in/productpage.1173452004.html</text:p>
          </table:table-cell>
          <table:table-cell office:value-type="string" calcext:value-type="string">
            <text:p>['Cotton']</text:p>
          </table:table-cell>
          <table:table-cell office:value-type="string" calcext:value-type="string">
            <text:p>Short dress in soft cotton jersey with a wide neckline, long sleeves, a fitted bodice and a gently flared skir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A-line</text:p>
          </table:table-cell>
          <table:table-cell office:value-type="string" calcext:value-type="string">
            <text:p>Boat neck</text:p>
          </table:table-cell>
          <table:table-cell office:value-type="string" calcext:value-type="string">
            <text:p>['Black', 'Solid colour']</text:p>
          </table:table-cell>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70 cm', 'Length: 78 cm']</text:p>
          </table:table-cell>
          <table:table-cell office:value-type="string" calcext:value-type="string">
            <text:p>['Width: 78 cm', 'Length: 80 cm']</text:p>
          </table:table-cell>
          <table:table-cell office:value-type="string" calcext:value-type="string">
            <text:p>['Width: 84 cm', 'Length: 81 cm']</text:p>
          </table:table-cell>
          <table:table-cell office:value-type="string" calcext:value-type="string">
            <text:p>['Width: 90 cm', 'Length: 83 cm']</text:p>
          </table:table-cell>
          <table:table-cell office:value-type="string" calcext:value-type="string">
            <text:p>['Width: 100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3.4 cm (Size M/T)', 'Shoulder: Width: 36.8 cm (Size M/T)', 'Sleeve: Length: 62.2 cm (Size M/T)']</text:p>
          </table:table-cell>
          <table:table-cell table:number-columns-repeated="8"/>
          <table:table-cell office:value-type="string" calcext:value-type="string">
            <text:p>['Width: 66 cm', 'Length: 77 cm']</text:p>
          </table:table-cell>
          <table:table-cell table:number-columns-repeated="16"/>
        </table:table-row>
        <table:table-row table:style-name="ro1">
          <table:table-cell office:value-type="string" calcext:value-type="string">
            <text:p>https://www2.hm.com/en_in/productpage.1141278001.html</text:p>
          </table:table-cell>
          <table:table-cell office:value-type="string" calcext:value-type="string">
            <text:p>[]</text:p>
          </table:table-cell>
          <table:table-cell office:value-type="string" calcext:value-type="string">
            <text:p>Calf-length dress in an airy viscose weave with a fitted bodice and shaped cups. Square neckline with a drawstring and cut-out section at the front, elbow-length sleeves and a smocked section at the back. Narrow elastication over the shoulders, at the back of the neckline and at the cuffs. Concealed zip at one side, a gently flared skirt and a straight-cut hem with a high slit at one side of the front.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Slim fit</text:p>
          </table:table-cell>
          <table:table-cell office:value-type="string" calcext:value-type="string">
            <text:p>['Cut-out', 'Slit', 'Smocking']</text:p>
          </table:table-cell>
          <table:table-cell office:value-type="string" calcext:value-type="string">
            <text:p>Square neckline</text:p>
          </table:table-cell>
          <table:table-cell office:value-type="string" calcext:value-type="string">
            <text:p>['Turquoise/White', 'Floral']</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8.4 cm (Size M/T)', 'Back: Length: 106.4 cm (Size M/T)']</text:p>
          </table:table-cell>
          <table:table-cell table:number-columns-repeated="25"/>
        </table:table-row>
        <table:table-row table:style-name="ro1">
          <table:table-cell office:value-type="string" calcext:value-type="string">
            <text:p>https://www2.hm.com/en_in/productpage.1137050004.html</text:p>
          </table:table-cell>
          <table:table-cell office:value-type="string" calcext:value-type="string">
            <text:p>['Mesh']</text:p>
          </table:table-cell>
          <table:table-cell office:value-type="string" calcext:value-type="string">
            <text:p>Short, fitted dress in mesh with a sweetheart neckline with narrow elastication, shaped cups and decorative ties at the centre of the bust. Long, sheer sleeves with elastication at the shoulders and cuffs. Gathered seams down the front, back and sides. Jersey lining.</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 'Draped']</text:p>
          </table:table-cell>
          <table:table-cell office:value-type="string" calcext:value-type="string">
            <text:p>Sweetheart neckline</text:p>
          </table:table-cell>
          <table:table-cell office:value-type="string" calcext:value-type="string">
            <text:p>['Red/Black/Green', 'Floral']</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4532002.html</text:p>
          </table:table-cell>
          <table:table-cell office:value-type="string" calcext:value-type="string">
            <text:p>['Lace']</text:p>
          </table:table-cell>
          <table:table-cell office:value-type="string" calcext:value-type="string">
            <text:p>Short dress in lace with a V-shaped neckline and elbow-length puff sleeves with concealed elastication at the cuffs. Underdress in jersey with narrow, adjustable shoulder straps.</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3.0 cm (Size M/T)</text:p>
          </table:table-cell>
          <table:table-cell table:number-columns-repeated="7"/>
          <table:table-cell office:value-type="string" calcext:value-type="string">
            <text:p>Puff sleeve</text:p>
          </table:table-cell>
          <table:table-cell table:number-columns-repeated="17"/>
        </table:table-row>
        <table:table-row table:style-name="ro2">
          <table:table-cell office:value-type="string" calcext:value-type="string">
            <text:p>https://www2.hm.com/en_in/productpage.1172123004.html</text:p>
          </table:table-cell>
          <table:table-cell office:value-type="string" calcext:value-type="string">
            <text:p>['Cotton']</text:p>
          </table:table-cell>
          <table:table-cell office:value-type="string" calcext:value-type="string">
            <text:p>Short dress in a cotton weave containing some linen. Square neckline, a gathered seam at the centre of the bust and short puff sleeves. Partially open back with a smocked section and narrow ties that cross, lace through small loops and tie at the back. Concealed zip at one side. Fitted bodice and a gently flared skirt. Partly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Open back', 'Skater', 'Smocking']</text:p>
          </table:table-cell>
          <table:table-cell office:value-type="string" calcext:value-type="string">
            <text:p>Square neckline</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76 cm', 'Length: 58 cm']</text:p>
          </table:table-cell>
          <table:table-cell office:value-type="string" calcext:value-type="string">
            <text:p>['Width: 84 cm', 'Length: 58 cm']</text:p>
          </table:table-cell>
          <table:table-cell office:value-type="string" calcext:value-type="string">
            <text:p>['Width: 92 cm', 'Length: 59 cm']</text:p>
          </table:table-cell>
          <table:table-cell office:value-type="string" calcext:value-type="string">
            <text:p>['Width: 100 cm', 'Length: 60 cm']</text:p>
          </table:table-cell>
          <table:table-cell office:value-type="string" calcext:value-type="string">
            <text:p>['Width: 1.12 m', 'Length: 61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3.1 cm (Size M/T)', 'Back: Length: 61.7 cm (Size M/T)', 'Waist: Circumference: 80.5 cm (Size M/T)', 'Hip: Circumference: 106.3 cm (Size M/T)']</text:p>
          </table:table-cell>
          <table:table-cell table:number-columns-repeated="7"/>
          <table:table-cell office:value-type="string" calcext:value-type="string">
            <text:p>Puff sleeve</text:p>
          </table:table-cell>
          <table:table-cell office:value-type="string" calcext:value-type="string">
            <text:p>['Width: 72 cm', 'Length: 58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95393001.html</text:p>
          </table:table-cell>
          <table:table-cell office:value-type="string" calcext:value-type="string">
            <text:p>[]</text:p>
          </table:table-cell>
          <table:table-cell office:value-type="string" calcext:value-type="string">
            <text:p>Calf-length, fitted dress in ribbed viscose jersey with a round neckline and long sleeves. Gathers at one side to create a gently draped effect.</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8 cm', 'Length: 1.15 m']</text:p>
          </table:table-cell>
          <table:table-cell office:value-type="string" calcext:value-type="string">
            <text:p>['Width: 76 cm', 'Length: 1.15 m']</text:p>
          </table:table-cell>
          <table:table-cell office:value-type="string" calcext:value-type="string">
            <text:p>['Width: 84 cm', 'Length: 1.15 m']</text:p>
          </table:table-cell>
          <table:table-cell office:value-type="string" calcext:value-type="string">
            <text:p>['Width: 92 cm', 'Length: 1.15 m']</text:p>
          </table:table-cell>
          <table:table-cell office:value-type="string" calcext:value-type="string">
            <text:p>['Width: 100 c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6 cm (Size M/T)', 'Back: Length: 120.5 cm (Size M/T)']</text:p>
          </table:table-cell>
          <table:table-cell table:number-columns-repeated="25"/>
        </table:table-row>
        <table:table-row table:style-name="ro1">
          <table:table-cell office:value-type="string" calcext:value-type="string">
            <text:p>https://www2.hm.com/en_in/productpage.1144982002.html</text:p>
          </table:table-cell>
          <table:table-cell office:value-type="string" calcext:value-type="string">
            <text:p>[]</text:p>
          </table:table-cell>
          <table:table-cell office:value-type="string" calcext:value-type="string">
            <text:p>Calf-length dress in woven fabric with a fitted, smocked bodice, sweetheart neckline and long balloon sleeves. Narrow elastication around the neckline, over the shoulders and at the cuffs. Gently flared skir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Slim fit</text:p>
          </table:table-cell>
          <table:table-cell office:value-type="string" calcext:value-type="string">
            <text:p>Smocking</text:p>
          </table:table-cell>
          <table:table-cell office:value-type="string" calcext:value-type="string">
            <text:p>Sweetheart neckline</text:p>
          </table:table-cell>
          <table:table-cell office:value-type="string" calcext:value-type="string">
            <text:p>['Purple/Pink/Green/Yellow', 'Floral']</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3.5 cm (Size M/T)', 'Sleeve: Length: 66.4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61576002.html</text:p>
          </table:table-cell>
          <table:table-cell office:value-type="string" calcext:value-type="string">
            <text:p>['Satin']</text:p>
          </table:table-cell>
          <table:table-cell office:value-type="string" calcext:value-type="string">
            <text:p>Long dress in softly draping satin with a sweetheart neckline and wide, tie-top shoulder straps. Fitted bodice with shaped cups, boning at the front and back and a seam at the waist. Concealed zip at one side, a gently flared skirt and a straight-cut hem with a high slit at one side of the front. Partly lined.</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Corset dress', 'Slit']</text:p>
          </table:table-cell>
          <table:table-cell office:value-type="string" calcext:value-type="string">
            <text:p>Sweetheart neckline</text:p>
          </table:table-cell>
          <table:table-cell office:value-type="string" calcext:value-type="string">
            <text:p>['Cerise', 'Solid colour']</text:p>
          </table:table-cell>
          <table:table-cell office:value-type="string" calcext:value-type="string">
            <text:p>DIVIDED</text:p>
          </table:table-cell>
          <table:table-cell office:value-type="string" calcext:value-type="string">
            <text:p>Rs. 2,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181795003.html</text:p>
          </table:table-cell>
          <table:table-cell office:value-type="string" calcext:value-type="string">
            <text:p>[]</text:p>
          </table:table-cell>
          <table:table-cell office:value-type="string" calcext:value-type="string">
            <text:p>Short dress in a cotton weave with a V-shaped opening and a small overlap at the front. Halter neck with double spaghetti straps that thread through the top and tie at the back of the neck. Smocked section at the back and a small frill trim below the bust and at the hips. Gently flared skirt.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 'Strappy dress']</text:p>
          </table:table-cell>
          <table:table-cell office:value-type="string" calcext:value-type="string">
            <text:p>['Halterneck', 'V-neck']</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31 cm', 'Length: 62 cm']</text:p>
          </table:table-cell>
          <table:table-cell office:value-type="string" calcext:value-type="string">
            <text:p>['Width: 35 cm', 'Length: 62 cm']</text:p>
          </table:table-cell>
          <table:table-cell office:value-type="string" calcext:value-type="string">
            <text:p>['Width: 39 cm', 'Length: 63 cm']</text:p>
          </table:table-cell>
          <table:table-cell office:value-type="string" calcext:value-type="string">
            <text:p>['Width: 43 cm', 'Length: 63 cm']</text:p>
          </table:table-cell>
          <table:table-cell office:value-type="string" calcext:value-type="string">
            <text:p>['Width: 49 cm', 'Length: 63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5.2 cm (Size M/T)</text:p>
          </table:table-cell>
          <table:table-cell table:number-columns-repeated="8"/>
          <table:table-cell office:value-type="string" calcext:value-type="string">
            <text:p>['Width: 29 cm', 'Length: 61 cm']</text:p>
          </table:table-cell>
          <table:table-cell table:number-columns-repeated="2"/>
          <table:table-cell table:number-columns-repeated="2" office:value-type="string" calcext:value-type="string">
            <text:p>N/A</text:p>
          </table:table-cell>
          <table:table-cell table:number-columns-repeated="12"/>
        </table:table-row>
        <table:table-row table:style-name="ro2">
          <table:table-cell office:value-type="string" calcext:value-type="string">
            <text:p>https://www2.hm.com/en_in/productpage.1126550002.html</text:p>
          </table:table-cell>
          <table:table-cell office:value-type="string" calcext:value-type="string">
            <text:p>[]</text:p>
          </table:table-cell>
          <table:table-cell office:value-type="string" calcext:value-type="string">
            <text:p>Knee-length tunic dress in a cotton weave. Band collar and a V-shaped opening at the front with narrow ties at the top. Short butterfly sleeves and a gently rounded hem.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Keyhole</text:p>
          </table:table-cell>
          <table:table-cell office:value-type="string" calcext:value-type="string">
            <text:p>V-neck</text:p>
          </table:table-cell>
          <table:table-cell office:value-type="string" calcext:value-type="string">
            <text:p>['Yellow',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14 m', 'Length: 85 cm']</text:p>
          </table:table-cell>
          <table:table-cell office:value-type="string" calcext:value-type="string">
            <text:p>['Width: 1.22 m', 'Length: 86 cm']</text:p>
          </table:table-cell>
          <table:table-cell office:value-type="string" calcext:value-type="string">
            <text:p>['Width: 1.30 m', 'Length: 87 cm']</text:p>
          </table:table-cell>
          <table:table-cell office:value-type="string" calcext:value-type="string">
            <text:p>['Width: 1.39 m', 'Length: 88 cm']</text:p>
          </table:table-cell>
          <table:table-cell office:value-type="string" calcext:value-type="string">
            <text:p>['Width: 1.50 m', 'Length: 89 c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text:p>
          </table:table-cell>
          <table:table-cell table:number-columns-repeated="7"/>
          <table:table-cell office:value-type="string" calcext:value-type="string">
            <text:p>Butterfly sleeve</text:p>
          </table:table-cell>
          <table:table-cell/>
          <table:table-cell office:value-type="string" calcext:value-type="string">
            <text:p>Band collar</text:p>
          </table:table-cell>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35874002.html</text:p>
          </table:table-cell>
          <table:table-cell office:value-type="string" calcext:value-type="string">
            <text:p>[]</text:p>
          </table:table-cell>
          <table:table-cell office:value-type="string" calcext:value-type="string">
            <text:p>Short, A-line dress in an airy weave with a deep V-neckline and a gathered seam at the waist. Long, raglan-cut balloon sleeves with elasticat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5 cm (Size M/T)', 'Sleeve: Length: 74.0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53080001.html</text:p>
          </table:table-cell>
          <table:table-cell office:value-type="string" calcext:value-type="string">
            <text:p>['Jersey']</text:p>
          </table:table-cell>
          <table:table-cell office:value-type="string" calcext:value-type="string">
            <text:p>Short, fitted, sleeveless dress in soft cotton jersey with a round neckline, narrow cut at the top and a cut-out section at the waist. Decorative, knotted-strap detail at the cut-out section and hem, and long fringes at the hem.</text:p>
          </table:table-cell>
          <table:table-cell office:value-type="string" calcext:value-type="string">
            <text:p>['Midi', 'Short']</text:p>
          </table:table-cell>
          <table:table-cell office:value-type="string" calcext:value-type="string">
            <text:p>Sleeveless</text:p>
          </table:table-cell>
          <table:table-cell office:value-type="string" calcext:value-type="string">
            <text:p>Fitted</text:p>
          </table:table-cell>
          <table:table-cell office:value-type="string" calcext:value-type="string">
            <text:p>Cut-ou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1635003.html</text:p>
          </table:table-cell>
          <table:table-cell office:value-type="string" calcext:value-type="string">
            <text:p>['Cotton', 'Jersey']</text:p>
          </table:table-cell>
          <table:table-cell office:value-type="string" calcext:value-type="string">
            <text:p>Calf-length dress in ribbed jersey with a narrow trim around the neckline and armholes. Wide shoulder straps and a deep, round neckline that is deeper at the back.</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Plunge back</text:p>
          </table:table-cell>
          <table:table-cell office:value-type="string" calcext:value-type="string">
            <text:p>['Deep neckline', 'Round neck']</text:p>
          </table:table-cell>
          <table:table-cell office:value-type="string" calcext:value-type="string">
            <text:p>['Red/White', 'Strip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70 cm', 'Length: 1.17 m']</text:p>
          </table:table-cell>
          <table:table-cell office:value-type="string" calcext:value-type="string">
            <text:p>['Width: 78 cm', 'Length: 1.18 m']</text:p>
          </table:table-cell>
          <table:table-cell office:value-type="string" calcext:value-type="string">
            <text:p>['Width: 86 cm', 'Length: 1.19 m']</text:p>
          </table:table-cell>
          <table:table-cell office:value-type="string" calcext:value-type="string">
            <text:p>['Width: 94 cm', 'Length: 1.20 m']</text:p>
          </table:table-cell>
          <table:table-cell office:value-type="string" calcext:value-type="string">
            <text:p>['Width: 1.056 m', 'Length: 1.2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7092002.html</text:p>
          </table:table-cell>
          <table:table-cell office:value-type="string" calcext:value-type="string">
            <text:p>[]</text:p>
          </table:table-cell>
          <table:table-cell office:value-type="string" calcext:value-type="string">
            <text:p>Short A-line dress in a crêpe weave with a fitted bodice and gathered, shaped cups and a small opening with narrow ties at the front. Square neckline with narrow elastication at the front and back, and long puff sleeves with narrow elastication and a flounce at the cuffs. Lined at the bust.</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A-line', 'Babydoll', 'Keyhole']</text:p>
          </table:table-cell>
          <table:table-cell office:value-type="string" calcext:value-type="string">
            <text:p>Square neckline</text:p>
          </table:table-cell>
          <table:table-cell office:value-type="string" calcext:value-type="string">
            <text:p>['Black/Light blue/Green', 'Floral']</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5.9 cm (Size M/T)', 'Front: Length: 69.2 cm (Size M/T)']</text:p>
          </table:table-cell>
          <table:table-cell table:number-columns-repeated="25"/>
        </table:table-row>
        <table:table-row table:style-name="ro1">
          <table:table-cell office:value-type="string" calcext:value-type="string">
            <text:p>https://www2.hm.com/en_in/productpage.1161569003.html</text:p>
          </table:table-cell>
          <table:table-cell office:value-type="string" calcext:value-type="string">
            <text:p>['Jersey']</text:p>
          </table:table-cell>
          <table:table-cell office:value-type="string" calcext:value-type="string">
            <text:p>Calf-length, halterneck dress in pleated jersey with a fitted bodice and a gently flared skirt. Narrow spaghetti straps that cross at the back, a sweetheart neckline and a cut-out section at the front. Concealed zip at one side and a raw, straight-cut hem. 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Cut-out', 'Strappy dress']</text:p>
          </table:table-cell>
          <table:table-cell office:value-type="string" calcext:value-type="string">
            <text:p>['Halterneck', 'Sweetheart neckline']</text:p>
          </table:table-cell>
          <table:table-cell office:value-type="string" calcext:value-type="string">
            <text:p>['Light blu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2 cm', 'Length: 90 cm']</text:p>
          </table:table-cell>
          <table:table-cell office:value-type="string" calcext:value-type="string">
            <text:p>['Width: 80 cm', 'Length: 91 cm']</text:p>
          </table:table-cell>
          <table:table-cell office:value-type="string" calcext:value-type="string">
            <text:p>['Width: 88 cm', 'Length: 91 cm']</text:p>
          </table:table-cell>
          <table:table-cell office:value-type="string" calcext:value-type="string">
            <text:p>['Width: 96 cm', 'Length: 92 cm']</text:p>
          </table:table-cell>
          <table:table-cell office:value-type="string" calcext:value-type="string">
            <text:p>['Width: 1.08 m', 'Length: 9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78982006.html</text:p>
          </table:table-cell>
          <table:table-cell office:value-type="string" calcext:value-type="string">
            <text:p>['Linen']</text:p>
          </table:table-cell>
          <table:table-cell office:value-type="string" calcext:value-type="string">
            <text:p>Calf-length dress in a linen and cotton weave with a sweetheart neckline and narrow, adjustable shoulder straps. Wide smocking at the back, a gathered seam at the waist and a flared skirt. 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96 cm']</text:p>
          </table:table-cell>
          <table:table-cell office:value-type="string" calcext:value-type="string">
            <text:p>['Width: 84 cm', 'Length: 97 cm']</text:p>
          </table:table-cell>
          <table:table-cell office:value-type="string" calcext:value-type="string">
            <text:p>['Width: 92 cm', 'Length: 97 cm']</text:p>
          </table:table-cell>
          <table:table-cell office:value-type="string" calcext:value-type="string">
            <text:p>['Width: 100 cm', 'Length: 98 cm']</text:p>
          </table:table-cell>
          <table:table-cell office:value-type="string" calcext:value-type="string">
            <text:p>['Width: 1.11 m', 'Length: 9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1.5 cm (Size M/T)</text:p>
          </table:table-cell>
          <table:table-cell table:number-columns-repeated="25"/>
        </table:table-row>
        <table:table-row table:style-name="ro2">
          <table:table-cell office:value-type="string" calcext:value-type="string">
            <text:p>https://www2.hm.com/en_in/productpage.1181795002.html</text:p>
          </table:table-cell>
          <table:table-cell office:value-type="string" calcext:value-type="string">
            <text:p>[]</text:p>
          </table:table-cell>
          <table:table-cell office:value-type="string" calcext:value-type="string">
            <text:p>Short dress in a cotton weave with a V-shaped opening and a small overlap at the front. Halter neck with double spaghetti straps that thread through the top and tie at the back of the neck. Smocked section at the back and a small frill trim below the bust and at the hips. Gently flared skirt.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 'Strappy dress']</text:p>
          </table:table-cell>
          <table:table-cell office:value-type="string" calcext:value-type="string">
            <text:p>['Halterneck', 'V-neck']</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CTA APPARELS PVT LTD</text:p>
            <text:p>D-235 , SECTOR -63, 201309, NOID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5.2 cm (Size M/T)</text:p>
          </table:table-cell>
          <table:table-cell table:number-columns-repeated="11"/>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8045002.html</text:p>
          </table:table-cell>
          <table:table-cell office:value-type="string" calcext:value-type="string">
            <text:p>[]</text:p>
          </table:table-cell>
          <table:table-cell office:value-type="string" calcext:value-type="string">
            <text:p>Long dress in a sheer weave with a deep V-neckline at the front and back. Wide, gathered shoulder straps with long ties that can be tied in a bow at the top. Narrow elastication at the waist and a flared, flowy skirt. Lined.</text:p>
          </table:table-cell>
          <table:table-cell office:value-type="string" calcext:value-type="string">
            <text:p>Long</text:p>
          </table:table-cell>
          <table:table-cell office:value-type="string" calcext:value-type="string">
            <text:p>Sleeveless</text:p>
          </table:table-cell>
          <table:table-cell office:value-type="string" calcext:value-type="string">
            <text:p>Regular fit</text:p>
          </table:table-cell>
          <table:table-cell office:value-type="string" calcext:value-type="string">
            <text:p>Plunge back</text:p>
          </table:table-cell>
          <table:table-cell office:value-type="string" calcext:value-type="string">
            <text:p>['Deep neckline', 'V-neck']</text:p>
          </table:table-cell>
          <table:table-cell office:value-type="string" calcext:value-type="string">
            <text:p>['Cream/Black', 'Spotted']</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42.5 cm (Size 40T)</text:p>
          </table:table-cell>
          <table:table-cell office:value-type="string" calcext:value-type="string">
            <text:p>['Width: 89 cm', 'Length: 1.12 m']</text:p>
          </table:table-cell>
          <table:table-cell office:value-type="string" calcext:value-type="string">
            <text:p>['Width: 93 cm', 'Length: 1.13 m']</text:p>
          </table:table-cell>
          <table:table-cell office:value-type="string" calcext:value-type="string">
            <text:p>['Width: 97 cm', 'Length: 1.13 m']</text:p>
          </table:table-cell>
          <table:table-cell office:value-type="string" calcext:value-type="string">
            <text:p>['Width: 1.01 m', 'Length: 1.14 m']</text:p>
          </table:table-cell>
          <table:table-cell office:value-type="string" calcext:value-type="string">
            <text:p>['Width: 1.05 m', 'Length: 1.14 m']</text:p>
          </table:table-cell>
          <table:table-cell office:value-type="string" calcext:value-type="string">
            <text:p>['Width: 1.13 m', 'Length: 1.14 m']</text:p>
          </table:table-cell>
          <table:table-cell office:value-type="string" calcext:value-type="string">
            <text:p>['Width: 1.17 m', 'Length: 1.14 m']</text:p>
          </table:table-cell>
          <table:table-cell table:number-columns-repeated="18"/>
        </table:table-row>
        <table:table-row table:style-name="ro1">
          <table:table-cell office:value-type="string" calcext:value-type="string">
            <text:p>https://www2.hm.com/en_in/productpage.1163965001.html</text:p>
          </table:table-cell>
          <table:table-cell office:value-type="string" calcext:value-type="string">
            <text:p>[]</text:p>
          </table:table-cell>
          <table:table-cell office:value-type="string" calcext:value-type="string">
            <text:p>Calf-length dress in a soft fine knit with a V-shaped neckline at the front and back, wide shoulder straps and a crochet-look section at the waist.</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Plunge back</text:p>
          </table:table-cell>
          <table:table-cell office:value-type="string" calcext:value-type="string">
            <text:p>V-neck</text:p>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0.5 cm (Size M/T)</text:p>
          </table:table-cell>
          <table:table-cell table:number-columns-repeated="25"/>
        </table:table-row>
        <table:table-row table:style-name="ro1">
          <table:table-cell office:value-type="string" calcext:value-type="string">
            <text:p>https://www2.hm.com/en_in/productpage.0942075022.html</text:p>
          </table:table-cell>
          <table:table-cell office:value-type="string" calcext:value-type="string">
            <text:p>[]</text:p>
          </table:table-cell>
          <table:table-cell office:value-type="string" calcext:value-type="string">
            <text:p>Calf-length dress in a viscose weave with a collar, V-neck and short sleeves. Seam with a tie belt at the waist, concealed elastication at the back, and a flared skirt with a rounded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White/Blue', 'Pattern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94 cm', 'Length: 1.21 m']</text:p>
          </table:table-cell>
          <table:table-cell office:value-type="string" calcext:value-type="string">
            <text:p>['Width: 1.02 m', 'Length: 1.22 m']</text:p>
          </table:table-cell>
          <table:table-cell office:value-type="string" calcext:value-type="string">
            <text:p>['Width: 1.11 m', 'Length: 1.23 m']</text:p>
          </table:table-cell>
          <table:table-cell office:value-type="string" calcext:value-type="string">
            <text:p>['Width: 1.21 m', 'Length: 1.24 m']</text:p>
          </table:table-cell>
          <table:table-cell office:value-type="string" calcext:value-type="string">
            <text:p>['Width: 1.33 m', 'Length: 1.2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3.0 cm (Size M/T)</text:p>
          </table:table-cell>
          <table:table-cell table:number-columns-repeated="9"/>
          <table:table-cell office:value-type="string" calcext:value-type="string">
            <text:p>Turn-down collar</text:p>
          </table:table-cell>
          <table:table-cell office:value-type="string" calcext:value-type="string">
            <text:p>['Width: 1.46 m', 'Length: 1.26 m']</text:p>
          </table:table-cell>
          <table:table-cell table:number-columns-repeated="5"/>
          <table:table-cell office:value-type="string" calcext:value-type="string">
            <text:p>['Width: 1.58 m', 'Length: 1.27 m']</text:p>
          </table:table-cell>
          <table:table-cell office:value-type="string" calcext:value-type="string">
            <text:p>['Width: 1.70 m', 'Length: 1.28 m']</text:p>
          </table:table-cell>
          <table:table-cell table:number-columns-repeated="7"/>
        </table:table-row>
        <table:table-row table:style-name="ro1">
          <table:table-cell office:value-type="string" calcext:value-type="string">
            <text:p>https://www2.hm.com/en_in/productpage.1148535004.html</text:p>
          </table:table-cell>
          <table:table-cell office:value-type="string" calcext:value-type="string">
            <text:p>[]</text:p>
          </table:table-cell>
          <table:table-cell office:value-type="string" calcext:value-type="string">
            <text:p>Calf-length dress in woven fabric made from a viscose blend. V-neck and a wrapover front with a concealed hook-and-eye fastener at the top, wide ties at one side and narrow, concealed ties at the other. Dropped shoulders, long sleeves, cuffs with a slit and button, and a gathered seam at the waist. Jersey lining.</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Black/Pink/Green/White', 'Floral']</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1089003.html</text:p>
          </table:table-cell>
          <table:table-cell office:value-type="string" calcext:value-type="string">
            <text:p>[]</text:p>
          </table:table-cell>
          <table:table-cell office:value-type="string" calcext:value-type="string">
            <text:p>Calf-length, fitted bandeau dress in a textured knit with a concealed silicone trim at the top to keep it in place. Straight hem with a slit at one side.</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Bandeau', 'Slit', 'Strapless']</text:p>
          </table:table-cell>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83 cm']</text:p>
          </table:table-cell>
          <table:table-cell office:value-type="string" calcext:value-type="string">
            <text:p>['Width: 70 cm', 'Length: 84 cm']</text:p>
          </table:table-cell>
          <table:table-cell office:value-type="string" calcext:value-type="string">
            <text:p>['Width: 76 cm', 'Length: 85 cm']</text:p>
          </table:table-cell>
          <table:table-cell office:value-type="string" calcext:value-type="string">
            <text:p>['Width: 82 cm', 'Length: 87 cm']</text:p>
          </table:table-cell>
          <table:table-cell office:value-type="string" calcext:value-type="string">
            <text:p>['Width: 91 cm', 'Length: 8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13.0 cm (Size M/T)</text:p>
          </table:table-cell>
          <table:table-cell table:number-columns-repeated="25"/>
        </table:table-row>
        <table:table-row table:style-name="ro1">
          <table:table-cell office:value-type="string" calcext:value-type="string">
            <text:p>https://www2.hm.com/en_in/productpage.1188554004.html</text:p>
          </table:table-cell>
          <table:table-cell office:value-type="string" calcext:value-type="string">
            <text:p>[]</text:p>
          </table:table-cell>
          <table:table-cell office:value-type="string" calcext:value-type="string">
            <text:p>Short, fitted dress in jersey with a collar, V-shaped opening and buttons down the front. Long sleeves and wide cuffs with a slit and button. Gathers at the front that create a gently draped effect.</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 'Draped', 'Slit']</text:p>
          </table:table-cell>
          <table:table-cell office:value-type="string" calcext:value-type="string">
            <text:p>V-neck</text:p>
          </table:table-cell>
          <table:table-cell office:value-type="string" calcext:value-type="string">
            <text:p>['Lime 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85 cm']</text:p>
          </table:table-cell>
          <table:table-cell office:value-type="string" calcext:value-type="string">
            <text:p>['Width: 87 cm', 'Length: 86 cm']</text:p>
          </table:table-cell>
          <table:table-cell office:value-type="string" calcext:value-type="string">
            <text:p>['Width: 95 cm', 'Length: 87 cm']</text:p>
          </table:table-cell>
          <table:table-cell office:value-type="string" calcext:value-type="string">
            <text:p>['Width: 1.03 m', 'Length: 88 cm']</text:p>
          </table:table-cell>
          <table:table-cell office:value-type="string" calcext:value-type="string">
            <text:p>['Width: 1.15 m', 'Length: 8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9 cm (Size M/T)', 'Back: Length: 91.9 cm (Size M/T)', 'Shoulder: Width: 38.6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54531003.html</text:p>
          </table:table-cell>
          <table:table-cell office:value-type="string" calcext:value-type="string">
            <text:p>['Satin']</text:p>
          </table:table-cell>
          <table:table-cell office:value-type="string" calcext:value-type="string">
            <text:p>Ankle-length, sleeveless halterneck dress in softly draping satin. Narrow cut at the top and a crossover front providing a draped effect over the bust with wide ties at the back of the neck. Concealed zip and hook-and-eye fastener at the back, a seam at the waist and a gently flared skirt. Unlined.</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Draped', 'Open back']</text:p>
          </table:table-cell>
          <table:table-cell office:value-type="string" calcext:value-type="string">
            <text:p>Halterneck</text:p>
          </table:table-cell>
          <table:table-cell office:value-type="string" calcext:value-type="string">
            <text:p>['Navy blu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0320001.html</text:p>
          </table:table-cell>
          <table:table-cell office:value-type="string" calcext:value-type="string">
            <text:p>['Cotton']</text:p>
          </table:table-cell>
          <table:table-cell office:value-type="string" calcext:value-type="string">
            <text:p>Calf-length, sleeveless dress in a cotton weave with decorative embroidery. Round neckline and a deep opening with a narrow drawstring at the back of the neck. Flared skirt with a gathered seam and a frill trim above the hem.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Keyhole', 'Open back']</text:p>
          </table:table-cell>
          <table:table-cell office:value-type="string" calcext:value-type="string">
            <text:p>Round neck</text:p>
          </table:table-cell>
          <table:table-cell office:value-type="string" calcext:value-type="string">
            <text:p>Bright blue/White</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4787001.html</text:p>
          </table:table-cell>
          <table:table-cell office:value-type="string" calcext:value-type="string">
            <text:p>['Jersey']</text:p>
          </table:table-cell>
          <table:table-cell office:value-type="string" calcext:value-type="string">
            <text:p>Calf-length, fitted dress in crinkled jersey in a sleeveless design with narrow, adjustable shoulder straps.</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Strappy dress']</text:p>
          </table:table-cell>
          <table:table-cell office:value-type="string" calcext:value-type="string">
            <text:p>Deep necklin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0 cm', 'Length: 97 cm']</text:p>
          </table:table-cell>
          <table:table-cell office:value-type="string" calcext:value-type="string">
            <text:p>['Width: 68 cm', 'Length: 98 cm']</text:p>
          </table:table-cell>
          <table:table-cell office:value-type="string" calcext:value-type="string">
            <text:p>['Width: 74 cm', 'Length: 98 cm']</text:p>
          </table:table-cell>
          <table:table-cell office:value-type="string" calcext:value-type="string">
            <text:p>['Width: 84 cm', 'Length: 99 cm']</text:p>
          </table:table-cell>
          <table:table-cell office:value-type="string" calcext:value-type="string">
            <text:p>['Width: 96 cm', 'Length: 9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58018010.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Dark khaki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058018011.html</text:p>
          </table:table-cell>
          <table:table-cell office:value-type="string" calcext:value-type="string">
            <text:p>[]</text:p>
          </table:table-cell>
          <table:table-cell office:value-type="string" calcext:value-type="string">
            <text:p>Tunic in a viscose weave with a small stand-up collar and V-neck opening at the front. Dropped shoulders, short sleeves and a rounded hem with slits in the sides. Slightly longer at the back.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135028001.html</text:p>
          </table:table-cell>
          <table:table-cell office:value-type="string" calcext:value-type="string">
            <text:p>[]</text:p>
          </table:table-cell>
          <table:table-cell office:value-type="string" calcext:value-type="string">
            <text:p>Calf-length dress in a crêpe weave with a V-shaped opening, covered buttons at the top and long sleeves. Gently tapered waist at the front and a smocked section at the back. Straight-cut hem with a high slit at one side of the fron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Slim fit</text:p>
          </table:table-cell>
          <table:table-cell office:value-type="string" calcext:value-type="string">
            <text:p>['Slit', 'Smocking', 'Tapered']</text:p>
          </table:table-cell>
          <table:table-cell office:value-type="string" calcext:value-type="string">
            <text:p>V-neck</text:p>
          </table:table-cell>
          <table:table-cell office:value-type="string" calcext:value-type="string">
            <text:p>['Black/Blue/Green', 'Floral']</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2.8 cm (Size M/T)', 'Shoulder: Width: 38.7 cm (Size M/T)', 'Back: Length: 120.7 cm (Size M/T)']</text:p>
          </table:table-cell>
          <table:table-cell table:number-columns-repeated="25"/>
        </table:table-row>
        <table:table-row table:style-name="ro1">
          <table:table-cell office:value-type="string" calcext:value-type="string">
            <text:p>https://www2.hm.com/en_in/productpage.1156069002.html</text:p>
          </table:table-cell>
          <table:table-cell office:value-type="string" calcext:value-type="string">
            <text:p>[]</text:p>
          </table:table-cell>
          <table:table-cell office:value-type="string" calcext:value-type="string">
            <text:p>Calf-length dress in a cotton crêpe weave with a collar, buttons down the front and a yoke with a pleat at the back. Loose fit with dropped shoulders, long sleeves and wide cuffs with a slit and button. High slit at each side of the hem.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Shirt dress', 'Slit']</text:p>
          </table:table-cell>
          <table:table-cell/>
          <table:table-cell office:value-type="string" calcext:value-type="string">
            <text:p>['Blue/White', 'Striped']</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9 m', 'Length: 1.08 m']</text:p>
          </table:table-cell>
          <table:table-cell office:value-type="string" calcext:value-type="string">
            <text:p>['Width: 1.17 m', 'Length: 1.09 m']</text:p>
          </table:table-cell>
          <table:table-cell office:value-type="string" calcext:value-type="string">
            <text:p>['Width: 1.23 m', 'Length: 1.10 m']</text:p>
          </table:table-cell>
          <table:table-cell office:value-type="string" calcext:value-type="string">
            <text:p>['Width: 1.29 m', 'Length: 1.11 m']</text:p>
          </table:table-cell>
          <table:table-cell office:value-type="string" calcext:value-type="string">
            <text:p>['Width: 1.39 m', 'Length: 1.1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4.4 cm (Size M/T)', 'Shoulder: Width: 54.0 cm (Size M/T)', 'Front: Length: 116.8 cm (Size M/T)', 'Back: Length: 118.0 cm (Size M/T)']</text:p>
          </table:table-cell>
          <table:table-cell table:number-columns-repeated="9"/>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53174002.html</text:p>
          </table:table-cell>
          <table:table-cell office:value-type="string" calcext:value-type="string">
            <text:p>[]</text:p>
          </table:table-cell>
          <table:table-cell office:value-type="string" calcext:value-type="string">
            <text:p>Innovation Re-Enchantment Story. Floor-sweeping, sleeveless slip dress in woven fabric with a V-neck, spaghetti shoulder straps that tie at the back and double-layered cups. Frill trims under the bust and at the back with a bead and rhinestone trim in recycled plastic made from post-consumer waste. Double-layered, flounced trim with overlocked edges at the hem. High slit at the front. Unlined. The shell fabric is partly of textile-to-textile recycled polyester made from pre- and post-consumer waste.</text:p>
          </table:table-cell>
          <table:table-cell office:value-type="string" calcext:value-type="string">
            <text:p>Long</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lip dress', 'Slit']</text:p>
          </table:table-cell>
          <table:table-cell office:value-type="string" calcext:value-type="string">
            <text:p>V-neck</text:p>
          </table:table-cell>
          <table:table-cell office:value-type="string" calcext:value-type="string">
            <text:p>['Light purple', 'Solid colour']</text:p>
          </table:table-cell>
          <table:table-cell/>
          <table:table-cell office:value-type="string" calcext:value-type="string">
            <text:p>Rs. 7,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4"/>
          <table:table-cell office:value-type="string" calcext:value-type="string">
            <text:p>Innovation Re-Enchantment Story</text:p>
          </table:table-cell>
          <table:table-cell/>
        </table:table-row>
        <table:table-row table:style-name="ro1">
          <table:table-cell office:value-type="string" calcext:value-type="string">
            <text:p>https://www2.hm.com/en_in/productpage.1195402002.html</text:p>
          </table:table-cell>
          <table:table-cell office:value-type="string" calcext:value-type="string">
            <text:p>['Cotton', 'Jersey']</text:p>
          </table:table-cell>
          <table:table-cell office:value-type="string" calcext:value-type="string">
            <text:p>Calf-length, oversized dress in jersey with a gathered neckline, narrow shoulder straps and a deeper cut at the back.</text:p>
          </table:table-cell>
          <table:table-cell office:value-type="string" calcext:value-type="string">
            <text:p>Midi</text:p>
          </table:table-cell>
          <table:table-cell office:value-type="string" calcext:value-type="string">
            <text:p>Sleeveless</text:p>
          </table:table-cell>
          <table:table-cell office:value-type="string" calcext:value-type="string">
            <text:p>Oversized</text:p>
          </table:table-cell>
          <table:table-cell office:value-type="string" calcext:value-type="string">
            <text:p>Plunge back</text:p>
          </table:table-cell>
          <table:table-cell office:value-type="string" calcext:value-type="string">
            <text:p>Round neck</text:p>
          </table:table-cell>
          <table:table-cell office:value-type="string" calcext:value-type="string">
            <text:p>['Red',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11 m', 'Length: 98 cm']</text:p>
          </table:table-cell>
          <table:table-cell office:value-type="string" calcext:value-type="string">
            <text:p>['Width: 1.19 m', 'Length: 99 cm']</text:p>
          </table:table-cell>
          <table:table-cell office:value-type="string" calcext:value-type="string">
            <text:p>['Width: 1.27 m', 'Length: 100 cm']</text:p>
          </table:table-cell>
          <table:table-cell office:value-type="string" calcext:value-type="string">
            <text:p>['Width: 1.35 m', 'Length: 100 cm']</text:p>
          </table:table-cell>
          <table:table-cell office:value-type="string" calcext:value-type="string">
            <text:p>['Width: 1.47 m', 'Length: 1.0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05.0 cm (Size M/T)</text:p>
          </table:table-cell>
          <table:table-cell table:number-columns-repeated="10"/>
          <table:table-cell office:value-type="string" calcext:value-type="string">
            <text:p>['Width: 1.59 m', 'Length: 1.03 m']</text:p>
          </table:table-cell>
          <table:table-cell table:number-columns-repeated="5"/>
          <table:table-cell office:value-type="string" calcext:value-type="string">
            <text:p>['Width: 1.71 m', 'Length: 1.04 m']</text:p>
          </table:table-cell>
          <table:table-cell office:value-type="string" calcext:value-type="string">
            <text:p>['Width: 1.83 m', 'Length: 1.05 m']</text:p>
          </table:table-cell>
          <table:table-cell table:number-columns-repeated="7"/>
        </table:table-row>
        <table:table-row table:style-name="ro1">
          <table:table-cell office:value-type="string" calcext:value-type="string">
            <text:p>https://www2.hm.com/en_in/productpage.1146226003.html</text:p>
          </table:table-cell>
          <table:table-cell office:value-type="string" calcext:value-type="string">
            <text:p>['Jersey']</text:p>
          </table:table-cell>
          <table:table-cell office:value-type="string" calcext:value-type="string">
            <text:p>Short, fitted dress in crinkled jersey with a sweetheart neckline, a U-shaped, decorative metal detail at the centre of the bust and shaped cups. Short sleeves that finish just above the elbow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Sweetheart neckline</text:p>
          </table:table-cell>
          <table:table-cell office:value-type="string" calcext:value-type="string">
            <text:p>['Ceris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0.5 cm (Size M/T)', 'Back: Length: 77.0 cm (Size M/T)', 'Shoulder: Width: 33.5 cm (Size M/T)']</text:p>
          </table:table-cell>
          <table:table-cell table:number-columns-repeated="25"/>
        </table:table-row>
        <table:table-row table:style-name="ro1">
          <table:table-cell office:value-type="string" calcext:value-type="string">
            <text:p>https://www2.hm.com/en_in/productpage.1147246004.html</text:p>
          </table:table-cell>
          <table:table-cell office:value-type="string" calcext:value-type="string">
            <text:p>[]</text:p>
          </table:table-cell>
          <table:table-cell office:value-type="string" calcext:value-type="string">
            <text:p>Short dress in a crêpe weave with a V-shaped neckline and cap sleeves. Wrapover front with ties, one of which is concealed and wraps around the waist, threads through the front and ties with the other at one side of the waist. Fitted bodice and a gently flared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Light yellow/Purple/Green', 'Floral']</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10.6 cm (Size M/T)', 'Shoulder: Width: 40.0 cm (Size M/T)', 'Back: Length: 86.6 cm (Size M/T)']</text:p>
          </table:table-cell>
          <table:table-cell table:number-columns-repeated="7"/>
          <table:table-cell office:value-type="string" calcext:value-type="string">
            <text:p>Cap sleeve</text:p>
          </table:table-cell>
          <table:table-cell table:number-columns-repeated="17"/>
        </table:table-row>
        <table:table-row table:style-name="ro1">
          <table:table-cell office:value-type="string" calcext:value-type="string">
            <text:p>https://www2.hm.com/en_in/productpage.1182169001.html</text:p>
          </table:table-cell>
          <table:table-cell office:value-type="string" calcext:value-type="string">
            <text:p>['Jersey']</text:p>
          </table:table-cell>
          <table:table-cell office:value-type="string" calcext:value-type="string">
            <text:p>Calf-length, fitted, sleeveless dress in soft jersey with a round neckline and a concealed zip at the back of the neck. Shoulder pads, pleats at one side of the waist for a draped effect and a slit at the back.</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 'Sl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7.5 cm (Size M/T)</text:p>
          </table:table-cell>
          <table:table-cell table:number-columns-repeated="25"/>
        </table:table-row>
        <table:table-row table:style-name="ro1">
          <table:table-cell office:value-type="string" calcext:value-type="string">
            <text:p>https://www2.hm.com/en_in/productpage.1181678003.html</text:p>
          </table:table-cell>
          <table:table-cell office:value-type="string" calcext:value-type="string">
            <text:p>[]</text:p>
          </table:table-cell>
          <table:table-cell office:value-type="string" calcext:value-type="string">
            <text:p>Calf-length, oversized, off-the-shoulder dress in an airy crêpe weave with elasticated smocking at the top. Long, voluminous balloon sleeves with narrow elastication at the cuffs and a gathered seam below the hip.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Oversized</text:p>
          </table:table-cell>
          <table:table-cell office:value-type="string" calcext:value-type="string">
            <text:p>['Off-the-shoulder', 'Smocking']</text:p>
          </table:table-cell>
          <table:table-cell/>
          <table:table-cell office:value-type="string" calcext:value-type="string">
            <text:p>['Bright red',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24 m', 'Length: 1.20 m']</text:p>
          </table:table-cell>
          <table:table-cell office:value-type="string" calcext:value-type="string">
            <text:p>['Width: 1.33 m', 'Length: 1.21 m']</text:p>
          </table:table-cell>
          <table:table-cell office:value-type="string" calcext:value-type="string">
            <text:p>['Width: 1.41 m', 'Length: 1.22 m']</text:p>
          </table:table-cell>
          <table:table-cell office:value-type="string" calcext:value-type="string">
            <text:p>['Width: 1.49 m', 'Length: 1.23 m']</text:p>
          </table:table-cell>
          <table:table-cell office:value-type="string" calcext:value-type="string">
            <text:p>['Width: 1.61 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4 cm (Size M/T)', 'Back: Length: 128.6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065604006.html</text:p>
          </table:table-cell>
          <table:table-cell office:value-type="string" calcext:value-type="string">
            <text:p>['Jersey']</text:p>
          </table:table-cell>
          <table:table-cell office:value-type="string" calcext:value-type="string">
            <text:p>Short beach dress in airy jersey with a round neckline and a low-cut, open back with ties at the top. Long, wide sleeves and overlocked edges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Open back</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75 cm', 'Length: 78 cm']</text:p>
          </table:table-cell>
          <table:table-cell office:value-type="string" calcext:value-type="string">
            <text:p>['Width: 84 cm', 'Length: 80 cm']</text:p>
          </table:table-cell>
          <table:table-cell office:value-type="string" calcext:value-type="string">
            <text:p>['Width: 92 cm', 'Length: 82 cm']</text:p>
          </table:table-cell>
          <table:table-cell office:value-type="string" calcext:value-type="string">
            <text:p>['Width: 100 cm', 'Length: 84 c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2654002.html</text:p>
          </table:table-cell>
          <table:table-cell office:value-type="string" calcext:value-type="string">
            <text:p>['Satin']</text:p>
          </table:table-cell>
          <table:table-cell office:value-type="string" calcext:value-type="string">
            <text:p>Short dress in softly draping satin with a V-neckline and a wrapover front with wide ties at one side. Low dropped shoulders and long sleeves with a slit and button at the cuffs. Elasticated seam at the back of the waist. Long fringes around the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 'Wrapove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78 cm']</text:p>
          </table:table-cell>
          <table:table-cell office:value-type="string" calcext:value-type="string">
            <text:p>['Width: 89 cm', 'Length: 79 cm']</text:p>
          </table:table-cell>
          <table:table-cell office:value-type="string" calcext:value-type="string">
            <text:p>['Width: 97 cm', 'Length: 80 cm']</text:p>
          </table:table-cell>
          <table:table-cell office:value-type="string" calcext:value-type="string">
            <text:p>['Width: 1.05 m', 'Length: 81 cm']</text:p>
          </table:table-cell>
          <table:table-cell office:value-type="string" calcext:value-type="string">
            <text:p>['Width: 1.17 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3.2 cm (Size M/T)', 'Back: Length: 84.0 cm (Size M/T)']</text:p>
          </table:table-cell>
          <table:table-cell table:number-columns-repeated="25"/>
        </table:table-row>
        <table:table-row table:style-name="ro1">
          <table:table-cell office:value-type="string" calcext:value-type="string">
            <text:p>https://www2.hm.com/en_in/productpage.1192056002.html</text:p>
          </table:table-cell>
          <table:table-cell office:value-type="string" calcext:value-type="string">
            <text:p>[]</text:p>
          </table:table-cell>
          <table:table-cell office:value-type="string" calcext:value-type="string">
            <text:p>Short tunic dress in woven fabric with a slight sheen. Loose fit with a collar, V-shaped opening at the front and long balloon sleeves in a raglan cut with wide, button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Light khaki green',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Vietnam</text:p>
          </table:table-cell>
          <table:table-cell office:value-type="string" calcext:value-type="string">
            <text:p>Dress</text:p>
          </table:table-cell>
          <table:table-cell office:value-type="string" calcext:value-type="string">
            <text:p>['Width: 1.15 m', 'Length: 81 cm']</text:p>
          </table:table-cell>
          <table:table-cell office:value-type="string" calcext:value-type="string">
            <text:p>['Width: 1.24 m', 'Length: 82 cm']</text:p>
          </table:table-cell>
          <table:table-cell office:value-type="string" calcext:value-type="string">
            <text:p>['Width: 1.32 m', 'Length: 83 cm']</text:p>
          </table:table-cell>
          <table:table-cell office:value-type="string" calcext:value-type="string">
            <text:p>['Width: 1.41 m', 'Length: 84 cm']</text:p>
          </table:table-cell>
          <table:table-cell office:value-type="string" calcext:value-type="string">
            <text:p>['Width: 1.53 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7.2 cm (Size M/T)', 'Sleeve: Length: 78.2 cm (Size M/T)']</text:p>
          </table:table-cell>
          <table:table-cell table:number-columns-repeated="7"/>
          <table:table-cell office:value-type="string" calcext:value-type="string">
            <text:p>['Balloon sleeve', 'Raglan sleeve']</text:p>
          </table:table-cell>
          <table:table-cell/>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63144002.html</text:p>
          </table:table-cell>
          <table:table-cell office:value-type="string" calcext:value-type="string">
            <text:p>['Jersey']</text:p>
          </table:table-cell>
          <table:table-cell office:value-type="string" calcext:value-type="string">
            <text:p>Calf-length dress in textured jersey with narrow, adjustable shoulder straps, a V-neckline and a twisted detail at the centre of the bust. Smocked panel at the back. Lined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V-neck</text:p>
          </table:table-cell>
          <table:table-cell office:value-type="string" calcext:value-type="string">
            <text:p>['Blu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1 cm', 'Length: 84 cm']</text:p>
          </table:table-cell>
          <table:table-cell office:value-type="string" calcext:value-type="string">
            <text:p>['Width: 69 cm', 'Length: 85 cm']</text:p>
          </table:table-cell>
          <table:table-cell office:value-type="string" calcext:value-type="string">
            <text:p>['Width: 77 cm', 'Length: 85 cm']</text:p>
          </table:table-cell>
          <table:table-cell office:value-type="string" calcext:value-type="string">
            <text:p>['Width: 85 cm', 'Length: 86 cm']</text:p>
          </table:table-cell>
          <table:table-cell office:value-type="string" calcext:value-type="string">
            <text:p>['Width: 97 c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2532001.html</text:p>
          </table:table-cell>
          <table:table-cell office:value-type="string" calcext:value-type="string">
            <text:p>['Lace']</text:p>
          </table:table-cell>
          <table:table-cell office:value-type="string" calcext:value-type="string">
            <text:p>Calf-length bandeau dress in lace with narrow, detachable shoulder straps. Fitted bodice with a concealed silicone trim at the top and boning to add shape and support. Gently flared skirt and a concealed zip at the side. Jersey lining.</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Bandeau', 'Strapless']</text:p>
          </table:table-cell>
          <table:table-cell/>
          <table:table-cell office:value-type="string" calcext:value-type="string">
            <text:p>['Turquoise', 'Solid colour']</text:p>
          </table:table-cell>
          <table:table-cell office:value-type="string" calcext:value-type="string">
            <text:p>MODERN CLASSIC</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5.25 cm (Size 40T)</text:p>
          </table:table-cell>
          <table:table-cell table:number-columns-repeated="25"/>
        </table:table-row>
        <table:table-row table:style-name="ro1">
          <table:table-cell office:value-type="string" calcext:value-type="string">
            <text:p>https://www2.hm.com/en_in/productpage.1173102003.html</text:p>
          </table:table-cell>
          <table:table-cell office:value-type="string" calcext:value-type="string">
            <text:p>[]</text:p>
          </table:table-cell>
          <table:table-cell office:value-type="string" calcext:value-type="string">
            <text:p>Short, fitted dress in a soft knit with a round neckline at the front and a deep, round neckline with narrow ties at the back. Long sleeves and a straight hem.</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Open back</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33.1 cm (Size M/T)', 'Front: Length: 84.4 cm (Size M/T)', 'Sleeve: Length: 62.0 cm (Size M/T)']</text:p>
          </table:table-cell>
          <table:table-cell table:number-columns-repeated="25"/>
        </table:table-row>
        <table:table-row table:style-name="ro1">
          <table:table-cell office:value-type="string" calcext:value-type="string">
            <text:p>https://www2.hm.com/en_in/productpage.1169790001.html</text:p>
          </table:table-cell>
          <table:table-cell office:value-type="string" calcext:value-type="string">
            <text:p>[]</text:p>
          </table:table-cell>
          <table:table-cell office:value-type="string" calcext:value-type="string">
            <text:p>Short dress in woven fabric with a deep V-neck and a concealed hook-and-eye fastener at the front. Wide, elbow-length sleeves, an elasticated seam at the waist and a sewn-in wrapover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 'Sleeve: Length: 33.2 cm (Size M/T)']</text:p>
          </table:table-cell>
          <table:table-cell table:number-columns-repeated="25"/>
        </table:table-row>
        <table:table-row table:style-name="ro1">
          <table:table-cell office:value-type="string" calcext:value-type="string">
            <text:p>https://www2.hm.com/en_in/productpage.1139034002.html</text:p>
          </table:table-cell>
          <table:table-cell office:value-type="string" calcext:value-type="string">
            <text:p>['Cotton']</text:p>
          </table:table-cell>
          <table:table-cell office:value-type="string" calcext:value-type="string">
            <text:p>Calf-length, sleeveless dress in a cotton weave with a fitted bodice. Narrow, adjustable shoulder straps and a sweetheart neckline with a frill trim at the top. Gathered cups and narrow ties at the centre of the bust. Smocked section around the waist and a gently flared skirt.</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Sweetheart neckline</text:p>
          </table:table-cell>
          <table:table-cell office:value-type="string" calcext:value-type="string">
            <text:p>['Oran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0183001.html</text:p>
          </table:table-cell>
          <table:table-cell office:value-type="string" calcext:value-type="string">
            <text:p>['Cotton', 'Jersey']</text:p>
          </table:table-cell>
          <table:table-cell office:value-type="string" calcext:value-type="string">
            <text:p>Casual, calf-length dress in soft cotton jersey with a smocked waist. Round, rib-trimmed neckline and short, wide sleeves.</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mocking</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26 m', 'Length: 1.21 m']</text:p>
          </table:table-cell>
          <table:table-cell office:value-type="string" calcext:value-type="string">
            <text:p>['Width: 1.34 m', 'Length: 1.23 m']</text:p>
          </table:table-cell>
          <table:table-cell office:value-type="string" calcext:value-type="string">
            <text:p>['Width: 1.42 m', 'Length: 1.24 m']</text:p>
          </table:table-cell>
          <table:table-cell office:value-type="string" calcext:value-type="string">
            <text:p>['Width: 1.50 m', 'Length: 1.26 m']</text:p>
          </table:table-cell>
          <table:table-cell office:value-type="string" calcext:value-type="string">
            <text:p>['Width: 1.58 m', 'Length: 1.27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cell office:value-type="string" calcext:value-type="string">
            <text:p>['Width: 1.66 m', 'Length: 1.29 m']</text:p>
          </table:table-cell>
          <table:table-cell table:number-columns-repeated="5"/>
          <table:table-cell office:value-type="string" calcext:value-type="string">
            <text:p>['Width: 1.74 m', 'Length: 1.30 m']</text:p>
          </table:table-cell>
          <table:table-cell office:value-type="string" calcext:value-type="string">
            <text:p>['Width: 1.82 m', 'Length: 1.32 m']</text:p>
          </table:table-cell>
          <table:table-cell table:number-columns-repeated="7"/>
        </table:table-row>
        <table:table-row table:style-name="ro1">
          <table:table-cell office:value-type="string" calcext:value-type="string">
            <text:p>https://www2.hm.com/en_in/productpage.1187684001.html</text:p>
          </table:table-cell>
          <table:table-cell office:value-type="string" calcext:value-type="string">
            <text:p>[]</text:p>
          </table:table-cell>
          <table:table-cell office:value-type="string" calcext:value-type="string">
            <text:p>Short dress in a viscose crêpe weave with a V-neckline and narrow, adjustable shoulder straps. Overlocked flounces at the front and around the top and hem.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V-neck</text:p>
          </table:table-cell>
          <table:table-cell office:value-type="string" calcext:value-type="string">
            <text:p>['Black/Cream', 'Spott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2 cm', 'Length: 49 cm']</text:p>
          </table:table-cell>
          <table:table-cell office:value-type="string" calcext:value-type="string">
            <text:p>['Width: 90 cm', 'Length: 49 cm']</text:p>
          </table:table-cell>
          <table:table-cell office:value-type="string" calcext:value-type="string">
            <text:p>['Width: 98 cm', 'Length: 49 cm']</text:p>
          </table:table-cell>
          <table:table-cell office:value-type="string" calcext:value-type="string">
            <text:p>['Width: 1.06 m', 'Length: 49 cm']</text:p>
          </table:table-cell>
          <table:table-cell office:value-type="string" calcext:value-type="string">
            <text:p>['Width: 1.18 m', 'Length: 4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51.3 cm (Size M/T)</text:p>
          </table:table-cell>
          <table:table-cell table:number-columns-repeated="25"/>
        </table:table-row>
        <table:table-row table:style-name="ro1">
          <table:table-cell office:value-type="string" calcext:value-type="string">
            <text:p>https://www2.hm.com/en_in/productpage.1073084010.html</text:p>
          </table:table-cell>
          <table:table-cell office:value-type="string" calcext:value-type="string">
            <text:p>['Jersey']</text:p>
          </table:table-cell>
          <table:table-cell office:value-type="string" calcext:value-type="string">
            <text:p>Fitted, calf-length dress in ribbed jersey with wide shoulder straps and a deep neckline front and back.</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Plunge back</text:p>
          </table:table-cell>
          <table:table-cell office:value-type="string" calcext:value-type="string">
            <text:p>Deep neckline</text:p>
          </table:table-cell>
          <table:table-cell office:value-type="string" calcext:value-type="string">
            <text:p>['Sage green',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1.5 cm (Size M/T)</text:p>
          </table:table-cell>
          <table:table-cell table:number-columns-repeated="25"/>
        </table:table-row>
        <table:table-row table:style-name="ro1">
          <table:table-cell office:value-type="string" calcext:value-type="string">
            <text:p>https://www2.hm.com/en_in/productpage.1149925003.html</text:p>
          </table:table-cell>
          <table:table-cell office:value-type="string" calcext:value-type="string">
            <text:p>['Satin']</text:p>
          </table:table-cell>
          <table:table-cell office:value-type="string" calcext:value-type="string">
            <text:p>Calf-length dress in softly draping satin with a draped neckline and narrow shoulder straps that cross at the back. Low-cut back with draping, and a straight-cut hem with a high slit at one side.</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raped', 'Plunge back', 'Slip dress', 'Slit', 'Strappy dress']</text:p>
          </table:table-cell>
          <table:table-cell office:value-type="string" calcext:value-type="string">
            <text:p>Cowl 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3492001.html</text:p>
          </table:table-cell>
          <table:table-cell office:value-type="string" calcext:value-type="string">
            <text:p>[]</text:p>
          </table:table-cell>
          <table:table-cell office:value-type="string" calcext:value-type="string">
            <text:p>Short dress in a patterned cotton weave with broderie anglaise. V-shaped neckline and voluminous, elbow-length balloon sleeves with narrow elastication at the cuffs. Scalloped edge around the hem.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White/Blue/Light blue', 'Floral']</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6 cm', 'Length: 80 cm']</text:p>
          </table:table-cell>
          <table:table-cell office:value-type="string" calcext:value-type="string">
            <text:p>['Width: 94 cm', 'Length: 81 cm']</text:p>
          </table:table-cell>
          <table:table-cell office:value-type="string" calcext:value-type="string">
            <text:p>['Width: 1.02 m', 'Length: 82 cm']</text:p>
          </table:table-cell>
          <table:table-cell office:value-type="string" calcext:value-type="string">
            <text:p>['Width: 1.10 m', 'Length: 83 cm']</text:p>
          </table:table-cell>
          <table:table-cell office:value-type="string" calcext:value-type="string">
            <text:p>['Width: 1.22 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5 cm (Size M/T)</text:p>
          </table:table-cell>
          <table:table-cell table:number-columns-repeated="7"/>
          <table:table-cell office:value-type="string" calcext:value-type="string">
            <text:p>Balloon sleeve</text:p>
          </table:table-cell>
          <table:table-cell table:number-columns-repeated="2"/>
          <table:table-cell office:value-type="string" calcext:value-type="string">
            <text:p>['Width: 1.34 m', 'Length: 86 cm']</text:p>
          </table:table-cell>
          <table:table-cell table:number-columns-repeated="5"/>
          <table:table-cell office:value-type="string" calcext:value-type="string">
            <text:p>['Width: 1.46 m', 'Length: 87 cm']</text:p>
          </table:table-cell>
          <table:table-cell office:value-type="string" calcext:value-type="string">
            <text:p>['Width: 1.58 m', 'Length: 88 cm']</text:p>
          </table:table-cell>
          <table:table-cell table:number-columns-repeated="7"/>
        </table:table-row>
        <table:table-row table:style-name="ro1">
          <table:table-cell office:value-type="string" calcext:value-type="string">
            <text:p>https://www2.hm.com/en_in/productpage.1199967004.html</text:p>
          </table:table-cell>
          <table:table-cell office:value-type="string" calcext:value-type="string">
            <text:p>[]</text:p>
          </table:table-cell>
          <table:table-cell office:value-type="string" calcext:value-type="string">
            <text:p>Short, fitted dress in soft jersey with a slight sheen. Round neckline with a narrow trim, short sleeves and a straight-cut hem with a small slit at one side of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lit']</text:p>
          </table:table-cell>
          <table:table-cell office:value-type="string" calcext:value-type="string">
            <text:p>Round neck</text:p>
          </table:table-cell>
          <table:table-cell office:value-type="string" calcext:value-type="string">
            <text:p>['Dark greige',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8 cm', 'Length: 79 cm']</text:p>
          </table:table-cell>
          <table:table-cell office:value-type="string" calcext:value-type="string">
            <text:p>['Width: 76 cm', 'Length: 80 cm']</text:p>
          </table:table-cell>
          <table:table-cell office:value-type="string" calcext:value-type="string">
            <text:p>['Width: 84 cm', 'Length: 82 cm']</text:p>
          </table:table-cell>
          <table:table-cell office:value-type="string" calcext:value-type="string">
            <text:p>['Width: 92 cm', 'Length: 83 cm']</text:p>
          </table:table-cell>
          <table:table-cell office:value-type="string" calcext:value-type="string">
            <text:p>['Width: 1.04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1 cm (Size M/T)', 'Shoulder: Width: 35.2 cm (Size M/T)', 'Sleeve: Length: 15.3 cm (Size M/T)']</text:p>
          </table:table-cell>
          <table:table-cell table:number-columns-repeated="8"/>
          <table:table-cell office:value-type="string" calcext:value-type="string">
            <text:p>['Width: 64 cm', 'Length: 77 cm']</text:p>
          </table:table-cell>
          <table:table-cell table:number-columns-repeated="16"/>
        </table:table-row>
        <table:table-row table:style-name="ro1">
          <table:table-cell office:value-type="string" calcext:value-type="string">
            <text:p>https://www2.hm.com/en_in/productpage.1177420002.html</text:p>
          </table:table-cell>
          <table:table-cell office:value-type="string" calcext:value-type="string">
            <text:p>[]</text:p>
          </table:table-cell>
          <table:table-cell office:value-type="string" calcext:value-type="string">
            <text:p>Short dress in woven fabric. Narrow cut at the top with a twisted detail at the front that gives the fabric a draped effect. Halter neck with wide straps that tie at the back of the neck. Elasticated seam at the waist. Lined over the bust.</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raped</text:p>
          </table:table-cell>
          <table:table-cell office:value-type="string" calcext:value-type="string">
            <text:p>Halterneck</text:p>
          </table:table-cell>
          <table:table-cell office:value-type="string" calcext:value-type="string">
            <text:p>['Light beige/Black', 'Leopard-print']</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55 cm', 'Length: 60 cm']</text:p>
          </table:table-cell>
          <table:table-cell office:value-type="string" calcext:value-type="string">
            <text:p>['Width: 60 cm', 'Length: 61 cm']</text:p>
          </table:table-cell>
          <table:table-cell office:value-type="string" calcext:value-type="string">
            <text:p>['Width: 65 cm', 'Length: 62 cm']</text:p>
          </table:table-cell>
          <table:table-cell office:value-type="string" calcext:value-type="string">
            <text:p>['Width: 70 cm', 'Length: 63 cm']</text:p>
          </table:table-cell>
          <table:table-cell office:value-type="string" calcext:value-type="string">
            <text:p>['Width: 77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4.0 cm (Size M/T)</text:p>
          </table:table-cell>
          <table:table-cell table:number-columns-repeated="25"/>
        </table:table-row>
        <table:table-row table:style-name="ro1">
          <table:table-cell office:value-type="string" calcext:value-type="string">
            <text:p>https://www2.hm.com/en_in/productpage.1182655002.html</text:p>
          </table:table-cell>
          <table:table-cell office:value-type="string" calcext:value-type="string">
            <text:p>[]</text:p>
          </table:table-cell>
          <table:table-cell office:value-type="string" calcext:value-type="string">
            <text:p>Ankle-length, fitted dress in a viscose weave with spaghetti shoulder straps and a deep V-neckline at the front and back. Asymmetric hem and a rounded seam in the skirt creating a draped effect. Unlined.</text:p>
          </table:table-cell>
          <table:table-cell office:value-type="string" calcext:value-type="string">
            <text:p>Long</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 'Plunge back', 'Slip dress', 'Strappy dress']</text:p>
          </table:table-cell>
          <table:table-cell office:value-type="string" calcext:value-type="string">
            <text:p>['Deep neckline', 'V-neck']</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4 cm', 'Length: 1.47 m']</text:p>
          </table:table-cell>
          <table:table-cell office:value-type="string" calcext:value-type="string">
            <text:p>['Width: 92 cm', 'Length: 1.47 m']</text:p>
          </table:table-cell>
          <table:table-cell office:value-type="string" calcext:value-type="string">
            <text:p>['Width: 99 cm', 'Length: 1.48 m']</text:p>
          </table:table-cell>
          <table:table-cell office:value-type="string" calcext:value-type="string">
            <text:p>['Width: 1.07 m', 'Length: 1.48 m']</text:p>
          </table:table-cell>
          <table:table-cell office:value-type="string" calcext:value-type="string">
            <text:p>['Width: 1.17 m', 'Length: 1.4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9922001.html</text:p>
          </table:table-cell>
          <table:table-cell office:value-type="string" calcext:value-type="string">
            <text:p>['Satin']</text:p>
          </table:table-cell>
          <table:table-cell office:value-type="string" calcext:value-type="string">
            <text:p>Calf-length, sleeveless dress in softly draping satin with a V-shaped neckline at the front and frill-trimmed shoulder straps. Partially open back with a wide, smocked panel, a seam at the waist with narrow elastication at the back, and a gathered seam below the hips for added width. Straight-cut hem with a high slit at one side of the front.</text:p>
          </table:table-cell>
          <table:table-cell office:value-type="string" calcext:value-type="string">
            <text:p>Long</text:p>
          </table:table-cell>
          <table:table-cell office:value-type="string" calcext:value-type="string">
            <text:p>Sleeveless</text:p>
          </table:table-cell>
          <table:table-cell office:value-type="string" calcext:value-type="string">
            <text:p>Regular fit</text:p>
          </table:table-cell>
          <table:table-cell office:value-type="string" calcext:value-type="string">
            <text:p>['Open back', 'Slit', 'Smocking']</text:p>
          </table:table-cell>
          <table:table-cell office:value-type="string" calcext:value-type="string">
            <text:p>V-neck</text:p>
          </table:table-cell>
          <table:table-cell office:value-type="string" calcext:value-type="string">
            <text:p>['Black/Yellow/Pink/Purple/Green', 'Floral']</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4720004.html</text:p>
          </table:table-cell>
          <table:table-cell office:value-type="string" calcext:value-type="string">
            <text:p>[]</text:p>
          </table:table-cell>
          <table:table-cell office:value-type="string" calcext:value-type="string">
            <text:p>Calf-length, fitted dress in a soft rib knit with a sweetheart neckline, short sleeves and a straight hem with a slit at each side. Raw edges around the sleeves and hem.</text:p>
          </table:table-cell>
          <table:table-cell office:value-type="string" calcext:value-type="string">
            <text:p>Midi</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lit']</text:p>
          </table:table-cell>
          <table:table-cell office:value-type="string" calcext:value-type="string">
            <text:p>Sweetheart neckline</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30.0 cm (Size M/T)', 'Back: Length: 118.0 cm (Size M/T)', 'Sleeve: Length: 19.0 cm (Size M/T)']</text:p>
          </table:table-cell>
          <table:table-cell table:number-columns-repeated="25"/>
        </table:table-row>
        <table:table-row table:style-name="ro1">
          <table:table-cell office:value-type="string" calcext:value-type="string">
            <text:p>https://www2.hm.com/en_in/productpage.1147246001.html</text:p>
          </table:table-cell>
          <table:table-cell office:value-type="string" calcext:value-type="string">
            <text:p>[]</text:p>
          </table:table-cell>
          <table:table-cell office:value-type="string" calcext:value-type="string">
            <text:p>Short dress in a crêpe weave with a V-shaped neckline and cap sleeves. Wrapover front with ties, one of which is concealed and wraps around the waist, threads through the front and ties with the other at one side of the waist. Fitted bodice and a gently flared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Light blue/Dark blue', 'Floral']</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10.6 cm (Size M/T)', 'Shoulder: Width: 40.0 cm (Size M/T)', 'Back: Length: 86.6 cm (Size M/T)']</text:p>
          </table:table-cell>
          <table:table-cell table:number-columns-repeated="7"/>
          <table:table-cell office:value-type="string" calcext:value-type="string">
            <text:p>Cap sleeve</text:p>
          </table:table-cell>
          <table:table-cell table:number-columns-repeated="17"/>
        </table:table-row>
        <table:table-row table:style-name="ro1">
          <table:table-cell office:value-type="string" calcext:value-type="string">
            <text:p>https://www2.hm.com/en_in/productpage.1182216001.html</text:p>
          </table:table-cell>
          <table:table-cell office:value-type="string" calcext:value-type="string">
            <text:p>['Jersey']</text:p>
          </table:table-cell>
          <table:table-cell office:value-type="string" calcext:value-type="string">
            <text:p>Calf-length, fitted one-shoulder dress in shiny jersey. Wide shoulder strap, covered elastication around the armhole and an elasticated seam at the front creating a draped silhouette. High slit at the front. Lined at the top.</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 'One-shoulder', 'Slit']</text:p>
          </table:table-cell>
          <table:table-cell/>
          <table:table-cell office:value-type="string" calcext:value-type="string">
            <text:p>['Olive green',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Turkey</text:p>
          </table:table-cell>
          <table:table-cell office:value-type="string" calcext:value-type="string">
            <text:p>Dress</text:p>
          </table:table-cell>
          <table:table-cell office:value-type="string" calcext:value-type="string">
            <text:p>['Width: 39 cm', 'Length: 1.13 m']</text:p>
          </table:table-cell>
          <table:table-cell office:value-type="string" calcext:value-type="string">
            <text:p>['Width: 43 cm', 'Length: 1.14 m']</text:p>
          </table:table-cell>
          <table:table-cell office:value-type="string" calcext:value-type="string">
            <text:p>['Width: 46 cm', 'Length: 1.14 m']</text:p>
          </table:table-cell>
          <table:table-cell office:value-type="string" calcext:value-type="string">
            <text:p>['Width: 49 cm', 'Length: 1.13 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8045003.html</text:p>
          </table:table-cell>
          <table:table-cell office:value-type="string" calcext:value-type="string">
            <text:p>[]</text:p>
          </table:table-cell>
          <table:table-cell office:value-type="string" calcext:value-type="string">
            <text:p>Long dress in a sheer weave with a deep V-neckline at the front and back. Wide, gathered shoulder straps with long ties that can be tied in a bow at the top. Narrow elastication at the waist and a flared, flowy skirt. Lined.</text:p>
          </table:table-cell>
          <table:table-cell office:value-type="string" calcext:value-type="string">
            <text:p>Long</text:p>
          </table:table-cell>
          <table:table-cell office:value-type="string" calcext:value-type="string">
            <text:p>Sleeveless</text:p>
          </table:table-cell>
          <table:table-cell office:value-type="string" calcext:value-type="string">
            <text:p>Regular fit</text:p>
          </table:table-cell>
          <table:table-cell office:value-type="string" calcext:value-type="string">
            <text:p>Plunge back</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42.5 cm (Size 40T)</text:p>
          </table:table-cell>
          <table:table-cell office:value-type="string" calcext:value-type="string">
            <text:p>['Width: 89 cm', 'Length: 1.12 m']</text:p>
          </table:table-cell>
          <table:table-cell office:value-type="string" calcext:value-type="string">
            <text:p>['Width: 93 cm', 'Length: 1.13 m']</text:p>
          </table:table-cell>
          <table:table-cell office:value-type="string" calcext:value-type="string">
            <text:p>['Width: 97 cm', 'Length: 1.13 m']</text:p>
          </table:table-cell>
          <table:table-cell office:value-type="string" calcext:value-type="string">
            <text:p>['Width: 1.01 m', 'Length: 1.14 m']</text:p>
          </table:table-cell>
          <table:table-cell office:value-type="string" calcext:value-type="string">
            <text:p>['Width: 1.05 m', 'Length: 1.14 m']</text:p>
          </table:table-cell>
          <table:table-cell office:value-type="string" calcext:value-type="string">
            <text:p>['Width: 1.13 m', 'Length: 1.14 m']</text:p>
          </table:table-cell>
          <table:table-cell office:value-type="string" calcext:value-type="string">
            <text:p>['Width: 1.17 m', 'Length: 1.14 m']</text:p>
          </table:table-cell>
          <table:table-cell table:number-columns-repeated="18"/>
        </table:table-row>
        <table:table-row table:style-name="ro1">
          <table:table-cell office:value-type="string" calcext:value-type="string">
            <text:p>https://www2.hm.com/en_in/productpage.1154744002.html</text:p>
          </table:table-cell>
          <table:table-cell office:value-type="string" calcext:value-type="string">
            <text:p>[]</text:p>
          </table:table-cell>
          <table:table-cell office:value-type="string" calcext:value-type="string">
            <text:p>Short dress in a textured weave with a decorative knot detail at the centre of the bust. Loose fit with a V-shaped neckline, gently dropped shoulders, long, wide sleeves with wide cuffs, and a gently flared skir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table:table-cell office:value-type="string" calcext:value-type="string">
            <text:p>V-neck</text:p>
          </table:table-cell>
          <table:table-cell office:value-type="string" calcext:value-type="string">
            <text:p>['Pin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5.6 cm (Size M/T)', 'Back: Length: 85.5 cm (Size M/T)']</text:p>
          </table:table-cell>
          <table:table-cell table:number-columns-repeated="25"/>
        </table:table-row>
        <table:table-row table:style-name="ro1">
          <table:table-cell office:value-type="string" calcext:value-type="string">
            <text:p>https://www2.hm.com/en_in/productpage.1171273001.html</text:p>
          </table:table-cell>
          <table:table-cell office:value-type="string" calcext:value-type="string">
            <text:p>['Satin']</text:p>
          </table:table-cell>
          <table:table-cell office:value-type="string" calcext:value-type="string">
            <text:p>Short dress in softly draping satin with a fitted bodice and a gently flared skirt with insets. Deep V-neckline, double-layered cups and narrow, rhinestone chain shoulder straps. Concealed zip at one side.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trappy dress</text:p>
          </table:table-cell>
          <table:table-cell office:value-type="string" calcext:value-type="string">
            <text:p>['Deep neckline', 'V-neck']</text:p>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7534012.html</text:p>
          </table:table-cell>
          <table:table-cell office:value-type="string" calcext:value-type="string">
            <text:p>['Satin']</text:p>
          </table:table-cell>
          <table:table-cell office:value-type="string" calcext:value-type="string">
            <text:p>Short dress in softly draping satin. V-neck and a wrapover front with ties at one side and narrow, concealed ties at the other. Dropped shoulders and long, wide sleeves. Gathered seam at the waist with narrow elastication at the back that creates a draped effect.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office:value-type="string" calcext:value-type="string">
            <text:p>['Draped', 'Wrapover']</text:p>
          </table:table-cell>
          <table:table-cell office:value-type="string" calcext:value-type="string">
            <text:p>V-neck</text:p>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0.6 cm (Size M/T)', 'Back: Length: 89.8 cm (Size M/T)', 'Shoulder: Width: 48.2 cm (Size M/T)']</text:p>
          </table:table-cell>
          <table:table-cell table:number-columns-repeated="25"/>
        </table:table-row>
        <table:table-row table:style-name="ro1">
          <table:table-cell office:value-type="string" calcext:value-type="string">
            <text:p>https://www2.hm.com/en_in/productpage.1171635001.html</text:p>
          </table:table-cell>
          <table:table-cell office:value-type="string" calcext:value-type="string">
            <text:p>['Cotton', 'Jersey']</text:p>
          </table:table-cell>
          <table:table-cell office:value-type="string" calcext:value-type="string">
            <text:p>Calf-length dress in ribbed jersey with a narrow trim around the neckline and armholes. Wide shoulder straps and a deep, round neckline that is deeper at the back.</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Plunge back</text:p>
          </table:table-cell>
          <table:table-cell office:value-type="string" calcext:value-type="string">
            <text:p>['Deep neckline', 'Round neck']</text:p>
          </table:table-cell>
          <table:table-cell office:value-type="string" calcext:value-type="string">
            <text:p>['Black/White', 'Striped']</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70 cm', 'Length: 1.17 m']</text:p>
          </table:table-cell>
          <table:table-cell office:value-type="string" calcext:value-type="string">
            <text:p>['Width: 78 cm', 'Length: 1.18 m']</text:p>
          </table:table-cell>
          <table:table-cell office:value-type="string" calcext:value-type="string">
            <text:p>['Width: 86 cm', 'Length: 1.19 m']</text:p>
          </table:table-cell>
          <table:table-cell office:value-type="string" calcext:value-type="string">
            <text:p>['Width: 94 cm', 'Length: 1.20 m']</text:p>
          </table:table-cell>
          <table:table-cell office:value-type="string" calcext:value-type="string">
            <text:p>['Width: 1.056 m', 'Length: 1.2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3454006.html</text:p>
          </table:table-cell>
          <table:table-cell office:value-type="string" calcext:value-type="string">
            <text:p>['Cotton', 'Jersey']</text:p>
          </table:table-cell>
          <table:table-cell office:value-type="string" calcext:value-type="string">
            <text:p>Long, fitted dress in soft cotton jersey with a deep, round neckline, narrow shoulder straps and a straight-cut hem.</text:p>
          </table:table-cell>
          <table:table-cell office:value-type="string" calcext:value-type="string">
            <text:p>Long</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Strappy dress']</text:p>
          </table:table-cell>
          <table:table-cell office:value-type="string" calcext:value-type="string">
            <text:p>Deep neckline</text:p>
          </table:table-cell>
          <table:table-cell office:value-type="string" calcext:value-type="string">
            <text:p>['Light grey marl',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65 cm', 'Length: 1.21 m']</text:p>
          </table:table-cell>
          <table:table-cell office:value-type="string" calcext:value-type="string">
            <text:p>['Width: 73 cm', 'Length: 1.22 m']</text:p>
          </table:table-cell>
          <table:table-cell office:value-type="string" calcext:value-type="string">
            <text:p>['Width: 79 cm', 'Length: 1.23 m']</text:p>
          </table:table-cell>
          <table:table-cell office:value-type="string" calcext:value-type="string">
            <text:p>['Width: 85 cm', 'Length: 1.24 m']</text:p>
          </table:table-cell>
          <table:table-cell office:value-type="string" calcext:value-type="string">
            <text:p>['Width: 95 cm', 'Length: 1.2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4.0 cm (Size M/T)</text:p>
          </table:table-cell>
          <table:table-cell table:number-columns-repeated="8"/>
          <table:table-cell office:value-type="string" calcext:value-type="string">
            <text:p>['Width: 61 cm', 'Length: 1.20 m']</text:p>
          </table:table-cell>
          <table:table-cell table:number-columns-repeated="16"/>
        </table:table-row>
        <table:table-row table:style-name="ro1">
          <table:table-cell office:value-type="string" calcext:value-type="string">
            <text:p>https://www2.hm.com/en_in/productpage.1173670002.html</text:p>
          </table:table-cell>
          <table:table-cell office:value-type="string" calcext:value-type="string">
            <text:p>['Satin']</text:p>
          </table:table-cell>
          <table:table-cell office:value-type="string" calcext:value-type="string">
            <text:p>Calf-length dress in softly draping satin with asymmetric lace inserts and adjustable spaghetti shoulder straps. Concealed zip and a hook-and-eye fastening at one side.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lip dress', 'Strappy dress']</text:p>
          </table:table-cell>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4,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8 cm', 'Length: 99 cm']</text:p>
          </table:table-cell>
          <table:table-cell office:value-type="string" calcext:value-type="string">
            <text:p>['Width: 82 cm', 'Length: 99 cm']</text:p>
          </table:table-cell>
          <table:table-cell office:value-type="string" calcext:value-type="string">
            <text:p>['Width: 86 cm', 'Length: 99 cm']</text:p>
          </table:table-cell>
          <table:table-cell office:value-type="string" calcext:value-type="string">
            <text:p>['Width: 90 cm', 'Length: 99 cm']</text:p>
          </table:table-cell>
          <table:table-cell office:value-type="string" calcext:value-type="string">
            <text:p>['Width: 94 cm', 'Length: 99 cm']</text:p>
          </table:table-cell>
          <table:table-cell office:value-type="string" calcext:value-type="string">
            <text:p>['Width: 1.02 m', 'Length: 99 cm']</text:p>
          </table:table-cell>
          <table:table-cell office:value-type="string" calcext:value-type="string">
            <text:p>['Width: 1.06 m', 'Length: 99 cm']</text:p>
          </table:table-cell>
          <table:table-cell table:number-columns-repeated="6"/>
          <table:table-cell office:value-type="string" calcext:value-type="string">
            <text:p>['Width: 98 cm', 'Length: 99 cm']</text:p>
          </table:table-cell>
          <table:table-cell table:number-columns-repeated="11"/>
        </table:table-row>
        <table:table-row table:style-name="ro1">
          <table:table-cell office:value-type="string" calcext:value-type="string">
            <text:p>https://www2.hm.com/en_in/productpage.1178554002.html</text:p>
          </table:table-cell>
          <table:table-cell office:value-type="string" calcext:value-type="string">
            <text:p>[]</text:p>
          </table:table-cell>
          <table:table-cell office:value-type="string" calcext:value-type="string">
            <text:p>Calf-length, fitted dress in softly draping satin with a lace-trimmed sweetheart neckline and adjustable spaghetti shoulder straps. Straight-cut hem with a slit at the back.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Slip dress', 'Slit', 'Strappy dress']</text:p>
          </table:table-cell>
          <table:table-cell office:value-type="string" calcext:value-type="string">
            <text:p>Sweetheart necklin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92 cm']</text:p>
          </table:table-cell>
          <table:table-cell office:value-type="string" calcext:value-type="string">
            <text:p>['Width: 86 cm', 'Length: 92 cm']</text:p>
          </table:table-cell>
          <table:table-cell office:value-type="string" calcext:value-type="string">
            <text:p>['Width: 92 cm', 'Length: 93 cm']</text:p>
          </table:table-cell>
          <table:table-cell office:value-type="string" calcext:value-type="string">
            <text:p>['Width: 99 cm', 'Length: 92 cm']</text:p>
          </table:table-cell>
          <table:table-cell office:value-type="string" calcext:value-type="string">
            <text:p>['Width: 1.09 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7.4 cm (Size M/T)</text:p>
          </table:table-cell>
          <table:table-cell table:number-columns-repeated="25"/>
        </table:table-row>
        <table:table-row table:style-name="ro1">
          <table:table-cell office:value-type="string" calcext:value-type="string">
            <text:p>https://www2.hm.com/en_in/productpage.1153095003.html</text:p>
          </table:table-cell>
          <table:table-cell office:value-type="string" calcext:value-type="string">
            <text:p>['Lace']</text:p>
          </table:table-cell>
          <table:table-cell office:value-type="string" calcext:value-type="string">
            <text:p>Calf-length dress in lace with double spaghetti shoulder straps that cross at the back. Fitted bodice with a V-shaped neckline, a concealed zip at the side and a seam at the waist. Gently flared skirt. Jersey lining.</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V-neck</text:p>
          </table:table-cell>
          <table:table-cell office:value-type="string" calcext:value-type="string">
            <text:p>['Navy blue', 'Solid colour']</text:p>
          </table:table-cell>
          <table:table-cell office:value-type="string" calcext:value-type="string">
            <text:p>MODERN CLASSIC</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75 cm (Size 40T)</text:p>
          </table:table-cell>
          <table:table-cell table:number-columns-repeated="25"/>
        </table:table-row>
        <table:table-row table:style-name="ro1">
          <table:table-cell office:value-type="string" calcext:value-type="string">
            <text:p>https://www2.hm.com/en_in/productpage.1144982003.html</text:p>
          </table:table-cell>
          <table:table-cell office:value-type="string" calcext:value-type="string">
            <text:p>[]</text:p>
          </table:table-cell>
          <table:table-cell office:value-type="string" calcext:value-type="string">
            <text:p>Calf-length dress in woven fabric with a fitted, smocked bodice, sweetheart neckline and long balloon sleeves. Narrow elastication around the neckline, over the shoulders and at the cuffs. Gently flared skir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Slim fit</text:p>
          </table:table-cell>
          <table:table-cell office:value-type="string" calcext:value-type="string">
            <text:p>Smocking</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3.5 cm (Size M/T)', 'Sleeve: Length: 66.4 cm (Size M/T)']</text:p>
          </table:table-cell>
          <table:table-cell table:number-columns-repeated="7"/>
          <table:table-cell office:value-type="string" calcext:value-type="string">
            <text:p>Balloon sleeve</text:p>
          </table:table-cell>
          <table:table-cell table:number-columns-repeated="17"/>
        </table:table-row>
        <table:table-row table:style-name="ro2">
          <table:table-cell office:value-type="string" calcext:value-type="string">
            <text:p>https://www2.hm.com/en_in/productpage.1139049003.html</text:p>
          </table:table-cell>
          <table:table-cell office:value-type="string" calcext:value-type="string">
            <text:p>['Cotton']</text:p>
          </table:table-cell>
          <table:table-cell office:value-type="string" calcext:value-type="string">
            <text:p>Knee-length dress in a crinkled cotton weave with a round neckline and an elasticated open section at the back with narrow, horizontal ties. Short butterfly sleeves, smocking at the waist and a gently flared skirt.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Open back', 'Smocking']</text:p>
          </table:table-cell>
          <table:table-cell office:value-type="string" calcext:value-type="string">
            <text:p>Round neck</text:p>
          </table:table-cell>
          <table:table-cell office:value-type="string" calcext:value-type="string">
            <text:p>['Pink', 'Solid colour']</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GLOBAL MODE AND ACCESSORIES PVT. LTD.</text:p>
            <text:p>D 34, Sector 63,, 201301, Noida</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9.0 cm (Size M/T)', 'Sleeve: Length: 21.5 cm (Size M/T)']</text:p>
          </table:table-cell>
          <table:table-cell table:number-columns-repeated="7"/>
          <table:table-cell office:value-type="string" calcext:value-type="string">
            <text:p>Butterfly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54667006.html</text:p>
          </table:table-cell>
          <table:table-cell office:value-type="string" calcext:value-type="string">
            <text:p>['Jersey']</text:p>
          </table:table-cell>
          <table:table-cell office:value-type="string" calcext:value-type="string">
            <text:p>Knee-length, sleeveless dress in jersey with narrow, adjustable shoulder straps, a smocked, frill-trimmed bodice and a gently flared skirt.</text:p>
          </table:table-cell>
          <table:table-cell office:value-type="string" calcext:value-type="string">
            <text:p>Knee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 'Strappy dress']</text:p>
          </table:table-cell>
          <table:table-cell office:value-type="string" calcext:value-type="string">
            <text:p>Square neckline</text:p>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2 cm', 'Length: 92 cm']</text:p>
          </table:table-cell>
          <table:table-cell office:value-type="string" calcext:value-type="string">
            <text:p>['Width: 60 cm', 'Length: 93 cm']</text:p>
          </table:table-cell>
          <table:table-cell office:value-type="string" calcext:value-type="string">
            <text:p>['Width: 66 cm', 'Length: 94 cm']</text:p>
          </table:table-cell>
          <table:table-cell office:value-type="string" calcext:value-type="string">
            <text:p>['Width: 72 cm', 'Length: 95 cm']</text:p>
          </table:table-cell>
          <table:table-cell office:value-type="string" calcext:value-type="string">
            <text:p>['Width: 78 c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8.5 cm (Size M/T)</text:p>
          </table:table-cell>
          <table:table-cell table:number-columns-repeated="10"/>
          <table:table-cell office:value-type="string" calcext:value-type="string">
            <text:p>['Width: 84 cm', 'Length: 98 cm']</text:p>
          </table:table-cell>
          <table:table-cell table:number-columns-repeated="5"/>
          <table:table-cell office:value-type="string" calcext:value-type="string">
            <text:p>['Width: 90 cm', 'Length: 99 cm']</text:p>
          </table:table-cell>
          <table:table-cell office:value-type="string" calcext:value-type="string">
            <text:p>['Width: 96 cm', 'Length: 1.01 m']</text:p>
          </table:table-cell>
          <table:table-cell table:number-columns-repeated="7"/>
        </table:table-row>
        <table:table-row table:style-name="ro2">
          <table:table-cell office:value-type="string" calcext:value-type="string">
            <text:p>https://www2.hm.com/en_in/productpage.0942075013.html</text:p>
          </table:table-cell>
          <table:table-cell office:value-type="string" calcext:value-type="string">
            <text:p>[]</text:p>
          </table:table-cell>
          <table:table-cell office:value-type="string" calcext:value-type="string">
            <text:p>Calf-length dress in a viscose weave with a collar, V-neck and short sleeves. Seam with a tie belt at the waist, concealed elastication at the back, and a flared skirt with a rounded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PARAMOUNT PRODUCTS PVT LTD</text:p>
            <text:p>A-55, OKHLA INDUSTRIAL AREA,,  PHASE-II, , NEW DELHI, 110020, NEW DELHI</text:p>
          </table:table-cell>
          <table:table-cell office:value-type="string" calcext:value-type="string">
            <text:p>02-2023</text:p>
          </table:table-cell>
          <table:table-cell office:value-type="string" calcext:value-type="string">
            <text:p>03-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3.0 cm (Size M/T)</text:p>
          </table:table-cell>
          <table:table-cell table:number-columns-repeated="9"/>
          <table:table-cell office:value-type="string" calcext:value-type="string">
            <text:p>Turn-down collar</text:p>
          </table:table-cell>
          <table:table-cell/>
          <table:table-cell table:number-columns-repeated="2" office:value-type="string" calcext:value-type="string">
            <text:p>H&amp;M Hennes &amp; Mauritz Retail Pvt. Ltd. A-wing, D-3, 2nd Floor District Centre Saket New Delhi -110017 India</text:p>
          </table:table-cell>
          <table:table-cell table:number-columns-repeated="12"/>
        </table:table-row>
        <table:table-row table:style-name="ro1">
          <table:table-cell office:value-type="string" calcext:value-type="string">
            <text:p>https://www2.hm.com/en_in/productpage.1140070002.html</text:p>
          </table:table-cell>
          <table:table-cell office:value-type="string" calcext:value-type="string">
            <text:p>['Jersey']</text:p>
          </table:table-cell>
          <table:table-cell office:value-type="string" calcext:value-type="string">
            <text:p>Short dress in crinkled jersey with a fitted bodice and narrow shoulder straps. V-shaped neckline with a drawstring that crosses at the back and ties at the front. Seam at the waist and a flared skir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Keyhole', 'Strappy dress']</text:p>
          </table:table-cell>
          <table:table-cell office:value-type="string" calcext:value-type="string">
            <text:p>V-neck</text:p>
          </table:table-cell>
          <table:table-cell office:value-type="string" calcext:value-type="string">
            <text:p>['Cream/Blue/Green', 'Floral']</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1.6 cm (Size M/T)</text:p>
          </table:table-cell>
          <table:table-cell table:number-columns-repeated="25"/>
        </table:table-row>
        <table:table-row table:style-name="ro1">
          <table:table-cell office:value-type="string" calcext:value-type="string">
            <text:p>https://www2.hm.com/en_in/productpage.1182655004.html</text:p>
          </table:table-cell>
          <table:table-cell office:value-type="string" calcext:value-type="string">
            <text:p>[]</text:p>
          </table:table-cell>
          <table:table-cell office:value-type="string" calcext:value-type="string">
            <text:p>Ankle-length, fitted dress in a viscose weave with spaghetti shoulder straps and a deep V-neckline at the front and back. Asymmetric hem and a rounded seam in the skirt creating a draped effect. Unlined.</text:p>
          </table:table-cell>
          <table:table-cell office:value-type="string" calcext:value-type="string">
            <text:p>Long</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 'Plunge back', 'Slip dress', 'Strappy dress']</text:p>
          </table:table-cell>
          <table:table-cell office:value-type="string" calcext:value-type="string">
            <text:p>['Deep neckline', 'V-neck']</text:p>
          </table:table-cell>
          <table:table-cell office:value-type="string" calcext:value-type="string">
            <text:p>['Light greige', 'Patterned']</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4 cm', 'Length: 1.47 m']</text:p>
          </table:table-cell>
          <table:table-cell office:value-type="string" calcext:value-type="string">
            <text:p>['Width: 92 cm', 'Length: 1.47 m']</text:p>
          </table:table-cell>
          <table:table-cell office:value-type="string" calcext:value-type="string">
            <text:p>['Width: 99 cm', 'Length: 1.48 m']</text:p>
          </table:table-cell>
          <table:table-cell office:value-type="string" calcext:value-type="string">
            <text:p>['Width: 1.07 m', 'Length: 1.48 m']</text:p>
          </table:table-cell>
          <table:table-cell office:value-type="string" calcext:value-type="string">
            <text:p>['Width: 99 cm', 'Length: 1.4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0209003.html</text:p>
          </table:table-cell>
          <table:table-cell office:value-type="string" calcext:value-type="string">
            <text:p>[]</text:p>
          </table:table-cell>
          <table:table-cell office:value-type="string" calcext:value-type="string">
            <text:p>Short dress in woven fabric with a collar, buttons down the front and a double-layered skirt with wide ties at the front. Gently dropped shoulders and long sleeves with a slit and button at the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 'Slit']</text:p>
          </table:table-cell>
          <table:table-cell/>
          <table:table-cell office:value-type="string" calcext:value-type="string">
            <text:p>['Green', 'Crocodile-patterned']</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Turkey</text:p>
          </table:table-cell>
          <table:table-cell office:value-type="string" calcext:value-type="string">
            <text:p>Dress</text:p>
          </table:table-cell>
          <table:table-cell office:value-type="string" calcext:value-type="string">
            <text:p>['Width: 97 cm', 'Length: 86 cm']</text:p>
          </table:table-cell>
          <table:table-cell office:value-type="string" calcext:value-type="string">
            <text:p>['Width: 1.05 m', 'Length: 87 cm']</text:p>
          </table:table-cell>
          <table:table-cell office:value-type="string" calcext:value-type="string">
            <text:p>['Width: 1.13 m', 'Length: 88 cm']</text:p>
          </table:table-cell>
          <table:table-cell office:value-type="string" calcext:value-type="string">
            <text:p>['Width: 1.21 m', 'Length: 89 cm']</text:p>
          </table:table-cell>
          <table:table-cell office:value-type="string" calcext:value-type="string">
            <text:p>['Width: 1.33 m', 'Length: 9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4 cm (Size M/T)', 'Shoulder: Width: 45.5 cm (Size M/T)', 'Back: Length: 91.0 cm (Size M/T)']</text:p>
          </table:table-cell>
          <table:table-cell table:number-columns-repeated="9"/>
          <table:table-cell office:value-type="string" calcext:value-type="string">
            <text:p>Turn-down collar</text:p>
          </table:table-cell>
          <table:table-cell table:number-columns-repeated="15"/>
        </table:table-row>
        <table:table-row table:style-name="ro2">
          <table:table-cell office:value-type="string" calcext:value-type="string">
            <text:p>https://www2.hm.com/en_in/productpage.1179949002.html</text:p>
          </table:table-cell>
          <table:table-cell office:value-type="string" calcext:value-type="string">
            <text:p>['Cotton']</text:p>
          </table:table-cell>
          <table:table-cell office:value-type="string" calcext:value-type="string">
            <text:p>Calf-length dress in textured, double-weave cotton. Loose fit with a round neckline and a V-shaped opening with narrow ties at the top. Long, voluminous balloon sleeves in a raglan cut with narrow, buttoned cuffs. Narrow drawstrings at the waist that ties at the side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Keyhole</text:p>
          </table:table-cell>
          <table:table-cell office:value-type="string" calcext:value-type="string">
            <text:p>['Round neck', 'V-neck']</text:p>
          </table:table-cell>
          <table:table-cell office:value-type="string" calcext:value-type="string">
            <text:p>['Light blue', 'Solid colour']</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9 cm', 'Length: 1.11 m']</text:p>
          </table:table-cell>
          <table:table-cell office:value-type="string" calcext:value-type="string">
            <text:p>['Width: 1.06 m', 'Length: 1.11 m']</text:p>
          </table:table-cell>
          <table:table-cell office:value-type="string" calcext:value-type="string">
            <text:p>['Width: 1.13 m', 'Length: 1.12 m']</text:p>
          </table:table-cell>
          <table:table-cell office:value-type="string" calcext:value-type="string">
            <text:p>['Width: 1.20 m', 'Length: 1.12 m']</text:p>
          </table:table-cell>
          <table:table-cell office:value-type="string" calcext:value-type="string">
            <text:p>['Width: 1.31 m', 'Length: 1.13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8.4 cm (Size M/T)', 'Sleeve: Length: 69.0 cm (Size M/T)']</text:p>
          </table:table-cell>
          <table:table-cell table:number-columns-repeated="7"/>
          <table:table-cell office:value-type="string" calcext:value-type="string">
            <text:p>['Balloon sleeve', 'Ragla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82666002.html</text:p>
          </table:table-cell>
          <table:table-cell office:value-type="string" calcext:value-type="string">
            <text:p>[]</text:p>
          </table:table-cell>
          <table:table-cell office:value-type="string" calcext:value-type="string">
            <text:p>Calf-length, fitted dress in a crinkled weave with a sweetheart neckline and narrow, adjustable shoulder straps. Open section at the back with covered elastication at the top and a concealed zip at one side. Straight-cut hem with a high slit at the front. Lined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Open back', 'Slip dress', 'Slit', 'Strappy dress']</text:p>
          </table:table-cell>
          <table:table-cell office:value-type="string" calcext:value-type="string">
            <text:p>Sweetheart neckline</text:p>
          </table:table-cell>
          <table:table-cell office:value-type="string" calcext:value-type="string">
            <text:p>['Lime green',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86 cm']</text:p>
          </table:table-cell>
          <table:table-cell office:value-type="string" calcext:value-type="string">
            <text:p>['Width: 74 cm', 'Length: 87 cm']</text:p>
          </table:table-cell>
          <table:table-cell office:value-type="string" calcext:value-type="string">
            <text:p>['Width: 82 cm', 'Length: 88 cm']</text:p>
          </table:table-cell>
          <table:table-cell office:value-type="string" calcext:value-type="string">
            <text:p>['Width: 91 cm', 'Length: 89 cm']</text:p>
          </table:table-cell>
          <table:table-cell office:value-type="string" calcext:value-type="string">
            <text:p>['Width: 1.02 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0.1 cm (Size M/T)</text:p>
          </table:table-cell>
          <table:table-cell table:number-columns-repeated="25"/>
        </table:table-row>
        <table:table-row table:style-name="ro1">
          <table:table-cell office:value-type="string" calcext:value-type="string">
            <text:p>https://www2.hm.com/en_in/productpage.0979874001.html</text:p>
          </table:table-cell>
          <table:table-cell office:value-type="string" calcext:value-type="string">
            <text:p>['French Terry']</text:p>
          </table:table-cell>
          <table:table-cell office:value-type="string" calcext:value-type="string">
            <text:p>Short dress in sweatshirt fabric made from a cotton blend. Relaxed fit with dropped shoulders, long sleeves and ribbing around the necklin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Jumper dress</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4 m', 'Length: 81 cm']</text:p>
          </table:table-cell>
          <table:table-cell office:value-type="string" calcext:value-type="string">
            <text:p>['Width: 1.12 m', 'Length: 83 cm']</text:p>
          </table:table-cell>
          <table:table-cell office:value-type="string" calcext:value-type="string">
            <text:p>['Width: 1.20 m', 'Length: 84 cm']</text:p>
          </table:table-cell>
          <table:table-cell office:value-type="string" calcext:value-type="string">
            <text:p>['Width: 1.28 m', 'Length: 86 cm']</text:p>
          </table:table-cell>
          <table:table-cell office:value-type="string" calcext:value-type="string">
            <text:p>['Width: 1.40 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1.4 cm (Size M/T)', 'Sleeve: Length: 61.4 cm (Size M/T)']</text:p>
          </table:table-cell>
          <table:table-cell table:number-columns-repeated="8"/>
          <table:table-cell office:value-type="string" calcext:value-type="string">
            <text:p>['Width: 100 cm', 'Length: 80 cm']</text:p>
          </table:table-cell>
          <table:table-cell table:number-columns-repeated="16"/>
        </table:table-row>
        <table:table-row table:style-name="ro1">
          <table:table-cell office:value-type="string" calcext:value-type="string">
            <text:p>https://www2.hm.com/en_in/productpage.1146415007.html</text:p>
          </table:table-cell>
          <table:table-cell office:value-type="string" calcext:value-type="string">
            <text:p>['Jersey']</text:p>
          </table:table-cell>
          <table:table-cell office:value-type="string" calcext:value-type="string">
            <text:p>Calf-length, sleeveless dress in pleated jersey with a V-shaped neckline at the front and back. A-line silhouette with a detachable spaghetti tie belt at the waist and a raw-edge hem. Lined.</text:p>
          </table:table-cell>
          <table:table-cell office:value-type="string" calcext:value-type="string">
            <text:p>Midi</text:p>
          </table:table-cell>
          <table:table-cell office:value-type="string" calcext:value-type="string">
            <text:p>Sleeveless</text:p>
          </table:table-cell>
          <table:table-cell office:value-type="string" calcext:value-type="string">
            <text:p>Relaxed fit</text:p>
          </table:table-cell>
          <table:table-cell office:value-type="string" calcext:value-type="string">
            <text:p>A-line</text:p>
          </table:table-cell>
          <table:table-cell office:value-type="string" calcext:value-type="string">
            <text:p>V-neck</text:p>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8 cm', 'Length: 1.20 m']</text:p>
          </table:table-cell>
          <table:table-cell office:value-type="string" calcext:value-type="string">
            <text:p>['Width: 96 cm', 'Length: 1.20 m']</text:p>
          </table:table-cell>
          <table:table-cell office:value-type="string" calcext:value-type="string">
            <text:p>['Width: 1.04 m', 'Length: 1.20 m']</text:p>
          </table:table-cell>
          <table:table-cell office:value-type="string" calcext:value-type="string">
            <text:p>['Width: 1.12 m', 'Length: 1.20 m']</text:p>
          </table:table-cell>
          <table:table-cell office:value-type="string" calcext:value-type="string">
            <text:p>['Width: 1.24 m', 'Length: 1.2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1709002.html</text:p>
          </table:table-cell>
          <table:table-cell office:value-type="string" calcext:value-type="string">
            <text:p>['Jersey']</text:p>
          </table:table-cell>
          <table:table-cell office:value-type="string" calcext:value-type="string">
            <text:p>Calf-length, fitted dress in textured jersey with a round neckline, extra-long sleeves and a gently flared skirt. Overlocked edges at the cuffs and hem.</text:p>
          </table:table-cell>
          <table:table-cell office:value-type="string" calcext:value-type="string">
            <text:p>Midi</text:p>
          </table:table-cell>
          <table:table-cell office:value-type="string" calcext:value-type="string">
            <text:p>Extra long sleeve</text:p>
          </table:table-cell>
          <table:table-cell office:value-type="string" calcext:value-type="string">
            <text:p>Fitted</text:p>
          </table:table-cell>
          <table:table-cell/>
          <table:table-cell office:value-type="string" calcext:value-type="string">
            <text:p>Round neck</text:p>
          </table:table-cell>
          <table:table-cell office:value-type="string" calcext:value-type="string">
            <text:p>['Dark khaki green',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1.15 m']</text:p>
          </table:table-cell>
          <table:table-cell office:value-type="string" calcext:value-type="string">
            <text:p>['Width: 78 cm', 'Length: 1.16 m']</text:p>
          </table:table-cell>
          <table:table-cell office:value-type="string" calcext:value-type="string">
            <text:p>['Width: 84 cm', 'Length: 1.17 m']</text:p>
          </table:table-cell>
          <table:table-cell office:value-type="string" calcext:value-type="string">
            <text:p>['Width: 90 cm', 'Length: 1.18 m']</text:p>
          </table:table-cell>
          <table:table-cell office:value-type="string" calcext:value-type="string">
            <text:p>['Width: 100 cm', 'Length: 1.1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94248012.html</text:p>
          </table:table-cell>
          <table:table-cell office:value-type="string" calcext:value-type="string">
            <text:p>['Twill']</text:p>
          </table:table-cell>
          <table:table-cell office:value-type="string" calcext:value-type="string">
            <text:p>Short, double-breasted blazer dress in twill with wide peak lapels, buttons at the front, long sleeves with buttoned cuffs and a straight-cut hem.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Blazer dress', 'Double-breasted']</text:p>
          </table:table-cell>
          <table:table-cell/>
          <table:table-cell office:value-type="string" calcext:value-type="string">
            <text:p>['Cream/Black', 'Pinstriped']</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6 cm (Size M/T)', 'Sleeve: Length: 61.6 cm (Size M/T)']</text:p>
          </table:table-cell>
          <table:table-cell table:number-columns-repeated="25"/>
        </table:table-row>
        <table:table-row table:style-name="ro1">
          <table:table-cell office:value-type="string" calcext:value-type="string">
            <text:p>https://www2.hm.com/en_in/productpage.1152972002.html</text:p>
          </table:table-cell>
          <table:table-cell office:value-type="string" calcext:value-type="string">
            <text:p>['Satin']</text:p>
          </table:table-cell>
          <table:table-cell office:value-type="string" calcext:value-type="string">
            <text:p>Ankle-length dress in softly draping satin with a deep neckline. Short butterfly sleeves and a concealed zip in one side. Decorative knot under the bust to create a draped effect and a high slit at the front. Unlined.</text:p>
          </table:table-cell>
          <table:table-cell office:value-type="string" calcext:value-type="string">
            <text:p>Long</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Draped', 'Slit']</text:p>
          </table:table-cell>
          <table:table-cell office:value-type="string" calcext:value-type="string">
            <text:p>['Deep neckline', 'V-neck']</text:p>
          </table:table-cell>
          <table:table-cell office:value-type="string" calcext:value-type="string">
            <text:p>['Light pink',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9.0 cm (Size M/T)</text:p>
          </table:table-cell>
          <table:table-cell table:number-columns-repeated="7"/>
          <table:table-cell office:value-type="string" calcext:value-type="string">
            <text:p>Butterfly sleeve</text:p>
          </table:table-cell>
          <table:table-cell table:number-columns-repeated="17"/>
        </table:table-row>
        <table:table-row table:style-name="ro1">
          <table:table-cell office:value-type="string" calcext:value-type="string">
            <text:p>https://www2.hm.com/en_in/productpage.1143906001.html</text:p>
          </table:table-cell>
          <table:table-cell office:value-type="string" calcext:value-type="string">
            <text:p>[]</text:p>
          </table:table-cell>
          <table:table-cell office:value-type="string" calcext:value-type="string">
            <text:p>Studio Collection. Pitch black evening gown in woven fabric with a sheen and a dramatic, head-turning silhouette. Sleeveless design with a corset bodice that has boning for support. Concealed zip in one side and a grosgrain waistband with a hook-and-eye fastening. Lining in a cotton weave. Voluminous skirt with folded frills that are filled with tulle for a puffy look. Stiff underskirt to emphasise the volume and style.</text:p>
          </table:table-cell>
          <table:table-cell office:value-type="string" calcext:value-type="string">
            <text:p>Long</text:p>
          </table:table-cell>
          <table:table-cell office:value-type="string" calcext:value-type="string">
            <text:p>Sleeveless</text:p>
          </table:table-cell>
          <table:table-cell office:value-type="string" calcext:value-type="string">
            <text:p>Regular fit</text:p>
          </table:table-cell>
          <table:table-cell office:value-type="string" calcext:value-type="string">
            <text:p>['Bandeau', 'Corset dress']</text:p>
          </table:table-cell>
          <table:table-cell/>
          <table:table-cell office:value-type="string" calcext:value-type="string">
            <text:p>['Black', 'Solid colour']</text:p>
          </table:table-cell>
          <table:table-cell/>
          <table:table-cell office:value-type="string" calcext:value-type="string">
            <text:p>Rs. 47,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4"/>
          <table:table-cell office:value-type="string" calcext:value-type="string">
            <text:p>H&amp;M Studio Collection</text:p>
          </table:table-cell>
          <table:table-cell/>
        </table:table-row>
        <table:table-row table:style-name="ro1">
          <table:table-cell office:value-type="string" calcext:value-type="string">
            <text:p>https://www2.hm.com/en_in/productpage.1199967001.html</text:p>
          </table:table-cell>
          <table:table-cell office:value-type="string" calcext:value-type="string">
            <text:p>[]</text:p>
          </table:table-cell>
          <table:table-cell office:value-type="string" calcext:value-type="string">
            <text:p>Short, fitted dress in soft jersey with a slight sheen. Round neckline with a narrow trim, short sleeves and a straight-cut hem with a small slit at one side of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 'Sl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8 cm', 'Length: 79 cm']</text:p>
          </table:table-cell>
          <table:table-cell office:value-type="string" calcext:value-type="string">
            <text:p>['Width: 76 cm', 'Length: 80 cm']</text:p>
          </table:table-cell>
          <table:table-cell office:value-type="string" calcext:value-type="string">
            <text:p>['Width: 84 cm', 'Length: 82 cm']</text:p>
          </table:table-cell>
          <table:table-cell office:value-type="string" calcext:value-type="string">
            <text:p>['Width: 92 cm', 'Length: 83 cm']</text:p>
          </table:table-cell>
          <table:table-cell office:value-type="string" calcext:value-type="string">
            <text:p>['Width: 1.04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1 cm (Size M/T)', 'Shoulder: Width: 35.2 cm (Size M/T)', 'Sleeve: Length: 15.3 cm (Size M/T)']</text:p>
          </table:table-cell>
          <table:table-cell table:number-columns-repeated="8"/>
          <table:table-cell office:value-type="string" calcext:value-type="string">
            <text:p>['Width: 64 cm', 'Length: 77 cm']</text:p>
          </table:table-cell>
          <table:table-cell table:number-columns-repeated="16"/>
        </table:table-row>
        <table:table-row table:style-name="ro1">
          <table:table-cell office:value-type="string" calcext:value-type="string">
            <text:p>https://www2.hm.com/en_in/productpage.1163293001.html</text:p>
          </table:table-cell>
          <table:table-cell office:value-type="string" calcext:value-type="string">
            <text:p>[]</text:p>
          </table:table-cell>
          <table:table-cell office:value-type="string" calcext:value-type="string">
            <text:p>Ankle-length dress in a viscose and linen weave with a deep V-neckline, a small cut-out at the front and long, partially beaded ties that tie at the back of the neck. Long, wide sleeves in a raglan cut and a high slit at the back of the hem.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out', 'Sl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7 cm', 'Length: 1.28 m']</text:p>
          </table:table-cell>
          <table:table-cell office:value-type="string" calcext:value-type="string">
            <text:p>['Width: 95 cm', 'Length: 1.28 m']</text:p>
          </table:table-cell>
          <table:table-cell office:value-type="string" calcext:value-type="string">
            <text:p>['Width: 1.03 m', 'Length: 1.29 m']</text:p>
          </table:table-cell>
          <table:table-cell office:value-type="string" calcext:value-type="string">
            <text:p>['Width: 1.12 m', 'Length: 1.29 m']</text:p>
          </table:table-cell>
          <table:table-cell office:value-type="string" calcext:value-type="string">
            <text:p>['Width: 1.24 m', 'Length: 1.30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6.5 cm (Size M/T)', 'Sleeve: Length: 73.1 cm (Size M/T)']</text:p>
          </table:table-cell>
          <table:table-cell table:number-columns-repeated="7"/>
          <table:table-cell office:value-type="string" calcext:value-type="string">
            <text:p>Raglan sleeve</text:p>
          </table:table-cell>
          <table:table-cell table:number-columns-repeated="17"/>
        </table:table-row>
        <table:table-row table:style-name="ro1">
          <table:table-cell office:value-type="string" calcext:value-type="string">
            <text:p>https://www2.hm.com/en_in/productpage.1174789001.html</text:p>
          </table:table-cell>
          <table:table-cell office:value-type="string" calcext:value-type="string">
            <text:p>[]</text:p>
          </table:table-cell>
          <table:table-cell office:value-type="string" calcext:value-type="string">
            <text:p>Calf-length dress in a crêpe weave. V-neckline, adjustable spaghetti shoulder straps and a high slit at one side. Partly 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lip dress', 'Slit', 'Strappy dress']</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95 cm']</text:p>
          </table:table-cell>
          <table:table-cell office:value-type="string" calcext:value-type="string">
            <text:p>['Width: 85 cm', 'Length: 95 cm']</text:p>
          </table:table-cell>
          <table:table-cell office:value-type="string" calcext:value-type="string">
            <text:p>['Width: 91 cm', 'Length: 95 cm']</text:p>
          </table:table-cell>
          <table:table-cell office:value-type="string" calcext:value-type="string">
            <text:p>['Width: 98 cm', 'Length: 95 cm']</text:p>
          </table:table-cell>
          <table:table-cell office:value-type="string" calcext:value-type="string">
            <text:p>['Width: 1.08 m', 'Length: 9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0.0 cm (Size M/T)</text:p>
          </table:table-cell>
          <table:table-cell table:number-columns-repeated="25"/>
        </table:table-row>
        <table:table-row table:style-name="ro1">
          <table:table-cell office:value-type="string" calcext:value-type="string">
            <text:p>https://www2.hm.com/en_in/productpage.1154524001.html</text:p>
          </table:table-cell>
          <table:table-cell office:value-type="string" calcext:value-type="string">
            <text:p>[]</text:p>
          </table:table-cell>
          <table:table-cell office:value-type="string" calcext:value-type="string">
            <text:p>Calf-length dress in woven fabric with a round, gathered neckline at the front and a deep, round neckline at the back. Elbow-length, voluminous balloon sleeves with narrow elastication. Cut-out sections at each side of the waist and back. Covered elastication at the waist and a gently flared skirt.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Cut-out', 'Plunge back']</text:p>
          </table:table-cell>
          <table:table-cell office:value-type="string" calcext:value-type="string">
            <text:p>Round neck</text:p>
          </table:table-cell>
          <table:table-cell office:value-type="string" calcext:value-type="string">
            <text:p>['Light beige/Brown/White/Pink/Green', 'Patterned', 'Birds, flowers']</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47534011.html</text:p>
          </table:table-cell>
          <table:table-cell office:value-type="string" calcext:value-type="string">
            <text:p>['Satin']</text:p>
          </table:table-cell>
          <table:table-cell office:value-type="string" calcext:value-type="string">
            <text:p>Short dress in softly draping satin. V-neck and a wrapover front with ties at one side and narrow, concealed ties at the other. Dropped shoulders and long, wide sleeves. Gathered seam at the waist with narrow elastication at the back that creates a draped effect.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office:value-type="string" calcext:value-type="string">
            <text:p>['Draped', 'Wrapover']</text:p>
          </table:table-cell>
          <table:table-cell office:value-type="string" calcext:value-type="string">
            <text:p>V-neck</text:p>
          </table:table-cell>
          <table:table-cell office:value-type="string" calcext:value-type="string">
            <text:p>['Green/Yellow/Pink/Orange/Black', 'Floral']</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0.6 cm (Size M/T)', 'Back: Length: 89.8 cm (Size M/T)', 'Shoulder: Width: 48.2 cm (Size M/T)']</text:p>
          </table:table-cell>
          <table:table-cell table:number-columns-repeated="25"/>
        </table:table-row>
        <table:table-row table:style-name="ro1">
          <table:table-cell office:value-type="string" calcext:value-type="string">
            <text:p>https://www2.hm.com/en_in/productpage.0841434001.html</text:p>
          </table:table-cell>
          <table:table-cell office:value-type="string" calcext:value-type="string">
            <text:p>['Cotton', 'Jersey']</text:p>
          </table:table-cell>
          <table:table-cell office:value-type="string" calcext:value-type="string">
            <text:p>Short, straight-cut T-shirt dress in sturdy cotton jersey with a round, rib-trimmed neckline. Unlined.</text:p>
          </table:table-cell>
          <table:table-cell office:value-type="string" calcext:value-type="string">
            <text:p>Short</text:p>
          </table:table-cell>
          <table:table-cell office:value-type="string" calcext:value-type="string">
            <text:p>Short sleeve</text:p>
          </table:table-cell>
          <table:table-cell/>
          <table:table-cell office:value-type="string" calcext:value-type="string">
            <text:p>T-shirt dress</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93 cm', 'Length: 84 cm']</text:p>
          </table:table-cell>
          <table:table-cell office:value-type="string" calcext:value-type="string">
            <text:p>['Width: 1.01 m', 'Length: 85 cm']</text:p>
          </table:table-cell>
          <table:table-cell office:value-type="string" calcext:value-type="string">
            <text:p>['Width: 1.09 m', 'Length: 87 cm']</text:p>
          </table:table-cell>
          <table:table-cell office:value-type="string" calcext:value-type="string">
            <text:p>['Width: 1.17 m', 'Length: 88 cm']</text:p>
          </table:table-cell>
          <table:table-cell office:value-type="string" calcext:value-type="string">
            <text:p>['Width: 1.29 m', 'Length: 9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91.5 cm (Size M/T)', 'Sleeve: Length: 22.2 cm (Size M/T)']</text:p>
          </table:table-cell>
          <table:table-cell table:number-columns-repeated="8"/>
          <table:table-cell office:value-type="string" calcext:value-type="string">
            <text:p>['Width: 89 cm', 'Length: 82 cm']</text:p>
          </table:table-cell>
          <table:table-cell table:number-columns-repeated="16"/>
        </table:table-row>
        <table:table-row table:style-name="ro1">
          <table:table-cell office:value-type="string" calcext:value-type="string">
            <text:p>https://www2.hm.com/en_in/productpage.1152680003.html</text:p>
          </table:table-cell>
          <table:table-cell office:value-type="string" calcext:value-type="string">
            <text:p>['Cotton', 'Jersey']</text:p>
          </table:table-cell>
          <table:table-cell office:value-type="string" calcext:value-type="string">
            <text:p>Short, fitted, sleeveless dress in ribbed cotton jersey.</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Round neck</text:p>
          </table:table-cell>
          <table:table-cell office:value-type="string" calcext:value-type="string">
            <text:p>['White/Navy blue', 'Striped']</text:p>
          </table:table-cell>
          <table:table-cell office:value-type="string" calcext:value-type="string">
            <text:p>['BASICS', 'EVERYDAY FASHION']</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57 cm', 'Length: 80 cm']</text:p>
          </table:table-cell>
          <table:table-cell office:value-type="string" calcext:value-type="string">
            <text:p>['Width: 65 cm', 'Length: 82 cm']</text:p>
          </table:table-cell>
          <table:table-cell office:value-type="string" calcext:value-type="string">
            <text:p>['Width: 73 cm', 'Length: 84 cm']</text:p>
          </table:table-cell>
          <table:table-cell office:value-type="string" calcext:value-type="string">
            <text:p>['Width: 81 cm', 'Length: 86 cm']</text:p>
          </table:table-cell>
          <table:table-cell office:value-type="string" calcext:value-type="string">
            <text:p>['Width: 93 c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87.5 cm (Size M/T)</text:p>
          </table:table-cell>
          <table:table-cell table:number-columns-repeated="25"/>
        </table:table-row>
        <table:table-row table:style-name="ro1">
          <table:table-cell office:value-type="string" calcext:value-type="string">
            <text:p>https://www2.hm.com/en_in/productpage.1184911001.html</text:p>
          </table:table-cell>
          <table:table-cell office:value-type="string" calcext:value-type="string">
            <text:p>[]</text:p>
          </table:table-cell>
          <table:table-cell office:value-type="string" calcext:value-type="string">
            <text:p>Short dress in woven fabric with elegant embroidery in the same tone. Round neckline, a keyhole opening with a covered button and a concealed zip at the back. Long balloon sleeves with narrow elastication at the cuffs. Gathered seam at the waist and a gently flared skir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H&amp;M EDITION</text:p>
          </table:table-cell>
          <table:table-cell office:value-type="string" calcext:value-type="string">
            <text:p>Rs. 5,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7 cm', 'Length: 81 cm']</text:p>
          </table:table-cell>
          <table:table-cell office:value-type="string" calcext:value-type="string">
            <text:p>['Width: 95 cm', 'Length: 82 cm']</text:p>
          </table:table-cell>
          <table:table-cell office:value-type="string" calcext:value-type="string">
            <text:p>['Width: 1.03 m', 'Length: 83 cm']</text:p>
          </table:table-cell>
          <table:table-cell office:value-type="string" calcext:value-type="string">
            <text:p>['Width: 1.10 m', 'Length: 84 cm']</text:p>
          </table:table-cell>
          <table:table-cell office:value-type="string" calcext:value-type="string">
            <text:p>['Width: 1.21 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0.4 cm (Size M/T)', 'Back: Length: 86.5 cm (Size M/T)', 'Shoulder: Width: 41.1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97331002.html</text:p>
          </table:table-cell>
          <table:table-cell office:value-type="string" calcext:value-type="string">
            <text:p>[]</text:p>
          </table:table-cell>
          <table:table-cell office:value-type="string" calcext:value-type="string">
            <text:p>Short, fitted, double-breasted blazer dress with notch lapels. Buttons and a concealed button at the front, long sleeves and flap front pocket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Blazer dress', 'Double-breasted']</text:p>
          </table:table-cell>
          <table:table-cell office:value-type="string" calcext:value-type="string">
            <text:p>V-neck</text:p>
          </table:table-cell>
          <table:table-cell office:value-type="string" calcext:value-type="string">
            <text:p>['Beige/Navy blue/Dark red', 'Checked']</text:p>
          </table:table-cell>
          <table:table-cell/>
          <table:table-cell office:value-type="string" calcext:value-type="string">
            <text:p>Rs. 2,999.00incl. of all taxes</text:p>
          </table:table-cell>
          <table:table-cell office:value-type="string" calcext:value-type="string">
            <text:p>Myanmar</text:p>
          </table:table-cell>
          <table:table-cell office:value-type="string" calcext:value-type="string">
            <text:p>Dress</text:p>
          </table:table-cell>
          <table:table-cell office:value-type="string" calcext:value-type="string">
            <text:p>['Width: 43 cm', 'Length: 80 cm']</text:p>
          </table:table-cell>
          <table:table-cell office:value-type="string" calcext:value-type="string">
            <text:p>['Width: 46 cm', 'Length: 81 cm']</text:p>
          </table:table-cell>
          <table:table-cell office:value-type="string" calcext:value-type="string">
            <text:p>['Width: 49 cm', 'Length: 82 cm']</text:p>
          </table:table-cell>
          <table:table-cell office:value-type="string" calcext:value-type="string">
            <text:p>['Width: 52 cm', 'Length: 84 cm']</text:p>
          </table:table-cell>
          <table:table-cell office:value-type="string" calcext:value-type="string">
            <text:p>['Width: 57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7 cm (Size M/T)', 'Sleeve: Length: 62.2 cm (Size M/T)', 'Shoulder: Width: 39.4 cm (Size M/T)']</text:p>
          </table:table-cell>
          <table:table-cell table:number-columns-repeated="8"/>
          <table:table-cell office:value-type="string" calcext:value-type="string">
            <text:p>['Width: 41 cm', 'Length: 79 cm']</text:p>
          </table:table-cell>
          <table:table-cell table:number-columns-repeated="16"/>
        </table:table-row>
        <table:table-row table:style-name="ro1">
          <table:table-cell office:value-type="string" calcext:value-type="string">
            <text:p>https://www2.hm.com/en_in/productpage.1144757002.html</text:p>
          </table:table-cell>
          <table:table-cell office:value-type="string" calcext:value-type="string">
            <text:p>[]</text:p>
          </table:table-cell>
          <table:table-cell office:value-type="string" calcext:value-type="string">
            <text:p>Short dress in a soft hole knit with a round neckline, long sleeves and scalloped edges at the cuffs and hem. Lined with a short jersey underdress that has narrow shoulder straps.</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Round neck</text:p>
          </table:table-cell>
          <table:table-cell office:value-type="string" calcext:value-type="string">
            <text:p>['Bright blue', 'Solid colour']</text:p>
          </table:table-cell>
          <table:table-cell office:value-type="string" calcext:value-type="string">
            <text:p>DIVIDED</text:p>
          </table:table-cell>
          <table:table-cell office:value-type="string" calcext:value-type="string">
            <text:p>Rs. 2,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77 cm']</text:p>
          </table:table-cell>
          <table:table-cell office:value-type="string" calcext:value-type="string">
            <text:p>['Width: 84 cm', 'Length: 78 cm']</text:p>
          </table:table-cell>
          <table:table-cell office:value-type="string" calcext:value-type="string">
            <text:p>['Width: 91 cm', 'Length: 79 cm']</text:p>
          </table:table-cell>
          <table:table-cell office:value-type="string" calcext:value-type="string">
            <text:p>['Width: 98 cm', 'Length: 81 cm']</text:p>
          </table:table-cell>
          <table:table-cell office:value-type="string" calcext:value-type="string">
            <text:p>['Width: 1.06 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idth: 72 cm', 'Length: 76 cm']</text:p>
          </table:table-cell>
          <table:table-cell table:number-columns-repeated="16"/>
        </table:table-row>
        <table:table-row table:style-name="ro1">
          <table:table-cell office:value-type="string" calcext:value-type="string">
            <text:p>https://www2.hm.com/en_in/productpage.1167150003.html</text:p>
          </table:table-cell>
          <table:table-cell office:value-type="string" calcext:value-type="string">
            <text:p>[]</text:p>
          </table:table-cell>
          <table:table-cell office:value-type="string" calcext:value-type="string">
            <text:p>Calf-length dress in a crêpe weave with a knot detail at the front for a gently draped effect. Deep V-neckline, gently dropped shoulders and long sleeves with wide cuffs. High slit at the fron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Draped', 'Slit']</text:p>
          </table:table-cell>
          <table:table-cell office:value-type="string" calcext:value-type="string">
            <text:p>V-neck</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5.6 cm (Size M/T)', 'Shoulder: Width: 44.6 cm (Size M/T)', 'Back: Length: 123.4 cm (Size M/T)']</text:p>
          </table:table-cell>
          <table:table-cell table:number-columns-repeated="25"/>
        </table:table-row>
        <table:table-row table:style-name="ro1">
          <table:table-cell office:value-type="string" calcext:value-type="string">
            <text:p>https://www2.hm.com/en_in/productpage.1167150001.html</text:p>
          </table:table-cell>
          <table:table-cell office:value-type="string" calcext:value-type="string">
            <text:p>[]</text:p>
          </table:table-cell>
          <table:table-cell office:value-type="string" calcext:value-type="string">
            <text:p>Calf-length dress in a crêpe weave with a knot detail at the front for a gently draped effect. Deep V-neckline, gently dropped shoulders and long sleeves with wide cuffs. High slit at the fron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Draped', 'Sl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5.6 cm (Size M/T)', 'Shoulder: Width: 44.6 cm (Size M/T)', 'Back: Length: 123.4 cm (Size M/T)']</text:p>
          </table:table-cell>
          <table:table-cell table:number-columns-repeated="25"/>
        </table:table-row>
        <table:table-row table:style-name="ro1">
          <table:table-cell office:value-type="string" calcext:value-type="string">
            <text:p>https://www2.hm.com/en_in/productpage.1167768002.html</text:p>
          </table:table-cell>
          <table:table-cell office:value-type="string" calcext:value-type="string">
            <text:p>[]</text:p>
          </table:table-cell>
          <table:table-cell office:value-type="string" calcext:value-type="string">
            <text:p>Calf-length, sleeveless dress in a viscose blend weave with a flounce-trimmed V-neckline and narrow, adjustable shoulder straps. A gathered seam under the bust and a flared skirt with princess seams down the back.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31 cm', 'Length: 97 cm']</text:p>
          </table:table-cell>
          <table:table-cell office:value-type="string" calcext:value-type="string">
            <text:p>['Width: 34 cm', 'Length: 97 cm']</text:p>
          </table:table-cell>
          <table:table-cell office:value-type="string" calcext:value-type="string">
            <text:p>['Width: 37 cm', 'Length: 96 cm']</text:p>
          </table:table-cell>
          <table:table-cell office:value-type="string" calcext:value-type="string">
            <text:p>['Width: 40 cm', 'Length: 96 cm']</text:p>
          </table:table-cell>
          <table:table-cell office:value-type="string" calcext:value-type="string">
            <text:p>['Width: 46 cm', 'Length: 9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1.0 cm (Size M/T)</text:p>
          </table:table-cell>
          <table:table-cell table:number-columns-repeated="25"/>
        </table:table-row>
        <table:table-row table:style-name="ro2">
          <table:table-cell office:value-type="string" calcext:value-type="string">
            <text:p>https://www2.hm.com/en_in/productpage.1154467004.html</text:p>
          </table:table-cell>
          <table:table-cell office:value-type="string" calcext:value-type="string">
            <text:p>['Cotton', 'Jersey']</text:p>
          </table:table-cell>
          <table:table-cell office:value-type="string" calcext:value-type="string">
            <text:p>Short dress in soft cotton jersey with a deep, round neckline, narrow shoulder straps, a fitted bodice and a gently flared skir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kater', 'Strappy dress']</text:p>
          </table:table-cell>
          <table:table-cell office:value-type="string" calcext:value-type="string">
            <text:p>Deep neckline</text:p>
          </table:table-cell>
          <table:table-cell office:value-type="string" calcext:value-type="string">
            <text:p>['Red', 'Solid colour']</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60 cm', 'Length: 68 cm']</text:p>
          </table:table-cell>
          <table:table-cell office:value-type="string" calcext:value-type="string">
            <text:p>['Width: 68 cm', 'Length: 69 cm']</text:p>
          </table:table-cell>
          <table:table-cell office:value-type="string" calcext:value-type="string">
            <text:p>['Width: 74 cm', 'Length: 71 cm']</text:p>
          </table:table-cell>
          <table:table-cell office:value-type="string" calcext:value-type="string">
            <text:p>['Width: 80 cm', 'Length: 72 cm']</text:p>
          </table:table-cell>
          <table:table-cell office:value-type="string" calcext:value-type="string">
            <text:p>['Width: 90 cm', 'Length: 74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70.8 cm (Size M/T)</text:p>
          </table:table-cell>
          <table:table-cell table:number-columns-repeated="8"/>
          <table:table-cell office:value-type="string" calcext:value-type="string">
            <text:p>['Width: 56 cm', 'Length: 67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98345001.html</text:p>
          </table:table-cell>
          <table:table-cell office:value-type="string" calcext:value-type="string">
            <text:p>['Lace']</text:p>
          </table:table-cell>
          <table:table-cell office:value-type="string" calcext:value-type="string">
            <text:p>Ankle-length, fitted lace dress with a gently draped neckline and a deep-cut back with narrow elastication. Spaghetti shoulder straps that thread through small loops and tie at the back. Straight-cut hem with a high slit at the back. Unlined.</text:p>
          </table:table-cell>
          <table:table-cell office:value-type="string" calcext:value-type="string">
            <text:p>Long</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 'Plunge back', 'Slit', 'Strappy dress']</text:p>
          </table:table-cell>
          <table:table-cell office:value-type="string" calcext:value-type="string">
            <text:p>Cowl 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1 cm', 'Length: 98 cm']</text:p>
          </table:table-cell>
          <table:table-cell office:value-type="string" calcext:value-type="string">
            <text:p>['Width: 1.01 m', 'Length: 98 cm']</text:p>
          </table:table-cell>
          <table:table-cell office:value-type="string" calcext:value-type="string">
            <text:p>['Width: 1.11 m', 'Length: 98 cm']</text:p>
          </table:table-cell>
          <table:table-cell office:value-type="string" calcext:value-type="string">
            <text:p>['Width: 1.20 m', 'Length: 98 cm']</text:p>
          </table:table-cell>
          <table:table-cell office:value-type="string" calcext:value-type="string">
            <text:p>['Width: 1.35 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4.5 cm (Size M/T)</text:p>
          </table:table-cell>
          <table:table-cell table:number-columns-repeated="25"/>
        </table:table-row>
        <table:table-row table:style-name="ro1">
          <table:table-cell office:value-type="string" calcext:value-type="string">
            <text:p>https://www2.hm.com/en_in/productpage.1165940001.html</text:p>
          </table:table-cell>
          <table:table-cell office:value-type="string" calcext:value-type="string">
            <text:p>[]</text:p>
          </table:table-cell>
          <table:table-cell office:value-type="string" calcext:value-type="string">
            <text:p>Ankle-length, oversized dress in a sheer, woven fabric made from a viscose blend. <text:s/>Deep, gathered V-neckline with spaghetti ties at the front. Long, voluminous sleeves with flared, drawstring cuffs. Seams with delicate piping at the waist and hips, and a high slit at the front. Unlined.</text:p>
          </table:table-cell>
          <table:table-cell office:value-type="string" calcext:value-type="string">
            <text:p>Long</text:p>
          </table:table-cell>
          <table:table-cell office:value-type="string" calcext:value-type="string">
            <text:p>Extra long sleeve</text:p>
          </table:table-cell>
          <table:table-cell office:value-type="string" calcext:value-type="string">
            <text:p>Oversized</text:p>
          </table:table-cell>
          <table:table-cell office:value-type="string" calcext:value-type="string">
            <text:p>Slit</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4.4 cm (Size M/T)', 'Back: Length: 130.5 cm (Size M/T)']</text:p>
          </table:table-cell>
          <table:table-cell table:number-columns-repeated="25"/>
        </table:table-row>
        <table:table-row table:style-name="ro1">
          <table:table-cell office:value-type="string" calcext:value-type="string">
            <text:p>https://www2.hm.com/en_in/productpage.1139420003.html</text:p>
          </table:table-cell>
          <table:table-cell office:value-type="string" calcext:value-type="string">
            <text:p>[]</text:p>
          </table:table-cell>
          <table:table-cell office:value-type="string" calcext:value-type="string">
            <text:p>Short shirt dress in crisp cotton poplin with a collar, buttons down the front and long sleeves with wide, buttoned cuffs. Gently tapered waist with gathered side seams and pleats at the back. Straight-cut hem.</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6.4 cm (Size M/T)', 'Sleeve: Length: 63.1 cm (Size M/T)', 'Back: Length: 88.2 cm (Size M/T)']</text:p>
          </table:table-cell>
          <table:table-cell table:number-columns-repeated="9"/>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28581004.html</text:p>
          </table:table-cell>
          <table:table-cell office:value-type="string" calcext:value-type="string">
            <text:p>['Jersey']</text:p>
          </table:table-cell>
          <table:table-cell office:value-type="string" calcext:value-type="string">
            <text:p>Calf-length dress in soft jersey with a V-shaped neckline and a sewn-in wrapover at the front with narrow ties at one side. Short, wide sleeves, a seam at the waist and a gently flared skirt.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Light turquois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77 cm', 'Length: 1.01 m']</text:p>
          </table:table-cell>
          <table:table-cell office:value-type="string" calcext:value-type="string">
            <text:p>['Width: 85 cm', 'Length: 1.03 m']</text:p>
          </table:table-cell>
          <table:table-cell office:value-type="string" calcext:value-type="string">
            <text:p>['Width: 93 cm', 'Length: 1.04 m']</text:p>
          </table:table-cell>
          <table:table-cell office:value-type="string" calcext:value-type="string">
            <text:p>['Width: 1.01 m', 'Length: 1.06 m']</text:p>
          </table:table-cell>
          <table:table-cell office:value-type="string" calcext:value-type="string">
            <text:p>['Width: 1.13 m', 'Length: 1.07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3.4 cm (Size M/T)</text:p>
          </table:table-cell>
          <table:table-cell table:number-columns-repeated="7"/>
          <table:table-cell office:value-type="string" calcext:value-type="string">
            <text:p>Butterfly sleeve</text:p>
          </table:table-cell>
          <table:table-cell table:number-columns-repeated="2"/>
          <table:table-cell office:value-type="string" calcext:value-type="string">
            <text:p>['Width: 1.25 m', 'Length: 1.09 m']</text:p>
          </table:table-cell>
          <table:table-cell table:number-columns-repeated="5"/>
          <table:table-cell office:value-type="string" calcext:value-type="string">
            <text:p>['Width: 1.37 m', 'Length: 1.10 m']</text:p>
          </table:table-cell>
          <table:table-cell office:value-type="string" calcext:value-type="string">
            <text:p>['Width: 1.49 m', 'Length: 1.12 m']</text:p>
          </table:table-cell>
          <table:table-cell table:number-columns-repeated="7"/>
        </table:table-row>
        <table:table-row table:style-name="ro1">
          <table:table-cell office:value-type="string" calcext:value-type="string">
            <text:p>https://www2.hm.com/en_in/productpage.0942075020.html</text:p>
          </table:table-cell>
          <table:table-cell office:value-type="string" calcext:value-type="string">
            <text:p>[]</text:p>
          </table:table-cell>
          <table:table-cell office:value-type="string" calcext:value-type="string">
            <text:p>Calf-length dress in a viscose weave with a collar, V-neck and short sleeves. Seam with a tie belt at the waist, concealed elastication at the back, and a flared skirt with a rounded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Light blue/White/Black', 'Floral']</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94 cm', 'Length: 1.21 m']</text:p>
          </table:table-cell>
          <table:table-cell office:value-type="string" calcext:value-type="string">
            <text:p>['Width: 1.02 m', 'Length: 1.22 m']</text:p>
          </table:table-cell>
          <table:table-cell office:value-type="string" calcext:value-type="string">
            <text:p>['Width: 1.11 m', 'Length: 1.23 m']</text:p>
          </table:table-cell>
          <table:table-cell office:value-type="string" calcext:value-type="string">
            <text:p>['Width: 1.21 m', 'Length: 1.24 m']</text:p>
          </table:table-cell>
          <table:table-cell office:value-type="string" calcext:value-type="string">
            <text:p>['Width: 1.33 m', 'Length: 1.2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3.0 cm (Size M/T)</text:p>
          </table:table-cell>
          <table:table-cell table:number-columns-repeated="9"/>
          <table:table-cell office:value-type="string" calcext:value-type="string">
            <text:p>Turn-down collar</text:p>
          </table:table-cell>
          <table:table-cell office:value-type="string" calcext:value-type="string">
            <text:p>['Width: 1.46 m', 'Length: 1.26 m']</text:p>
          </table:table-cell>
          <table:table-cell table:number-columns-repeated="5"/>
          <table:table-cell office:value-type="string" calcext:value-type="string">
            <text:p>['Width: 1.58 m', 'Length: 1.27 m']</text:p>
          </table:table-cell>
          <table:table-cell office:value-type="string" calcext:value-type="string">
            <text:p>['Width: 1.70 m', 'Length: 1.28 m']</text:p>
          </table:table-cell>
          <table:table-cell table:number-columns-repeated="7"/>
        </table:table-row>
        <table:table-row table:style-name="ro1">
          <table:table-cell office:value-type="string" calcext:value-type="string">
            <text:p>https://www2.hm.com/en_in/productpage.1145527001.html</text:p>
          </table:table-cell>
          <table:table-cell office:value-type="string" calcext:value-type="string">
            <text:p>[]</text:p>
          </table:table-cell>
          <table:table-cell office:value-type="string" calcext:value-type="string">
            <text:p>Short, fitted, bandeau dress in a soft rib knit with a sweetheart neckline, shaped cups and a twisted detail and cut-out section at the centre of the bust. Straight hem.</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andeau', 'Bodycon', 'Cut-out', 'Strapless']</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38 cm', 'Length: 67 cm']</text:p>
          </table:table-cell>
          <table:table-cell office:value-type="string" calcext:value-type="string">
            <text:p>['Width: 46 cm', 'Length: 68 cm']</text:p>
          </table:table-cell>
          <table:table-cell office:value-type="string" calcext:value-type="string">
            <text:p>['Width: 54 cm', 'Length: 69 cm']</text:p>
          </table:table-cell>
          <table:table-cell office:value-type="string" calcext:value-type="string">
            <text:p>['Width: 62 cm', 'Length: 70 cm']</text:p>
          </table:table-cell>
          <table:table-cell office:value-type="string" calcext:value-type="string">
            <text:p>['Width: 74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6.0 cm (Size M/T)</text:p>
          </table:table-cell>
          <table:table-cell table:number-columns-repeated="8"/>
          <table:table-cell office:value-type="string" calcext:value-type="string">
            <text:p>['Width: 34 cm', 'Length: 66 cm']</text:p>
          </table:table-cell>
          <table:table-cell table:number-columns-repeated="16"/>
        </table:table-row>
        <table:table-row table:style-name="ro1">
          <table:table-cell office:value-type="string" calcext:value-type="string">
            <text:p>https://www2.hm.com/en_in/productpage.1135076004.html</text:p>
          </table:table-cell>
          <table:table-cell office:value-type="string" calcext:value-type="string">
            <text:p>[]</text:p>
          </table:table-cell>
          <table:table-cell office:value-type="string" calcext:value-type="string">
            <text:p>Knee-length shirt dress in woven fabric with a collar, buttons down the front and a yoke with a box pleat at the back. Long, voluminous sleeves, wide cuffs with a slit and button, an open chest pocket and a rounded hem. Slightly longer at the back.</text:p>
          </table:table-cell>
          <table:table-cell office:value-type="string" calcext:value-type="string">
            <text:p>Knee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 'Slit']</text:p>
          </table:table-cell>
          <table:table-cell/>
          <table:table-cell office:value-type="string" calcext:value-type="string">
            <text:p>['Beige/Black', 'Leopard-print']</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Vietnam</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39175001.html</text:p>
          </table:table-cell>
          <table:table-cell office:value-type="string" calcext:value-type="string">
            <text:p>[]</text:p>
          </table:table-cell>
          <table:table-cell office:value-type="string" calcext:value-type="string">
            <text:p>Short, fitted, sleeveless dress in an airy viscose weave with a V-neckline at the front and back, shaped cups and narrow ties at the back of the waist to create a defined silhouette.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Plunge back</text:p>
          </table:table-cell>
          <table:table-cell office:value-type="string" calcext:value-type="string">
            <text:p>V-neck</text:p>
          </table:table-cell>
          <table:table-cell office:value-type="string" calcext:value-type="string">
            <text:p>['Black/Pink/Green', 'Floral']</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59.2 cm (Size M/T)</text:p>
          </table:table-cell>
          <table:table-cell table:number-columns-repeated="25"/>
        </table:table-row>
        <table:table-row table:style-name="ro1">
          <table:table-cell office:value-type="string" calcext:value-type="string">
            <text:p>https://www2.hm.com/en_in/productpage.1166928002.html</text:p>
          </table:table-cell>
          <table:table-cell office:value-type="string" calcext:value-type="string">
            <text:p>[]</text:p>
          </table:table-cell>
          <table:table-cell office:value-type="string" calcext:value-type="string">
            <text:p>Calf-length, fitted, sleeveless dress in a soft rib knit with a round neckline, racer back and a straight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Racer back']</text:p>
          </table:table-cell>
          <table:table-cell office:value-type="string" calcext:value-type="string">
            <text:p>Round neck</text:p>
          </table:table-cell>
          <table:table-cell office:value-type="string" calcext:value-type="string">
            <text:p>['White/Black', 'Striped']</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8.0 cm (Size M/T)</text:p>
          </table:table-cell>
          <table:table-cell table:number-columns-repeated="25"/>
        </table:table-row>
        <table:table-row table:style-name="ro1">
          <table:table-cell office:value-type="string" calcext:value-type="string">
            <text:p>https://www2.hm.com/en_in/productpage.1178552003.html</text:p>
          </table:table-cell>
          <table:table-cell office:value-type="string" calcext:value-type="string">
            <text:p>[]</text:p>
          </table:table-cell>
          <table:table-cell office:value-type="string" calcext:value-type="string">
            <text:p>Short, oversized dress in woven fabric made from a viscose blend. Deep, square neckline with gathers at the front and back. Long, voluminous balloon sleeves in a raglan cut with narrow elastication at the cuffs. Gently flared skir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Oversized</text:p>
          </table:table-cell>
          <table:table-cell/>
          <table:table-cell office:value-type="string" calcext:value-type="string">
            <text:p>['Deep neckline', 'Square neckline']</text:p>
          </table:table-cell>
          <table:table-cell office:value-type="string" calcext:value-type="string">
            <text:p>['Light beige/Light blue/Dark blue/Light orang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17 m', 'Length: 80 cm']</text:p>
          </table:table-cell>
          <table:table-cell office:value-type="string" calcext:value-type="string">
            <text:p>['Width: 1.25 m', 'Length: 81 cm']</text:p>
          </table:table-cell>
          <table:table-cell office:value-type="string" calcext:value-type="string">
            <text:p>['Width: 1.31 m', 'Length: 82 cm']</text:p>
          </table:table-cell>
          <table:table-cell office:value-type="string" calcext:value-type="string">
            <text:p>['Width: 1.38 m', 'Length: 83 cm']</text:p>
          </table:table-cell>
          <table:table-cell office:value-type="string" calcext:value-type="string">
            <text:p>['Width: 1.47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9.0 cm (Size M/T)', 'Back: Length: 86.0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72004001.html</text:p>
          </table:table-cell>
          <table:table-cell office:value-type="string" calcext:value-type="string">
            <text:p>[]</text:p>
          </table:table-cell>
          <table:table-cell office:value-type="string" calcext:value-type="string">
            <text:p>Calf-length, fitted dress in a soft rib knit with a deep, round neckline at the front and a partially open back with ties. Shoulder straps that cross at the back and a straight hem with a high slit at one side.</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Open back', 'Slit', 'Strappy dress']</text:p>
          </table:table-cell>
          <table:table-cell office:value-type="string" calcext:value-type="string">
            <text:p>Deep neckline</text:p>
          </table:table-cell>
          <table:table-cell office:value-type="string" calcext:value-type="string">
            <text:p>['Dark brown',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81 cm']</text:p>
          </table:table-cell>
          <table:table-cell office:value-type="string" calcext:value-type="string">
            <text:p>['Width: 72 cm', 'Length: 81 cm']</text:p>
          </table:table-cell>
          <table:table-cell office:value-type="string" calcext:value-type="string">
            <text:p>['Width: 80 cm', 'Length: 81 cm']</text:p>
          </table:table-cell>
          <table:table-cell office:value-type="string" calcext:value-type="string">
            <text:p>['Width: 88 cm', 'Length: 81 cm']</text:p>
          </table:table-cell>
          <table:table-cell office:value-type="string" calcext:value-type="string">
            <text:p>['Width: 96 cm', 'Length: 8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6.0 cm (Size M/T)</text:p>
          </table:table-cell>
          <table:table-cell table:number-columns-repeated="8"/>
          <table:table-cell office:value-type="string" calcext:value-type="string">
            <text:p>['Width: 60 cm', 'Length: 81 cm']</text:p>
          </table:table-cell>
          <table:table-cell table:number-columns-repeated="16"/>
        </table:table-row>
        <table:table-row table:style-name="ro1">
          <table:table-cell office:value-type="string" calcext:value-type="string">
            <text:p>https://www2.hm.com/en_in/productpage.1154081001.html</text:p>
          </table:table-cell>
          <table:table-cell office:value-type="string" calcext:value-type="string">
            <text:p>[]</text:p>
          </table:table-cell>
          <table:table-cell office:value-type="string" calcext:value-type="string">
            <text:p>Short, fitted, sleeveless dress in a knit with a deep neckline, slightly deeper armholes and a straight hem.</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text:p>
          </table:table-cell>
          <table:table-cell office:value-type="string" calcext:value-type="string">
            <text:p>Deep neckline</text:p>
          </table:table-cell>
          <table:table-cell office:value-type="string" calcext:value-type="string">
            <text:p>['Light blu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7.5 cm (Size M/T)</text:p>
          </table:table-cell>
          <table:table-cell table:number-columns-repeated="25"/>
        </table:table-row>
        <table:table-row table:style-name="ro2">
          <table:table-cell office:value-type="string" calcext:value-type="string">
            <text:p>https://www2.hm.com/en_in/productpage.1181795001.html</text:p>
          </table:table-cell>
          <table:table-cell office:value-type="string" calcext:value-type="string">
            <text:p>[]</text:p>
          </table:table-cell>
          <table:table-cell office:value-type="string" calcext:value-type="string">
            <text:p>Short dress in a cotton weave with a V-shaped opening and a small overlap at the front. Halter neck with double spaghetti straps that thread through the top and tie at the back of the neck. Smocked section at the back and a small frill trim below the bust and at the hips. Gently flared skirt.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 'Strappy dress']</text:p>
          </table:table-cell>
          <table:table-cell office:value-type="string" calcext:value-type="string">
            <text:p>['Halterneck', 'V-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CTA APPARELS PVT LTD</text:p>
            <text:p>D-235 , SECTOR -63, 201309, NOID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5.2 cm (Size M/T)</text:p>
          </table:table-cell>
          <table:table-cell table:number-columns-repeated="11"/>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83148003.html</text:p>
          </table:table-cell>
          <table:table-cell office:value-type="string" calcext:value-type="string">
            <text:p>['Jersey']</text:p>
          </table:table-cell>
          <table:table-cell office:value-type="string" calcext:value-type="string">
            <text:p>Long, fitted dress in jersey crêpe with narrow, detachable shoulder straps. Bandeau neckline with gathered seams at the sides and back for a gently draped effect. Concealed zip and hook-and-eye fastener at one side. Straight-cut hem with a high slit at each side. Lined at the top.</text:p>
          </table:table-cell>
          <table:table-cell office:value-type="string" calcext:value-type="string">
            <text:p>Long</text:p>
          </table:table-cell>
          <table:table-cell/>
          <table:table-cell office:value-type="string" calcext:value-type="string">
            <text:p>Fitted</text:p>
          </table:table-cell>
          <table:table-cell office:value-type="string" calcext:value-type="string">
            <text:p>['Bandeau', 'Draped', 'Slit', 'Strapless']</text:p>
          </table:table-cell>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7 cm', 'Length: 93 cm']</text:p>
          </table:table-cell>
          <table:table-cell office:value-type="string" calcext:value-type="string">
            <text:p>['Width: 75 cm', 'Length: 94 cm']</text:p>
          </table:table-cell>
          <table:table-cell office:value-type="string" calcext:value-type="string">
            <text:p>['Width: 83 cm', 'Length: 95 cm']</text:p>
          </table:table-cell>
          <table:table-cell office:value-type="string" calcext:value-type="string">
            <text:p>['Width: 91 cm', 'Length: 95 cm']</text:p>
          </table:table-cell>
          <table:table-cell office:value-type="string" calcext:value-type="string">
            <text:p>['Width: 1.01 m', 'Length: 9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0.6 cm (Size M/T)</text:p>
          </table:table-cell>
          <table:table-cell table:number-columns-repeated="25"/>
        </table:table-row>
        <table:table-row table:style-name="ro1">
          <table:table-cell office:value-type="string" calcext:value-type="string">
            <text:p>https://www2.hm.com/en_in/productpage.1154531001.html</text:p>
          </table:table-cell>
          <table:table-cell office:value-type="string" calcext:value-type="string">
            <text:p>['Satin']</text:p>
          </table:table-cell>
          <table:table-cell office:value-type="string" calcext:value-type="string">
            <text:p>Ankle-length, sleeveless halterneck dress in softly draping satin. Narrow cut at the top and a crossover front providing a draped effect over the bust with wide ties at the back of the neck. Concealed zip and hook-and-eye fastener at the back, a seam at the waist and a gently flared skirt. Unlined.</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Draped', 'Open back']</text:p>
          </table:table-cell>
          <table:table-cell office:value-type="string" calcext:value-type="string">
            <text:p>Halterneck</text:p>
          </table:table-cell>
          <table:table-cell office:value-type="string" calcext:value-type="string">
            <text:p>['Light pin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0706001.html</text:p>
          </table:table-cell>
          <table:table-cell office:value-type="string" calcext:value-type="string">
            <text:p>['Cotton']</text:p>
          </table:table-cell>
          <table:table-cell office:value-type="string" calcext:value-type="string">
            <text:p>Calf-length dress in a cotton weave. Halter neck with a drawstring at the front and narrow ties that fasten at the back of the neck. Fitted bodice with a smocked section at the back. Seam under the bust and a gently flared skir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text:p>
          </table:table-cell>
          <table:table-cell office:value-type="string" calcext:value-type="string">
            <text:p>['Halterneck', '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60 cm', 'Length: 97 cm']</text:p>
          </table:table-cell>
          <table:table-cell office:value-type="string" calcext:value-type="string">
            <text:p>['Width: 68 cm', 'Length: 97 cm']</text:p>
          </table:table-cell>
          <table:table-cell office:value-type="string" calcext:value-type="string">
            <text:p>['Width: 76 cm', 'Length: 97 cm']</text:p>
          </table:table-cell>
          <table:table-cell office:value-type="string" calcext:value-type="string">
            <text:p>['Width: 84 cm', 'Length: 97 cm']</text:p>
          </table:table-cell>
          <table:table-cell office:value-type="string" calcext:value-type="string">
            <text:p>['Width: 95 cm', 'Length: 9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2.2 cm (Size M/T)</text:p>
          </table:table-cell>
          <table:table-cell table:number-columns-repeated="25"/>
        </table:table-row>
        <table:table-row table:style-name="ro1">
          <table:table-cell office:value-type="string" calcext:value-type="string">
            <text:p>https://www2.hm.com/en_in/productpage.1175053001.html</text:p>
          </table:table-cell>
          <table:table-cell office:value-type="string" calcext:value-type="string">
            <text:p>[]</text:p>
          </table:table-cell>
          <table:table-cell office:value-type="string" calcext:value-type="string">
            <text:p>Calf-length dress in woven fabric. Narrow cut at the top with a twisted detail at the front that gives the fabric a draped effect. Halter neck with wide straps that tie at the back of the neck. Elasticated seam at the waist and a straight-cut hem with a slit at the back.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raped', 'Slit']</text:p>
          </table:table-cell>
          <table:table-cell office:value-type="string" calcext:value-type="string">
            <text:p>Halterneck</text:p>
          </table:table-cell>
          <table:table-cell office:value-type="string" calcext:value-type="string">
            <text:p>['Beige/Black', 'Tiger-strip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1.0 cm (Size M/T)</text:p>
          </table:table-cell>
          <table:table-cell table:number-columns-repeated="25"/>
        </table:table-row>
        <table:table-row table:style-name="ro1">
          <table:table-cell office:value-type="string" calcext:value-type="string">
            <text:p>https://www2.hm.com/en_in/productpage.1175864003.html</text:p>
          </table:table-cell>
          <table:table-cell office:value-type="string" calcext:value-type="string">
            <text:p>[]</text:p>
          </table:table-cell>
          <table:table-cell office:value-type="string" calcext:value-type="string">
            <text:p>Oversized, calf-length dress in woven fabric with a deep V-neckline and narrow drawstrings under the bust that tie at the sides. Long, voluminous balloon sleeves in a raglan cut with narrow elastication at the cuff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Oversized</text:p>
          </table:table-cell>
          <table:table-cell/>
          <table:table-cell office:value-type="string" calcext:value-type="string">
            <text:p>['Deep neckline', 'V-neck']</text:p>
          </table:table-cell>
          <table:table-cell office:value-type="string" calcext:value-type="string">
            <text:p>['Light orange/Light pink/Yellow', 'Pattern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16 m', 'Length: 1.19 m']</text:p>
          </table:table-cell>
          <table:table-cell office:value-type="string" calcext:value-type="string">
            <text:p>['Width: 1.23 m', 'Length: 1.20 m']</text:p>
          </table:table-cell>
          <table:table-cell office:value-type="string" calcext:value-type="string">
            <text:p>['Width: 1.30 m', 'Length: 1.21 m']</text:p>
          </table:table-cell>
          <table:table-cell office:value-type="string" calcext:value-type="string">
            <text:p>['Width: 1.37 m', 'Length: 1.22 m']</text:p>
          </table:table-cell>
          <table:table-cell office:value-type="string" calcext:value-type="string">
            <text:p>['Width: 1.47 m', 'Length: 1.2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8.1 cm (Size M/T)</text:p>
          </table:table-cell>
          <table:table-cell table:number-columns-repeated="7"/>
          <table:table-cell office:value-type="string" calcext:value-type="string">
            <text:p>['Balloon sleeve', 'Raglan sleeve']</text:p>
          </table:table-cell>
          <table:table-cell table:number-columns-repeated="17"/>
        </table:table-row>
        <table:table-row table:style-name="ro2">
          <table:table-cell office:value-type="string" calcext:value-type="string">
            <text:p>https://www2.hm.com/en_in/productpage.1167347001.html</text:p>
          </table:table-cell>
          <table:table-cell office:value-type="string" calcext:value-type="string">
            <text:p>[]</text:p>
          </table:table-cell>
          <table:table-cell office:value-type="string" calcext:value-type="string">
            <text:p>Calf-length shirt dress in an airy cotton weave with a collar, V-shaped opening and buttons down the front. Loose fit with short sleeves that have sewn-in turn-ups, a detachable belt at the waist and a straight-cut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table:number-columns-repeated="2"/>
          <table:table-cell office:value-type="string" calcext:value-type="string">
            <text:p>['White', 'Solid colour']</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22 m', 'Length: 1.11 m']</text:p>
          </table:table-cell>
          <table:table-cell office:value-type="string" calcext:value-type="string">
            <text:p>['Width: 1.30 m', 'Length: 1.11 m']</text:p>
          </table:table-cell>
          <table:table-cell office:value-type="string" calcext:value-type="string">
            <text:p>['Width: 1.38 m', 'Length: 1.11 m']</text:p>
          </table:table-cell>
          <table:table-cell office:value-type="string" calcext:value-type="string">
            <text:p>['Width: 1.46 m', 'Length: 1.11 m']</text:p>
          </table:table-cell>
          <table:table-cell office:value-type="string" calcext:value-type="string">
            <text:p>['Width: 1.58 m', 'Length: 1.11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6.0 cm (Size M/T)</text:p>
          </table:table-cell>
          <table:table-cell table:number-columns-repeated="9"/>
          <table:table-cell office:value-type="string" calcext:value-type="string">
            <text:p>Johnny collar</text:p>
          </table:table-cell>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82650002.html</text:p>
          </table:table-cell>
          <table:table-cell office:value-type="string" calcext:value-type="string">
            <text:p>[]</text:p>
          </table:table-cell>
          <table:table-cell office:value-type="string" calcext:value-type="string">
            <text:p>Calf-length, sleeveless dress in a soft rib knit with a deep, round neckline and a straight hem.</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Deep neckline', 'Round neck']</text:p>
          </table:table-cell>
          <table:table-cell office:value-type="string" calcext:value-type="string">
            <text:p>['Red',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1.11 m']</text:p>
          </table:table-cell>
          <table:table-cell office:value-type="string" calcext:value-type="string">
            <text:p>['Width: 89 cm', 'Length: 1.13 m']</text:p>
          </table:table-cell>
          <table:table-cell office:value-type="string" calcext:value-type="string">
            <text:p>['Width: 97 cm', 'Length: 1.14 m']</text:p>
          </table:table-cell>
          <table:table-cell office:value-type="string" calcext:value-type="string">
            <text:p>['Width: 1.05 m', 'Length: 1.16 m']</text:p>
          </table:table-cell>
          <table:table-cell office:value-type="string" calcext:value-type="string">
            <text:p>['Width: 1.17 m', 'Length: 1.17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7702002.html</text:p>
          </table:table-cell>
          <table:table-cell office:value-type="string" calcext:value-type="string">
            <text:p>['Jersey']</text:p>
          </table:table-cell>
          <table:table-cell office:value-type="string" calcext:value-type="string">
            <text:p>Calf-length, sleeveless dress in soft jersey made from a modal blend. Loose fit with a V-neckline and narrow shoulder straps.</text:p>
          </table:table-cell>
          <table:table-cell office:value-type="string" calcext:value-type="string">
            <text:p>Midi</text:p>
          </table:table-cell>
          <table:table-cell office:value-type="string" calcext:value-type="string">
            <text:p>Sleeveless</text:p>
          </table:table-cell>
          <table:table-cell office:value-type="string" calcext:value-type="string">
            <text:p>Loose fit</text:p>
          </table:table-cell>
          <table:table-cell office:value-type="string" calcext:value-type="string">
            <text:p>['Slip dress', 'Strappy dress']</text:p>
          </table:table-cell>
          <table:table-cell office:value-type="string" calcext:value-type="string">
            <text:p>V-neck</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74 cm', 'Length: 1.06 m']</text:p>
          </table:table-cell>
          <table:table-cell office:value-type="string" calcext:value-type="string">
            <text:p>['Width: 82 cm', 'Length: 1.06 m']</text:p>
          </table:table-cell>
          <table:table-cell office:value-type="string" calcext:value-type="string">
            <text:p>['Width: 90 cm', 'Length: 1.05 m']</text:p>
          </table:table-cell>
          <table:table-cell office:value-type="string" calcext:value-type="string">
            <text:p>['Width: 98 cm', 'Length: 1.05 m']</text:p>
          </table:table-cell>
          <table:table-cell office:value-type="string" calcext:value-type="string">
            <text:p>['Width: 1.10 m', 'Length: 1.0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2.5 cm (Size M/T)</text:p>
          </table:table-cell>
          <table:table-cell table:number-columns-repeated="25"/>
        </table:table-row>
        <table:table-row table:style-name="ro2">
          <table:table-cell office:value-type="string" calcext:value-type="string">
            <text:p>https://www2.hm.com/en_in/productpage.1179949001.html</text:p>
          </table:table-cell>
          <table:table-cell office:value-type="string" calcext:value-type="string">
            <text:p>['Cotton']</text:p>
          </table:table-cell>
          <table:table-cell office:value-type="string" calcext:value-type="string">
            <text:p>Calf-length dress in textured, double-weave cotton. Loose fit with a round neckline and a V-shaped opening with narrow ties at the top. Long, voluminous balloon sleeves in a raglan cut with narrow, buttoned cuffs. Narrow drawstrings at the waist that ties at the sides.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Keyhole</text:p>
          </table:table-cell>
          <table:table-cell office:value-type="string" calcext:value-type="string">
            <text:p>['Round neck', 'V-neck']</text:p>
          </table:table-cell>
          <table:table-cell office:value-type="string" calcext:value-type="string">
            <text:p>['Cream', 'Solid colour']</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9 cm', 'Length: 1.11 m']</text:p>
          </table:table-cell>
          <table:table-cell office:value-type="string" calcext:value-type="string">
            <text:p>['Width: 1.06 m', 'Length: 1.11 m']</text:p>
          </table:table-cell>
          <table:table-cell office:value-type="string" calcext:value-type="string">
            <text:p>['Width: 1.13 m', 'Length: 1.12 m']</text:p>
          </table:table-cell>
          <table:table-cell office:value-type="string" calcext:value-type="string">
            <text:p>['Width: 1.20 m', 'Length: 1.12 m']</text:p>
          </table:table-cell>
          <table:table-cell office:value-type="string" calcext:value-type="string">
            <text:p>['Width: 1.31 m', 'Length: 1.13 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8.4 cm (Size M/T)', 'Sleeve: Length: 69.0 cm (Size M/T)']</text:p>
          </table:table-cell>
          <table:table-cell table:number-columns-repeated="7"/>
          <table:table-cell office:value-type="string" calcext:value-type="string">
            <text:p>['Balloon sleeve', 'Ragla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1272001.html</text:p>
          </table:table-cell>
          <table:table-cell office:value-type="string" calcext:value-type="string">
            <text:p>['Mesh']</text:p>
          </table:table-cell>
          <table:table-cell office:value-type="string" calcext:value-type="string">
            <text:p>Ankle-length dress in mesh studded with sequins. Round neckline, long sleeves with a slit at the cuffs and a high slit at one side of the hem.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Dark beige',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9 cm (Size M/T)', 'Back: Length: 122.8 cm (Size M/T)']</text:p>
          </table:table-cell>
          <table:table-cell table:number-columns-repeated="25"/>
        </table:table-row>
        <table:table-row table:style-name="ro1">
          <table:table-cell office:value-type="string" calcext:value-type="string">
            <text:p>https://www2.hm.com/en_in/productpage.1147246002.html</text:p>
          </table:table-cell>
          <table:table-cell office:value-type="string" calcext:value-type="string">
            <text:p>[]</text:p>
          </table:table-cell>
          <table:table-cell office:value-type="string" calcext:value-type="string">
            <text:p>Short dress in a crêpe weave with a V-shaped neckline and cap sleeves. Wrapover front with ties, one of which is concealed and wraps around the waist, threads through the front and ties with the other at one side of the waist. Fitted bodice and a gently flared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White/Black', 'Floral']</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10.6 cm (Size M/T)', 'Shoulder: Width: 40.0 cm (Size M/T)', 'Back: Length: 86.6 cm (Size M/T)']</text:p>
          </table:table-cell>
          <table:table-cell table:number-columns-repeated="7"/>
          <table:table-cell office:value-type="string" calcext:value-type="string">
            <text:p>Cap sleeve</text:p>
          </table:table-cell>
          <table:table-cell table:number-columns-repeated="17"/>
        </table:table-row>
        <table:table-row table:style-name="ro1">
          <table:table-cell office:value-type="string" calcext:value-type="string">
            <text:p>https://www2.hm.com/en_in/productpage.1115884002.html</text:p>
          </table:table-cell>
          <table:table-cell office:value-type="string" calcext:value-type="string">
            <text:p>[]</text:p>
          </table:table-cell>
          <table:table-cell office:value-type="string" calcext:value-type="string">
            <text:p>Calf-length dress in a crêpe viscose weave with a deep, V-shaped neckline and buttons down the front. Short puff sleeves, elastics at the back of the waist and a narrow, detachable tie-belt under the bust.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Green/White', 'Floral']</text:p>
          </table:table-cell>
          <table:table-cell office:value-type="string" calcext:value-type="string">
            <text:p>MAMA</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9.2 cm (Size M/T)', 'Back: Length: 111.0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45664001.html</text:p>
          </table:table-cell>
          <table:table-cell office:value-type="string" calcext:value-type="string">
            <text:p>[]</text:p>
          </table:table-cell>
          <table:table-cell office:value-type="string" calcext:value-type="string">
            <text:p>Short dress in woven fabric with a sweetheart neckline, short puff sleeves and narrow elastication over the shoulders and at the cuffs. Fitted bodice with a lacing detail at the centre of the bust and a smocked section at the back. Gently flared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Sweetheart neckline</text:p>
          </table:table-cell>
          <table:table-cell office:value-type="string" calcext:value-type="string">
            <text:p>['Purple/Pink/Green/Yellow', 'Floral']</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7.7 cm (Size M/T)', 'Sleeve: Length: 37.0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67433003.html</text:p>
          </table:table-cell>
          <table:table-cell office:value-type="string" calcext:value-type="string">
            <text:p>[]</text:p>
          </table:table-cell>
          <table:table-cell office:value-type="string" calcext:value-type="string">
            <text:p>Calf-length, fitted dress in ribbed jersey with a sweetheart neckline at the front and a square neckline at the back. Cut-out section below the bust and a drawstring at the centre of the bust to create a gently ruched effect. Short sleeves and a straight-cut hem with a high slit at one side of the front. Partly lined.</text:p>
          </table:table-cell>
          <table:table-cell office:value-type="string" calcext:value-type="string">
            <text:p>Midi</text:p>
          </table:table-cell>
          <table:table-cell office:value-type="string" calcext:value-type="string">
            <text:p>Short sleeve</text:p>
          </table:table-cell>
          <table:table-cell office:value-type="string" calcext:value-type="string">
            <text:p>Slim fit</text:p>
          </table:table-cell>
          <table:table-cell office:value-type="string" calcext:value-type="string">
            <text:p>['Bodycon', 'Cut-out', 'Slit']</text:p>
          </table:table-cell>
          <table:table-cell office:value-type="string" calcext:value-type="string">
            <text:p>Sweetheart neckline</text:p>
          </table:table-cell>
          <table:table-cell office:value-type="string" calcext:value-type="string">
            <text:p>['Light grey',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2 cm', 'Length: 95 cm']</text:p>
          </table:table-cell>
          <table:table-cell office:value-type="string" calcext:value-type="string">
            <text:p>['Width: 70 cm', 'Length: 95 cm']</text:p>
          </table:table-cell>
          <table:table-cell office:value-type="string" calcext:value-type="string">
            <text:p>['Width: 78 cm', 'Length: 95 cm']</text:p>
          </table:table-cell>
          <table:table-cell office:value-type="string" calcext:value-type="string">
            <text:p>['Width: 86 cm', 'Length: 95 cm']</text:p>
          </table:table-cell>
          <table:table-cell office:value-type="string" calcext:value-type="string">
            <text:p>['Width: 98 cm', 'Length: 9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2.4 cm (Size M/T)', 'Back: Length: 101.9 cm (Size M/T)']</text:p>
          </table:table-cell>
          <table:table-cell table:number-columns-repeated="8"/>
          <table:table-cell office:value-type="string" calcext:value-type="string">
            <text:p>['Width: 58 cm', 'Length: 95 cm']</text:p>
          </table:table-cell>
          <table:table-cell table:number-columns-repeated="16"/>
        </table:table-row>
        <table:table-row table:style-name="ro1">
          <table:table-cell office:value-type="string" calcext:value-type="string">
            <text:p>https://www2.hm.com/en_in/productpage.1177115001.html</text:p>
          </table:table-cell>
          <table:table-cell office:value-type="string" calcext:value-type="string">
            <text:p>[]</text:p>
          </table:table-cell>
          <table:table-cell office:value-type="string" calcext:value-type="string">
            <text:p>Short dress in woven fabric with broderie anglaise. Round neckline and an opening with a concealed button at the back of the neck. Long, flared sleeves and a gently A-line skirt. Scalloped edges at the cuffs and hem. Underdress in a soft viscose weave with narrow, adjustable shoulder straps.</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A-line', 'Keyhole']</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H&amp;M EDITION</text:p>
          </table:table-cell>
          <table:table-cell office:value-type="string" calcext:value-type="string">
            <text:p>Rs. 5,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8 cm', 'Length: 82 cm']</text:p>
          </table:table-cell>
          <table:table-cell office:value-type="string" calcext:value-type="string">
            <text:p>['Width: 96 cm', 'Length: 83 cm']</text:p>
          </table:table-cell>
          <table:table-cell office:value-type="string" calcext:value-type="string">
            <text:p>['Width: 1.03 m', 'Length: 84 cm']</text:p>
          </table:table-cell>
          <table:table-cell office:value-type="string" calcext:value-type="string">
            <text:p>['Width: 1.11 m', 'Length: 85 cm']</text:p>
          </table:table-cell>
          <table:table-cell office:value-type="string" calcext:value-type="string">
            <text:p>['Width: 1.22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2.4 cm (Size M/T)', 'Back: Length: 87.0 cm (Size M/T)', 'Shoulder: Width: 39.1 cm (Size M/T)']</text:p>
          </table:table-cell>
          <table:table-cell table:number-columns-repeated="25"/>
        </table:table-row>
        <table:table-row table:style-name="ro1">
          <table:table-cell office:value-type="string" calcext:value-type="string">
            <text:p>https://www2.hm.com/en_in/productpage.1167425002.html</text:p>
          </table:table-cell>
          <table:table-cell office:value-type="string" calcext:value-type="string">
            <text:p>[]</text:p>
          </table:table-cell>
          <table:table-cell office:value-type="string" calcext:value-type="string">
            <text:p>Calf-length dress in woven fabric with a V-shaped neckline and long balloon sleeves with narrow elastication at the cuffs. Cut-out section with narrow elastication at each side of the waist and at the back. Straight-cut hem. Partly lined.</text:p>
          </table:table-cell>
          <table:table-cell office:value-type="string" calcext:value-type="string">
            <text:p>Midi</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out', 'Smocking']</text:p>
          </table:table-cell>
          <table:table-cell office:value-type="string" calcext:value-type="string">
            <text:p>V-neck</text:p>
          </table:table-cell>
          <table:table-cell office:value-type="string" calcext:value-type="string">
            <text:p>['Dark blue/White', 'Floral']</text:p>
          </table:table-cell>
          <table:table-cell office:value-type="string" calcext:value-type="string">
            <text:p>DIVIDED</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4 cm', 'Length: 1.15 m']</text:p>
          </table:table-cell>
          <table:table-cell office:value-type="string" calcext:value-type="string">
            <text:p>['Width: 92 cm', 'Length: 1.16 m']</text:p>
          </table:table-cell>
          <table:table-cell office:value-type="string" calcext:value-type="string">
            <text:p>['Width: 100 cm', 'Length: 1.18 m']</text:p>
          </table:table-cell>
          <table:table-cell office:value-type="string" calcext:value-type="string">
            <text:p>['Width: 1.08 m', 'Length: 1.20 m']</text:p>
          </table:table-cell>
          <table:table-cell office:value-type="string" calcext:value-type="string">
            <text:p>['Width: 1.20 m', 'Length: 1.2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4.3 cm (Size M/T)', 'Sleeve: Length: 66.8 cm (Size M/T)', 'Shoulder: Width: 37.4 cm (Size M/T)']</text:p>
          </table:table-cell>
          <table:table-cell table:number-columns-repeated="7"/>
          <table:table-cell office:value-type="string" calcext:value-type="string">
            <text:p>Balloon sleeve</text:p>
          </table:table-cell>
          <table:table-cell office:value-type="string" calcext:value-type="string">
            <text:p>['Width: 80 cm', 'Length: 1.14 m']</text:p>
          </table:table-cell>
          <table:table-cell table:number-columns-repeated="16"/>
        </table:table-row>
        <table:table-row table:style-name="ro1">
          <table:table-cell office:value-type="string" calcext:value-type="string">
            <text:p>https://www2.hm.com/en_in/productpage.1135874004.html</text:p>
          </table:table-cell>
          <table:table-cell office:value-type="string" calcext:value-type="string">
            <text:p>[]</text:p>
          </table:table-cell>
          <table:table-cell office:value-type="string" calcext:value-type="string">
            <text:p>Short, A-line dress in an airy weave with a deep V-neckline and a gathered seam at the waist. Long, raglan-cut balloon sleeves with elasticated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A-line</text:p>
          </table:table-cell>
          <table:table-cell office:value-type="string" calcext:value-type="string">
            <text:p>V-neck</text:p>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02 m', 'Length: 79 cm']</text:p>
          </table:table-cell>
          <table:table-cell office:value-type="string" calcext:value-type="string">
            <text:p>['Width: 1.10 m', 'Length: 80 cm']</text:p>
          </table:table-cell>
          <table:table-cell office:value-type="string" calcext:value-type="string">
            <text:p>['Width: 1.18 m', 'Length: 81 cm']</text:p>
          </table:table-cell>
          <table:table-cell office:value-type="string" calcext:value-type="string">
            <text:p>['Width: 1.27 m', 'Length: 82 cm']</text:p>
          </table:table-cell>
          <table:table-cell office:value-type="string" calcext:value-type="string">
            <text:p>['Width: 1.39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5 cm (Size M/T)', 'Sleeve: Length: 74.0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40071002.html</text:p>
          </table:table-cell>
          <table:table-cell office:value-type="string" calcext:value-type="string">
            <text:p>[]</text:p>
          </table:table-cell>
          <table:table-cell office:value-type="string" calcext:value-type="string">
            <text:p>Short dress in a crêpe weave with a fitted bodice, decorative bow at the centre of the bust and gathered cups. Sweetheart neckline, narrow straps at the front that tie at the back of the neck and narrow straps that cross at the back. Short puff sleeves, a smocked section at the back, concealed zip at one side and narrow elastication around the neckline, shoulders and cuffs. Gently flared skirt. Partly 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mocking</text:p>
          </table:table-cell>
          <table:table-cell office:value-type="string" calcext:value-type="string">
            <text:p>Sweetheart neckline</text:p>
          </table:table-cell>
          <table:table-cell office:value-type="string" calcext:value-type="string">
            <text:p>['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9.2 cm (Size M/T)', 'Back: Length: 68.9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54191001.html</text:p>
          </table:table-cell>
          <table:table-cell office:value-type="string" calcext:value-type="string">
            <text:p>[]</text:p>
          </table:table-cell>
          <table:table-cell office:value-type="string" calcext:value-type="string">
            <text:p>Straight-cut, calf-length dress in a crinkled weave with a round neckline and an opening with lacing at the front. Long, wide raglan sleeves and a straight-cut hem with a high slit at one side.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Keyhole', 'Slit']</text:p>
          </table:table-cell>
          <table:table-cell office:value-type="string" calcext:value-type="string">
            <text:p>Round neck</text:p>
          </table:table-cell>
          <table:table-cell office:value-type="string" calcext:value-type="string">
            <text:p>['Black/White', 'Pattern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6.0 cm (Size M/T)', 'Sleeve: Length: 73.3 cm (Size M/T)']</text:p>
          </table:table-cell>
          <table:table-cell table:number-columns-repeated="7"/>
          <table:table-cell office:value-type="string" calcext:value-type="string">
            <text:p>Raglan sleeve</text:p>
          </table:table-cell>
          <table:table-cell table:number-columns-repeated="17"/>
        </table:table-row>
        <table:table-row table:style-name="ro1">
          <table:table-cell office:value-type="string" calcext:value-type="string">
            <text:p>https://www2.hm.com/en_in/productpage.1161640001.html</text:p>
          </table:table-cell>
          <table:table-cell office:value-type="string" calcext:value-type="string">
            <text:p>['Linen']</text:p>
          </table:table-cell>
          <table:table-cell office:value-type="string" calcext:value-type="string">
            <text:p>Short dress in an airy linen and cotton weave. Deep V-neckline and a wrapover front with wide ties at the waist. Long balloon sleeves with narrow elastication at the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Wrapover</text:p>
          </table:table-cell>
          <table:table-cell office:value-type="string" calcext:value-type="string">
            <text:p>V-neck</text:p>
          </table:table-cell>
          <table:table-cell office:value-type="string" calcext:value-type="string">
            <text:p>['Black',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88 cm', 'Length: 82 cm']</text:p>
          </table:table-cell>
          <table:table-cell office:value-type="string" calcext:value-type="string">
            <text:p>['Width: 96 cm', 'Length: 83 cm']</text:p>
          </table:table-cell>
          <table:table-cell office:value-type="string" calcext:value-type="string">
            <text:p>['Width: 1.04 m', 'Length: 84 cm']</text:p>
          </table:table-cell>
          <table:table-cell office:value-type="string" calcext:value-type="string">
            <text:p>['Width: 1.13 m', 'Length: 85 cm']</text:p>
          </table:table-cell>
          <table:table-cell office:value-type="string" calcext:value-type="string">
            <text:p>['Width: 1.25 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4 cm (Size M/T)', 'Back: Length: 89.0 cm (Size M/T)']</text:p>
          </table:table-cell>
          <table:table-cell table:number-columns-repeated="7"/>
          <table:table-cell office:value-type="string" calcext:value-type="string">
            <text:p>Balloon sleeve</text:p>
          </table:table-cell>
          <table:table-cell table:number-columns-repeated="17"/>
        </table:table-row>
        <table:table-row table:style-name="ro2">
          <table:table-cell office:value-type="string" calcext:value-type="string">
            <text:p>https://www2.hm.com/en_in/productpage.1181795007.html</text:p>
          </table:table-cell>
          <table:table-cell office:value-type="string" calcext:value-type="string">
            <text:p>[]</text:p>
          </table:table-cell>
          <table:table-cell office:value-type="string" calcext:value-type="string">
            <text:p>Short dress in a cotton weave with a V-shaped opening and a small overlap at the front. Halter neck with double spaghetti straps that thread through the top and tie at the back of the neck. Smocked section at the back and a small frill trim below the bust and at the hips. Gently flared skirt.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 'Strappy dress']</text:p>
          </table:table-cell>
          <table:table-cell office:value-type="string" calcext:value-type="string">
            <text:p>['Halterneck', 'V-neck']</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31 cm', 'Length: 62 cm']</text:p>
          </table:table-cell>
          <table:table-cell office:value-type="string" calcext:value-type="string">
            <text:p>['Width: 35 cm', 'Length: 62 cm']</text:p>
          </table:table-cell>
          <table:table-cell office:value-type="string" calcext:value-type="string">
            <text:p>['Width: 39 cm', 'Length: 63 cm']</text:p>
          </table:table-cell>
          <table:table-cell office:value-type="string" calcext:value-type="string">
            <text:p>['Width: 43 cm', 'Length: 63 cm']</text:p>
          </table:table-cell>
          <table:table-cell office:value-type="string" calcext:value-type="string">
            <text:p>['Width: 49 cm', 'Length: 63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5.2 cm (Size M/T)</text:p>
          </table:table-cell>
          <table:table-cell table:number-columns-repeated="8"/>
          <table:table-cell office:value-type="string" calcext:value-type="string">
            <text:p>['Width: 29 cm', 'Length: 61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39563001.html</text:p>
          </table:table-cell>
          <table:table-cell office:value-type="string" calcext:value-type="string">
            <text:p>[]</text:p>
          </table:table-cell>
          <table:table-cell office:value-type="string" calcext:value-type="string">
            <text:p>Calf-length, sleeveless dress in a cotton weave with a fitted bodice. Sweetheart neckline and wide shoulder straps that can be tied in various ways. Gathers at the bust, smocking at the back, a seam at the waist and a gently flared skirt. Jersey lining.</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mocking</text:p>
          </table:table-cell>
          <table:table-cell office:value-type="string" calcext:value-type="string">
            <text:p>Sweetheart neckline</text:p>
          </table:table-cell>
          <table:table-cell office:value-type="string" calcext:value-type="string">
            <text:p>['Cerise/Orange/Cream/Light pink', 'Strip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5095001.html</text:p>
          </table:table-cell>
          <table:table-cell office:value-type="string" calcext:value-type="string">
            <text:p>[]</text:p>
          </table:table-cell>
          <table:table-cell office:value-type="string" calcext:value-type="string">
            <text:p>Calf-length, fitted dress in soft, rib-knit viscose with a round neckline and long sleeves with gently flared cuffs. Ribbing around the neckline and at the hem.</text:p>
          </table:table-cell>
          <table:table-cell office:value-type="string" calcext:value-type="string">
            <text:p>Midi</text:p>
          </table:table-cell>
          <table:table-cell office:value-type="string" calcext:value-type="string">
            <text:p>Long sleeve</text:p>
          </table:table-cell>
          <table:table-cell office:value-type="string" calcext:value-type="string">
            <text:p>Fitted</text:p>
          </table:table-cell>
          <table:table-cell office:value-type="string" calcext:value-type="string">
            <text:p>Bodycon</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0 cm', 'Length: 1.08 m']</text:p>
          </table:table-cell>
          <table:table-cell office:value-type="string" calcext:value-type="string">
            <text:p>['Width: 78 cm', 'Length: 1.09 m']</text:p>
          </table:table-cell>
          <table:table-cell office:value-type="string" calcext:value-type="string">
            <text:p>['Width: 85 cm', 'Length: 1.10 m']</text:p>
          </table:table-cell>
          <table:table-cell office:value-type="string" calcext:value-type="string">
            <text:p>['Width: 92 cm', 'Length: 1.12 m']</text:p>
          </table:table-cell>
          <table:table-cell office:value-type="string" calcext:value-type="string">
            <text:p>['Width: 100 cm', 'Length: 1.1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idth: 66 cm', 'Length: 1.07 m']</text:p>
          </table:table-cell>
          <table:table-cell table:number-columns-repeated="16"/>
        </table:table-row>
        <table:table-row table:style-name="ro1">
          <table:table-cell office:value-type="string" calcext:value-type="string">
            <text:p>https://www2.hm.com/en_in/productpage.1178554001.html</text:p>
          </table:table-cell>
          <table:table-cell office:value-type="string" calcext:value-type="string">
            <text:p>[]</text:p>
          </table:table-cell>
          <table:table-cell office:value-type="string" calcext:value-type="string">
            <text:p>Calf-length, fitted dress in softly draping satin with a lace-trimmed sweetheart neckline and adjustable spaghetti shoulder straps. Straight-cut hem with a slit at the back.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Slip dress', 'Slit', 'Strappy dress']</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92 cm']</text:p>
          </table:table-cell>
          <table:table-cell office:value-type="string" calcext:value-type="string">
            <text:p>['Width: 86 cm', 'Length: 92 cm']</text:p>
          </table:table-cell>
          <table:table-cell office:value-type="string" calcext:value-type="string">
            <text:p>['Width: 92 cm', 'Length: 92 cm']</text:p>
          </table:table-cell>
          <table:table-cell office:value-type="string" calcext:value-type="string">
            <text:p>['Width: 99 cm', 'Length: 92 cm']</text:p>
          </table:table-cell>
          <table:table-cell office:value-type="string" calcext:value-type="string">
            <text:p>['Width: 1.09 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7.4 cm (Size M/T)</text:p>
          </table:table-cell>
          <table:table-cell table:number-columns-repeated="25"/>
        </table:table-row>
        <table:table-row table:style-name="ro2">
          <table:table-cell office:value-type="string" calcext:value-type="string">
            <text:p>https://www2.hm.com/en_in/productpage.1181795005.html</text:p>
          </table:table-cell>
          <table:table-cell office:value-type="string" calcext:value-type="string">
            <text:p>[]</text:p>
          </table:table-cell>
          <table:table-cell office:value-type="string" calcext:value-type="string">
            <text:p>Short dress in a cotton weave with a V-shaped opening and a small overlap at the front. Halter neck with double spaghetti straps that thread through the top and tie at the back of the neck. Smocked section at the back and a small frill trim below the bust and at the hips. Gently flared skirt.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mocking', 'Strappy dress']</text:p>
          </table:table-cell>
          <table:table-cell office:value-type="string" calcext:value-type="string">
            <text:p>['Halterneck', 'V-neck']</text:p>
          </table:table-cell>
          <table:table-cell office:value-type="string" calcext:value-type="string">
            <text:p>['White/Light pink/Green',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31 cm', 'Length: 62 cm']</text:p>
          </table:table-cell>
          <table:table-cell office:value-type="string" calcext:value-type="string">
            <text:p>['Width: 35 cm', 'Length: 62 cm']</text:p>
          </table:table-cell>
          <table:table-cell office:value-type="string" calcext:value-type="string">
            <text:p>['Width: 39 cm', 'Length: 63 cm']</text:p>
          </table:table-cell>
          <table:table-cell office:value-type="string" calcext:value-type="string">
            <text:p>['Width: 43 cm', 'Length: 63 cm']</text:p>
          </table:table-cell>
          <table:table-cell office:value-type="string" calcext:value-type="string">
            <text:p>['Width: 49 cm', 'Length: 63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5.2 cm (Size M/T)</text:p>
          </table:table-cell>
          <table:table-cell table:number-columns-repeated="8"/>
          <table:table-cell office:value-type="string" calcext:value-type="string">
            <text:p>['Width: 29 cm', 'Length: 61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63308002.html</text:p>
          </table:table-cell>
          <table:table-cell office:value-type="string" calcext:value-type="string">
            <text:p>['Denim']</text:p>
          </table:table-cell>
          <table:table-cell office:value-type="string" calcext:value-type="string">
            <text:p>Short, loose-fitting, 90s-inspired dress in sturdy cotton denim. Adjustable straps with a metal fastener, a seam at the waist, buttons at the sides and a fake fly. Patch chest pocket, diagonal front pockets and back pockets.</text:p>
          </table:table-cell>
          <table:table-cell office:value-type="string" calcext:value-type="string">
            <text:p>Short</text:p>
          </table:table-cell>
          <table:table-cell/>
          <table:table-cell office:value-type="string" calcext:value-type="string">
            <text:p>Loose fit</text:p>
          </table:table-cell>
          <table:table-cell office:value-type="string" calcext:value-type="string">
            <text:p>['Dungaree dress', 'Pinafore']</text:p>
          </table:table-cell>
          <table:table-cell office:value-type="string" calcext:value-type="string">
            <text:p>Square neckline</text:p>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aist: Circumference: 98.9 cm (Size M/T)', 'Back: Length: 66.6 cm (Size M/T)']</text:p>
          </table:table-cell>
          <table:table-cell table:number-columns-repeated="15"/>
          <table:table-cell office:value-type="string" calcext:value-type="string">
            <text:p>With pocket</text:p>
          </table:table-cell>
          <table:table-cell table:number-columns-repeated="8"/>
          <table:table-cell office:value-type="string" calcext:value-type="string">
            <text:p>Regular waist</text:p>
          </table:table-cell>
        </table:table-row>
        <table:table-row table:style-name="ro1">
          <table:table-cell office:value-type="string" calcext:value-type="string">
            <text:p>https://www2.hm.com/en_in/productpage.1145664005.html</text:p>
          </table:table-cell>
          <table:table-cell office:value-type="string" calcext:value-type="string">
            <text:p>[]</text:p>
          </table:table-cell>
          <table:table-cell office:value-type="string" calcext:value-type="string">
            <text:p>Short dress in woven fabric with a sweetheart neckline, short puff sleeves and narrow elastication over the shoulders and at the cuffs. Fitted bodice with a lacing detail at the centre of the bust and a smocked section at the back. Gently flared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Sweetheart neckline</text:p>
          </table:table-cell>
          <table:table-cell office:value-type="string" calcext:value-type="string">
            <text:p>['Light 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7.7 cm (Size M/T)', 'Sleeve: Length: 37.0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30464001.html</text:p>
          </table:table-cell>
          <table:table-cell office:value-type="string" calcext:value-type="string">
            <text:p>['Cotton', 'Denim']</text:p>
          </table:table-cell>
          <table:table-cell office:value-type="string" calcext:value-type="string">
            <text:p>Short, fitted dress in sturdy cotton denim with a collar, concealed buttons down the front and a yoke at the back. Long puff sleeves with buttoned cuffs, bust darts and covered elastication at the back of the waist.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table:number-columns-repeated="2"/>
          <table:table-cell office:value-type="string" calcext:value-type="string">
            <text:p>['Dark denim blue', 'Solid colour']</text:p>
          </table:table-cell>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69611002.html</text:p>
          </table:table-cell>
          <table:table-cell office:value-type="string" calcext:value-type="string">
            <text:p>['Mesh']</text:p>
          </table:table-cell>
          <table:table-cell office:value-type="string" calcext:value-type="string">
            <text:p>Short, fitted mesh dress with overlocked edges. V-shaped neckline with a wide, flounced trim and narrow ties at the front. Long sleeves and a gently flared skirt. Lined with a short jersey underdress that has narrow shoulder straps.</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V-neck</text:p>
          </table:table-cell>
          <table:table-cell office:value-type="string" calcext:value-type="string">
            <text:p>['Pink/White', 'Patterned']</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1 cm', 'Length: 81 cm']</text:p>
          </table:table-cell>
          <table:table-cell office:value-type="string" calcext:value-type="string">
            <text:p>['Width: 79 cm', 'Length: 82 cm']</text:p>
          </table:table-cell>
          <table:table-cell office:value-type="string" calcext:value-type="string">
            <text:p>['Width: 87 cm', 'Length: 84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1800001.html</text:p>
          </table:table-cell>
          <table:table-cell office:value-type="string" calcext:value-type="string">
            <text:p>[]</text:p>
          </table:table-cell>
          <table:table-cell office:value-type="string" calcext:value-type="string">
            <text:p>Short, sleeveless dress in a hole knit containing glittery threads and shimmering sequins. Deep, round neckline at the front and back, wide shoulder straps and deep armholes. Straight hem.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Plunge back</text:p>
          </table:table-cell>
          <table:table-cell office:value-type="string" calcext:value-type="string">
            <text:p>['Deep neckline', 'Round neck']</text:p>
          </table:table-cell>
          <table:table-cell office:value-type="string" calcext:value-type="string">
            <text:p>['Light green', 'Solid colour']</text:p>
          </table:table-cell>
          <table:table-cell office:value-type="string" calcext:value-type="string">
            <text:p>H&amp;M EDIT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8 cm', 'Length: 46 cm']</text:p>
          </table:table-cell>
          <table:table-cell office:value-type="string" calcext:value-type="string">
            <text:p>['Width: 96 cm', 'Length: 48 cm']</text:p>
          </table:table-cell>
          <table:table-cell office:value-type="string" calcext:value-type="string">
            <text:p>['Width: 1.04 m', 'Length: 49 cm']</text:p>
          </table:table-cell>
          <table:table-cell office:value-type="string" calcext:value-type="string">
            <text:p>['Width: 1.12 m', 'Length: 51 cm']</text:p>
          </table:table-cell>
          <table:table-cell office:value-type="string" calcext:value-type="string">
            <text:p>['Width: 1.24 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82.0 cm (Size M/T)</text:p>
          </table:table-cell>
          <table:table-cell table:number-columns-repeated="25"/>
        </table:table-row>
        <table:table-row table:style-name="ro1">
          <table:table-cell office:value-type="string" calcext:value-type="string">
            <text:p>https://www2.hm.com/en_in/productpage.1175808001.html</text:p>
          </table:table-cell>
          <table:table-cell office:value-type="string" calcext:value-type="string">
            <text:p>['Jersey']</text:p>
          </table:table-cell>
          <table:table-cell office:value-type="string" calcext:value-type="string">
            <text:p>Short dress in crinkled jersey with narrow, adjustable shoulder straps, a square neckline and a gathered seam below the bust. Fitted bodice and a gently flared skirt. Lined over the bus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trappy dress</text:p>
          </table:table-cell>
          <table:table-cell office:value-type="string" calcext:value-type="string">
            <text:p>Square neckline</text:p>
          </table:table-cell>
          <table:table-cell office:value-type="string" calcext:value-type="string">
            <text:p>['Light yellow/White', 'Checked']</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61 cm']</text:p>
          </table:table-cell>
          <table:table-cell office:value-type="string" calcext:value-type="string">
            <text:p>['Width: 72 cm', 'Length: 61 cm']</text:p>
          </table:table-cell>
          <table:table-cell office:value-type="string" calcext:value-type="string">
            <text:p>['Width: 80 cm', 'Length: 62 cm']</text:p>
          </table:table-cell>
          <table:table-cell office:value-type="string" calcext:value-type="string">
            <text:p>['Width: 88 cm', 'Length: 62 cm']</text:p>
          </table:table-cell>
          <table:table-cell office:value-type="string" calcext:value-type="string">
            <text:p>['Width: 100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4.0 cm (Size M/T)</text:p>
          </table:table-cell>
          <table:table-cell table:number-columns-repeated="8"/>
          <table:table-cell office:value-type="string" calcext:value-type="string">
            <text:p>['Width: 60 cm', 'Length: 60 cm']</text:p>
          </table:table-cell>
          <table:table-cell table:number-columns-repeated="16"/>
        </table:table-row>
        <table:table-row table:style-name="ro1">
          <table:table-cell office:value-type="string" calcext:value-type="string">
            <text:p>https://www2.hm.com/en_in/productpage.1167150002.html</text:p>
          </table:table-cell>
          <table:table-cell office:value-type="string" calcext:value-type="string">
            <text:p>[]</text:p>
          </table:table-cell>
          <table:table-cell office:value-type="string" calcext:value-type="string">
            <text:p>Calf-length dress in a crêpe weave with a knot detail at the front for a gently draped effect. Deep V-neckline, gently dropped shoulders and long sleeves with wide cuffs. High slit at the front.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Draped', 'Slit']</text:p>
          </table:table-cell>
          <table:table-cell office:value-type="string" calcext:value-type="string">
            <text:p>V-neck</text:p>
          </table:table-cell>
          <table:table-cell office:value-type="string" calcext:value-type="string">
            <text:p>['Black/Light beige', 'Zebra-print']</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5.6 cm (Size M/T)', 'Shoulder: Width: 44.6 cm (Size M/T)', 'Back: Length: 123.4 cm (Size M/T)']</text:p>
          </table:table-cell>
          <table:table-cell table:number-columns-repeated="25"/>
        </table:table-row>
        <table:table-row table:style-name="ro1">
          <table:table-cell office:value-type="string" calcext:value-type="string">
            <text:p>https://www2.hm.com/en_in/productpage.1138608001.html</text:p>
          </table:table-cell>
          <table:table-cell office:value-type="string" calcext:value-type="string">
            <text:p>[]</text:p>
          </table:table-cell>
          <table:table-cell office:value-type="string" calcext:value-type="string">
            <text:p>Short, sleeveless dress in woven fabric with a round neckline and a concealed zip at the back. Bust darts, fake front pockets with a flap and visible seams at the front and back.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Keyhole</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hest: Circumference: 102.3 cm (Size M/T)', 'Shoulder: Width: 38.1 cm (Size M/T)', 'Back: Length: 85.0 cm (Size M/T)']</text:p>
          </table:table-cell>
          <table:table-cell table:number-columns-repeated="25"/>
        </table:table-row>
        <table:table-row table:style-name="ro1">
          <table:table-cell office:value-type="string" calcext:value-type="string">
            <text:p>https://www2.hm.com/en_in/productpage.1175603003.html</text:p>
          </table:table-cell>
          <table:table-cell office:value-type="string" calcext:value-type="string">
            <text:p>[]</text:p>
          </table:table-cell>
          <table:table-cell office:value-type="string" calcext:value-type="string">
            <text:p>Calf-length shirt dress in an airy viscose and linen weave with a collar, V-shaped neckline, wrapover front and a wide tie belt at the waist. Long sleeves and wide cuffs with a slit and button.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 'Slit', 'Wrapover']</text:p>
          </table:table-cell>
          <table:table-cell/>
          <table:table-cell office:value-type="string" calcext:value-type="string">
            <text:p>['Beige/Light beige/Black', 'Striped']</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8 cm', 'Length: 1.15 m']</text:p>
          </table:table-cell>
          <table:table-cell office:value-type="string" calcext:value-type="string">
            <text:p>['Width: 96 cm', 'Length: 1.16 m']</text:p>
          </table:table-cell>
          <table:table-cell office:value-type="string" calcext:value-type="string">
            <text:p>['Width: 1.04 m', 'Length: 1.17 m']</text:p>
          </table:table-cell>
          <table:table-cell office:value-type="string" calcext:value-type="string">
            <text:p>['Width: 1.12 m', 'Length: 1.18 m']</text:p>
          </table:table-cell>
          <table:table-cell office:value-type="string" calcext:value-type="string">
            <text:p>['Width: 1.24 m', 'Length: 1.1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Length: 41.1 cm (Size M/T)', 'Sleeve: Length: 62.4 cm (Size M/T)', 'Back: Length: 123.0 cm (Size M/T)']</text:p>
          </table:table-cell>
          <table:table-cell table:number-columns-repeated="9"/>
          <table:table-cell office:value-type="string" calcext:value-type="string">
            <text:p>Johnny collar</text:p>
          </table:table-cell>
          <table:table-cell table:number-columns-repeated="15"/>
        </table:table-row>
        <table:table-row table:style-name="ro1">
          <table:table-cell office:value-type="string" calcext:value-type="string">
            <text:p>https://www2.hm.com/en_in/productpage.1153138001.html</text:p>
          </table:table-cell>
          <table:table-cell office:value-type="string" calcext:value-type="string">
            <text:p>['Linen']</text:p>
          </table:table-cell>
          <table:table-cell office:value-type="string" calcext:value-type="string">
            <text:p>Calf-length dress in airy linen with a gathered neckline and a V-shaped opening at the front with a discreet hook-and-eye fastener. Long balloon sleeves in a raglan cut with narrow cuffs, and a tie belt at the waist. Slit at the sides of the hem.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Loose fit</text:p>
          </table:table-cell>
          <table:table-cell office:value-type="string" calcext:value-type="string">
            <text:p>Slit</text:p>
          </table:table-cell>
          <table:table-cell office:value-type="string" calcext:value-type="string">
            <text:p>V-neck</text:p>
          </table:table-cell>
          <table:table-cell office:value-type="string" calcext:value-type="string">
            <text:p>['Lime green',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4.5 cm (Size M/T)</text:p>
          </table:table-cell>
          <table:table-cell table:number-columns-repeated="7"/>
          <table:table-cell office:value-type="string" calcext:value-type="string">
            <text:p>['Balloon sleeve', 'Raglan sleeve']</text:p>
          </table:table-cell>
          <table:table-cell table:number-columns-repeated="7"/>
          <table:table-cell office:value-type="string" calcext:value-type="string">
            <text:p>H&amp;M Premium Selection</text:p>
          </table:table-cell>
          <table:table-cell table:number-columns-repeated="9"/>
        </table:table-row>
        <table:table-row table:style-name="ro1">
          <table:table-cell office:value-type="string" calcext:value-type="string">
            <text:p>https://www2.hm.com/en_in/productpage.1199840001.html</text:p>
          </table:table-cell>
          <table:table-cell office:value-type="string" calcext:value-type="string">
            <text:p>[]</text:p>
          </table:table-cell>
          <table:table-cell office:value-type="string" calcext:value-type="string">
            <text:p>Short dress in soft jersey with a round neckline that has a narrow trim, short raglan sleeves and a fitted bodice. Flared skirt with godet pleats at the hem for added width.</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9 cm', 'Length: 79 cm']</text:p>
          </table:table-cell>
          <table:table-cell office:value-type="string" calcext:value-type="string">
            <text:p>['Width: 77 cm', 'Length: 80 cm']</text:p>
          </table:table-cell>
          <table:table-cell office:value-type="string" calcext:value-type="string">
            <text:p>['Width: 83 cm', 'Length: 82 cm']</text:p>
          </table:table-cell>
          <table:table-cell office:value-type="string" calcext:value-type="string">
            <text:p>['Width: 89 cm', 'Length: 83 cm']</text:p>
          </table:table-cell>
          <table:table-cell office:value-type="string" calcext:value-type="string">
            <text:p>['Width: 99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4.1 cm (Size M/T)', 'Sleeve: Length: 21.4 cm (Size M/T)']</text:p>
          </table:table-cell>
          <table:table-cell table:number-columns-repeated="7"/>
          <table:table-cell office:value-type="string" calcext:value-type="string">
            <text:p>Raglan sleeve</text:p>
          </table:table-cell>
          <table:table-cell office:value-type="string" calcext:value-type="string">
            <text:p>['Width: 65 cm', 'Length: 78 cm']</text:p>
          </table:table-cell>
          <table:table-cell table:number-columns-repeated="16"/>
        </table:table-row>
        <table:table-row table:style-name="ro1">
          <table:table-cell office:value-type="string" calcext:value-type="string">
            <text:p>https://www2.hm.com/en_in/productpage.1177683002.html</text:p>
          </table:table-cell>
          <table:table-cell office:value-type="string" calcext:value-type="string">
            <text:p>[]</text:p>
          </table:table-cell>
          <table:table-cell office:value-type="string" calcext:value-type="string">
            <text:p>Short dress in woven fabric made from a viscose blend. V-shaped neckline, narrow, adjustable shoulder straps and a wrapover front with wide ties at one side. Elasticated seam at the back of the wais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trappy dress', 'Wrapover']</text:p>
          </table:table-cell>
          <table:table-cell office:value-type="string" calcext:value-type="string">
            <text:p>V-neck</text:p>
          </table:table-cell>
          <table:table-cell office:value-type="string" calcext:value-type="string">
            <text:p>['Black/White',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5 cm', 'Length: 61 cm']</text:p>
          </table:table-cell>
          <table:table-cell office:value-type="string" calcext:value-type="string">
            <text:p>['Width: 81 cm', 'Length: 61 cm']</text:p>
          </table:table-cell>
          <table:table-cell office:value-type="string" calcext:value-type="string">
            <text:p>['Width: 87 cm', 'Length: 61 cm']</text:p>
          </table:table-cell>
          <table:table-cell office:value-type="string" calcext:value-type="string">
            <text:p>['Width: 94 cm', 'Length: 61 cm']</text:p>
          </table:table-cell>
          <table:table-cell office:value-type="string" calcext:value-type="string">
            <text:p>['Width: 1.04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2.1 cm (Size M/T)</text:p>
          </table:table-cell>
          <table:table-cell table:number-columns-repeated="10"/>
          <table:table-cell office:value-type="string" calcext:value-type="string">
            <text:p>['Width: 1.14 m', 'Length: 62 cm']</text:p>
          </table:table-cell>
          <table:table-cell table:number-columns-repeated="5"/>
          <table:table-cell office:value-type="string" calcext:value-type="string">
            <text:p>['Width: 1.25 m', 'Length: 62 cm']</text:p>
          </table:table-cell>
          <table:table-cell office:value-type="string" calcext:value-type="string">
            <text:p>['Width: 1.35 m', 'Length: 63 cm']</text:p>
          </table:table-cell>
          <table:table-cell table:number-columns-repeated="7"/>
        </table:table-row>
        <table:table-row table:style-name="ro1">
          <table:table-cell office:value-type="string" calcext:value-type="string">
            <text:p>https://www2.hm.com/en_in/productpage.1148535005.html</text:p>
          </table:table-cell>
          <table:table-cell office:value-type="string" calcext:value-type="string">
            <text:p>[]</text:p>
          </table:table-cell>
          <table:table-cell office:value-type="string" calcext:value-type="string">
            <text:p>Calf-length dress in woven fabric made from a viscose blend. V-neck and a wrapover front with a concealed hook-and-eye fastener at the top, wide ties at one side and narrow, concealed ties at the other. Dropped shoulders, long sleeves, cuffs with a slit and button, and a gathered seam at the waist. Jersey lining.</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Pink/Light pink/Black', 'Floral']</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0183005.html</text:p>
          </table:table-cell>
          <table:table-cell office:value-type="string" calcext:value-type="string">
            <text:p>['Cotton', 'Jersey']</text:p>
          </table:table-cell>
          <table:table-cell office:value-type="string" calcext:value-type="string">
            <text:p>Casual, calf-length dress in soft cotton jersey with a smocked waist. Round, rib-trimmed neckline and short, wide sleeves.</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mocking</text:p>
          </table:table-cell>
          <table:table-cell office:value-type="string" calcext:value-type="string">
            <text:p>Round neck</text:p>
          </table:table-cell>
          <table:table-cell office:value-type="string" calcext:value-type="string">
            <text:p>['Red',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26 m', 'Length: 1.21 m']</text:p>
          </table:table-cell>
          <table:table-cell office:value-type="string" calcext:value-type="string">
            <text:p>['Width: 1.34 m', 'Length: 1.23 m']</text:p>
          </table:table-cell>
          <table:table-cell office:value-type="string" calcext:value-type="string">
            <text:p>['Width: 1.42 m', 'Length: 1.24 m']</text:p>
          </table:table-cell>
          <table:table-cell office:value-type="string" calcext:value-type="string">
            <text:p>['Width: 1.50 m', 'Length: 1.26 m']</text:p>
          </table:table-cell>
          <table:table-cell office:value-type="string" calcext:value-type="string">
            <text:p>['Width: 1.58 m', 'Length: 1.27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cell office:value-type="string" calcext:value-type="string">
            <text:p>['Width: 1.66 m', 'Length: 1.29 m']</text:p>
          </table:table-cell>
          <table:table-cell table:number-columns-repeated="5"/>
          <table:table-cell office:value-type="string" calcext:value-type="string">
            <text:p>['Width: 1.74 m', 'Length: 1.30 m']</text:p>
          </table:table-cell>
          <table:table-cell office:value-type="string" calcext:value-type="string">
            <text:p>['Width: 1.82 m', 'Length: 1.32 m']</text:p>
          </table:table-cell>
          <table:table-cell table:number-columns-repeated="7"/>
        </table:table-row>
        <table:table-row table:style-name="ro1">
          <table:table-cell office:value-type="string" calcext:value-type="string">
            <text:p>https://www2.hm.com/en_in/productpage.1139036008.html</text:p>
          </table:table-cell>
          <table:table-cell office:value-type="string" calcext:value-type="string">
            <text:p>['Linen']</text:p>
          </table:table-cell>
          <table:table-cell office:value-type="string" calcext:value-type="string">
            <text:p>Short tunic dress in a linen and cotton weave. Band collar with gathers at the back of the neck, and a V-shaped opening at the front. 3/4-length balloon sleeves with a decorative seam at the elbows and a narrow trim at the cuffs.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table:table-cell office:value-type="string" calcext:value-type="string">
            <text:p>V-neck</text:p>
          </table:table-cell>
          <table:table-cell office:value-type="string" calcext:value-type="string">
            <text:p>['Yellow',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95 cm', 'Length: 79 cm']</text:p>
          </table:table-cell>
          <table:table-cell office:value-type="string" calcext:value-type="string">
            <text:p>['Width: 1.03 m', 'Length: 80 cm']</text:p>
          </table:table-cell>
          <table:table-cell office:value-type="string" calcext:value-type="string">
            <text:p>['Width: 1.12 m', 'Length: 81 cm']</text:p>
          </table:table-cell>
          <table:table-cell office:value-type="string" calcext:value-type="string">
            <text:p>['Width: 1.21 m', 'Length: 82 cm']</text:p>
          </table:table-cell>
          <table:table-cell office:value-type="string" calcext:value-type="string">
            <text:p>['Width: 1.33 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0.4 cm (Size M/T)', 'Back: Length: 87.0 cm (Size M/T)']</text:p>
          </table:table-cell>
          <table:table-cell table:number-columns-repeated="7"/>
          <table:table-cell office:value-type="string" calcext:value-type="string">
            <text:p>Balloon sleeve</text:p>
          </table:table-cell>
          <table:table-cell/>
          <table:table-cell office:value-type="string" calcext:value-type="string">
            <text:p>Band collar</text:p>
          </table:table-cell>
          <table:table-cell table:number-columns-repeated="15"/>
        </table:table-row>
        <table:table-row table:style-name="ro1">
          <table:table-cell office:value-type="string" calcext:value-type="string">
            <text:p>https://www2.hm.com/en_in/productpage.1156066001.html</text:p>
          </table:table-cell>
          <table:table-cell office:value-type="string" calcext:value-type="string">
            <text:p>['Linen']</text:p>
          </table:table-cell>
          <table:table-cell office:value-type="string" calcext:value-type="string">
            <text:p>Calf-length dress in an airy cotton and linen weave. Loose fit with a round neckline and a V-shaped opening with narrow ties at the front. Short puff sleeves with narrow elastication at the cuffs.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Loose fit</text:p>
          </table:table-cell>
          <table:table-cell office:value-type="string" calcext:value-type="string">
            <text:p>Keyhole</text:p>
          </table:table-cell>
          <table:table-cell office:value-type="string" calcext:value-type="string">
            <text:p>Round neck</text:p>
          </table:table-cell>
          <table:table-cell office:value-type="string" calcext:value-type="string">
            <text:p>['Blue/White', 'Striped']</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37.4 cm (Size M/T)', 'Back: Length: 116.0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83145002.html</text:p>
          </table:table-cell>
          <table:table-cell office:value-type="string" calcext:value-type="string">
            <text:p>['Jersey']</text:p>
          </table:table-cell>
          <table:table-cell office:value-type="string" calcext:value-type="string">
            <text:p>Calf-length, flared dress in textured jersey with a square neckline and spaghetti shoulder straps. Deeper, v-shaped back with a narrow, horizontal strap.</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Plunge back', 'Strappy dress']</text:p>
          </table:table-cell>
          <table:table-cell office:value-type="string" calcext:value-type="string">
            <text:p>Square neckline</text:p>
          </table:table-cell>
          <table:table-cell office:value-type="string" calcext:value-type="string">
            <text:p>['Red', 'Solid colour']</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1 cm', 'Length: 1.06 m']</text:p>
          </table:table-cell>
          <table:table-cell office:value-type="string" calcext:value-type="string">
            <text:p>['Width: 80 cm', 'Length: 1.07 m']</text:p>
          </table:table-cell>
          <table:table-cell office:value-type="string" calcext:value-type="string">
            <text:p>['Width: 89 cm', 'Length: 1.07 m']</text:p>
          </table:table-cell>
          <table:table-cell office:value-type="string" calcext:value-type="string">
            <text:p>['Width: 98 cm', 'Length: 1.08 m']</text:p>
          </table:table-cell>
          <table:table-cell office:value-type="string" calcext:value-type="string">
            <text:p>['Width: 1.09 m', 'Length: 1.09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14.3 cm (Size M/T)</text:p>
          </table:table-cell>
          <table:table-cell table:number-columns-repeated="25"/>
        </table:table-row>
        <table:table-row table:style-name="ro1">
          <table:table-cell office:value-type="string" calcext:value-type="string">
            <text:p>https://www2.hm.com/en_in/productpage.1153715001.html</text:p>
          </table:table-cell>
          <table:table-cell office:value-type="string" calcext:value-type="string">
            <text:p>[]</text:p>
          </table:table-cell>
          <table:table-cell office:value-type="string" calcext:value-type="string">
            <text:p>Knee-length, sleeveless dress in crêpe jersey with a deep, V-shaped neckline front and back. Fitted shape with a pleated wrapover front with wide ties at one side and a concealed button at the other.</text:p>
          </table:table-cell>
          <table:table-cell office:value-type="string" calcext:value-type="string">
            <text:p>Knee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Wrapover</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7186001.html</text:p>
          </table:table-cell>
          <table:table-cell office:value-type="string" calcext:value-type="string">
            <text:p>['Jersey']</text:p>
          </table:table-cell>
          <table:table-cell office:value-type="string" calcext:value-type="string">
            <text:p>Calf-length, fitted bandeau dress in shimmering metallic, ribbed jersey. Straight-cut hem with a high slit at one side.</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andeau', 'Bodycon', 'Pencil dress', 'Slit']</text:p>
          </table:table-cell>
          <table:table-cell/>
          <table:table-cell office:value-type="string" calcext:value-type="string">
            <text:p>['Silver-coloured',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58 cm', 'Length: 1.07 m']</text:p>
          </table:table-cell>
          <table:table-cell office:value-type="string" calcext:value-type="string">
            <text:p>['Width: 66 cm', 'Length: 1.07 m']</text:p>
          </table:table-cell>
          <table:table-cell office:value-type="string" calcext:value-type="string">
            <text:p>['Width: 74 cm', 'Length: 1.07 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7.8 cm (Size M/T)</text:p>
          </table:table-cell>
          <table:table-cell table:number-columns-repeated="25"/>
        </table:table-row>
        <table:table-row table:style-name="ro1">
          <table:table-cell office:value-type="string" calcext:value-type="string">
            <text:p>https://www2.hm.com/en_in/productpage.1171270001.html</text:p>
          </table:table-cell>
          <table:table-cell office:value-type="string" calcext:value-type="string">
            <text:p>[]</text:p>
          </table:table-cell>
          <table:table-cell office:value-type="string" calcext:value-type="string">
            <text:p>Calf-length dress in woven fabric with a deep V-neckline and a concealed hook-and-eye fastener at the front. Wide, elbow-length sleeves, an elasticated seam at the waist and a sewn-in wrapover skirt.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Navy blue',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0.0 cm (Size M/T)', 'Sleeve: Length: 53.2 cm (Size M/T)']</text:p>
          </table:table-cell>
          <table:table-cell table:number-columns-repeated="25"/>
        </table:table-row>
        <table:table-row table:style-name="ro2">
          <table:table-cell office:value-type="string" calcext:value-type="string">
            <text:p>https://www2.hm.com/en_in/productpage.1161639001.html</text:p>
          </table:table-cell>
          <table:table-cell office:value-type="string" calcext:value-type="string">
            <text:p>['Cotton']</text:p>
          </table:table-cell>
          <table:table-cell office:value-type="string" calcext:value-type="string">
            <text:p>Calf-length dress in a crinkled cotton weave with a collar and long sleeves with wide, buttoned cuffs. Wrapover front with a concealed button at one side and narrow ties at the other. Unlined.</text:p>
          </table:table-cell>
          <table:table-cell office:value-type="string" calcext:value-type="string">
            <text:p>Midi</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table:table-cell office:value-type="string" calcext:value-type="string">
            <text:p>['Beige/White', 'Striped']</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SHAHI EXPORT PVT.LTD</text:p>
            <text:p>INDUSTRIAL PLOT NO. 1, SECTOR 28, 121008, FARIDABAD, HARYANA</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8.4 cm (Size M/T)', 'Back: Length: 117.0 cm (Size M/T)']</text:p>
          </table:table-cell>
          <table:table-cell table:number-columns-repeated="9"/>
          <table:table-cell office:value-type="string" calcext:value-type="string">
            <text:p>Johnny collar</text:p>
          </table:table-cell>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6261002.html</text:p>
          </table:table-cell>
          <table:table-cell office:value-type="string" calcext:value-type="string">
            <text:p>[]</text:p>
          </table:table-cell>
          <table:table-cell office:value-type="string" calcext:value-type="string">
            <text:p>Short dress in a soft weave with a deep, round neckline, wide shoulder straps and a concealed zip and hook-and-eye fastener at the back. Fitted bodice, a seam at the waist and a flared skir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kater</text:p>
          </table:table-cell>
          <table:table-cell office:value-type="string" calcext:value-type="string">
            <text:p>['Deep neckline', 'Round neck']</text:p>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0.5 cm (Size 40T)</text:p>
          </table:table-cell>
          <table:table-cell office:value-type="string" calcext:value-type="string">
            <text:p>['Width: 76 cm', 'Length: 76 cm']</text:p>
          </table:table-cell>
          <table:table-cell office:value-type="string" calcext:value-type="string">
            <text:p>['Width: 80 cm', 'Length: 77 cm']</text:p>
          </table:table-cell>
          <table:table-cell office:value-type="string" calcext:value-type="string">
            <text:p>['Width: 84 cm', 'Length: 78 cm']</text:p>
          </table:table-cell>
          <table:table-cell office:value-type="string" calcext:value-type="string">
            <text:p>['Width: 88 cm', 'Length: 79 cm']</text:p>
          </table:table-cell>
          <table:table-cell office:value-type="string" calcext:value-type="string">
            <text:p>['Width: 92 cm', 'Length: 79 cm']</text:p>
          </table:table-cell>
          <table:table-cell office:value-type="string" calcext:value-type="string">
            <text:p>['Width: 100 cm', 'Length: 81 cm']</text:p>
          </table:table-cell>
          <table:table-cell office:value-type="string" calcext:value-type="string">
            <text:p>['Width: 1.04 m', 'Length: 81 cm']</text:p>
          </table:table-cell>
          <table:table-cell table:number-columns-repeated="18"/>
        </table:table-row>
        <table:table-row table:style-name="ro2">
          <table:table-cell office:value-type="string" calcext:value-type="string">
            <text:p>https://www2.hm.com/en_in/productpage.1189410001.html</text:p>
          </table:table-cell>
          <table:table-cell office:value-type="string" calcext:value-type="string">
            <text:p>['Cotton', 'Muslin']</text:p>
          </table:table-cell>
          <table:table-cell office:value-type="string" calcext:value-type="string">
            <text:p>Short dress in soft cotton muslin with a round neckline and a keyhole opening with a button at the top. 3/4-length balloon sleeves in a raglan cut with narrow elastication at the cuffs. Narrow macramé tie belt at the waist and a gently flared skirt.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office:value-type="string" calcext:value-type="string">
            <text:p>Keyhole</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99 cm', 'Length: 84 cm']</text:p>
          </table:table-cell>
          <table:table-cell office:value-type="string" calcext:value-type="string">
            <text:p>['Width: 1.06 m', 'Length: 85 cm']</text:p>
          </table:table-cell>
          <table:table-cell office:value-type="string" calcext:value-type="string">
            <text:p>['Width: 1.13 m', 'Length: 86 cm']</text:p>
          </table:table-cell>
          <table:table-cell office:value-type="string" calcext:value-type="string">
            <text:p>['Width: 1.20 m', 'Length: 87 cm']</text:p>
          </table:table-cell>
          <table:table-cell office:value-type="string" calcext:value-type="string">
            <text:p>['Width: 1.31 m', 'Length: 88 c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2.5 cm (Size M/T)', 'Back: Length: 90.0 cm (Size M/T)']</text:p>
          </table:table-cell>
          <table:table-cell table:number-columns-repeated="7"/>
          <table:table-cell office:value-type="string" calcext:value-type="string">
            <text:p>['Balloon sleeve', 'Ragla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202533002.html</text:p>
          </table:table-cell>
          <table:table-cell office:value-type="string" calcext:value-type="string">
            <text:p>['Jersey']</text:p>
          </table:table-cell>
          <table:table-cell office:value-type="string" calcext:value-type="string">
            <text:p>Short, fitted dress in ribbed jersey with a sweetheart neckline and short raglan sleeves.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Bodycon</text:p>
          </table:table-cell>
          <table:table-cell office:value-type="string" calcext:value-type="string">
            <text:p>Sweetheart neckline</text:p>
          </table:table-cell>
          <table:table-cell office:value-type="string" calcext:value-type="string">
            <text:p>['Light pink', 'Solid colour']</text:p>
          </table:table-cell>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66 cm', 'Length: 74 cm']</text:p>
          </table:table-cell>
          <table:table-cell office:value-type="string" calcext:value-type="string">
            <text:p>['Width: 74 cm', 'Length: 75 cm']</text:p>
          </table:table-cell>
          <table:table-cell office:value-type="string" calcext:value-type="string">
            <text:p>['Width: 82 cm', 'Length: 77 cm']</text:p>
          </table:table-cell>
          <table:table-cell office:value-type="string" calcext:value-type="string">
            <text:p>['Width: 90 cm', 'Length: 78 cm']</text:p>
          </table:table-cell>
          <table:table-cell office:value-type="string" calcext:value-type="string">
            <text:p>['Width: 1.02 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1.3 cm (Size M/T)', 'Sleeve: Length: 17.9 cm (Size M/T)']</text:p>
          </table:table-cell>
          <table:table-cell table:number-columns-repeated="7"/>
          <table:table-cell office:value-type="string" calcext:value-type="string">
            <text:p>Raglan sleeve</text:p>
          </table:table-cell>
          <table:table-cell office:value-type="string" calcext:value-type="string">
            <text:p>['Width: 62 cm', 'Length: 73 cm']</text:p>
          </table:table-cell>
          <table:table-cell table:number-columns-repeated="16"/>
        </table:table-row>
        <table:table-row table:style-name="ro1">
          <table:table-cell office:value-type="string" calcext:value-type="string">
            <text:p>https://www2.hm.com/en_in/productpage.1151722001.html</text:p>
          </table:table-cell>
          <table:table-cell office:value-type="string" calcext:value-type="string">
            <text:p>['Cotton']</text:p>
          </table:table-cell>
          <table:table-cell office:value-type="string" calcext:value-type="string">
            <text:p>Short shirt dress in cotton poplin with a collar, buttons down the front and a yoke at the back. Relaxed fit with gently dropped shoulders, long sleeves with buttoned cuffs and a straight-cut hem.</text:p>
          </table:table-cell>
          <table:table-cell office:value-type="string" calcext:value-type="string">
            <text:p>Short</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Shirt dress</text:p>
          </table:table-cell>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02 m', 'Length: 84 cm']</text:p>
          </table:table-cell>
          <table:table-cell office:value-type="string" calcext:value-type="string">
            <text:p>['Width: 1.10 m', 'Length: 85 cm']</text:p>
          </table:table-cell>
          <table:table-cell office:value-type="string" calcext:value-type="string">
            <text:p>['Width: 1.18 m', 'Length: 86 cm']</text:p>
          </table:table-cell>
          <table:table-cell office:value-type="string" calcext:value-type="string">
            <text:p>['Width: 1.27 m', 'Length: 87 cm']</text:p>
          </table:table-cell>
          <table:table-cell office:value-type="string" calcext:value-type="string">
            <text:p>['Width: 1.38 m', 'Length: 8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7.5 cm (Size M/T)', 'Sleeve: Length: 61.9 cm (Size M/T)', 'Back: Length: 90.1 cm (Size M/T)', 'Chest: Circumference: 118.0 cm (Size M/T)']</text:p>
          </table:table-cell>
          <table:table-cell table:number-columns-repeated="9"/>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54533001.html</text:p>
          </table:table-cell>
          <table:table-cell office:value-type="string" calcext:value-type="string">
            <text:p>[]</text:p>
          </table:table-cell>
          <table:table-cell office:value-type="string" calcext:value-type="string">
            <text:p>Halterneck maxi dress in a sheer weave with gathered seams at the top and waist. Corset-style bodice with shaped cups and lacing at the front that fasten at the back of the neck. Smocked section at the back and a gently flared skirt. Cotton lining.</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Corset dress', 'Smocking']</text:p>
          </table:table-cell>
          <table:table-cell office:value-type="string" calcext:value-type="string">
            <text:p>['Halterneck', 'Sweetheart neckline']</text:p>
          </table:table-cell>
          <table:table-cell office:value-type="string" calcext:value-type="string">
            <text:p>['Powder pink',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5.2 cm (Size M/T)</text:p>
          </table:table-cell>
          <table:table-cell table:number-columns-repeated="25"/>
        </table:table-row>
        <table:table-row table:style-name="ro1">
          <table:table-cell office:value-type="string" calcext:value-type="string">
            <text:p>https://www2.hm.com/en_in/productpage.1159798001.html</text:p>
          </table:table-cell>
          <table:table-cell office:value-type="string" calcext:value-type="string">
            <text:p>['Jersey']</text:p>
          </table:table-cell>
          <table:table-cell office:value-type="string" calcext:value-type="string">
            <text:p>Calf-length, fitted, sleeveless dress in soft jersey with a small stand-up collar, crossover draping at the front of the bodice and a straight-cut hem.</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text:p>
          </table:table-cell>
          <table:table-cell/>
          <table:table-cell office:value-type="string" calcext:value-type="string">
            <text:p>['Purple',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Dress</text:p>
          </table:table-cell>
          <table:table-cell office:value-type="string" calcext:value-type="string">
            <text:p>['Width: 43 cm', 'Length: 1.25 m']</text:p>
          </table:table-cell>
          <table:table-cell office:value-type="string" calcext:value-type="string">
            <text:p>['Width: 47 cm', 'Length: 1.26 m']</text:p>
          </table:table-cell>
          <table:table-cell office:value-type="string" calcext:value-type="string">
            <text:p>['Width: 51 cm', 'Length: 1.27 m']</text:p>
          </table:table-cell>
          <table:table-cell office:value-type="string" calcext:value-type="string">
            <text:p>['Width: 55 cm', 'Length: 1.28 m']</text:p>
          </table:table-cell>
          <table:table-cell office:value-type="string" calcext:value-type="string">
            <text:p>['Width: 60 cm', 'Length: 1.29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Stand-up collar</text:p>
          </table:table-cell>
          <table:table-cell table:number-columns-repeated="15"/>
        </table:table-row>
        <table:table-row table:style-name="ro1">
          <table:table-cell office:value-type="string" calcext:value-type="string">
            <text:p>https://www2.hm.com/en_in/productpage.1203624002.html</text:p>
          </table:table-cell>
          <table:table-cell office:value-type="string" calcext:value-type="string">
            <text:p>[]</text:p>
          </table:table-cell>
          <table:table-cell office:value-type="string" calcext:value-type="string">
            <text:p>Short, fitted, sleeveless dress in jersey with a round neckline and thin shoulder pads. Twisted detail at the waist for a gently draped effect. Partly 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text:p>
          </table:table-cell>
          <table:table-cell office:value-type="string" calcext:value-type="string">
            <text:p>Round neck</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83 cm', 'Length: 81 cm']</text:p>
          </table:table-cell>
          <table:table-cell office:value-type="string" calcext:value-type="string">
            <text:p>['Width: 84 cm', 'Length: 89 cm']</text:p>
          </table:table-cell>
          <table:table-cell office:value-type="string" calcext:value-type="string">
            <text:p>['Width: 85 cm', 'Length: 97 cm']</text:p>
          </table:table-cell>
          <table:table-cell office:value-type="string" calcext:value-type="string">
            <text:p>['Width: 85 cm', 'Length: 1.04 m']</text:p>
          </table:table-cell>
          <table:table-cell office:value-type="string" calcext:value-type="string">
            <text:p>['Width: 86 cm', 'Length: 1.15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8.7 cm (Size M/T)', 'Shoulder: Width: 45.0 cm (Size M/T)']</text:p>
          </table:table-cell>
          <table:table-cell table:number-columns-repeated="25"/>
        </table:table-row>
        <table:table-row table:style-name="ro1">
          <table:table-cell office:value-type="string" calcext:value-type="string">
            <text:p>https://www2.hm.com/en_in/productpage.1158698003.html</text:p>
          </table:table-cell>
          <table:table-cell office:value-type="string" calcext:value-type="string">
            <text:p>['Jersey']</text:p>
          </table:table-cell>
          <table:table-cell office:value-type="string" calcext:value-type="string">
            <text:p>Short, fitted, sleeveless dress in jersey with wide shoulder straps and a square neckline at the front and back. Pleats at one side of the waist for a gently draped effect. Lined at the top.</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Draped']</text:p>
          </table:table-cell>
          <table:table-cell office:value-type="string" calcext:value-type="string">
            <text:p>Square neckline</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74 cm', 'Length: 76 cm']</text:p>
          </table:table-cell>
          <table:table-cell office:value-type="string" calcext:value-type="string">
            <text:p>['Width: 82 cm', 'Length: 77 cm']</text:p>
          </table:table-cell>
          <table:table-cell office:value-type="string" calcext:value-type="string">
            <text:p>['Width: 90 cm', 'Length: 79 cm']</text:p>
          </table:table-cell>
          <table:table-cell office:value-type="string" calcext:value-type="string">
            <text:p>['Width: 98 cm', 'Length: 80 cm']</text:p>
          </table:table-cell>
          <table:table-cell office:value-type="string" calcext:value-type="string">
            <text:p>['Width: 1.10 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2.5 cm (Size M/T)</text:p>
          </table:table-cell>
          <table:table-cell table:number-columns-repeated="25"/>
        </table:table-row>
        <table:table-row table:style-name="ro1">
          <table:table-cell office:value-type="string" calcext:value-type="string">
            <text:p>https://www2.hm.com/en_in/productpage.1155387002.html</text:p>
          </table:table-cell>
          <table:table-cell office:value-type="string" calcext:value-type="string">
            <text:p>[]</text:p>
          </table:table-cell>
          <table:table-cell office:value-type="string" calcext:value-type="string">
            <text:p>Calf-length, fitted, sleeveless dress in a pointelle knit with a crocheted look containing glittery threads and small sequins. Narrow shoulder straps, a deep neckline at the front and back and a straight hem.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Plunge back</text:p>
          </table:table-cell>
          <table:table-cell office:value-type="string" calcext:value-type="string">
            <text:p>Deep neckline</text:p>
          </table:table-cell>
          <table:table-cell office:value-type="string" calcext:value-type="string">
            <text:p>['Burgundy',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0 cm', 'Length: 98 cm']</text:p>
          </table:table-cell>
          <table:table-cell office:value-type="string" calcext:value-type="string">
            <text:p>['Width: 68 cm', 'Length: 100 cm']</text:p>
          </table:table-cell>
          <table:table-cell office:value-type="string" calcext:value-type="string">
            <text:p>['Width: 76 cm', 'Length: 100 cm']</text:p>
          </table:table-cell>
          <table:table-cell office:value-type="string" calcext:value-type="string">
            <text:p>['Width: 84 cm', 'Length: 100 cm']</text:p>
          </table:table-cell>
          <table:table-cell office:value-type="string" calcext:value-type="string">
            <text:p>['Width: 96 cm', 'Length: 10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4909002.html</text:p>
          </table:table-cell>
          <table:table-cell office:value-type="string" calcext:value-type="string">
            <text:p>[]</text:p>
          </table:table-cell>
          <table:table-cell office:value-type="string" calcext:value-type="string">
            <text:p>Short, oversized dress in a lyocell and cotton weave with a collar and a V-shaped opening at the front. Dropped shoulders, long, voluminous sleeves with broderie anglaise and cuffs with a slit and spaghetti ties. Scallop-edged hem with decorative embroidery.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Oversized</text:p>
          </table:table-cell>
          <table:table-cell office:value-type="string" calcext:value-type="string">
            <text:p>Sl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32 m', 'Length: 80 cm']</text:p>
          </table:table-cell>
          <table:table-cell office:value-type="string" calcext:value-type="string">
            <text:p>['Width: 1.40 m', 'Length: 81 cm']</text:p>
          </table:table-cell>
          <table:table-cell office:value-type="string" calcext:value-type="string">
            <text:p>['Width: 1.48 m', 'Length: 82 cm']</text:p>
          </table:table-cell>
          <table:table-cell office:value-type="string" calcext:value-type="string">
            <text:p>['Width: 1.57 m', 'Length: 83 cm']</text:p>
          </table:table-cell>
          <table:table-cell office:value-type="string" calcext:value-type="string">
            <text:p>['Width: 1.69 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4 cm (Size M/T)', 'Back: Length: 85.0 cm (Size M/T)', 'Shoulder: Width: 50.6 cm (Size M/T)']</text:p>
          </table:table-cell>
          <table:table-cell table:number-columns-repeated="9"/>
          <table:table-cell office:value-type="string" calcext:value-type="string">
            <text:p>Johnny collar</text:p>
          </table:table-cell>
          <table:table-cell table:number-columns-repeated="15"/>
        </table:table-row>
        <table:table-row table:style-name="ro2">
          <table:table-cell office:value-type="string" calcext:value-type="string">
            <text:p>https://www2.hm.com/en_in/productpage.1149913001.html</text:p>
          </table:table-cell>
          <table:table-cell office:value-type="string" calcext:value-type="string">
            <text:p>[]</text:p>
          </table:table-cell>
          <table:table-cell office:value-type="string" calcext:value-type="string">
            <text:p>Short dress in woven fabric with narrow, frill-trimmed shoulder straps, a V-shaped neckline at the front, fitted bodice and shaped cups. Small frill trim around the neckline, below the bust, at the waist and above the hem. Partially open back with wide ties, a concealed zip at one side and a gently flared skirt. Partly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Open back</text:p>
          </table:table-cell>
          <table:table-cell office:value-type="string" calcext:value-type="string">
            <text:p>V-neck</text:p>
          </table:table-cell>
          <table:table-cell office:value-type="string" calcext:value-type="string">
            <text:p>['Black/Yellow/Pink/Purple/Green',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CTA APPARELS PVT LTD</text:p>
            <text:p>D-235 , SECTOR -63, 201309, NOIDA</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60.5 cm (Size 38T)</text:p>
          </table:table-cell>
          <table:table-cell office:value-type="string" calcext:value-type="string">
            <text:p>['Width: 39 cm', 'Length: 41 cm']</text:p>
          </table:table-cell>
          <table:table-cell office:value-type="string" calcext:value-type="string">
            <text:p>['Width: 41 cm', 'Length: 41 cm']</text:p>
          </table:table-cell>
          <table:table-cell office:value-type="string" calcext:value-type="string">
            <text:p>['Width: 44 cm', 'Length: 42 cm']</text:p>
          </table:table-cell>
          <table:table-cell office:value-type="string" calcext:value-type="string">
            <text:p>['Width: 46 cm', 'Length: 42 cm']</text:p>
          </table:table-cell>
          <table:table-cell office:value-type="string" calcext:value-type="string">
            <text:p>['Width: 49 cm', 'Length: 42 cm']</text:p>
          </table:table-cell>
          <table:table-cell office:value-type="string" calcext:value-type="string">
            <text:p>['Width: 54 cm', 'Length: 43 cm']</text:p>
          </table:table-cell>
          <table:table-cell table:number-columns-repeated="5"/>
          <table:table-cell table:number-columns-repeated="2" office:value-type="string" calcext:value-type="string">
            <text:p>N/A</text:p>
          </table:table-cell>
          <table:table-cell office:value-type="string" calcext:value-type="string">
            <text:p>['Width: 51 cm', 'Length: 43 cm']</text:p>
          </table:table-cell>
          <table:table-cell table:number-columns-repeated="11"/>
        </table:table-row>
        <table:table-row table:style-name="ro1">
          <table:table-cell office:value-type="string" calcext:value-type="string">
            <text:p>https://www2.hm.com/en_in/productpage.1147534004.html</text:p>
          </table:table-cell>
          <table:table-cell office:value-type="string" calcext:value-type="string">
            <text:p>['Satin']</text:p>
          </table:table-cell>
          <table:table-cell office:value-type="string" calcext:value-type="string">
            <text:p>Short dress in softly draping satin. V-neck and a wrapover front with ties at one side and narrow, concealed ties at the other. Dropped shoulders and long, wide sleeves. Gathered seam at the waist with narrow elastication at the back that creates a draped effect. Unlined.</text:p>
          </table:table-cell>
          <table:table-cell office:value-type="string" calcext:value-type="string">
            <text:p>Short</text:p>
          </table:table-cell>
          <table:table-cell office:value-type="string" calcext:value-type="string">
            <text:p>3/4 sleeve</text:p>
          </table:table-cell>
          <table:table-cell office:value-type="string" calcext:value-type="string">
            <text:p>Regular fit</text:p>
          </table:table-cell>
          <table:table-cell office:value-type="string" calcext:value-type="string">
            <text:p>['Draped', 'Wrapover']</text:p>
          </table:table-cell>
          <table:table-cell office:value-type="string" calcext:value-type="string">
            <text:p>V-neck</text:p>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0.6 cm (Size M/T)', 'Back: Length: 89.8 cm (Size M/T)', 'Shoulder: Width: 48.2 cm (Size M/T)']</text:p>
          </table:table-cell>
          <table:table-cell table:number-columns-repeated="25"/>
        </table:table-row>
        <table:table-row table:style-name="ro1">
          <table:table-cell office:value-type="string" calcext:value-type="string">
            <text:p>https://www2.hm.com/en_in/productpage.1198695001.html</text:p>
          </table:table-cell>
          <table:table-cell office:value-type="string" calcext:value-type="string">
            <text:p>[]</text:p>
          </table:table-cell>
          <table:table-cell office:value-type="string" calcext:value-type="string">
            <text:p>Short dress in textured jersey with a deep V-neckline and a low-cut back with narrow, horizontal ties. Loose fit with dropped shoulders and long balloon sleeves with elasticated cuffs. Narrow, detachable tie belt at the waist.</text:p>
          </table:table-cell>
          <table:table-cell office:value-type="string" calcext:value-type="string">
            <text:p>Short</text:p>
          </table:table-cell>
          <table:table-cell office:value-type="string" calcext:value-type="string">
            <text:p>Long sleeve</text:p>
          </table:table-cell>
          <table:table-cell office:value-type="string" calcext:value-type="string">
            <text:p>Loose fit</text:p>
          </table:table-cell>
          <table:table-cell office:value-type="string" calcext:value-type="string">
            <text:p>Plunge back</text:p>
          </table:table-cell>
          <table:table-cell office:value-type="string" calcext:value-type="string">
            <text:p>['Deep neckline', 'V-neck']</text:p>
          </table:table-cell>
          <table:table-cell office:value-type="string" calcext:value-type="string">
            <text:p>['Mole',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9 cm', 'Length: 82 cm']</text:p>
          </table:table-cell>
          <table:table-cell office:value-type="string" calcext:value-type="string">
            <text:p>['Width: 1.07 m', 'Length: 83 cm']</text:p>
          </table:table-cell>
          <table:table-cell office:value-type="string" calcext:value-type="string">
            <text:p>['Width: 1.13 m', 'Length: 85 cm']</text:p>
          </table:table-cell>
          <table:table-cell office:value-type="string" calcext:value-type="string">
            <text:p>['Width: 1.19 m', 'Length: 86 cm']</text:p>
          </table:table-cell>
          <table:table-cell office:value-type="string" calcext:value-type="string">
            <text:p>['Width: 1.29 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8"/>
          <table:table-cell office:value-type="string" calcext:value-type="string">
            <text:p>Balloon sleeve</text:p>
          </table:table-cell>
          <table:table-cell table:number-columns-repeated="17"/>
        </table:table-row>
        <table:table-row table:style-name="ro2">
          <table:table-cell office:value-type="string" calcext:value-type="string">
            <text:p>https://www2.hm.com/en_in/productpage.1127754003.html</text:p>
          </table:table-cell>
          <table:table-cell office:value-type="string" calcext:value-type="string">
            <text:p>[]</text:p>
          </table:table-cell>
          <table:table-cell office:value-type="string" calcext:value-type="string">
            <text:p>Short, loose-fit dress in an airy weave with narrow, adjustable shoulder straps and a small opening with a button at the back.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Loose fit</text:p>
          </table:table-cell>
          <table:table-cell office:value-type="string" calcext:value-type="string">
            <text:p>['Keyhole', 'Strappy dress']</text:p>
          </table:table-cell>
          <table:table-cell office:value-type="string" calcext:value-type="string">
            <text:p>Round neck</text:p>
          </table:table-cell>
          <table:table-cell office:value-type="string" calcext:value-type="string">
            <text:p>['Green',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GLOBAL MODE AND ACCESSORIES PVT. LTD.</text:p>
            <text:p>D 34, Sector 63,, 201301,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9.0 cm (Size M/T)</text:p>
          </table:table-cell>
          <table:table-cell table:number-columns-repeated="11"/>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3670001.html</text:p>
          </table:table-cell>
          <table:table-cell office:value-type="string" calcext:value-type="string">
            <text:p>['Satin']</text:p>
          </table:table-cell>
          <table:table-cell office:value-type="string" calcext:value-type="string">
            <text:p>Calf-length dress in softly draping satin with asymmetric lace inserts and adjustable spaghetti shoulder straps. Concealed zip and a hook-and-eye fastening at one side.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lip dress', 'Strappy dress']</text:p>
          </table:table-cell>
          <table:table-cell/>
          <table:table-cell office:value-type="string" calcext:value-type="string">
            <text:p>['Light turquoise', 'Solid colour']</text:p>
          </table:table-cell>
          <table:table-cell office:value-type="string" calcext:value-type="string">
            <text:p>H&amp;M EDITION</text:p>
          </table:table-cell>
          <table:table-cell office:value-type="string" calcext:value-type="string">
            <text:p>Rs. 4,4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8 cm', 'Length: 99 cm']</text:p>
          </table:table-cell>
          <table:table-cell office:value-type="string" calcext:value-type="string">
            <text:p>['Width: 82 cm', 'Length: 99 cm']</text:p>
          </table:table-cell>
          <table:table-cell office:value-type="string" calcext:value-type="string">
            <text:p>['Width: 86 cm', 'Length: 99 cm']</text:p>
          </table:table-cell>
          <table:table-cell office:value-type="string" calcext:value-type="string">
            <text:p>['Width: 90 cm', 'Length: 99 cm']</text:p>
          </table:table-cell>
          <table:table-cell office:value-type="string" calcext:value-type="string">
            <text:p>['Width: 94 cm', 'Length: 99 cm']</text:p>
          </table:table-cell>
          <table:table-cell office:value-type="string" calcext:value-type="string">
            <text:p>['Width: 1.02 m', 'Length: 99 cm']</text:p>
          </table:table-cell>
          <table:table-cell office:value-type="string" calcext:value-type="string">
            <text:p>['Width: 1.06 m', 'Length: 99 cm']</text:p>
          </table:table-cell>
          <table:table-cell table:number-columns-repeated="6"/>
          <table:table-cell office:value-type="string" calcext:value-type="string">
            <text:p>['Width: 98 cm', 'Length: 99 cm']</text:p>
          </table:table-cell>
          <table:table-cell table:number-columns-repeated="11"/>
        </table:table-row>
        <table:table-row table:style-name="ro1">
          <table:table-cell office:value-type="string" calcext:value-type="string">
            <text:p>https://www2.hm.com/en_in/productpage.1185605005.html</text:p>
          </table:table-cell>
          <table:table-cell office:value-type="string" calcext:value-type="string">
            <text:p>[]</text:p>
          </table:table-cell>
          <table:table-cell office:value-type="string" calcext:value-type="string">
            <text:p>Knee-length, long-sleeved dress in a viscose and linen weave. Shawl collar and a wrapover front with wide ties at one side and a concealed button at the other. Unlined.</text:p>
          </table:table-cell>
          <table:table-cell office:value-type="string" calcext:value-type="string">
            <text:p>Knee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Wrapover</text:p>
          </table:table-cell>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4 cm', 'Length: 85 cm']</text:p>
          </table:table-cell>
          <table:table-cell office:value-type="string" calcext:value-type="string">
            <text:p>['Width: 47 cm', 'Length: 86 cm']</text:p>
          </table:table-cell>
          <table:table-cell office:value-type="string" calcext:value-type="string">
            <text:p>['Width: 50 cm', 'Length: 87 cm']</text:p>
          </table:table-cell>
          <table:table-cell office:value-type="string" calcext:value-type="string">
            <text:p>['Width: 53 cm', 'Length: 88 cm']</text:p>
          </table:table-cell>
          <table:table-cell office:value-type="string" calcext:value-type="string">
            <text:p>['Width: 58 c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4 cm (Size M/T)', 'Shoulder: Width: 41.6 cm (Size M/T)', 'Back: Length: 93.0 cm (Size M/T)']</text:p>
          </table:table-cell>
          <table:table-cell table:number-columns-repeated="9"/>
          <table:table-cell office:value-type="string" calcext:value-type="string">
            <text:p>Shawl collar</text:p>
          </table:table-cell>
          <table:table-cell table:number-columns-repeated="15"/>
        </table:table-row>
        <table:table-row table:style-name="ro1">
          <table:table-cell office:value-type="string" calcext:value-type="string">
            <text:p>https://www2.hm.com/en_in/productpage.1128506006.html</text:p>
          </table:table-cell>
          <table:table-cell office:value-type="string" calcext:value-type="string">
            <text:p>['Jersey']</text:p>
          </table:table-cell>
          <table:table-cell office:value-type="string" calcext:value-type="string">
            <text:p>Short, oversized T-shirt dress in soft cotton jersey with a rib-trimmed neckline and dropped shoulders.</text:p>
          </table:table-cell>
          <table:table-cell office:value-type="string" calcext:value-type="string">
            <text:p>Short</text:p>
          </table:table-cell>
          <table:table-cell office:value-type="string" calcext:value-type="string">
            <text:p>Short sleeve</text:p>
          </table:table-cell>
          <table:table-cell office:value-type="string" calcext:value-type="string">
            <text:p>Oversized</text:p>
          </table:table-cell>
          <table:table-cell office:value-type="string" calcext:value-type="string">
            <text:p>T-shirt dress</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1.10 m', 'Length: 80 cm']</text:p>
          </table:table-cell>
          <table:table-cell office:value-type="string" calcext:value-type="string">
            <text:p>['Width: 1.18 m', 'Length: 82 cm']</text:p>
          </table:table-cell>
          <table:table-cell office:value-type="string" calcext:value-type="string">
            <text:p>['Width: 1.24 m', 'Length: 83 cm']</text:p>
          </table:table-cell>
          <table:table-cell office:value-type="string" calcext:value-type="string">
            <text:p>['Width: 1.30 m', 'Length: 85 cm']</text:p>
          </table:table-cell>
          <table:table-cell office:value-type="string" calcext:value-type="string">
            <text:p>['Width: 1.40 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0.7 cm (Size M/T)', 'Back: Length: 84.5 cm (Size M/T)']</text:p>
          </table:table-cell>
          <table:table-cell table:number-columns-repeated="8"/>
          <table:table-cell office:value-type="string" calcext:value-type="string">
            <text:p>['Width: 1.06 m', 'Length: 79 cm']</text:p>
          </table:table-cell>
          <table:table-cell table:number-columns-repeated="16"/>
        </table:table-row>
        <table:table-row table:style-name="ro1">
          <table:table-cell office:value-type="string" calcext:value-type="string">
            <text:p>https://www2.hm.com/en_in/productpage.1065604008.html</text:p>
          </table:table-cell>
          <table:table-cell office:value-type="string" calcext:value-type="string">
            <text:p>['Jersey']</text:p>
          </table:table-cell>
          <table:table-cell office:value-type="string" calcext:value-type="string">
            <text:p>Short beach dress in airy jersey with a round neckline and a low-cut, open back with ties at the top. Long, wide sleeves and overlocked edges at the cuffs and hem.</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Open back</text:p>
          </table:table-cell>
          <table:table-cell office:value-type="string" calcext:value-type="string">
            <text:p>Round neck</text:p>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9312002.html</text:p>
          </table:table-cell>
          <table:table-cell office:value-type="string" calcext:value-type="string">
            <text:p>['Jersey']</text:p>
          </table:table-cell>
          <table:table-cell office:value-type="string" calcext:value-type="string">
            <text:p>Ankle-length, sleeveless dress in textured jersey with a round neckline and a straight-cut hem with a high slit at each side.</text:p>
          </table:table-cell>
          <table:table-cell office:value-type="string" calcext:value-type="string">
            <text:p>Long</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Brick red', 'Solid colour']</text:p>
          </table:table-cell>
          <table:table-cell office:value-type="string" calcext:value-type="string">
            <text:p>['BASICS', 'EVERYDAY FASHION']</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Dress</text:p>
          </table:table-cell>
          <table:table-cell office:value-type="string" calcext:value-type="string">
            <text:p>['Width: 80 cm', 'Length: 1.13 m']</text:p>
          </table:table-cell>
          <table:table-cell office:value-type="string" calcext:value-type="string">
            <text:p>['Width: 88 cm', 'Length: 1.14 m']</text:p>
          </table:table-cell>
          <table:table-cell office:value-type="string" calcext:value-type="string">
            <text:p>['Width: 96 cm', 'Length: 1.15 m']</text:p>
          </table:table-cell>
          <table:table-cell office:value-type="string" calcext:value-type="string">
            <text:p>['Width: 1.04 m', 'Length: 1.16 m']</text:p>
          </table:table-cell>
          <table:table-cell office:value-type="string" calcext:value-type="string">
            <text:p>['Width: 1.16 m', 'Length: 1.18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1.0 cm (Size M/T)', 'Shoulder: Width: 34.0 cm (Size M/T)']</text:p>
          </table:table-cell>
          <table:table-cell table:number-columns-repeated="25"/>
        </table:table-row>
        <table:table-row table:style-name="ro2">
          <table:table-cell office:value-type="string" calcext:value-type="string">
            <text:p>https://www2.hm.com/en_in/productpage.1167299001.html</text:p>
          </table:table-cell>
          <table:table-cell office:value-type="string" calcext:value-type="string">
            <text:p>['Cotton']</text:p>
          </table:table-cell>
          <table:table-cell office:value-type="string" calcext:value-type="string">
            <text:p>Calf-length dress in an airy cotton weave. Deep V-neckline and 3/4-length balloon sleeves with narrow elastication at the cuffs. Narrow drawstring at the waist and a gently flared skirt. Unlined.</text:p>
          </table:table-cell>
          <table:table-cell office:value-type="string" calcext:value-type="string">
            <text:p>Midi</text:p>
          </table:table-cell>
          <table:table-cell office:value-type="string" calcext:value-type="string">
            <text:p>3/4 sleeve</text:p>
          </table:table-cell>
          <table:table-cell office:value-type="string" calcext:value-type="string">
            <text:p>Regular fit</text:p>
          </table:table-cell>
          <table:table-cell/>
          <table:table-cell office:value-type="string" calcext:value-type="string">
            <text:p>['Deep neckline', 'V-neck']</text:p>
          </table:table-cell>
          <table:table-cell office:value-type="string" calcext:value-type="string">
            <text:p>['Bright blue/White', 'Patterned']</text:p>
          </table:table-cell>
          <table:table-cell/>
          <table:table-cell office:value-type="string" calcext:value-type="string">
            <text:p>Rs. 2,6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SHAHI EXPORT PVT.LTD</text:p>
            <text:p>INDUSTRIAL PLOT NO. 1, SECTOR 28, 121008, FARIDABAD, HARYAN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18.4 cm (Size M/T)', 'Sleeve: Length: 50.4 cm (Size M/T)']</text:p>
          </table:table-cell>
          <table:table-cell table:number-columns-repeated="7"/>
          <table:table-cell office:value-type="string" calcext:value-type="string">
            <text:p>Balloo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39420002.html</text:p>
          </table:table-cell>
          <table:table-cell office:value-type="string" calcext:value-type="string">
            <text:p>[]</text:p>
          </table:table-cell>
          <table:table-cell office:value-type="string" calcext:value-type="string">
            <text:p>Short shirt dress in crisp cotton poplin with a collar, buttons down the front and long sleeves with wide, buttoned cuffs. Gently tapered waist with gathered side seams and pleats at the back. Straight-cut hem.</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6.4 cm (Size M/T)', 'Sleeve: Length: 63.1 cm (Size M/T)', 'Back: Length: 88.2 cm (Size M/T)']</text:p>
          </table:table-cell>
          <table:table-cell table:number-columns-repeated="9"/>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59101003.html</text:p>
          </table:table-cell>
          <table:table-cell office:value-type="string" calcext:value-type="string">
            <text:p>['Satin']</text:p>
          </table:table-cell>
          <table:table-cell office:value-type="string" calcext:value-type="string">
            <text:p>Short dress in softly draping satin with a round, gathered neckline and a V-shaped opening with narrow ties at the top. Loose fit with elbow-length, voluminous balloon sleeves in a raglan cut and a narrow, detachable tie belt at the wais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office:value-type="string" calcext:value-type="string">
            <text:p>Keyhole</text:p>
          </table:table-cell>
          <table:table-cell office:value-type="string" calcext:value-type="string">
            <text:p>Round neck</text:p>
          </table:table-cell>
          <table:table-cell office:value-type="string" calcext:value-type="string">
            <text:p>['Red-orang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5.5 cm (Size M/T)', 'Sleeve: Length: 37.4 cm (Size M/T)']</text:p>
          </table:table-cell>
          <table:table-cell table:number-columns-repeated="7"/>
          <table:table-cell office:value-type="string" calcext:value-type="string">
            <text:p>['Balloon sleeve', 'Raglan sleeve']</text:p>
          </table:table-cell>
          <table:table-cell table:number-columns-repeated="17"/>
        </table:table-row>
        <table:table-row table:style-name="ro1">
          <table:table-cell office:value-type="string" calcext:value-type="string">
            <text:p>https://www2.hm.com/en_in/productpage.1176262001.html</text:p>
          </table:table-cell>
          <table:table-cell office:value-type="string" calcext:value-type="string">
            <text:p>[]</text:p>
          </table:table-cell>
          <table:table-cell office:value-type="string" calcext:value-type="string">
            <text:p>Short, fitted dress in woven fabric with gathers and pleats at the sides for a gently draped effect. Narrow cut at the top with a square neckline and spaghetti shoulder straps that cross at the back. Concealed zip at the back. 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 'Strappy dress']</text:p>
          </table:table-cell>
          <table:table-cell office:value-type="string" calcext:value-type="string">
            <text:p>Square neckline</text:p>
          </table:table-cell>
          <table:table-cell office:value-type="string" calcext:value-type="string">
            <text:p>['Blue',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7 cm', 'Length: 58 cm']</text:p>
          </table:table-cell>
          <table:table-cell office:value-type="string" calcext:value-type="string">
            <text:p>['Width: 81 cm', 'Length: 58 cm']</text:p>
          </table:table-cell>
          <table:table-cell office:value-type="string" calcext:value-type="string">
            <text:p>['Width: 85 cm', 'Length: 58 cm']</text:p>
          </table:table-cell>
          <table:table-cell office:value-type="string" calcext:value-type="string">
            <text:p>['Width: 89 cm', 'Length: 58 cm']</text:p>
          </table:table-cell>
          <table:table-cell office:value-type="string" calcext:value-type="string">
            <text:p>['Width: 93 cm', 'Length: 58 cm']</text:p>
          </table:table-cell>
          <table:table-cell office:value-type="string" calcext:value-type="string">
            <text:p>['Width: 1.01 m', 'Length: 58 cm']</text:p>
          </table:table-cell>
          <table:table-cell office:value-type="string" calcext:value-type="string">
            <text:p>['Width: 1.05 m', 'Length: 58 cm']</text:p>
          </table:table-cell>
          <table:table-cell table:number-columns-repeated="18"/>
        </table:table-row>
        <table:table-row table:style-name="ro2">
          <table:table-cell office:value-type="string" calcext:value-type="string">
            <text:p>https://www2.hm.com/en_in/productpage.0942075019.html</text:p>
          </table:table-cell>
          <table:table-cell office:value-type="string" calcext:value-type="string">
            <text:p>[]</text:p>
          </table:table-cell>
          <table:table-cell office:value-type="string" calcext:value-type="string">
            <text:p>Calf-length dress in a viscose weave with a collar, V-neck and short sleeves. Seam with a tie belt at the waist, concealed elastication at the back, and a flared skirt with a rounded hem.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hirt dress</text:p>
          </table:table-cell>
          <table:table-cell/>
          <table:table-cell office:value-type="string" calcext:value-type="string">
            <text:p>['Dark khaki 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PARAMOUNT PRODUCTS PVT LTD</text:p>
            <text:p>A-55, OKHLA INDUSTRIAL AREA,,  PHASE-II, , NEW DELHI, 110020, NEW DELHI</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33.0 cm (Size M/T)</text:p>
          </table:table-cell>
          <table:table-cell table:number-columns-repeated="9"/>
          <table:table-cell office:value-type="string" calcext:value-type="string">
            <text:p>Turn-down collar</text:p>
          </table:table-cell>
          <table:table-cell/>
          <table:table-cell table:number-columns-repeated="2" office:value-type="string" calcext:value-type="string">
            <text:p>N/A</text:p>
          </table:table-cell>
          <table:table-cell table:number-columns-repeated="12"/>
        </table:table-row>
        <table:table-row table:style-name="ro2">
          <table:table-cell office:value-type="string" calcext:value-type="string">
            <text:p>https://www2.hm.com/en_in/productpage.1159123001.html</text:p>
          </table:table-cell>
          <table:table-cell office:value-type="string" calcext:value-type="string">
            <text:p>['Satin']</text:p>
          </table:table-cell>
          <table:table-cell office:value-type="string" calcext:value-type="string">
            <text:p>Calf-length dress in softly draping satin with a deep V-neckline and short, wide sleeves. Wrapover front with buttons on the sides and a narrow tie belt at the waist. Unlined.</text:p>
          </table:table-cell>
          <table:table-cell office:value-type="string" calcext:value-type="string">
            <text:p>Midi</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Wrapover</text:p>
          </table:table-cell>
          <table:table-cell office:value-type="string" calcext:value-type="string">
            <text:p>['Deep neckline', 'V-neck']</text:p>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71 cm', 'Length: 1.13 m']</text:p>
          </table:table-cell>
          <table:table-cell office:value-type="string" calcext:value-type="string">
            <text:p>['Width: 79 cm', 'Length: 1.14 m']</text:p>
          </table:table-cell>
          <table:table-cell office:value-type="string" calcext:value-type="string">
            <text:p>['Width: 87 cm', 'Length: 1.15 m']</text:p>
          </table:table-cell>
          <table:table-cell office:value-type="string" calcext:value-type="string">
            <text:p>['Width: 95 cm', 'Length: 1.16 m']</text:p>
          </table:table-cell>
          <table:table-cell office:value-type="string" calcext:value-type="string">
            <text:p>['Width: 1.07 m', 'Length: 1.17 m']</text:p>
          </table:table-cell>
          <table:table-cell office:value-type="string" calcext:value-type="string">
            <text:p>1 N</text:p>
          </table:table-cell>
          <table:table-cell office:value-type="string" calcext:value-type="string">
            <text:p>RADNIK EXPORTS</text:p>
            <text:p>E2, Sector 59, Noida, Gautam Buddha, NAGAR, 201301, Uttar Pradesh</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1.0 cm (Size M/T)</text:p>
          </table:table-cell>
          <table:table-cell table:number-columns-repeated="10"/>
          <table:table-cell office:value-type="string" calcext:value-type="string">
            <text:p>['Width: 1.19 m', 'Length: 1.18 m']</text:p>
          </table:table-cell>
          <table:table-cell table:number-columns-repeated="2" office:value-type="string" calcext:value-type="string">
            <text:p>N/A</text:p>
          </table:table-cell>
          <table:table-cell table:number-columns-repeated="12"/>
        </table:table-row>
        <table:table-row table:style-name="ro2">
          <table:table-cell office:value-type="string" calcext:value-type="string">
            <text:p>https://www2.hm.com/en_in/productpage.1126550006.html</text:p>
          </table:table-cell>
          <table:table-cell office:value-type="string" calcext:value-type="string">
            <text:p>[]</text:p>
          </table:table-cell>
          <table:table-cell office:value-type="string" calcext:value-type="string">
            <text:p>Knee-length tunic dress in a cotton weave. Band collar and a V-shaped opening at the front with narrow ties at the top. Short butterfly sleeves and a gently rounded hem. Unlined.</text:p>
          </table:table-cell>
          <table:table-cell office:value-type="string" calcext:value-type="string">
            <text:p>Knee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Keyhole</text:p>
          </table:table-cell>
          <table:table-cell office:value-type="string" calcext:value-type="string">
            <text:p>V-neck</text:p>
          </table:table-cell>
          <table:table-cell office:value-type="string" calcext:value-type="string">
            <text:p>['Blue/White', 'Striped']</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1.14 m', 'Length: 85 cm']</text:p>
          </table:table-cell>
          <table:table-cell office:value-type="string" calcext:value-type="string">
            <text:p>['Width: 1.22 m', 'Length: 86 cm']</text:p>
          </table:table-cell>
          <table:table-cell office:value-type="string" calcext:value-type="string">
            <text:p>['Width: 1.30 m', 'Length: 87 cm']</text:p>
          </table:table-cell>
          <table:table-cell office:value-type="string" calcext:value-type="string">
            <text:p>['Width: 1.39 m', 'Length: 88 cm']</text:p>
          </table:table-cell>
          <table:table-cell office:value-type="string" calcext:value-type="string">
            <text:p>['Width: 1.50 m', 'Length: 89 cm']</text:p>
          </table:table-cell>
          <table:table-cell office:value-type="string" calcext:value-type="string">
            <text:p>1 N</text:p>
          </table:table-cell>
          <table:table-cell office:value-type="string" calcext:value-type="string">
            <text:p>GLOBAL MODE AND ACCESSORIES PVT. LTD.</text:p>
            <text:p>D 34, Sector 63,, 201301, Noid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1.0 cm (Size M/T)</text:p>
          </table:table-cell>
          <table:table-cell table:number-columns-repeated="7"/>
          <table:table-cell office:value-type="string" calcext:value-type="string">
            <text:p>Butterfly sleeve</text:p>
          </table:table-cell>
          <table:table-cell/>
          <table:table-cell office:value-type="string" calcext:value-type="string">
            <text:p>Band collar</text:p>
          </table:table-cell>
          <table:table-cell/>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2513001.html</text:p>
          </table:table-cell>
          <table:table-cell office:value-type="string" calcext:value-type="string">
            <text:p>['Jersey']</text:p>
          </table:table-cell>
          <table:table-cell office:value-type="string" calcext:value-type="string">
            <text:p>Short dress in narrow-pleated jersey with a deep V-neckline and long balloon sleeves with elasticated cuffs. Gathered seam at the waist and a gently flared skirt with a tier at the hem for added width. Lined over the bust.</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eep neckline', 'V-neck']</text:p>
          </table:table-cell>
          <table:table-cell office:value-type="string" calcext:value-type="string">
            <text:p>['Dark grey/White', 'Zebra-print']</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4 cm', 'Length: 85 cm']</text:p>
          </table:table-cell>
          <table:table-cell office:value-type="string" calcext:value-type="string">
            <text:p>['Width: 82 cm', 'Length: 87 cm']</text:p>
          </table:table-cell>
          <table:table-cell office:value-type="string" calcext:value-type="string">
            <text:p>['Width: 90 cm', 'Length: 88 cm']</text:p>
          </table:table-cell>
          <table:table-cell office:value-type="string" calcext:value-type="string">
            <text:p>['Width: 98 cm', 'Length: 90 cm']</text:p>
          </table:table-cell>
          <table:table-cell office:value-type="string" calcext:value-type="string">
            <text:p>['Width: 1.10 m', 'Length: 9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8.4 cm (Size M/T)', 'Back: Length: 93.0 cm (Size M/T)']</text:p>
          </table:table-cell>
          <table:table-cell table:number-columns-repeated="7"/>
          <table:table-cell office:value-type="string" calcext:value-type="string">
            <text:p>Balloon sleeve</text:p>
          </table:table-cell>
          <table:table-cell table:number-columns-repeated="17"/>
        </table:table-row>
        <table:table-row table:style-name="ro1">
          <table:table-cell office:value-type="string" calcext:value-type="string">
            <text:p>https://www2.hm.com/en_in/productpage.1174298001.html</text:p>
          </table:table-cell>
          <table:table-cell office:value-type="string" calcext:value-type="string">
            <text:p>['Chiffon']</text:p>
          </table:table-cell>
          <table:table-cell office:value-type="string" calcext:value-type="string">
            <text:p>Calf-length, sleeveless dress in crêpe chiffon with a double-layered yoke at the back that continues over the shoulders. Loose fit with a round neckline, concealed button placket and gently dropped shoulders. Narrow elastication and a spaghetti drawstring at the waist. Gently flared skirt with pleats. Lined.</text:p>
          </table:table-cell>
          <table:table-cell office:value-type="string" calcext:value-type="string">
            <text:p>Midi</text:p>
          </table:table-cell>
          <table:table-cell office:value-type="string" calcext:value-type="string">
            <text:p>Sleeveless</text:p>
          </table:table-cell>
          <table:table-cell office:value-type="string" calcext:value-type="string">
            <text:p>Loose fit</text:p>
          </table:table-cell>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01 m', 'Length: 1.19 m']</text:p>
          </table:table-cell>
          <table:table-cell office:value-type="string" calcext:value-type="string">
            <text:p>['Width: 1.09 m', 'Length: 1.20 m']</text:p>
          </table:table-cell>
          <table:table-cell office:value-type="string" calcext:value-type="string">
            <text:p>['Width: 1.17 m', 'Length: 1.21 m']</text:p>
          </table:table-cell>
          <table:table-cell office:value-type="string" calcext:value-type="string">
            <text:p>['Width: 1.25 m', 'Length: 1.22 m']</text:p>
          </table:table-cell>
          <table:table-cell office:value-type="string" calcext:value-type="string">
            <text:p>['Width: 1.37 m', 'Length: 1.2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8.1 cm (Size M/T)', 'Back: Length: 127.0 cm (Size M/T)']</text:p>
          </table:table-cell>
          <table:table-cell table:number-columns-repeated="25"/>
        </table:table-row>
        <table:table-row table:style-name="ro1">
          <table:table-cell office:value-type="string" calcext:value-type="string">
            <text:p>https://www2.hm.com/en_in/productpage.1154531002.html</text:p>
          </table:table-cell>
          <table:table-cell office:value-type="string" calcext:value-type="string">
            <text:p>['Satin']</text:p>
          </table:table-cell>
          <table:table-cell office:value-type="string" calcext:value-type="string">
            <text:p>Ankle-length, sleeveless halterneck dress in softly draping satin. Narrow cut at the top and a crossover front providing a draped effect over the bust with wide ties at the back of the neck. Concealed zip and hook-and-eye fastener at the back, a seam at the waist and a gently flared skirt. Unlined.</text:p>
          </table:table-cell>
          <table:table-cell office:value-type="string" calcext:value-type="string">
            <text:p>Long</text:p>
          </table:table-cell>
          <table:table-cell office:value-type="string" calcext:value-type="string">
            <text:p>Sleeveless</text:p>
          </table:table-cell>
          <table:table-cell office:value-type="string" calcext:value-type="string">
            <text:p>Slim fit</text:p>
          </table:table-cell>
          <table:table-cell office:value-type="string" calcext:value-type="string">
            <text:p>['Draped', 'Open back']</text:p>
          </table:table-cell>
          <table:table-cell office:value-type="string" calcext:value-type="string">
            <text:p>Halterneck</text:p>
          </table:table-cell>
          <table:table-cell office:value-type="string" calcext:value-type="string">
            <text:p>['Light green',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1282002.html</text:p>
          </table:table-cell>
          <table:table-cell office:value-type="string" calcext:value-type="string">
            <text:p>[]</text:p>
          </table:table-cell>
          <table:table-cell office:value-type="string" calcext:value-type="string">
            <text:p>Calf-length, sleeveless dress in a viscose crêpe weave with flounce trims at the front and back. V-shaped neckline, narrow, adjustable shoulder straps and an asymmetric hem with a slit at the fron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lip dress', 'Strappy dress']</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1.05 m']</text:p>
          </table:table-cell>
          <table:table-cell office:value-type="string" calcext:value-type="string">
            <text:p>['Width: 89 cm', 'Length: 1.07 m']</text:p>
          </table:table-cell>
          <table:table-cell office:value-type="string" calcext:value-type="string">
            <text:p>['Width: 96 cm', 'Length: 1.09 m']</text:p>
          </table:table-cell>
          <table:table-cell office:value-type="string" calcext:value-type="string">
            <text:p>['Width: 1.03 m', 'Length: 1.11 m']</text:p>
          </table:table-cell>
          <table:table-cell office:value-type="string" calcext:value-type="string">
            <text:p>['Width: 1.13 m', 'Length: 1.1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7.4 cm (Size M/T)</text:p>
          </table:table-cell>
          <table:table-cell table:number-columns-repeated="25"/>
        </table:table-row>
        <table:table-row table:style-name="ro1">
          <table:table-cell office:value-type="string" calcext:value-type="string">
            <text:p>https://www2.hm.com/en_in/productpage.1181282003.html</text:p>
          </table:table-cell>
          <table:table-cell office:value-type="string" calcext:value-type="string">
            <text:p>[]</text:p>
          </table:table-cell>
          <table:table-cell office:value-type="string" calcext:value-type="string">
            <text:p>Calf-length, sleeveless dress in a viscose crêpe weave with flounce trims at the front and back. V-shaped neckline, narrow, adjustable shoulder straps and an asymmetric hem with a slit at the front. Unlined.</text:p>
          </table:table-cell>
          <table:table-cell office:value-type="string" calcext:value-type="string">
            <text:p>Midi</text:p>
          </table:table-cell>
          <table:table-cell office:value-type="string" calcext:value-type="string">
            <text:p>Sleeveless</text:p>
          </table:table-cell>
          <table:table-cell office:value-type="string" calcext:value-type="string">
            <text:p>Slim fit</text:p>
          </table:table-cell>
          <table:table-cell office:value-type="string" calcext:value-type="string">
            <text:p>['Slip dress', 'Strappy dress']</text:p>
          </table:table-cell>
          <table:table-cell office:value-type="string" calcext:value-type="string">
            <text:p>V-neck</text:p>
          </table:table-cell>
          <table:table-cell office:value-type="string" calcext:value-type="string">
            <text:p>['Blue-grey',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1 cm', 'Length: 1.05 m']</text:p>
          </table:table-cell>
          <table:table-cell office:value-type="string" calcext:value-type="string">
            <text:p>['Width: 89 cm', 'Length: 1.07 m']</text:p>
          </table:table-cell>
          <table:table-cell office:value-type="string" calcext:value-type="string">
            <text:p>['Width: 96 cm', 'Length: 1.09 m']</text:p>
          </table:table-cell>
          <table:table-cell office:value-type="string" calcext:value-type="string">
            <text:p>['Width: 1.03 m', 'Length: 1.11 m']</text:p>
          </table:table-cell>
          <table:table-cell office:value-type="string" calcext:value-type="string">
            <text:p>['Width: 1.13 m', 'Length: 1.11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97.4 cm (Size M/T)</text:p>
          </table:table-cell>
          <table:table-cell table:number-columns-repeated="25"/>
        </table:table-row>
        <table:table-row table:style-name="ro1">
          <table:table-cell office:value-type="string" calcext:value-type="string">
            <text:p>https://www2.hm.com/en_in/productpage.1172531001.html</text:p>
          </table:table-cell>
          <table:table-cell office:value-type="string" calcext:value-type="string">
            <text:p>['Cotton']</text:p>
          </table:table-cell>
          <table:table-cell office:value-type="string" calcext:value-type="string">
            <text:p>Short dress in a crisp cotton weave with a smocked bodice and short puff sleeves with elastication at the shoulders and hems. Square neck front and back and a gently flared skirt.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Smocking</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7.0 cm (Size M/T)', 'Back: Length: 66.7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85605003.html</text:p>
          </table:table-cell>
          <table:table-cell office:value-type="string" calcext:value-type="string">
            <text:p>[]</text:p>
          </table:table-cell>
          <table:table-cell office:value-type="string" calcext:value-type="string">
            <text:p>Knee-length, long-sleeved dress in a viscose and linen weave. Shawl collar and a wrapover front with wide ties at one side and a concealed button at the other. Unlined.</text:p>
          </table:table-cell>
          <table:table-cell office:value-type="string" calcext:value-type="string">
            <text:p>Knee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Wrapover</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4 cm', 'Length: 85 cm']</text:p>
          </table:table-cell>
          <table:table-cell office:value-type="string" calcext:value-type="string">
            <text:p>['Width: 47 cm', 'Length: 86 cm']</text:p>
          </table:table-cell>
          <table:table-cell office:value-type="string" calcext:value-type="string">
            <text:p>['Width: 50 cm', 'Length: 87 cm']</text:p>
          </table:table-cell>
          <table:table-cell office:value-type="string" calcext:value-type="string">
            <text:p>['Width: 53 cm', 'Length: 88 cm']</text:p>
          </table:table-cell>
          <table:table-cell office:value-type="string" calcext:value-type="string">
            <text:p>['Width: 58 c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4 cm (Size M/T)', 'Shoulder: Width: 41.6 cm (Size M/T)', 'Back: Length: 93.0 cm (Size M/T)']</text:p>
          </table:table-cell>
          <table:table-cell table:number-columns-repeated="9"/>
          <table:table-cell office:value-type="string" calcext:value-type="string">
            <text:p>Shawl collar</text:p>
          </table:table-cell>
          <table:table-cell table:number-columns-repeated="15"/>
        </table:table-row>
        <table:table-row table:style-name="ro1">
          <table:table-cell office:value-type="string" calcext:value-type="string">
            <text:p>https://www2.hm.com/en_in/productpage.1182666001.html</text:p>
          </table:table-cell>
          <table:table-cell office:value-type="string" calcext:value-type="string">
            <text:p>[]</text:p>
          </table:table-cell>
          <table:table-cell office:value-type="string" calcext:value-type="string">
            <text:p>Calf-length, fitted dress in a crinkled weave with a sweetheart neckline and narrow, adjustable shoulder straps. Open section at the back with covered elastication at the top and a concealed zip at one side. Straight-cut hem with a high slit at the front. Lined over the bust.</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Open back', 'Slip dress', 'Slit', 'Strappy dress']</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6 cm', 'Length: 86 cm']</text:p>
          </table:table-cell>
          <table:table-cell office:value-type="string" calcext:value-type="string">
            <text:p>['Width: 74 cm', 'Length: 87 cm']</text:p>
          </table:table-cell>
          <table:table-cell office:value-type="string" calcext:value-type="string">
            <text:p>['Width: 82 cm', 'Length: 88 cm']</text:p>
          </table:table-cell>
          <table:table-cell office:value-type="string" calcext:value-type="string">
            <text:p>['Width: 91 cm', 'Length: 89 cm']</text:p>
          </table:table-cell>
          <table:table-cell office:value-type="string" calcext:value-type="string">
            <text:p>['Width: 1.02 m', 'Length: 9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80.1 cm (Size M/T)</text:p>
          </table:table-cell>
          <table:table-cell table:number-columns-repeated="25"/>
        </table:table-row>
        <table:table-row table:style-name="ro2">
          <table:table-cell office:value-type="string" calcext:value-type="string">
            <text:p>https://www2.hm.com/en_in/productpage.1154034002.html</text:p>
          </table:table-cell>
          <table:table-cell office:value-type="string" calcext:value-type="string">
            <text:p>['Cotton']</text:p>
          </table:table-cell>
          <table:table-cell office:value-type="string" calcext:value-type="string">
            <text:p>Short dress in an airy cotton weave with broderie anglaise. Round neckline, long balloon sleeves in a raglan cut and a partially open back with narrow ties at the back of the neck. Narrow elastication at the cuffs and waist. Partly 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Open back', 'Smocking']</text:p>
          </table:table-cell>
          <table:table-cell office:value-type="string" calcext:value-type="string">
            <text:p>Round neck</text:p>
          </table:table-cell>
          <table:table-cell office:value-type="string" calcext:value-type="string">
            <text:p>['Orange', 'Solid colour']</text:p>
          </table:table-cell>
          <table:table-cell/>
          <table:table-cell office:value-type="string" calcext:value-type="string">
            <text:p>Rs. 3,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VAMANI OVERSEAS PVT LTD</text:p>
            <text:p>PLOT NO 169, , SECTOR 24, 121005, FARIDABAD</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1.0 cm (Size M/T)', 'Front: Length: 96.8 cm (Size M/T)']</text:p>
          </table:table-cell>
          <table:table-cell table:number-columns-repeated="7"/>
          <table:table-cell office:value-type="string" calcext:value-type="string">
            <text:p>['Balloon sleeve', 'Raglan sleeve']</text:p>
          </table:table-cell>
          <table:table-cell table:number-columns-repeated="3"/>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4297006.html</text:p>
          </table:table-cell>
          <table:table-cell office:value-type="string" calcext:value-type="string">
            <text:p>[]</text:p>
          </table:table-cell>
          <table:table-cell office:value-type="string" calcext:value-type="string">
            <text:p>Short dress in a sheer, crêpe weave with a round neckline and an opening at the front with a concealed button at the top. Wide butterfly sleeves and an elasticated, gathered seam at the front creating a ruched effect. Narrow elastication at the waist and a gently flared skirt. Satin lining.</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Keyhole', 'Skater']</text:p>
          </table:table-cell>
          <table:table-cell office:value-type="string" calcext:value-type="string">
            <text:p>Round neck</text:p>
          </table:table-cell>
          <table:table-cell office:value-type="string" calcext:value-type="string">
            <text:p>['Mint green',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7 cm', 'Length: 83 cm']</text:p>
          </table:table-cell>
          <table:table-cell office:value-type="string" calcext:value-type="string">
            <text:p>['Width: 95 cm', 'Length: 84 cm']</text:p>
          </table:table-cell>
          <table:table-cell office:value-type="string" calcext:value-type="string">
            <text:p>['Width: 1.03 m', 'Length: 85 cm']</text:p>
          </table:table-cell>
          <table:table-cell office:value-type="string" calcext:value-type="string">
            <text:p>['Width: 1.11 m', 'Length: 86 cm']</text:p>
          </table:table-cell>
          <table:table-cell office:value-type="string" calcext:value-type="string">
            <text:p>['Width: 1.23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34.6 cm (Size M/T)', 'Sleeve: Length: 36.5 cm (Size M/T)', 'Back: Length: 89.5 cm (Size M/T)']</text:p>
          </table:table-cell>
          <table:table-cell table:number-columns-repeated="7"/>
          <table:table-cell office:value-type="string" calcext:value-type="string">
            <text:p>Butterfly sleeve</text:p>
          </table:table-cell>
          <table:table-cell table:number-columns-repeated="17"/>
        </table:table-row>
        <table:table-row table:style-name="ro1">
          <table:table-cell office:value-type="string" calcext:value-type="string">
            <text:p>https://www2.hm.com/en_in/productpage.1182228002.html</text:p>
          </table:table-cell>
          <table:table-cell office:value-type="string" calcext:value-type="string">
            <text:p>['Jersey']</text:p>
          </table:table-cell>
          <table:table-cell office:value-type="string" calcext:value-type="string">
            <text:p>Short, A-line dress in crinkled jersey. Narrow cut at the top with a twisted detail at the front and wide halterneck straps that tie at the back of the neck. Loose fit with an open back and covered elastiscation at the back of the waist.</text:p>
          </table:table-cell>
          <table:table-cell office:value-type="string" calcext:value-type="string">
            <text:p>Short</text:p>
          </table:table-cell>
          <table:table-cell office:value-type="string" calcext:value-type="string">
            <text:p>Sleeveless</text:p>
          </table:table-cell>
          <table:table-cell office:value-type="string" calcext:value-type="string">
            <text:p>Loose fit</text:p>
          </table:table-cell>
          <table:table-cell office:value-type="string" calcext:value-type="string">
            <text:p>['A-line', 'Open back']</text:p>
          </table:table-cell>
          <table:table-cell office:value-type="string" calcext:value-type="string">
            <text:p>Halterneck</text:p>
          </table:table-cell>
          <table:table-cell office:value-type="string" calcext:value-type="string">
            <text:p>['White/Blue', 'Patterned']</text:p>
          </table:table-cell>
          <table:table-cell office:value-type="string" calcext:value-type="string">
            <text:p>H&amp;M EDITION</text:p>
          </table:table-cell>
          <table:table-cell office:value-type="string" calcext:value-type="string">
            <text:p>Rs. 2,299.00incl. of all taxes</text:p>
          </table:table-cell>
          <table:table-cell office:value-type="string" calcext:value-type="string">
            <text:p>Turkey/Türkiye</text:p>
          </table:table-cell>
          <table:table-cell office:value-type="string" calcext:value-type="string">
            <text:p>Dress</text:p>
          </table:table-cell>
          <table:table-cell office:value-type="string" calcext:value-type="string">
            <text:p>['Width: 95 cm', 'Length: 69 cm']</text:p>
          </table:table-cell>
          <table:table-cell office:value-type="string" calcext:value-type="string">
            <text:p>['Width: 99 cm', 'Length: 71 cm']</text:p>
          </table:table-cell>
          <table:table-cell office:value-type="string" calcext:value-type="string">
            <text:p>['Width: 1.03 m', 'Length: 72 cm']</text:p>
          </table:table-cell>
          <table:table-cell office:value-type="string" calcext:value-type="string">
            <text:p>['Width: 1.07 m', 'Length: 74 cm']</text:p>
          </table:table-cell>
          <table:table-cell office:value-type="string" calcext:value-type="string">
            <text:p>['Width: 1.12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75.0 cm (Size M/T)</text:p>
          </table:table-cell>
          <table:table-cell table:number-columns-repeated="25"/>
        </table:table-row>
        <table:table-row table:style-name="ro1">
          <table:table-cell office:value-type="string" calcext:value-type="string">
            <text:p>https://www2.hm.com/en_in/productpage.1187292007.html</text:p>
          </table:table-cell>
          <table:table-cell office:value-type="string" calcext:value-type="string">
            <text:p>['Jersey']</text:p>
          </table:table-cell>
          <table:table-cell office:value-type="string" calcext:value-type="string">
            <text:p>Short, fitted jersey dress with a V-shaped neckline and narrow, adjustable shoulder straps. Lace trim around the neckline and a small, decorative satin bow at the centre of the bust. Straight-cut hem.</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Strappy dress']</text:p>
          </table:table-cell>
          <table:table-cell office:value-type="string" calcext:value-type="string">
            <text:p>V-neck</text:p>
          </table:table-cell>
          <table:table-cell office:value-type="string" calcext:value-type="string">
            <text:p>['Black/White', 'Floral']</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58 cm']</text:p>
          </table:table-cell>
          <table:table-cell office:value-type="string" calcext:value-type="string">
            <text:p>['Width: 72 cm', 'Length: 58 cm']</text:p>
          </table:table-cell>
          <table:table-cell office:value-type="string" calcext:value-type="string">
            <text:p>['Width: 80 cm', 'Length: 59 cm']</text:p>
          </table:table-cell>
          <table:table-cell office:value-type="string" calcext:value-type="string">
            <text:p>['Width: 88 cm', 'Length: 59 cm']</text:p>
          </table:table-cell>
          <table:table-cell office:value-type="string" calcext:value-type="string">
            <text:p>['Width: 100 c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1.0 cm (Size M/T)</text:p>
          </table:table-cell>
          <table:table-cell table:number-columns-repeated="8"/>
          <table:table-cell office:value-type="string" calcext:value-type="string">
            <text:p>['Width: 60 cm', 'Length: 57 cm']</text:p>
          </table:table-cell>
          <table:table-cell table:number-columns-repeated="16"/>
        </table:table-row>
        <table:table-row table:style-name="ro1">
          <table:table-cell office:value-type="string" calcext:value-type="string">
            <text:p>https://www2.hm.com/en_in/productpage.1174789002.html</text:p>
          </table:table-cell>
          <table:table-cell office:value-type="string" calcext:value-type="string">
            <text:p>[]</text:p>
          </table:table-cell>
          <table:table-cell office:value-type="string" calcext:value-type="string">
            <text:p>Calf-length dress in a crêpe weave. V-neckline, adjustable spaghetti shoulder straps and a high slit at one side. Partly lined.</text:p>
          </table:table-cell>
          <table:table-cell office:value-type="string" calcext:value-type="string">
            <text:p>Midi</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lip dress', 'Slit', 'Strappy dress']</text:p>
          </table:table-cell>
          <table:table-cell office:value-type="string" calcext:value-type="string">
            <text:p>V-neck</text:p>
          </table:table-cell>
          <table:table-cell office:value-type="string" calcext:value-type="string">
            <text:p>['Purpl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79 cm', 'Length: 95 cm']</text:p>
          </table:table-cell>
          <table:table-cell office:value-type="string" calcext:value-type="string">
            <text:p>['Width: 85 cm', 'Length: 95 cm']</text:p>
          </table:table-cell>
          <table:table-cell office:value-type="string" calcext:value-type="string">
            <text:p>['Width: 91 cm', 'Length: 95 cm']</text:p>
          </table:table-cell>
          <table:table-cell office:value-type="string" calcext:value-type="string">
            <text:p>['Width: 98 cm', 'Length: 95 cm']</text:p>
          </table:table-cell>
          <table:table-cell office:value-type="string" calcext:value-type="string">
            <text:p>['Width: 1.08 m', 'Length: 9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00.0 cm (Size M/T)</text:p>
          </table:table-cell>
          <table:table-cell table:number-columns-repeated="25"/>
        </table:table-row>
        <table:table-row table:style-name="ro1">
          <table:table-cell office:value-type="string" calcext:value-type="string">
            <text:p>https://www2.hm.com/en_in/productpage.1196988002.html</text:p>
          </table:table-cell>
          <table:table-cell office:value-type="string" calcext:value-type="string">
            <text:p>[]</text:p>
          </table:table-cell>
          <table:table-cell office:value-type="string" calcext:value-type="string">
            <text:p>Ankle-length, off-the-shoulder dress in a viscose-blend crêpe weave with smocking at the top. Long, wide sleeves and a flared skirt.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Slim fit</text:p>
          </table:table-cell>
          <table:table-cell office:value-type="string" calcext:value-type="string">
            <text:p>['Off-the-shoulder', 'Smocking']</text:p>
          </table:table-cell>
          <table:table-cell/>
          <table:table-cell office:value-type="string" calcext:value-type="string">
            <text:p>['Lilac',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4 cm', 'Length: 1.11 m']</text:p>
          </table:table-cell>
          <table:table-cell office:value-type="string" calcext:value-type="string">
            <text:p>['Width: 72 cm', 'Length: 1.12 m']</text:p>
          </table:table-cell>
          <table:table-cell office:value-type="string" calcext:value-type="string">
            <text:p>['Width: 80 cm', 'Length: 1.12 m']</text:p>
          </table:table-cell>
          <table:table-cell office:value-type="string" calcext:value-type="string">
            <text:p>['Width: 88 cm', 'Length: 1.13 m']</text:p>
          </table:table-cell>
          <table:table-cell office:value-type="string" calcext:value-type="string">
            <text:p>['Width: 99 cm', 'Length: 1.1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59.7 cm (Size M/T)', 'Back: Length: 118.0 cm (Size M/T)']</text:p>
          </table:table-cell>
          <table:table-cell table:number-columns-repeated="25"/>
        </table:table-row>
        <table:table-row table:style-name="ro1">
          <table:table-cell office:value-type="string" calcext:value-type="string">
            <text:p>https://www2.hm.com/en_in/productpage.1153715004.html</text:p>
          </table:table-cell>
          <table:table-cell office:value-type="string" calcext:value-type="string">
            <text:p>[]</text:p>
          </table:table-cell>
          <table:table-cell office:value-type="string" calcext:value-type="string">
            <text:p>Knee-length, sleeveless dress in crêpe jersey with a deep, V-shaped neckline front and back. Fitted shape with a pleated wrapover front with wide ties at one side and a concealed button at the other.</text:p>
          </table:table-cell>
          <table:table-cell office:value-type="string" calcext:value-type="string">
            <text:p>Knee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Wrapover</text:p>
          </table:table-cell>
          <table:table-cell office:value-type="string" calcext:value-type="string">
            <text:p>V-neck</text:p>
          </table:table-cell>
          <table:table-cell office:value-type="string" calcext:value-type="string">
            <text:p>['Light beige/Black', 'Strip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2228003.html</text:p>
          </table:table-cell>
          <table:table-cell office:value-type="string" calcext:value-type="string">
            <text:p>['Jersey']</text:p>
          </table:table-cell>
          <table:table-cell office:value-type="string" calcext:value-type="string">
            <text:p>Short, A-line dress in crinkled jersey. Narrow cut at the top with a twisted detail at the front and wide halterneck straps that tie at the back of the neck. Loose fit with an open back and covered elastiscation at the back of the waist.</text:p>
          </table:table-cell>
          <table:table-cell office:value-type="string" calcext:value-type="string">
            <text:p>Short</text:p>
          </table:table-cell>
          <table:table-cell office:value-type="string" calcext:value-type="string">
            <text:p>Sleeveless</text:p>
          </table:table-cell>
          <table:table-cell office:value-type="string" calcext:value-type="string">
            <text:p>Loose fit</text:p>
          </table:table-cell>
          <table:table-cell office:value-type="string" calcext:value-type="string">
            <text:p>['A-line', 'Open back']</text:p>
          </table:table-cell>
          <table:table-cell office:value-type="string" calcext:value-type="string">
            <text:p>Halterneck</text:p>
          </table:table-cell>
          <table:table-cell office:value-type="string" calcext:value-type="string">
            <text:p>['Black/White', 'Zebra-print']</text:p>
          </table:table-cell>
          <table:table-cell office:value-type="string" calcext:value-type="string">
            <text:p>H&amp;M EDIT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12 m', 'Length: 69 cm']</text:p>
          </table:table-cell>
          <table:table-cell office:value-type="string" calcext:value-type="string">
            <text:p>['Width: 1.20 m', 'Length: 71 cm']</text:p>
          </table:table-cell>
          <table:table-cell office:value-type="string" calcext:value-type="string">
            <text:p>['Width: 1.28 m', 'Length: 72 cm']</text:p>
          </table:table-cell>
          <table:table-cell office:value-type="string" calcext:value-type="string">
            <text:p>['Width: 1.36 m', 'Length: 74 cm']</text:p>
          </table:table-cell>
          <table:table-cell office:value-type="string" calcext:value-type="string">
            <text:p>['Width: 1.46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75.0 cm (Size M/T)</text:p>
          </table:table-cell>
          <table:table-cell table:number-columns-repeated="25"/>
        </table:table-row>
        <table:table-row table:style-name="ro1">
          <table:table-cell office:value-type="string" calcext:value-type="string">
            <text:p>https://www2.hm.com/en_in/productpage.1156130003.html</text:p>
          </table:table-cell>
          <table:table-cell office:value-type="string" calcext:value-type="string">
            <text:p>[]</text:p>
          </table:table-cell>
          <table:table-cell office:value-type="string" calcext:value-type="string">
            <text:p>Calf-length dress in a jacquard weave with a V-shaped neckline, dropped shoulders and long, wide sleeves. Wrapover front with wide ties at one side and narrow, concealed ties at the other. Unlined.</text:p>
          </table:table-cell>
          <table:table-cell office:value-type="string" calcext:value-type="string">
            <text:p>Midi</text:p>
          </table:table-cell>
          <table:table-cell office:value-type="string" calcext:value-type="string">
            <text:p>3/4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Light beige/Black', 'Patterned', 'Seashells']</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90 cm', 'Length: 1.21 m']</text:p>
          </table:table-cell>
          <table:table-cell office:value-type="string" calcext:value-type="string">
            <text:p>['Width: 95 cm', 'Length: 1.22 m']</text:p>
          </table:table-cell>
          <table:table-cell office:value-type="string" calcext:value-type="string">
            <text:p>['Width: 1.02 m', 'Length: 1.23 m']</text:p>
          </table:table-cell>
          <table:table-cell office:value-type="string" calcext:value-type="string">
            <text:p>['Width: 1.10 m', 'Length: 1.24 m']</text:p>
          </table:table-cell>
          <table:table-cell office:value-type="string" calcext:value-type="string">
            <text:p>['Width: 1.19 m', 'Length: 1.25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129.8 cm (Size M/T)', 'Sleeve: Length: 50.6 cm (Size M/T)', 'Shoulder: Width: 48.2 cm (Size M/T)']</text:p>
          </table:table-cell>
          <table:table-cell table:number-columns-repeated="25"/>
        </table:table-row>
        <table:table-row table:style-name="ro1">
          <table:table-cell office:value-type="string" calcext:value-type="string">
            <text:p>https://www2.hm.com/en_in/productpage.1144829005.html</text:p>
          </table:table-cell>
          <table:table-cell office:value-type="string" calcext:value-type="string">
            <text:p>['Jersey']</text:p>
          </table:table-cell>
          <table:table-cell office:value-type="string" calcext:value-type="string">
            <text:p>Calf-length dress in soft, ribbed jersey with a round neckline, short sleeves and a slit at one side of the hem.</text:p>
          </table:table-cell>
          <table:table-cell office:value-type="string" calcext:value-type="string">
            <text:p>Midi</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lit</text:p>
          </table:table-cell>
          <table:table-cell office:value-type="string" calcext:value-type="string">
            <text:p>Round neck</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Dress</text:p>
          </table:table-cell>
          <table:table-cell office:value-type="string" calcext:value-type="string">
            <text:p>['Width: 80 cm', 'Length: 1.13 m']</text:p>
          </table:table-cell>
          <table:table-cell office:value-type="string" calcext:value-type="string">
            <text:p>['Width: 88 cm', 'Length: 1.13 m']</text:p>
          </table:table-cell>
          <table:table-cell office:value-type="string" calcext:value-type="string">
            <text:p>['Width: 96 cm', 'Length: 1.14 m']</text:p>
          </table:table-cell>
          <table:table-cell office:value-type="string" calcext:value-type="string">
            <text:p>['Width: 1.04 m', 'Length: 1.14 m']</text:p>
          </table:table-cell>
          <table:table-cell office:value-type="string" calcext:value-type="string">
            <text:p>['Width: 1.16 m', 'Length: 1.15 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ront: Length: 121.0 cm (Size M/T)', 'Sleeve: Length: 19.9 cm (Size M/T)']</text:p>
          </table:table-cell>
          <table:table-cell table:number-columns-repeated="25"/>
        </table:table-row>
        <table:table-row table:style-name="ro1">
          <table:table-cell office:value-type="string" calcext:value-type="string">
            <text:p>https://www2.hm.com/en_in/productpage.1185066001.html</text:p>
          </table:table-cell>
          <table:table-cell office:value-type="string" calcext:value-type="string">
            <text:p>['Jersey']</text:p>
          </table:table-cell>
          <table:table-cell office:value-type="string" calcext:value-type="string">
            <text:p>Short, fitted dress in jersey with draping at the front. Narrow cut at the top with a crossover section and halterneck straps that fasten with buttons. Lining at the top.</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Draped</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8 cm', 'Length: 57 cm']</text:p>
          </table:table-cell>
          <table:table-cell office:value-type="string" calcext:value-type="string">
            <text:p>['Width: 74 cm', 'Length: 57 cm']</text:p>
          </table:table-cell>
          <table:table-cell office:value-type="string" calcext:value-type="string">
            <text:p>['Width: 80 cm', 'Length: 57 cm']</text:p>
          </table:table-cell>
          <table:table-cell office:value-type="string" calcext:value-type="string">
            <text:p>['Width: 86 cm', 'Length: 57 cm']</text:p>
          </table:table-cell>
          <table:table-cell office:value-type="string" calcext:value-type="string">
            <text:p>['Width: 96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0.0 cm (Size M/T)</text:p>
          </table:table-cell>
          <table:table-cell table:number-columns-repeated="25"/>
        </table:table-row>
        <table:table-row table:style-name="ro2">
          <table:table-cell office:value-type="string" calcext:value-type="string">
            <text:p>https://www2.hm.com/en_in/productpage.1167094002.html</text:p>
          </table:table-cell>
          <table:table-cell office:value-type="string" calcext:value-type="string">
            <text:p>[]</text:p>
          </table:table-cell>
          <table:table-cell office:value-type="string" calcext:value-type="string">
            <text:p>Short dress in woven fabric with a round neckline and a partially open back with narrow ties at the top. Long balloon sleeves in a raglan cut and narrow elastication at the cuffs and waist. Gently flared skirt. Partly lined.</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Open back', 'Smocking']</text:p>
          </table:table-cell>
          <table:table-cell office:value-type="string" calcext:value-type="string">
            <text:p>Round neck</text:p>
          </table:table-cell>
          <table:table-cell office:value-type="string" calcext:value-type="string">
            <text:p>['Cream/Light green/Light pink/Light purple/Light orange/Yellow',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Dress</text:p>
          </table:table-cell>
          <table:table-cell office:value-type="string" calcext:value-type="string">
            <text:p>['Width: 47 cm', 'Length: 76 cm']</text:p>
          </table:table-cell>
          <table:table-cell office:value-type="string" calcext:value-type="string">
            <text:p>['Width: 52 cm', 'Length: 78 cm']</text:p>
          </table:table-cell>
          <table:table-cell office:value-type="string" calcext:value-type="string">
            <text:p>['Width: 56 cm', 'Length: 80 cm']</text:p>
          </table:table-cell>
          <table:table-cell office:value-type="string" calcext:value-type="string">
            <text:p>['Width: 61 cm', 'Length: 82 cm']</text:p>
          </table:table-cell>
          <table:table-cell office:value-type="string" calcext:value-type="string">
            <text:p>['Width: 68 cm', 'Length: 84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1.9 cm (Size M/T)', 'Front: Length: 82.5 cm (Size M/T)']</text:p>
          </table:table-cell>
          <table:table-cell table:number-columns-repeated="7"/>
          <table:table-cell office:value-type="string" calcext:value-type="string">
            <text:p>['Balloon sleeve', 'Raglan sleeve']</text:p>
          </table:table-cell>
          <table:table-cell office:value-type="string" calcext:value-type="string">
            <text:p>['Width: 44 cm', 'Length: 75 cm']</text:p>
          </table:table-cell>
          <table:table-cell table:number-columns-repeated="2"/>
          <table:table-cell table:number-columns-repeated="2" office:value-type="string" calcext:value-type="string">
            <text:p>N/A</text:p>
          </table:table-cell>
          <table:table-cell table:number-columns-repeated="12"/>
        </table:table-row>
        <table:table-row table:style-name="ro1">
          <table:table-cell office:value-type="string" calcext:value-type="string">
            <text:p>https://www2.hm.com/en_in/productpage.1176804001.html</text:p>
          </table:table-cell>
          <table:table-cell office:value-type="string" calcext:value-type="string">
            <text:p>[]</text:p>
          </table:table-cell>
          <table:table-cell office:value-type="string" calcext:value-type="string">
            <text:p>Short off-the-shoulder dress in woven fabric made from a viscose blend. Short puff sleeves and elasticated smocking under the bust and at the waist. Narrow elastication and a small frill trim at the top and cuffs. Unlined.</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Off-the-shoulder', 'Smocking']</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1.12 m', 'Length: 62 cm']</text:p>
          </table:table-cell>
          <table:table-cell office:value-type="string" calcext:value-type="string">
            <text:p>['Width: 1.20 m', 'Length: 63 cm']</text:p>
          </table:table-cell>
          <table:table-cell office:value-type="string" calcext:value-type="string">
            <text:p>['Width: 1.29 m', 'Length: 64 cm']</text:p>
          </table:table-cell>
          <table:table-cell office:value-type="string" calcext:value-type="string">
            <text:p>['Width: 1.38 m', 'Length: 64 cm']</text:p>
          </table:table-cell>
          <table:table-cell office:value-type="string" calcext:value-type="string">
            <text:p>['Width: 1.50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27.2 cm (Size M/T)', 'Back: Length: 67.6 cm (Size M/T)']</text:p>
          </table:table-cell>
          <table:table-cell table:number-columns-repeated="7"/>
          <table:table-cell office:value-type="string" calcext:value-type="string">
            <text:p>Puff sleeve</text:p>
          </table:table-cell>
          <table:table-cell table:number-columns-repeated="17"/>
        </table:table-row>
        <table:table-row table:style-name="ro1">
          <table:table-cell office:value-type="string" calcext:value-type="string">
            <text:p>https://www2.hm.com/en_in/productpage.1137092001.html</text:p>
          </table:table-cell>
          <table:table-cell office:value-type="string" calcext:value-type="string">
            <text:p>[]</text:p>
          </table:table-cell>
          <table:table-cell office:value-type="string" calcext:value-type="string">
            <text:p>Short A-line dress in a crêpe weave with a fitted bodice and gathered, shaped cups and a small opening with narrow ties at the front. Square neckline with narrow elastication at the front and back, and long puff sleeves with narrow elastication and a flounce at the cuffs. Lined at the bust.</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A-line', 'Babydoll', 'Keyhole']</text:p>
          </table:table-cell>
          <table:table-cell office:value-type="string" calcext:value-type="string">
            <text:p>Square neckline</text:p>
          </table:table-cell>
          <table:table-cell office:value-type="string" calcext:value-type="string">
            <text:p>['White/Blue/Green', 'Floral']</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75.9 cm (Size M/T)', 'Front: Length: 69.2 cm (Size M/T)']</text:p>
          </table:table-cell>
          <table:table-cell table:number-columns-repeated="25"/>
        </table:table-row>
        <table:table-row table:style-name="ro1">
          <table:table-cell office:value-type="string" calcext:value-type="string">
            <text:p>https://www2.hm.com/en_in/productpage.1164787005.html</text:p>
          </table:table-cell>
          <table:table-cell office:value-type="string" calcext:value-type="string">
            <text:p>['Jersey']</text:p>
          </table:table-cell>
          <table:table-cell office:value-type="string" calcext:value-type="string">
            <text:p>Calf-length, fitted dress in crinkled jersey in a sleeveless design with narrow, adjustable shoulder straps.</text:p>
          </table:table-cell>
          <table:table-cell office:value-type="string" calcext:value-type="string">
            <text:p>Midi</text:p>
          </table:table-cell>
          <table:table-cell office:value-type="string" calcext:value-type="string">
            <text:p>Sleeveless</text:p>
          </table:table-cell>
          <table:table-cell office:value-type="string" calcext:value-type="string">
            <text:p>Fitted</text:p>
          </table:table-cell>
          <table:table-cell office:value-type="string" calcext:value-type="string">
            <text:p>['Bodycon', 'Strappy dress']</text:p>
          </table:table-cell>
          <table:table-cell office:value-type="string" calcext:value-type="string">
            <text:p>Deep neckline</text:p>
          </table:table-cell>
          <table:table-cell office:value-type="string" calcext:value-type="string">
            <text:p>['Light khaki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60 cm', 'Length: 97 cm']</text:p>
          </table:table-cell>
          <table:table-cell office:value-type="string" calcext:value-type="string">
            <text:p>['Width: 68 cm', 'Length: 98 cm']</text:p>
          </table:table-cell>
          <table:table-cell office:value-type="string" calcext:value-type="string">
            <text:p>['Width: 76 cm', 'Length: 98 cm']</text:p>
          </table:table-cell>
          <table:table-cell office:value-type="string" calcext:value-type="string">
            <text:p>['Width: 84 cm', 'Length: 99 cm']</text:p>
          </table:table-cell>
          <table:table-cell office:value-type="string" calcext:value-type="string">
            <text:p>['Width: 96 cm', 'Length: 9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0285004.html</text:p>
          </table:table-cell>
          <table:table-cell office:value-type="string" calcext:value-type="string">
            <text:p>[]</text:p>
          </table:table-cell>
          <table:table-cell office:value-type="string" calcext:value-type="string">
            <text:p>Short, fitted, sleeveless blazer dress in woven fabric with a shawl collar. Wrapover front with draping at the waist, a concealed button at one side and wide ties at the other.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Blazer dress', 'Draped', 'Wrapover']</text:p>
          </table:table-cell>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87 cm', 'Length: 86 cm']</text:p>
          </table:table-cell>
          <table:table-cell office:value-type="string" calcext:value-type="string">
            <text:p>['Width: 93 cm', 'Length: 87 cm']</text:p>
          </table:table-cell>
          <table:table-cell office:value-type="string" calcext:value-type="string">
            <text:p>['Width: 100 cm', 'Length: 88 cm']</text:p>
          </table:table-cell>
          <table:table-cell office:value-type="string" calcext:value-type="string">
            <text:p>['Width: 1.06 m', 'Length: 89 cm']</text:p>
          </table:table-cell>
          <table:table-cell office:value-type="string" calcext:value-type="string">
            <text:p>['Width: 1.16 m', 'Length: 9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oulder: Width: 41.1 cm (Size M/T)', 'Back: Length: 93.0 cm (Size M/T)']</text:p>
          </table:table-cell>
          <table:table-cell table:number-columns-repeated="9"/>
          <table:table-cell office:value-type="string" calcext:value-type="string">
            <text:p>Shawl collar</text:p>
          </table:table-cell>
          <table:table-cell table:number-columns-repeated="15"/>
        </table:table-row>
        <table:table-row table:style-name="ro1">
          <table:table-cell office:value-type="string" calcext:value-type="string">
            <text:p>https://www2.hm.com/en_in/productpage.1165366003.html</text:p>
          </table:table-cell>
          <table:table-cell office:value-type="string" calcext:value-type="string">
            <text:p>[]</text:p>
          </table:table-cell>
          <table:table-cell office:value-type="string" calcext:value-type="string">
            <text:p>Short dress in woven fabric. V-neckline and a wrapover front with wide ties at one side and a concealed button at the other. Long sleeves with covered buttons at the cuffs. Unlined.</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Wrapover</text:p>
          </table:table-cell>
          <table:table-cell office:value-type="string" calcext:value-type="string">
            <text:p>V-neck</text:p>
          </table:table-cell>
          <table:table-cell office:value-type="string" calcext:value-type="string">
            <text:p>['Light pin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Dress</text:p>
          </table:table-cell>
          <table:table-cell office:value-type="string" calcext:value-type="string">
            <text:p>['Width: 44 cm', 'Length: 80 cm']</text:p>
          </table:table-cell>
          <table:table-cell office:value-type="string" calcext:value-type="string">
            <text:p>['Width: 47 cm', 'Length: 81 cm']</text:p>
          </table:table-cell>
          <table:table-cell office:value-type="string" calcext:value-type="string">
            <text:p>['Width: 50 cm', 'Length: 82 cm']</text:p>
          </table:table-cell>
          <table:table-cell office:value-type="string" calcext:value-type="string">
            <text:p>['Width: 53 cm', 'Length: 83 cm']</text:p>
          </table:table-cell>
          <table:table-cell office:value-type="string" calcext:value-type="string">
            <text:p>['Width: 58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eeve: Length: 63.4 cm (Size M/T)', 'Back: Length: 88.5 cm (Size M/T)', 'Shoulder: Width: 40.6 cm (Size M/T)']</text:p>
          </table:table-cell>
          <table:table-cell table:number-columns-repeated="10"/>
          <table:table-cell office:value-type="string" calcext:value-type="string">
            <text:p>['Width: 63 cm', 'Length: 85 cm']</text:p>
          </table:table-cell>
          <table:table-cell table:number-columns-repeated="5"/>
          <table:table-cell office:value-type="string" calcext:value-type="string">
            <text:p>['Width: 68 cm', 'Length: 86 cm']</text:p>
          </table:table-cell>
          <table:table-cell office:value-type="string" calcext:value-type="string">
            <text:p>['Width: 73 cm', 'Length: 87 cm']</text:p>
          </table:table-cell>
          <table:table-cell table:number-columns-repeated="7"/>
        </table:table-row>
        <table:table-row table:style-name="ro1">
          <table:table-cell office:value-type="string" calcext:value-type="string">
            <text:p>https://www2.hm.com/en_in/productpage.1176261003.html</text:p>
          </table:table-cell>
          <table:table-cell office:value-type="string" calcext:value-type="string">
            <text:p>[]</text:p>
          </table:table-cell>
          <table:table-cell office:value-type="string" calcext:value-type="string">
            <text:p>Short dress in a soft weave with a deep, round neckline, wide shoulder straps and a concealed zip and hook-and-eye fastener at the back. Fitted bodice, a seam at the waist and a flared skirt. Un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Skater</text:p>
          </table:table-cell>
          <table:table-cell office:value-type="string" calcext:value-type="string">
            <text:p>['Deep neckline', 'Round neck']</text:p>
          </table:table-cell>
          <table:table-cell office:value-type="string" calcext:value-type="string">
            <text:p>['Cerise',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Dres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ck: Length: 60.5 cm (Size 40T)</text:p>
          </table:table-cell>
          <table:table-cell office:value-type="string" calcext:value-type="string">
            <text:p>['Width: 76 cm', 'Length: 76 cm']</text:p>
          </table:table-cell>
          <table:table-cell office:value-type="string" calcext:value-type="string">
            <text:p>['Width: 80 cm', 'Length: 77 cm']</text:p>
          </table:table-cell>
          <table:table-cell office:value-type="string" calcext:value-type="string">
            <text:p>['Width: 84 cm', 'Length: 78 cm']</text:p>
          </table:table-cell>
          <table:table-cell office:value-type="string" calcext:value-type="string">
            <text:p>['Width: 88 cm', 'Length: 79 cm']</text:p>
          </table:table-cell>
          <table:table-cell office:value-type="string" calcext:value-type="string">
            <text:p>['Width: 92 cm', 'Length: 79 cm']</text:p>
          </table:table-cell>
          <table:table-cell office:value-type="string" calcext:value-type="string">
            <text:p>['Width: 100 cm', 'Length: 81 cm']</text:p>
          </table:table-cell>
          <table:table-cell office:value-type="string" calcext:value-type="string">
            <text:p>['Width: 1.04 m', 'Length: 81 cm']</text:p>
          </table:table-cell>
          <table:table-cell table:number-columns-repeated="6"/>
          <table:table-cell office:value-type="string" calcext:value-type="string">
            <text:p>['Width: 96 cm', 'Length: 80 cm']</text:p>
          </table:table-cell>
          <table:table-cell table:number-columns-repeated="11"/>
        </table:table-row>
        <table:table-row table:style-name="ro2">
          <table:table-cell office:value-type="string" calcext:value-type="string">
            <text:p>https://www2.hm.com/en_in/productpage.1143953001.html</text:p>
          </table:table-cell>
          <table:table-cell office:value-type="string" calcext:value-type="string">
            <text:p>['Jersey']</text:p>
          </table:table-cell>
          <table:table-cell office:value-type="string" calcext:value-type="string">
            <text:p>Studio Collection. Fitted, sleeveless mini dress in stretch jersey fully covered with shimmering sequins. Bustier bodice with a sweetheart neckline, lightly padded, underwired, lined cups and elasticated, adjustable shoulder straps with scalloped edges. Partially open back with a scalloped-edge elasticated strap at the top that has hook-and-eye fasteners.</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Corset dress', 'Open back', 'Padded bra', 'Underwired bra']</text:p>
          </table:table-cell>
          <table:table-cell office:value-type="string" calcext:value-type="string">
            <text:p>Sweetheart neckline</text:p>
          </table:table-cell>
          <table:table-cell office:value-type="string" calcext:value-type="string">
            <text:p>['Beige', 'Solid colour']</text:p>
          </table:table-cell>
          <table:table-cell/>
          <table:table-cell office:value-type="string" calcext:value-type="string">
            <text:p>Rs. 7,999.00incl. of all taxes</text:p>
          </table:table-cell>
          <table:table-cell office:value-type="string" calcext:value-type="string">
            <text:p>India</text:p>
          </table:table-cell>
          <table:table-cell office:value-type="string" calcext:value-type="string">
            <text:p>Dress</text:p>
          </table:table-cell>
          <table:table-cell table:number-columns-repeated="5"/>
          <table:table-cell office:value-type="string" calcext:value-type="string">
            <text:p>1 N (1 N)</text:p>
          </table:table-cell>
          <table:table-cell office:value-type="string" calcext:value-type="string">
            <text:p>GLOBAL MODE AND ACCESSORIES PVT. LTD.</text:p>
            <text:p>D 34, Sector 63,, 201301, Noida</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table:number-columns-repeated="2" office:value-type="string" calcext:value-type="string">
            <text:p>N/A</text:p>
          </table:table-cell>
          <table:table-cell table:number-columns-repeated="10"/>
          <table:table-cell office:value-type="string" calcext:value-type="string">
            <text:p>H&amp;M Studio Collection</text:p>
          </table:table-cell>
          <table:table-cell/>
        </table:table-row>
        <table:table-row table:style-name="ro1">
          <table:table-cell office:value-type="string" calcext:value-type="string">
            <text:p>https://www2.hm.com/en_in/productpage.1183081002.html</text:p>
          </table:table-cell>
          <table:table-cell office:value-type="string" calcext:value-type="string">
            <text:p>[]</text:p>
          </table:table-cell>
          <table:table-cell office:value-type="string" calcext:value-type="string">
            <text:p>Long, oversized kaftan dress in a sheer weave made from a lyocell blend. Collar with gathers at the back and a V-shaped opening at the front, dropped shoulders and long, voluminous sleeves. Wide cuffs with a slit and long spaghetti ties. Straight-cut hem with a high slit at each side. Unlined.</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table:table-cell office:value-type="string" calcext:value-type="string">
            <text:p>V-neck</text:p>
          </table:table-cell>
          <table:table-cell office:value-type="string" calcext:value-type="string">
            <text:p>Red</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Dress</text:p>
          </table:table-cell>
          <table:table-cell office:value-type="string" calcext:value-type="string">
            <text:p>['Width: 1.65 m', 'Length: 1.20 m']</text:p>
          </table:table-cell>
          <table:table-cell office:value-type="string" calcext:value-type="string">
            <text:p>['Width: 1.73 m', 'Length: 1.21 m']</text:p>
          </table:table-cell>
          <table:table-cell office:value-type="string" calcext:value-type="string">
            <text:p>['Width: 1.81 m', 'Length: 1.22 m']</text:p>
          </table:table-cell>
          <table:table-cell office:value-type="string" calcext:value-type="string">
            <text:p>['Width: 1.90 m', 'Length: 1.23 m']</text:p>
          </table:table-cell>
          <table:table-cell office:value-type="string" calcext:value-type="string">
            <text:p>['Width: 2.02 m', 'Length: 1.24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Turn-down collar</text:p>
          </table:table-cell>
          <table:table-cell table:number-columns-repeated="15"/>
        </table:table-row>
        <table:table-row table:style-name="ro1">
          <table:table-cell office:value-type="string" calcext:value-type="string">
            <text:p>https://www2.hm.com/en_in/productpage.1169910004.html</text:p>
          </table:table-cell>
          <table:table-cell office:value-type="string" calcext:value-type="string">
            <text:p>[]</text:p>
          </table:table-cell>
          <table:table-cell office:value-type="string" calcext:value-type="string">
            <text:p>Oversized, ankle-length dress in a crêpe weave with a V-shaped neckline and buttons down the front. Short, wide sleeves. Unlined.</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table:table-cell office:value-type="string" calcext:value-type="string">
            <text:p>V-neck</text:p>
          </table:table-cell>
          <table:table-cell office:value-type="string" calcext:value-type="string">
            <text:p>['Purple/Pink', 'Pattern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Dres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4:37:07.060509254</dc:date>
    <meta:editing-duration>PT7M42S</meta:editing-duration>
    <meta:editing-cycles>1</meta:editing-cycles>
    <meta:document-statistic meta:table-count="1" meta:cell-count="11970" meta:object-count="0"/>
    <meta:generator>LibreOffice/7.3.7.2$Linux_X86_64 LibreOffice_project/30$Build-2</meta:generator>
  </office:meta>
</office:document-meta>
</file>